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number-columns-repeated="4" table:default-cell-style-name="ce8"/>
        <table:table-column table:style-name="co6" table:default-cell-style-name="Default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roisé par : Régions X ESS X Famille X Taille d’établissements</text:p>
          </table:table-cell>
          <table:table-cell table:number-columns-repeated="9"/>
        </table:table-row>
        <table:table-row table:style-name="ro2">
          <table:table-cell table:style-name="ce3"/>
          <table:table-cell table:number-columns-repeated="9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4" office:value-type="string" calcext:value-type="string">
            <text:p>Région</text:p>
          </table:table-cell>
          <table:table-cell table:style-name="ce4" office:value-type="string" calcext:value-type="string">
            <text:p>ESS</text:p>
          </table:table-cell>
          <table:table-cell table:style-name="ce4" office:value-type="string" calcext:value-type="string">
            <text:p>Famille</text:p>
          </table:table-cell>
          <table:table-cell table:style-name="ce7" office:value-type="string" calcext:value-type="string">
            <text:p>Taille d’établissement</text:p>
          </table:table-cell>
          <table:table-cell table:style-name="ce7" office:value-type="string" calcext:value-type="string">
            <text:p>Nombre d’établissements</text:p>
          </table:table-cell>
          <table:table-cell table:style-name="ce7" office:value-type="string" calcext:value-type="string">
            <text:p>Nombre d’entreprises</text:p>
          </table:table-cell>
          <table:table-cell table:style-name="ce7" office:value-type="string" calcext:value-type="string">
            <text:p>Effectifs au 31/12</text:p>
          </table:table-cell>
          <table:table-cell table:style-name="ce7" office:value-type="string" calcext:value-type="string">
            <text:p>Effectifs EQTP</text:p>
          </table:table-cell>
          <table:table-cell table:style-name="ce7" office:value-type="string" calcext:value-type="string">
            <text:p>Rémunérations brutes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259841" calcext:value-type="float">
            <text:p>2 259 841</text:p>
          </table:table-cell>
          <table:table-cell table:style-name="ce9" office:value-type="float" office:value="1802589" calcext:value-type="float">
            <text:p>1 802 589</text:p>
          </table:table-cell>
          <table:table-cell table:style-name="ce9" office:value-type="float" office:value="22854619" calcext:value-type="float">
            <text:p>22 854 619</text:p>
          </table:table-cell>
          <table:table-cell table:style-name="ce9" office:value-type="float" office:value="21221804" calcext:value-type="float">
            <text:p>21 221 804</text:p>
          </table:table-cell>
          <table:table-cell table:style-name="ce9" office:value-type="float" office:value="761748237301" calcext:value-type="float">
            <text:p>761 748 237 30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68746" calcext:value-type="float">
            <text:p>1 868 746</text:p>
          </table:table-cell>
          <table:table-cell table:style-name="ce9" office:value-type="float" office:value="1552174" calcext:value-type="float">
            <text:p>1 552 174</text:p>
          </table:table-cell>
          <table:table-cell table:style-name="ce9" office:value-type="float" office:value="4296861" calcext:value-type="float">
            <text:p>4 296 861</text:p>
          </table:table-cell>
          <table:table-cell table:style-name="ce9" office:value-type="float" office:value="4202057" calcext:value-type="float">
            <text:p>4 202 057</text:p>
          </table:table-cell>
          <table:table-cell table:style-name="ce9" office:value-type="float" office:value="128034090541" calcext:value-type="float">
            <text:p>128 034 090 54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11425" calcext:value-type="float">
            <text:p>311 425</text:p>
          </table:table-cell>
          <table:table-cell table:style-name="ce9" office:value-type="float" office:value="202777" calcext:value-type="float">
            <text:p>202 777</text:p>
          </table:table-cell>
          <table:table-cell table:style-name="ce9" office:value-type="float" office:value="5817061" calcext:value-type="float">
            <text:p>5 817 061</text:p>
          </table:table-cell>
          <table:table-cell table:style-name="ce9" office:value-type="float" office:value="5310213" calcext:value-type="float">
            <text:p>5 310 213</text:p>
          </table:table-cell>
          <table:table-cell table:style-name="ce9" office:value-type="float" office:value="180668536789" calcext:value-type="float">
            <text:p>180 668 536 789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9272" calcext:value-type="float">
            <text:p>69 272</text:p>
          </table:table-cell>
          <table:table-cell table:style-name="ce9" office:value-type="float" office:value="41734" calcext:value-type="float">
            <text:p>41 734</text:p>
          </table:table-cell>
          <table:table-cell table:style-name="ce9" office:value-type="float" office:value="6239845" calcext:value-type="float">
            <text:p>6 239 845</text:p>
          </table:table-cell>
          <table:table-cell table:style-name="ce9" office:value-type="float" office:value="5678385" calcext:value-type="float">
            <text:p>5 678 385</text:p>
          </table:table-cell>
          <table:table-cell table:style-name="ce9" office:value-type="float" office:value="207671662635" calcext:value-type="float">
            <text:p>207 671 662 635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398" calcext:value-type="float">
            <text:p>10 398</text:p>
          </table:table-cell>
          <table:table-cell table:style-name="ce9" office:value-type="float" office:value="5904" calcext:value-type="float">
            <text:p>5 904</text:p>
          </table:table-cell>
          <table:table-cell table:style-name="ce9" office:value-type="float" office:value="6500852" calcext:value-type="float">
            <text:p>6 500 852</text:p>
          </table:table-cell>
          <table:table-cell table:style-name="ce9" office:value-type="float" office:value="6031149" calcext:value-type="float">
            <text:p>6 031 149</text:p>
          </table:table-cell>
          <table:table-cell table:style-name="ce9" office:value-type="float" office:value="245373947336" calcext:value-type="float">
            <text:p>245 373 947 336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1379" calcext:value-type="float">
            <text:p>211 379</text:p>
          </table:table-cell>
          <table:table-cell table:style-name="ce9" office:value-type="float" office:value="157726" calcext:value-type="float">
            <text:p>157 726</text:p>
          </table:table-cell>
          <table:table-cell table:style-name="ce9" office:value-type="float" office:value="2340650" calcext:value-type="float">
            <text:p>2 340 650</text:p>
          </table:table-cell>
          <table:table-cell table:style-name="ce9" office:value-type="float" office:value="2053268" calcext:value-type="float">
            <text:p>2 053 268</text:p>
          </table:table-cell>
          <table:table-cell table:style-name="ce9" office:value-type="float" office:value="65145282426" calcext:value-type="float">
            <text:p>65 145 282 426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048462" calcext:value-type="float">
            <text:p>2 048 462</text:p>
          </table:table-cell>
          <table:table-cell table:style-name="ce9" office:value-type="float" office:value="1644863" calcext:value-type="float">
            <text:p>1 644 863</text:p>
          </table:table-cell>
          <table:table-cell table:style-name="ce9" office:value-type="float" office:value="20513969" calcext:value-type="float">
            <text:p>20 513 969</text:p>
          </table:table-cell>
          <table:table-cell table:style-name="ce9" office:value-type="float" office:value="19168537" calcext:value-type="float">
            <text:p>19 168 537</text:p>
          </table:table-cell>
          <table:table-cell table:style-name="ce9" office:value-type="float" office:value="696602954875" calcext:value-type="float">
            <text:p>696 602 954 875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9792" calcext:value-type="float">
            <text:p>159 792</text:p>
          </table:table-cell>
          <table:table-cell table:style-name="ce9" office:value-type="float" office:value="128025" calcext:value-type="float">
            <text:p>128 025</text:p>
          </table:table-cell>
          <table:table-cell table:style-name="ce9" office:value-type="float" office:value="309196" calcext:value-type="float">
            <text:p>309 196</text:p>
          </table:table-cell>
          <table:table-cell table:style-name="ce9" office:value-type="float" office:value="308029" calcext:value-type="float">
            <text:p>308 029</text:p>
          </table:table-cell>
          <table:table-cell table:style-name="ce9" office:value-type="float" office:value="9671260787" calcext:value-type="float">
            <text:p>9 671 260 787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9811" calcext:value-type="float">
            <text:p>39 811</text:p>
          </table:table-cell>
          <table:table-cell table:style-name="ce9" office:value-type="float" office:value="23549" calcext:value-type="float">
            <text:p>23 549</text:p>
          </table:table-cell>
          <table:table-cell table:style-name="ce9" office:value-type="float" office:value="768736" calcext:value-type="float">
            <text:p>768 736</text:p>
          </table:table-cell>
          <table:table-cell table:style-name="ce9" office:value-type="float" office:value="651991" calcext:value-type="float">
            <text:p>651 991</text:p>
          </table:table-cell>
          <table:table-cell table:style-name="ce9" office:value-type="float" office:value="20214205198" calcext:value-type="float">
            <text:p>20 214 205 198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040" calcext:value-type="float">
            <text:p>11 040</text:p>
          </table:table-cell>
          <table:table-cell table:style-name="ce9" office:value-type="float" office:value="5726" calcext:value-type="float">
            <text:p>5 726</text:p>
          </table:table-cell>
          <table:table-cell table:style-name="ce9" office:value-type="float" office:value="901253" calcext:value-type="float">
            <text:p>901 253</text:p>
          </table:table-cell>
          <table:table-cell table:style-name="ce9" office:value-type="float" office:value="769170" calcext:value-type="float">
            <text:p>769 170</text:p>
          </table:table-cell>
          <table:table-cell table:style-name="ce9" office:value-type="float" office:value="22617583729" calcext:value-type="float">
            <text:p>22 617 583 729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36" calcext:value-type="float">
            <text:p>73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361465" calcext:value-type="float">
            <text:p>361 465</text:p>
          </table:table-cell>
          <table:table-cell table:style-name="ce9" office:value-type="float" office:value="324078" calcext:value-type="float">
            <text:p>324 078</text:p>
          </table:table-cell>
          <table:table-cell table:style-name="ce9" office:value-type="float" office:value="12642232712" calcext:value-type="float">
            <text:p>12 642 232 712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708954" calcext:value-type="float">
            <text:p>1 708 954</text:p>
          </table:table-cell>
          <table:table-cell table:style-name="ce9" office:value-type="float" office:value="1424149" calcext:value-type="float">
            <text:p>1 424 149</text:p>
          </table:table-cell>
          <table:table-cell table:style-name="ce9" office:value-type="float" office:value="3987665" calcext:value-type="float">
            <text:p>3 987 665</text:p>
          </table:table-cell>
          <table:table-cell table:style-name="ce9" office:value-type="float" office:value="3894027" calcext:value-type="float">
            <text:p>3 894 027</text:p>
          </table:table-cell>
          <table:table-cell table:style-name="ce9" office:value-type="float" office:value="118362829754" calcext:value-type="float">
            <text:p>118 362 829 75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71614" calcext:value-type="float">
            <text:p>271 614</text:p>
          </table:table-cell>
          <table:table-cell table:style-name="ce9" office:value-type="float" office:value="179228" calcext:value-type="float">
            <text:p>179 228</text:p>
          </table:table-cell>
          <table:table-cell table:style-name="ce9" office:value-type="float" office:value="5048325" calcext:value-type="float">
            <text:p>5 048 325</text:p>
          </table:table-cell>
          <table:table-cell table:style-name="ce9" office:value-type="float" office:value="4658223" calcext:value-type="float">
            <text:p>4 658 223</text:p>
          </table:table-cell>
          <table:table-cell table:style-name="ce9" office:value-type="float" office:value="160454331591" calcext:value-type="float">
            <text:p>160 454 331 59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8232" calcext:value-type="float">
            <text:p>58 232</text:p>
          </table:table-cell>
          <table:table-cell table:style-name="ce9" office:value-type="float" office:value="36008" calcext:value-type="float">
            <text:p>36 008</text:p>
          </table:table-cell>
          <table:table-cell table:style-name="ce9" office:value-type="float" office:value="5338592" calcext:value-type="float">
            <text:p>5 338 592</text:p>
          </table:table-cell>
          <table:table-cell table:style-name="ce9" office:value-type="float" office:value="4909215" calcext:value-type="float">
            <text:p>4 909 215</text:p>
          </table:table-cell>
          <table:table-cell table:style-name="ce9" office:value-type="float" office:value="185054078906" calcext:value-type="float">
            <text:p>185 054 078 906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9662" calcext:value-type="float">
            <text:p>9 662</text:p>
          </table:table-cell>
          <table:table-cell table:style-name="ce9" office:value-type="float" office:value="5478" calcext:value-type="float">
            <text:p>5 478</text:p>
          </table:table-cell>
          <table:table-cell table:style-name="ce9" office:value-type="float" office:value="6139387" calcext:value-type="float">
            <text:p>6 139 387</text:p>
          </table:table-cell>
          <table:table-cell table:style-name="ce9" office:value-type="float" office:value="5707072" calcext:value-type="float">
            <text:p>5 707 072</text:p>
          </table:table-cell>
          <table:table-cell table:style-name="ce9" office:value-type="float" office:value="232731714624" calcext:value-type="float">
            <text:p>232 731 714 62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0622" calcext:value-type="float">
            <text:p>20 622</text:p>
          </table:table-cell>
          <table:table-cell table:style-name="ce9" office:value-type="float" office:value="7915" calcext:value-type="float">
            <text:p>7 915</text:p>
          </table:table-cell>
          <table:table-cell table:style-name="ce9" office:value-type="float" office:value="300698" calcext:value-type="float">
            <text:p>300 698</text:p>
          </table:table-cell>
          <table:table-cell table:style-name="ce9" office:value-type="float" office:value="292623" calcext:value-type="float">
            <text:p>292 623</text:p>
          </table:table-cell>
          <table:table-cell table:style-name="ce9" office:value-type="float" office:value="12295881971" calcext:value-type="float">
            <text:p>12 295 881 97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479" calcext:value-type="float">
            <text:p>7 479</text:p>
          </table:table-cell>
          <table:table-cell table:style-name="ce9" office:value-type="float" office:value="664" calcext:value-type="float">
            <text:p>664</text:p>
          </table:table-cell>
          <table:table-cell table:style-name="ce9" office:value-type="float" office:value="136906" calcext:value-type="float">
            <text:p>136 906</text:p>
          </table:table-cell>
          <table:table-cell table:style-name="ce9" office:value-type="float" office:value="123909" calcext:value-type="float">
            <text:p>123 909</text:p>
          </table:table-cell>
          <table:table-cell table:style-name="ce9" office:value-type="float" office:value="5044000821" calcext:value-type="float">
            <text:p>5 044 000 82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1598" calcext:value-type="float">
            <text:p>181 598</text:p>
          </table:table-cell>
          <table:table-cell table:style-name="ce9" office:value-type="float" office:value="148646" calcext:value-type="float">
            <text:p>148 646</text:p>
          </table:table-cell>
          <table:table-cell table:style-name="ce9" office:value-type="float" office:value="1814171" calcext:value-type="float">
            <text:p>1 814 171</text:p>
          </table:table-cell>
          <table:table-cell table:style-name="ce9" office:value-type="float" office:value="1557168" calcext:value-type="float">
            <text:p>1 557 168</text:p>
          </table:table-cell>
          <table:table-cell table:style-name="ce9" office:value-type="float" office:value="45139891153" calcext:value-type="float">
            <text:p>45 139 891 153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80" calcext:value-type="float">
            <text:p>1 680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88875" calcext:value-type="float">
            <text:p>88 875</text:p>
          </table:table-cell>
          <table:table-cell table:style-name="ce9" office:value-type="float" office:value="79568" calcext:value-type="float">
            <text:p>79 568</text:p>
          </table:table-cell>
          <table:table-cell table:style-name="ce9" office:value-type="float" office:value="2665508481" calcext:value-type="float">
            <text:p>2 665 508 48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906437" calcext:value-type="float">
            <text:p>1 906 437</text:p>
          </table:table-cell>
          <table:table-cell table:style-name="ce9" office:value-type="float" office:value="1579597" calcext:value-type="float">
            <text:p>1 579 597</text:p>
          </table:table-cell>
          <table:table-cell table:style-name="ce9" office:value-type="float" office:value="14828160" calcext:value-type="float">
            <text:p>14 828 160</text:p>
          </table:table-cell>
          <table:table-cell table:style-name="ce9" office:value-type="float" office:value="13905244" calcext:value-type="float">
            <text:p>13 905 244</text:p>
          </table:table-cell>
          <table:table-cell table:style-name="ce9" office:value-type="float" office:value="519263022427" calcext:value-type="float">
            <text:p>519 263 022 427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2025" calcext:value-type="float">
            <text:p>142 025</text:p>
          </table:table-cell>
          <table:table-cell table:style-name="ce9" office:value-type="float" office:value="65266" calcext:value-type="float">
            <text:p>65 266</text:p>
          </table:table-cell>
          <table:table-cell table:style-name="ce9" office:value-type="float" office:value="5685809" calcext:value-type="float">
            <text:p>5 685 809</text:p>
          </table:table-cell>
          <table:table-cell table:style-name="ce9" office:value-type="float" office:value="5263292" calcext:value-type="float">
            <text:p>5 263 292</text:p>
          </table:table-cell>
          <table:table-cell table:style-name="ce9" office:value-type="float" office:value="177339932448" calcext:value-type="float">
            <text:p>177 339 932 448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904" calcext:value-type="float">
            <text:p>15 904</text:p>
          </table:table-cell>
          <table:table-cell table:style-name="ce9" office:value-type="float" office:value="5857" calcext:value-type="float">
            <text:p>5 857</text:p>
          </table:table-cell>
          <table:table-cell table:style-name="ce9" office:value-type="float" office:value="54392" calcext:value-type="float">
            <text:p>54 392</text:p>
          </table:table-cell>
          <table:table-cell table:style-name="ce9" office:value-type="float" office:value="56348" calcext:value-type="float">
            <text:p>56 348</text:p>
          </table:table-cell>
          <table:table-cell table:style-name="ce9" office:value-type="float" office:value="2213629250" calcext:value-type="float">
            <text:p>2 213 629 250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935" calcext:value-type="float">
            <text:p>3 935</text:p>
          </table:table-cell>
          <table:table-cell table:style-name="ce9" office:value-type="float" office:value="1617" calcext:value-type="float">
            <text:p>1 617</text:p>
          </table:table-cell>
          <table:table-cell table:style-name="ce9" office:value-type="float" office:value="69122" calcext:value-type="float">
            <text:p>69 122</text:p>
          </table:table-cell>
          <table:table-cell table:style-name="ce9" office:value-type="float" office:value="65923" calcext:value-type="float">
            <text:p>65 923</text:p>
          </table:table-cell>
          <table:table-cell table:style-name="ce9" office:value-type="float" office:value="2583643864" calcext:value-type="float">
            <text:p>2 583 643 86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351" calcext:value-type="float">
            <text:p>351</text:p>
          </table:table-cell>
          <table:table-cell table:style-name="ce9" office:value-type="float" office:value="55566" calcext:value-type="float">
            <text:p>55 566</text:p>
          </table:table-cell>
          <table:table-cell table:style-name="ce9" office:value-type="float" office:value="52173" calcext:value-type="float">
            <text:p>52 173</text:p>
          </table:table-cell>
          <table:table-cell table:style-name="ce9" office:value-type="float" office:value="2035381274" calcext:value-type="float">
            <text:p>2 035 381 27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1618" calcext:value-type="float">
            <text:p>121 618</text:p>
          </table:table-cell>
          <table:table-cell table:style-name="ce9" office:value-type="float" office:value="118180" calcext:value-type="float">
            <text:p>118 180</text:p>
          </table:table-cell>
          <table:table-cell table:style-name="ce9" office:value-type="float" office:value="5463227583" calcext:value-type="float">
            <text:p>5 463 227 583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347" calcext:value-type="float">
            <text:p>5 347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17583" calcext:value-type="float">
            <text:p>17 583</text:p>
          </table:table-cell>
          <table:table-cell table:style-name="ce9" office:value-type="float" office:value="17561" calcext:value-type="float">
            <text:p>17 561</text:p>
          </table:table-cell>
          <table:table-cell table:style-name="ce9" office:value-type="float" office:value="710518864" calcext:value-type="float">
            <text:p>710 518 86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01" calcext:value-type="float">
            <text:p>1 501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29581" calcext:value-type="float">
            <text:p>29 581</text:p>
          </table:table-cell>
          <table:table-cell table:style-name="ce9" office:value-type="float" office:value="25971" calcext:value-type="float">
            <text:p>25 971</text:p>
          </table:table-cell>
          <table:table-cell table:style-name="ce9" office:value-type="float" office:value="1009730717" calcext:value-type="float">
            <text:p>1 009 730 717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56" calcext:value-type="float">
            <text:p>556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2193" calcext:value-type="float">
            <text:p>52 193</text:p>
          </table:table-cell>
          <table:table-cell table:style-name="ce9" office:value-type="float" office:value="46159" calcext:value-type="float">
            <text:p>46 159</text:p>
          </table:table-cell>
          <table:table-cell table:style-name="ce9" office:value-type="float" office:value="1724146611" calcext:value-type="float">
            <text:p>1 724 146 61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7549" calcext:value-type="float">
            <text:p>37 549</text:p>
          </table:table-cell>
          <table:table-cell table:style-name="ce9" office:value-type="float" office:value="34218" calcext:value-type="float">
            <text:p>34 218</text:p>
          </table:table-cell>
          <table:table-cell table:style-name="ce9" office:value-type="float" office:value="1599604629" calcext:value-type="float">
            <text:p>1 599 604 629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7962" calcext:value-type="float">
            <text:p>137 962</text:p>
          </table:table-cell>
          <table:table-cell table:style-name="ce9" office:value-type="float" office:value="121553" calcext:value-type="float">
            <text:p>121 553</text:p>
          </table:table-cell>
          <table:table-cell table:style-name="ce9" office:value-type="float" office:value="235255" calcext:value-type="float">
            <text:p>235 255</text:p>
          </table:table-cell>
          <table:table-cell table:style-name="ce9" office:value-type="float" office:value="231886" calcext:value-type="float">
            <text:p>231 886</text:p>
          </table:table-cell>
          <table:table-cell table:style-name="ce9" office:value-type="float" office:value="6669327752" calcext:value-type="float">
            <text:p>6 669 327 752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3801" calcext:value-type="float">
            <text:p>33 801</text:p>
          </table:table-cell>
          <table:table-cell table:style-name="ce9" office:value-type="float" office:value="21622" calcext:value-type="float">
            <text:p>21 622</text:p>
          </table:table-cell>
          <table:table-cell table:style-name="ce9" office:value-type="float" office:value="655555" calcext:value-type="float">
            <text:p>655 555</text:p>
          </table:table-cell>
          <table:table-cell table:style-name="ce9" office:value-type="float" office:value="547418" calcext:value-type="float">
            <text:p>547 418</text:p>
          </table:table-cell>
          <table:table-cell table:style-name="ce9" office:value-type="float" office:value="16218211753" calcext:value-type="float">
            <text:p>16 218 211 753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417" calcext:value-type="float">
            <text:p>9 417</text:p>
          </table:table-cell>
          <table:table-cell table:style-name="ce9" office:value-type="float" office:value="5183" calcext:value-type="float">
            <text:p>5 183</text:p>
          </table:table-cell>
          <table:table-cell table:style-name="ce9" office:value-type="float" office:value="752861" calcext:value-type="float">
            <text:p>752 861</text:p>
          </table:table-cell>
          <table:table-cell table:style-name="ce9" office:value-type="float" office:value="635091" calcext:value-type="float">
            <text:p>635 091</text:p>
          </table:table-cell>
          <table:table-cell table:style-name="ce9" office:value-type="float" office:value="17761493429" calcext:value-type="float">
            <text:p>17 761 493 429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170500" calcext:value-type="float">
            <text:p>170 500</text:p>
          </table:table-cell>
          <table:table-cell table:style-name="ce9" office:value-type="float" office:value="142772" calcext:value-type="float">
            <text:p>142 772</text:p>
          </table:table-cell>
          <table:table-cell table:style-name="ce9" office:value-type="float" office:value="4490858219" calcext:value-type="float">
            <text:p>4 490 858 219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79" calcext:value-type="float">
            <text:p>579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1966" calcext:value-type="float">
            <text:p>1 966</text:p>
          </table:table-cell>
          <table:table-cell table:style-name="ce9" office:value-type="float" office:value="2235" calcext:value-type="float">
            <text:p>2 235</text:p>
          </table:table-cell>
          <table:table-cell table:style-name="ce9" office:value-type="float" office:value="77784921" calcext:value-type="float">
            <text:p>77 784 92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4478" calcext:value-type="float">
            <text:p>14 478</text:p>
          </table:table-cell>
          <table:table-cell table:style-name="ce9" office:value-type="float" office:value="12678" calcext:value-type="float">
            <text:p>12 678</text:p>
          </table:table-cell>
          <table:table-cell table:style-name="ce9" office:value-type="float" office:value="402618864" calcext:value-type="float">
            <text:p>402 618 86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40633" calcext:value-type="float">
            <text:p>40 633</text:p>
          </table:table-cell>
          <table:table-cell table:style-name="ce9" office:value-type="float" office:value="35748" calcext:value-type="float">
            <text:p>35 748</text:p>
          </table:table-cell>
          <table:table-cell table:style-name="ce9" office:value-type="float" office:value="1096562415" calcext:value-type="float">
            <text:p>1 096 562 415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1798" calcext:value-type="float">
            <text:p>31 798</text:p>
          </table:table-cell>
          <table:table-cell table:style-name="ce9" office:value-type="float" office:value="28908" calcext:value-type="float">
            <text:p>28 908</text:p>
          </table:table-cell>
          <table:table-cell table:style-name="ce9" office:value-type="float" office:value="1088542281" calcext:value-type="float">
            <text:p>1 088 542 28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27834" calcext:value-type="float">
            <text:p>1 627 834</text:p>
          </table:table-cell>
          <table:table-cell table:style-name="ce9" office:value-type="float" office:value="1388721" calcext:value-type="float">
            <text:p>1 388 721</text:p>
          </table:table-cell>
          <table:table-cell table:style-name="ce9" office:value-type="float" office:value="3699216" calcext:value-type="float">
            <text:p>3 699 216</text:p>
          </table:table-cell>
          <table:table-cell table:style-name="ce9" office:value-type="float" office:value="3628699" calcext:value-type="float">
            <text:p>3 628 699</text:p>
          </table:table-cell>
          <table:table-cell table:style-name="ce9" office:value-type="float" office:value="109845957310" calcext:value-type="float">
            <text:p>109 845 957 310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1434" calcext:value-type="float">
            <text:p>231 434</text:p>
          </table:table-cell>
          <table:table-cell table:style-name="ce9" office:value-type="float" office:value="163831" calcext:value-type="float">
            <text:p>163 831</text:p>
          </table:table-cell>
          <table:table-cell table:style-name="ce9" office:value-type="float" office:value="4261765" calcext:value-type="float">
            <text:p>4 261 765</text:p>
          </table:table-cell>
          <table:table-cell table:style-name="ce9" office:value-type="float" office:value="3933440" calcext:value-type="float">
            <text:p>3 933 440</text:p>
          </table:table-cell>
          <table:table-cell table:style-name="ce9" office:value-type="float" office:value="136911683468" calcext:value-type="float">
            <text:p>136 911 683 468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1207" calcext:value-type="float">
            <text:p>41 207</text:p>
          </table:table-cell>
          <table:table-cell table:style-name="ce9" office:value-type="float" office:value="24029" calcext:value-type="float">
            <text:p>24 029</text:p>
          </table:table-cell>
          <table:table-cell table:style-name="ce9" office:value-type="float" office:value="3779130" calcext:value-type="float">
            <text:p>3 779 130</text:p>
          </table:table-cell>
          <table:table-cell table:style-name="ce9" office:value-type="float" office:value="3470557" calcext:value-type="float">
            <text:p>3 470 557</text:p>
          </table:table-cell>
          <table:table-cell table:style-name="ce9" office:value-type="float" office:value="135722139902" calcext:value-type="float">
            <text:p>135 722 139 902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962" calcext:value-type="float">
            <text:p>5 962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3088049" calcext:value-type="float">
            <text:p>3 088 049</text:p>
          </table:table-cell>
          <table:table-cell table:style-name="ce9" office:value-type="float" office:value="2872549" calcext:value-type="float">
            <text:p>2 872 549</text:p>
          </table:table-cell>
          <table:table-cell table:style-name="ce9" office:value-type="float" office:value="136783241747" calcext:value-type="float">
            <text:p>136 783 241 747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1120" calcext:value-type="float">
            <text:p>81 120</text:p>
          </table:table-cell>
          <table:table-cell table:style-name="ce9" office:value-type="float" office:value="35428" calcext:value-type="float">
            <text:p>35 428</text:p>
          </table:table-cell>
          <table:table-cell table:style-name="ce9" office:value-type="float" office:value="288449" calcext:value-type="float">
            <text:p>288 449</text:p>
          </table:table-cell>
          <table:table-cell table:style-name="ce9" office:value-type="float" office:value="265328" calcext:value-type="float">
            <text:p>265 328</text:p>
          </table:table-cell>
          <table:table-cell table:style-name="ce9" office:value-type="float" office:value="8516872444" calcext:value-type="float">
            <text:p>8 516 872 44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0180" calcext:value-type="float">
            <text:p>40 180</text:p>
          </table:table-cell>
          <table:table-cell table:style-name="ce9" office:value-type="float" office:value="15397" calcext:value-type="float">
            <text:p>15 397</text:p>
          </table:table-cell>
          <table:table-cell table:style-name="ce9" office:value-type="float" office:value="786560" calcext:value-type="float">
            <text:p>786 560</text:p>
          </table:table-cell>
          <table:table-cell table:style-name="ce9" office:value-type="float" office:value="724783" calcext:value-type="float">
            <text:p>724 783</text:p>
          </table:table-cell>
          <table:table-cell table:style-name="ce9" office:value-type="float" office:value="23542648123" calcext:value-type="float">
            <text:p>23 542 648 123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7025" calcext:value-type="float">
            <text:p>17 025</text:p>
          </table:table-cell>
          <table:table-cell table:style-name="ce9" office:value-type="float" office:value="11979" calcext:value-type="float">
            <text:p>11 979</text:p>
          </table:table-cell>
          <table:table-cell table:style-name="ce9" office:value-type="float" office:value="1559462" calcext:value-type="float">
            <text:p>1 559 462</text:p>
          </table:table-cell>
          <table:table-cell table:style-name="ce9" office:value-type="float" office:value="1438658" calcext:value-type="float">
            <text:p>1 438 658</text:p>
          </table:table-cell>
          <table:table-cell table:style-name="ce9" office:value-type="float" office:value="49331939004" calcext:value-type="float">
            <text:p>49 331 939 00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700" calcext:value-type="float">
            <text:p>3 700</text:p>
          </table:table-cell>
          <table:table-cell table:style-name="ce9" office:value-type="float" office:value="2462" calcext:value-type="float">
            <text:p>2 462</text:p>
          </table:table-cell>
          <table:table-cell table:style-name="ce9" office:value-type="float" office:value="3051338" calcext:value-type="float">
            <text:p>3 051 338</text:p>
          </table:table-cell>
          <table:table-cell table:style-name="ce9" office:value-type="float" office:value="2834523" calcext:value-type="float">
            <text:p>2 834 523</text:p>
          </table:table-cell>
          <table:table-cell table:style-name="ce9" office:value-type="float" office:value="95948472877" calcext:value-type="float">
            <text:p>95 948 472 877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0622" calcext:value-type="float">
            <text:p>20 622</text:p>
          </table:table-cell>
          <table:table-cell table:style-name="ce9" office:value-type="float" office:value="7915" calcext:value-type="float">
            <text:p>7 915</text:p>
          </table:table-cell>
          <table:table-cell table:style-name="ce9" office:value-type="float" office:value="300698" calcext:value-type="float">
            <text:p>300 698</text:p>
          </table:table-cell>
          <table:table-cell table:style-name="ce9" office:value-type="float" office:value="292623" calcext:value-type="float">
            <text:p>292 623</text:p>
          </table:table-cell>
          <table:table-cell table:style-name="ce9" office:value-type="float" office:value="12295881971" calcext:value-type="float">
            <text:p>12 295 881 97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479" calcext:value-type="float">
            <text:p>7 479</text:p>
          </table:table-cell>
          <table:table-cell table:style-name="ce9" office:value-type="float" office:value="664" calcext:value-type="float">
            <text:p>664</text:p>
          </table:table-cell>
          <table:table-cell table:style-name="ce9" office:value-type="float" office:value="136906" calcext:value-type="float">
            <text:p>136 906</text:p>
          </table:table-cell>
          <table:table-cell table:style-name="ce9" office:value-type="float" office:value="123909" calcext:value-type="float">
            <text:p>123 909</text:p>
          </table:table-cell>
          <table:table-cell table:style-name="ce9" office:value-type="float" office:value="5044000821" calcext:value-type="float">
            <text:p>5 044 000 82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1598" calcext:value-type="float">
            <text:p>181 598</text:p>
          </table:table-cell>
          <table:table-cell table:style-name="ce9" office:value-type="float" office:value="148646" calcext:value-type="float">
            <text:p>148 646</text:p>
          </table:table-cell>
          <table:table-cell table:style-name="ce9" office:value-type="float" office:value="1814171" calcext:value-type="float">
            <text:p>1 814 171</text:p>
          </table:table-cell>
          <table:table-cell table:style-name="ce9" office:value-type="float" office:value="1557168" calcext:value-type="float">
            <text:p>1 557 168</text:p>
          </table:table-cell>
          <table:table-cell table:style-name="ce9" office:value-type="float" office:value="45139891153" calcext:value-type="float">
            <text:p>45 139 891 153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80" calcext:value-type="float">
            <text:p>1 680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88875" calcext:value-type="float">
            <text:p>88 875</text:p>
          </table:table-cell>
          <table:table-cell table:style-name="ce9" office:value-type="float" office:value="79568" calcext:value-type="float">
            <text:p>79 568</text:p>
          </table:table-cell>
          <table:table-cell table:style-name="ce9" office:value-type="float" office:value="2665508481" calcext:value-type="float">
            <text:p>2 665 508 48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906437" calcext:value-type="float">
            <text:p>1 906 437</text:p>
          </table:table-cell>
          <table:table-cell table:style-name="ce9" office:value-type="float" office:value="1579597" calcext:value-type="float">
            <text:p>1 579 597</text:p>
          </table:table-cell>
          <table:table-cell table:style-name="ce9" office:value-type="float" office:value="14828160" calcext:value-type="float">
            <text:p>14 828 160</text:p>
          </table:table-cell>
          <table:table-cell table:style-name="ce9" office:value-type="float" office:value="13905244" calcext:value-type="float">
            <text:p>13 905 244</text:p>
          </table:table-cell>
          <table:table-cell table:style-name="ce9" office:value-type="float" office:value="519263022427" calcext:value-type="float">
            <text:p>519 263 022 427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2025" calcext:value-type="float">
            <text:p>142 025</text:p>
          </table:table-cell>
          <table:table-cell table:style-name="ce9" office:value-type="float" office:value="65266" calcext:value-type="float">
            <text:p>65 266</text:p>
          </table:table-cell>
          <table:table-cell table:style-name="ce9" office:value-type="float" office:value="5685809" calcext:value-type="float">
            <text:p>5 685 809</text:p>
          </table:table-cell>
          <table:table-cell table:style-name="ce9" office:value-type="float" office:value="5263292" calcext:value-type="float">
            <text:p>5 263 292</text:p>
          </table:table-cell>
          <table:table-cell table:style-name="ce9" office:value-type="float" office:value="177339932448" calcext:value-type="float">
            <text:p>177 339 932 448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904" calcext:value-type="float">
            <text:p>15 904</text:p>
          </table:table-cell>
          <table:table-cell table:style-name="ce9" office:value-type="float" office:value="5857" calcext:value-type="float">
            <text:p>5 857</text:p>
          </table:table-cell>
          <table:table-cell table:style-name="ce9" office:value-type="float" office:value="54392" calcext:value-type="float">
            <text:p>54 392</text:p>
          </table:table-cell>
          <table:table-cell table:style-name="ce9" office:value-type="float" office:value="56348" calcext:value-type="float">
            <text:p>56 348</text:p>
          </table:table-cell>
          <table:table-cell table:style-name="ce9" office:value-type="float" office:value="2213629250" calcext:value-type="float">
            <text:p>2 213 629 250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935" calcext:value-type="float">
            <text:p>3 935</text:p>
          </table:table-cell>
          <table:table-cell table:style-name="ce9" office:value-type="float" office:value="1617" calcext:value-type="float">
            <text:p>1 617</text:p>
          </table:table-cell>
          <table:table-cell table:style-name="ce9" office:value-type="float" office:value="69122" calcext:value-type="float">
            <text:p>69 122</text:p>
          </table:table-cell>
          <table:table-cell table:style-name="ce9" office:value-type="float" office:value="65923" calcext:value-type="float">
            <text:p>65 923</text:p>
          </table:table-cell>
          <table:table-cell table:style-name="ce9" office:value-type="float" office:value="2583643864" calcext:value-type="float">
            <text:p>2 583 643 86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351" calcext:value-type="float">
            <text:p>351</text:p>
          </table:table-cell>
          <table:table-cell table:style-name="ce9" office:value-type="float" office:value="55566" calcext:value-type="float">
            <text:p>55 566</text:p>
          </table:table-cell>
          <table:table-cell table:style-name="ce9" office:value-type="float" office:value="52173" calcext:value-type="float">
            <text:p>52 173</text:p>
          </table:table-cell>
          <table:table-cell table:style-name="ce9" office:value-type="float" office:value="2035381274" calcext:value-type="float">
            <text:p>2 035 381 27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1618" calcext:value-type="float">
            <text:p>121 618</text:p>
          </table:table-cell>
          <table:table-cell table:style-name="ce9" office:value-type="float" office:value="118180" calcext:value-type="float">
            <text:p>118 180</text:p>
          </table:table-cell>
          <table:table-cell table:style-name="ce9" office:value-type="float" office:value="5463227583" calcext:value-type="float">
            <text:p>5 463 227 583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347" calcext:value-type="float">
            <text:p>5 347</text:p>
          </table:table-cell>
          <table:table-cell table:style-name="ce9" office:value-type="float" office:value="353" calcext:value-type="float">
            <text:p>353</text:p>
          </table:table-cell>
          <table:table-cell table:style-name="ce9" office:value-type="float" office:value="17583" calcext:value-type="float">
            <text:p>17 583</text:p>
          </table:table-cell>
          <table:table-cell table:style-name="ce9" office:value-type="float" office:value="17561" calcext:value-type="float">
            <text:p>17 561</text:p>
          </table:table-cell>
          <table:table-cell table:style-name="ce9" office:value-type="float" office:value="710518864" calcext:value-type="float">
            <text:p>710 518 86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01" calcext:value-type="float">
            <text:p>1 501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29581" calcext:value-type="float">
            <text:p>29 581</text:p>
          </table:table-cell>
          <table:table-cell table:style-name="ce9" office:value-type="float" office:value="25971" calcext:value-type="float">
            <text:p>25 971</text:p>
          </table:table-cell>
          <table:table-cell table:style-name="ce9" office:value-type="float" office:value="1009730717" calcext:value-type="float">
            <text:p>1 009 730 717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56" calcext:value-type="float">
            <text:p>556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2193" calcext:value-type="float">
            <text:p>52 193</text:p>
          </table:table-cell>
          <table:table-cell table:style-name="ce9" office:value-type="float" office:value="46159" calcext:value-type="float">
            <text:p>46 159</text:p>
          </table:table-cell>
          <table:table-cell table:style-name="ce9" office:value-type="float" office:value="1724146611" calcext:value-type="float">
            <text:p>1 724 146 61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7549" calcext:value-type="float">
            <text:p>37 549</text:p>
          </table:table-cell>
          <table:table-cell table:style-name="ce9" office:value-type="float" office:value="34218" calcext:value-type="float">
            <text:p>34 218</text:p>
          </table:table-cell>
          <table:table-cell table:style-name="ce9" office:value-type="float" office:value="1599604629" calcext:value-type="float">
            <text:p>1 599 604 629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7962" calcext:value-type="float">
            <text:p>137 962</text:p>
          </table:table-cell>
          <table:table-cell table:style-name="ce9" office:value-type="float" office:value="121553" calcext:value-type="float">
            <text:p>121 553</text:p>
          </table:table-cell>
          <table:table-cell table:style-name="ce9" office:value-type="float" office:value="235255" calcext:value-type="float">
            <text:p>235 255</text:p>
          </table:table-cell>
          <table:table-cell table:style-name="ce9" office:value-type="float" office:value="231886" calcext:value-type="float">
            <text:p>231 886</text:p>
          </table:table-cell>
          <table:table-cell table:style-name="ce9" office:value-type="float" office:value="6669327752" calcext:value-type="float">
            <text:p>6 669 327 752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3801" calcext:value-type="float">
            <text:p>33 801</text:p>
          </table:table-cell>
          <table:table-cell table:style-name="ce9" office:value-type="float" office:value="21622" calcext:value-type="float">
            <text:p>21 622</text:p>
          </table:table-cell>
          <table:table-cell table:style-name="ce9" office:value-type="float" office:value="655555" calcext:value-type="float">
            <text:p>655 555</text:p>
          </table:table-cell>
          <table:table-cell table:style-name="ce9" office:value-type="float" office:value="547418" calcext:value-type="float">
            <text:p>547 418</text:p>
          </table:table-cell>
          <table:table-cell table:style-name="ce9" office:value-type="float" office:value="16218211753" calcext:value-type="float">
            <text:p>16 218 211 753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417" calcext:value-type="float">
            <text:p>9 417</text:p>
          </table:table-cell>
          <table:table-cell table:style-name="ce9" office:value-type="float" office:value="5183" calcext:value-type="float">
            <text:p>5 183</text:p>
          </table:table-cell>
          <table:table-cell table:style-name="ce9" office:value-type="float" office:value="752861" calcext:value-type="float">
            <text:p>752 861</text:p>
          </table:table-cell>
          <table:table-cell table:style-name="ce9" office:value-type="float" office:value="635091" calcext:value-type="float">
            <text:p>635 091</text:p>
          </table:table-cell>
          <table:table-cell table:style-name="ce9" office:value-type="float" office:value="17761493429" calcext:value-type="float">
            <text:p>17 761 493 429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170500" calcext:value-type="float">
            <text:p>170 500</text:p>
          </table:table-cell>
          <table:table-cell table:style-name="ce9" office:value-type="float" office:value="142772" calcext:value-type="float">
            <text:p>142 772</text:p>
          </table:table-cell>
          <table:table-cell table:style-name="ce9" office:value-type="float" office:value="4490858219" calcext:value-type="float">
            <text:p>4 490 858 219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79" calcext:value-type="float">
            <text:p>579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1966" calcext:value-type="float">
            <text:p>1 966</text:p>
          </table:table-cell>
          <table:table-cell table:style-name="ce9" office:value-type="float" office:value="2235" calcext:value-type="float">
            <text:p>2 235</text:p>
          </table:table-cell>
          <table:table-cell table:style-name="ce9" office:value-type="float" office:value="77784921" calcext:value-type="float">
            <text:p>77 784 92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4478" calcext:value-type="float">
            <text:p>14 478</text:p>
          </table:table-cell>
          <table:table-cell table:style-name="ce9" office:value-type="float" office:value="12678" calcext:value-type="float">
            <text:p>12 678</text:p>
          </table:table-cell>
          <table:table-cell table:style-name="ce9" office:value-type="float" office:value="402618864" calcext:value-type="float">
            <text:p>402 618 86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40633" calcext:value-type="float">
            <text:p>40 633</text:p>
          </table:table-cell>
          <table:table-cell table:style-name="ce9" office:value-type="float" office:value="35748" calcext:value-type="float">
            <text:p>35 748</text:p>
          </table:table-cell>
          <table:table-cell table:style-name="ce9" office:value-type="float" office:value="1096562415" calcext:value-type="float">
            <text:p>1 096 562 415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1798" calcext:value-type="float">
            <text:p>31 798</text:p>
          </table:table-cell>
          <table:table-cell table:style-name="ce9" office:value-type="float" office:value="28908" calcext:value-type="float">
            <text:p>28 908</text:p>
          </table:table-cell>
          <table:table-cell table:style-name="ce9" office:value-type="float" office:value="1088542281" calcext:value-type="float">
            <text:p>1 088 542 281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27834" calcext:value-type="float">
            <text:p>1 627 834</text:p>
          </table:table-cell>
          <table:table-cell table:style-name="ce9" office:value-type="float" office:value="1388721" calcext:value-type="float">
            <text:p>1 388 721</text:p>
          </table:table-cell>
          <table:table-cell table:style-name="ce9" office:value-type="float" office:value="3699216" calcext:value-type="float">
            <text:p>3 699 216</text:p>
          </table:table-cell>
          <table:table-cell table:style-name="ce9" office:value-type="float" office:value="3628699" calcext:value-type="float">
            <text:p>3 628 699</text:p>
          </table:table-cell>
          <table:table-cell table:style-name="ce9" office:value-type="float" office:value="109845957310" calcext:value-type="float">
            <text:p>109 845 957 310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1434" calcext:value-type="float">
            <text:p>231 434</text:p>
          </table:table-cell>
          <table:table-cell table:style-name="ce9" office:value-type="float" office:value="163831" calcext:value-type="float">
            <text:p>163 831</text:p>
          </table:table-cell>
          <table:table-cell table:style-name="ce9" office:value-type="float" office:value="4261765" calcext:value-type="float">
            <text:p>4 261 765</text:p>
          </table:table-cell>
          <table:table-cell table:style-name="ce9" office:value-type="float" office:value="3933440" calcext:value-type="float">
            <text:p>3 933 440</text:p>
          </table:table-cell>
          <table:table-cell table:style-name="ce9" office:value-type="float" office:value="136911683468" calcext:value-type="float">
            <text:p>136 911 683 468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1207" calcext:value-type="float">
            <text:p>41 207</text:p>
          </table:table-cell>
          <table:table-cell table:style-name="ce9" office:value-type="float" office:value="24029" calcext:value-type="float">
            <text:p>24 029</text:p>
          </table:table-cell>
          <table:table-cell table:style-name="ce9" office:value-type="float" office:value="3779130" calcext:value-type="float">
            <text:p>3 779 130</text:p>
          </table:table-cell>
          <table:table-cell table:style-name="ce9" office:value-type="float" office:value="3470557" calcext:value-type="float">
            <text:p>3 470 557</text:p>
          </table:table-cell>
          <table:table-cell table:style-name="ce9" office:value-type="float" office:value="135722139902" calcext:value-type="float">
            <text:p>135 722 139 902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962" calcext:value-type="float">
            <text:p>5 962</text:p>
          </table:table-cell>
          <table:table-cell table:style-name="ce9" office:value-type="float" office:value="3016" calcext:value-type="float">
            <text:p>3 016</text:p>
          </table:table-cell>
          <table:table-cell table:style-name="ce9" office:value-type="float" office:value="3088049" calcext:value-type="float">
            <text:p>3 088 049</text:p>
          </table:table-cell>
          <table:table-cell table:style-name="ce9" office:value-type="float" office:value="2872549" calcext:value-type="float">
            <text:p>2 872 549</text:p>
          </table:table-cell>
          <table:table-cell table:style-name="ce9" office:value-type="float" office:value="136783241747" calcext:value-type="float">
            <text:p>136 783 241 747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1120" calcext:value-type="float">
            <text:p>81 120</text:p>
          </table:table-cell>
          <table:table-cell table:style-name="ce9" office:value-type="float" office:value="35428" calcext:value-type="float">
            <text:p>35 428</text:p>
          </table:table-cell>
          <table:table-cell table:style-name="ce9" office:value-type="float" office:value="288449" calcext:value-type="float">
            <text:p>288 449</text:p>
          </table:table-cell>
          <table:table-cell table:style-name="ce9" office:value-type="float" office:value="265328" calcext:value-type="float">
            <text:p>265 328</text:p>
          </table:table-cell>
          <table:table-cell table:style-name="ce9" office:value-type="float" office:value="8516872444" calcext:value-type="float">
            <text:p>8 516 872 44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0180" calcext:value-type="float">
            <text:p>40 180</text:p>
          </table:table-cell>
          <table:table-cell table:style-name="ce9" office:value-type="float" office:value="15397" calcext:value-type="float">
            <text:p>15 397</text:p>
          </table:table-cell>
          <table:table-cell table:style-name="ce9" office:value-type="float" office:value="786560" calcext:value-type="float">
            <text:p>786 560</text:p>
          </table:table-cell>
          <table:table-cell table:style-name="ce9" office:value-type="float" office:value="724783" calcext:value-type="float">
            <text:p>724 783</text:p>
          </table:table-cell>
          <table:table-cell table:style-name="ce9" office:value-type="float" office:value="23542648123" calcext:value-type="float">
            <text:p>23 542 648 123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7025" calcext:value-type="float">
            <text:p>17 025</text:p>
          </table:table-cell>
          <table:table-cell table:style-name="ce9" office:value-type="float" office:value="11979" calcext:value-type="float">
            <text:p>11 979</text:p>
          </table:table-cell>
          <table:table-cell table:style-name="ce9" office:value-type="float" office:value="1559462" calcext:value-type="float">
            <text:p>1 559 462</text:p>
          </table:table-cell>
          <table:table-cell table:style-name="ce9" office:value-type="float" office:value="1438658" calcext:value-type="float">
            <text:p>1 438 658</text:p>
          </table:table-cell>
          <table:table-cell table:style-name="ce9" office:value-type="float" office:value="49331939004" calcext:value-type="float">
            <text:p>49 331 939 004</text:p>
          </table:table-cell>
          <table:table-cell/>
        </table:table-row>
        <table:table-row table:style-name="ro2">
          <table:table-cell table:style-name="ce5" office:value-type="string" calcext:value-type="string">
            <text:p>France entiè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700" calcext:value-type="float">
            <text:p>3 700</text:p>
          </table:table-cell>
          <table:table-cell table:style-name="ce9" office:value-type="float" office:value="2462" calcext:value-type="float">
            <text:p>2 462</text:p>
          </table:table-cell>
          <table:table-cell table:style-name="ce9" office:value-type="float" office:value="3051338" calcext:value-type="float">
            <text:p>3 051 338</text:p>
          </table:table-cell>
          <table:table-cell table:style-name="ce9" office:value-type="float" office:value="2834523" calcext:value-type="float">
            <text:p>2 834 523</text:p>
          </table:table-cell>
          <table:table-cell table:style-name="ce9" office:value-type="float" office:value="95948472877" calcext:value-type="float">
            <text:p>95 948 472 877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83467" calcext:value-type="float">
            <text:p>283 467</text:p>
          </table:table-cell>
          <table:table-cell table:style-name="ce9" office:value-type="float" office:value="224517" calcext:value-type="float">
            <text:p>224 517</text:p>
          </table:table-cell>
          <table:table-cell table:style-name="ce9" office:value-type="float" office:value="2737340" calcext:value-type="float">
            <text:p>2 737 340</text:p>
          </table:table-cell>
          <table:table-cell table:style-name="ce9" office:value-type="float" office:value="2524887" calcext:value-type="float">
            <text:p>2 524 887</text:p>
          </table:table-cell>
          <table:table-cell table:style-name="ce9" office:value-type="float" office:value="87805156572" calcext:value-type="float">
            <text:p>87 805 156 572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2343" calcext:value-type="float">
            <text:p>92 343</text:p>
          </table:table-cell>
          <table:table-cell table:style-name="ce9" office:value-type="float" office:value="71868" calcext:value-type="float">
            <text:p>71 868</text:p>
          </table:table-cell>
          <table:table-cell table:style-name="ce9" office:value-type="float" office:value="874749" calcext:value-type="float">
            <text:p>874 749</text:p>
          </table:table-cell>
          <table:table-cell table:style-name="ce9" office:value-type="float" office:value="804892" calcext:value-type="float">
            <text:p>804 892</text:p>
          </table:table-cell>
          <table:table-cell table:style-name="ce9" office:value-type="float" office:value="25844590353" calcext:value-type="float">
            <text:p>25 844 590 35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8174" calcext:value-type="float">
            <text:p>108 174</text:p>
          </table:table-cell>
          <table:table-cell table:style-name="ce9" office:value-type="float" office:value="86273" calcext:value-type="float">
            <text:p>86 273</text:p>
          </table:table-cell>
          <table:table-cell table:style-name="ce9" office:value-type="float" office:value="1063532" calcext:value-type="float">
            <text:p>1 063 532</text:p>
          </table:table-cell>
          <table:table-cell table:style-name="ce9" office:value-type="float" office:value="986142" calcext:value-type="float">
            <text:p>986 142</text:p>
          </table:table-cell>
          <table:table-cell table:style-name="ce9" office:value-type="float" office:value="31503168081" calcext:value-type="float">
            <text:p>31 503 168 081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9219" calcext:value-type="float">
            <text:p>79 219</text:p>
          </table:table-cell>
          <table:table-cell table:style-name="ce9" office:value-type="float" office:value="61364" calcext:value-type="float">
            <text:p>61 364</text:p>
          </table:table-cell>
          <table:table-cell table:style-name="ce9" office:value-type="float" office:value="803952" calcext:value-type="float">
            <text:p>803 952</text:p>
          </table:table-cell>
          <table:table-cell table:style-name="ce9" office:value-type="float" office:value="750391" calcext:value-type="float">
            <text:p>750 391</text:p>
          </table:table-cell>
          <table:table-cell table:style-name="ce9" office:value-type="float" office:value="24439114522" calcext:value-type="float">
            <text:p>24 439 114 522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843" calcext:value-type="float">
            <text:p>16 843</text:p>
          </table:table-cell>
          <table:table-cell table:style-name="ce9" office:value-type="float" office:value="14624" calcext:value-type="float">
            <text:p>14 624</text:p>
          </table:table-cell>
          <table:table-cell table:style-name="ce9" office:value-type="float" office:value="102760" calcext:value-type="float">
            <text:p>102 760</text:p>
          </table:table-cell>
          <table:table-cell table:style-name="ce9" office:value-type="float" office:value="101179" calcext:value-type="float">
            <text:p>101 179</text:p>
          </table:table-cell>
          <table:table-cell table:style-name="ce9" office:value-type="float" office:value="3215970437" calcext:value-type="float">
            <text:p>3 215 970 437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3449" calcext:value-type="float">
            <text:p>173 449</text:p>
          </table:table-cell>
          <table:table-cell table:style-name="ce9" office:value-type="float" office:value="135800" calcext:value-type="float">
            <text:p>135 800</text:p>
          </table:table-cell>
          <table:table-cell table:style-name="ce9" office:value-type="float" office:value="1735930" calcext:value-type="float">
            <text:p>1 735 930</text:p>
          </table:table-cell>
          <table:table-cell table:style-name="ce9" office:value-type="float" office:value="1597745" calcext:value-type="float">
            <text:p>1 597 745</text:p>
          </table:table-cell>
          <table:table-cell table:style-name="ce9" office:value-type="float" office:value="53043545367" calcext:value-type="float">
            <text:p>53 043 545 367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561" calcext:value-type="float">
            <text:p>11 561</text:p>
          </table:table-cell>
          <table:table-cell table:style-name="ce9" office:value-type="float" office:value="9607" calcext:value-type="float">
            <text:p>9 607</text:p>
          </table:table-cell>
          <table:table-cell table:style-name="ce9" office:value-type="float" office:value="107541" calcext:value-type="float">
            <text:p>107 541</text:p>
          </table:table-cell>
          <table:table-cell table:style-name="ce9" office:value-type="float" office:value="100932" calcext:value-type="float">
            <text:p>100 932</text:p>
          </table:table-cell>
          <table:table-cell table:style-name="ce9" office:value-type="float" office:value="3653204613" calcext:value-type="float">
            <text:p>3 653 204 613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671" calcext:value-type="float">
            <text:p>4 671</text:p>
          </table:table-cell>
          <table:table-cell table:style-name="ce9" office:value-type="float" office:value="3675" calcext:value-type="float">
            <text:p>3 675</text:p>
          </table:table-cell>
          <table:table-cell table:style-name="ce9" office:value-type="float" office:value="53366" calcext:value-type="float">
            <text:p>53 366</text:p>
          </table:table-cell>
          <table:table-cell table:style-name="ce9" office:value-type="float" office:value="49862" calcext:value-type="float">
            <text:p>49 862</text:p>
          </table:table-cell>
          <table:table-cell table:style-name="ce9" office:value-type="float" office:value="1902766728" calcext:value-type="float">
            <text:p>1 902 766 728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6747" calcext:value-type="float">
            <text:p>156 747</text:p>
          </table:table-cell>
          <table:table-cell table:style-name="ce9" office:value-type="float" office:value="120765" calcext:value-type="float">
            <text:p>120 765</text:p>
          </table:table-cell>
          <table:table-cell table:style-name="ce9" office:value-type="float" office:value="1844338" calcext:value-type="float">
            <text:p>1 844 338</text:p>
          </table:table-cell>
          <table:table-cell table:style-name="ce9" office:value-type="float" office:value="1694907" calcext:value-type="float">
            <text:p>1 694 907</text:p>
          </table:table-cell>
          <table:table-cell table:style-name="ce9" office:value-type="float" office:value="55635280850" calcext:value-type="float">
            <text:p>55 635 280 850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54609" calcext:value-type="float">
            <text:p>454 609</text:p>
          </table:table-cell>
          <table:table-cell table:style-name="ce9" office:value-type="float" office:value="372877" calcext:value-type="float">
            <text:p>372 877</text:p>
          </table:table-cell>
          <table:table-cell table:style-name="ce9" office:value-type="float" office:value="5516072" calcext:value-type="float">
            <text:p>5 516 072</text:p>
          </table:table-cell>
          <table:table-cell table:style-name="ce9" office:value-type="float" office:value="5160840" calcext:value-type="float">
            <text:p>5 160 840</text:p>
          </table:table-cell>
          <table:table-cell table:style-name="ce9" office:value-type="float" office:value="229625956123" calcext:value-type="float">
            <text:p>229 625 956 123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4579" calcext:value-type="float">
            <text:p>24 579</text:p>
          </table:table-cell>
          <table:table-cell table:style-name="ce9" office:value-type="float" office:value="20315" calcext:value-type="float">
            <text:p>20 315</text:p>
          </table:table-cell>
          <table:table-cell table:style-name="ce9" office:value-type="float" office:value="230617" calcext:value-type="float">
            <text:p>230 617</text:p>
          </table:table-cell>
          <table:table-cell table:style-name="ce9" office:value-type="float" office:value="215671" calcext:value-type="float">
            <text:p>215 671</text:p>
          </table:table-cell>
          <table:table-cell table:style-name="ce9" office:value-type="float" office:value="7373437173" calcext:value-type="float">
            <text:p>7 373 437 173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565" calcext:value-type="float">
            <text:p>11 565</text:p>
          </table:table-cell>
          <table:table-cell table:style-name="ce9" office:value-type="float" office:value="9648" calcext:value-type="float">
            <text:p>9 648</text:p>
          </table:table-cell>
          <table:table-cell table:style-name="ce9" office:value-type="float" office:value="113819" calcext:value-type="float">
            <text:p>113 819</text:p>
          </table:table-cell>
          <table:table-cell table:style-name="ce9" office:value-type="float" office:value="106362" calcext:value-type="float">
            <text:p>106 362</text:p>
          </table:table-cell>
          <table:table-cell table:style-name="ce9" office:value-type="float" office:value="3806579556" calcext:value-type="float">
            <text:p>3 806 579 556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3044" calcext:value-type="float">
            <text:p>103 044</text:p>
          </table:table-cell>
          <table:table-cell table:style-name="ce9" office:value-type="float" office:value="80918" calcext:value-type="float">
            <text:p>80 918</text:p>
          </table:table-cell>
          <table:table-cell table:style-name="ce9" office:value-type="float" office:value="1054500" calcext:value-type="float">
            <text:p>1 054 500</text:p>
          </table:table-cell>
          <table:table-cell table:style-name="ce9" office:value-type="float" office:value="975474" calcext:value-type="float">
            <text:p>975 474</text:p>
          </table:table-cell>
          <table:table-cell table:style-name="ce9" office:value-type="float" office:value="31717208450" calcext:value-type="float">
            <text:p>31 717 208 450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3348" calcext:value-type="float">
            <text:p>213 348</text:p>
          </table:table-cell>
          <table:table-cell table:style-name="ce9" office:value-type="float" office:value="169125" calcext:value-type="float">
            <text:p>169 125</text:p>
          </table:table-cell>
          <table:table-cell table:style-name="ce9" office:value-type="float" office:value="1894768" calcext:value-type="float">
            <text:p>1 894 768</text:p>
          </table:table-cell>
          <table:table-cell table:style-name="ce9" office:value-type="float" office:value="1761500" calcext:value-type="float">
            <text:p>1 761 500</text:p>
          </table:table-cell>
          <table:table-cell table:style-name="ce9" office:value-type="float" office:value="56333885782" calcext:value-type="float">
            <text:p>56 333 885 78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09559" calcext:value-type="float">
            <text:p>209 559</text:p>
          </table:table-cell>
          <table:table-cell table:style-name="ce9" office:value-type="float" office:value="168114" calcext:value-type="float">
            <text:p>168 114</text:p>
          </table:table-cell>
          <table:table-cell table:style-name="ce9" office:value-type="float" office:value="1797702" calcext:value-type="float">
            <text:p>1 797 702</text:p>
          </table:table-cell>
          <table:table-cell table:style-name="ce9" office:value-type="float" office:value="1664790" calcext:value-type="float">
            <text:p>1 664 790</text:p>
          </table:table-cell>
          <table:table-cell table:style-name="ce9" office:value-type="float" office:value="54847734653" calcext:value-type="float">
            <text:p>54 847 734 653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8548" calcext:value-type="float">
            <text:p>118 548</text:p>
          </table:table-cell>
          <table:table-cell table:style-name="ce9" office:value-type="float" office:value="92591" calcext:value-type="float">
            <text:p>92 591</text:p>
          </table:table-cell>
          <table:table-cell table:style-name="ce9" office:value-type="float" office:value="1285394" calcext:value-type="float">
            <text:p>1 285 394</text:p>
          </table:table-cell>
          <table:table-cell table:style-name="ce9" office:value-type="float" office:value="1191463" calcext:value-type="float">
            <text:p>1 191 463</text:p>
          </table:table-cell>
          <table:table-cell table:style-name="ce9" office:value-type="float" office:value="38701665388" calcext:value-type="float">
            <text:p>38 701 665 38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98115" calcext:value-type="float">
            <text:p>198 115</text:p>
          </table:table-cell>
          <table:table-cell table:style-name="ce9" office:value-type="float" office:value="160508" calcext:value-type="float">
            <text:p>160 508</text:p>
          </table:table-cell>
          <table:table-cell table:style-name="ce9" office:value-type="float" office:value="1638239" calcext:value-type="float">
            <text:p>1 638 239</text:p>
          </table:table-cell>
          <table:table-cell table:style-name="ce9" office:value-type="float" office:value="1534767" calcext:value-type="float">
            <text:p>1 534 767</text:p>
          </table:table-cell>
          <table:table-cell table:style-name="ce9" office:value-type="float" office:value="52298972653" calcext:value-type="float">
            <text:p>52 298 972 653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32678" calcext:value-type="float">
            <text:p>232 678</text:p>
          </table:table-cell>
          <table:table-cell table:style-name="ce9" office:value-type="float" office:value="191707" calcext:value-type="float">
            <text:p>191 707</text:p>
          </table:table-cell>
          <table:table-cell table:style-name="ce9" office:value-type="float" office:value="536666" calcext:value-type="float">
            <text:p>536 666</text:p>
          </table:table-cell>
          <table:table-cell table:style-name="ce9" office:value-type="float" office:value="520456" calcext:value-type="float">
            <text:p>520 456</text:p>
          </table:table-cell>
          <table:table-cell table:style-name="ce9" office:value-type="float" office:value="15935464961" calcext:value-type="float">
            <text:p>15 935 464 961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0743" calcext:value-type="float">
            <text:p>40 743</text:p>
          </table:table-cell>
          <table:table-cell table:style-name="ce9" office:value-type="float" office:value="26842" calcext:value-type="float">
            <text:p>26 842</text:p>
          </table:table-cell>
          <table:table-cell table:style-name="ce9" office:value-type="float" office:value="755844" calcext:value-type="float">
            <text:p>755 844</text:p>
          </table:table-cell>
          <table:table-cell table:style-name="ce9" office:value-type="float" office:value="686806" calcext:value-type="float">
            <text:p>686 806</text:p>
          </table:table-cell>
          <table:table-cell table:style-name="ce9" office:value-type="float" office:value="23093512716" calcext:value-type="float">
            <text:p>23 093 512 716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928" calcext:value-type="float">
            <text:p>8 928</text:p>
          </table:table-cell>
          <table:table-cell table:style-name="ce9" office:value-type="float" office:value="5337" calcext:value-type="float">
            <text:p>5 337</text:p>
          </table:table-cell>
          <table:table-cell table:style-name="ce9" office:value-type="float" office:value="790408" calcext:value-type="float">
            <text:p>790 408</text:p>
          </table:table-cell>
          <table:table-cell table:style-name="ce9" office:value-type="float" office:value="714273" calcext:value-type="float">
            <text:p>714 273</text:p>
          </table:table-cell>
          <table:table-cell table:style-name="ce9" office:value-type="float" office:value="25501219733" calcext:value-type="float">
            <text:p>25 501 219 733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118" calcext:value-type="float">
            <text:p>1 118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float" office:value="654422" calcext:value-type="float">
            <text:p>654 422</text:p>
          </table:table-cell>
          <table:table-cell table:style-name="ce9" office:value-type="float" office:value="603352" calcext:value-type="float">
            <text:p>603 352</text:p>
          </table:table-cell>
          <table:table-cell table:style-name="ce9" office:value-type="float" office:value="23274959162" calcext:value-type="float">
            <text:p>23 274 959 162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6384" calcext:value-type="float">
            <text:p>76 384</text:p>
          </table:table-cell>
          <table:table-cell table:style-name="ce9" office:value-type="float" office:value="61686" calcext:value-type="float">
            <text:p>61 686</text:p>
          </table:table-cell>
          <table:table-cell table:style-name="ce9" office:value-type="float" office:value="180784" calcext:value-type="float">
            <text:p>180 784</text:p>
          </table:table-cell>
          <table:table-cell table:style-name="ce9" office:value-type="float" office:value="171440" calcext:value-type="float">
            <text:p>171 440</text:p>
          </table:table-cell>
          <table:table-cell table:style-name="ce9" office:value-type="float" office:value="4923243823" calcext:value-type="float">
            <text:p>4 923 243 82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820" calcext:value-type="float">
            <text:p>12 820</text:p>
          </table:table-cell>
          <table:table-cell table:style-name="ce9" office:value-type="float" office:value="8245" calcext:value-type="float">
            <text:p>8 245</text:p>
          </table:table-cell>
          <table:table-cell table:style-name="ce9" office:value-type="float" office:value="241546" calcext:value-type="float">
            <text:p>241 546</text:p>
          </table:table-cell>
          <table:table-cell table:style-name="ce9" office:value-type="float" office:value="219360" calcext:value-type="float">
            <text:p>219 360</text:p>
          </table:table-cell>
          <table:table-cell table:style-name="ce9" office:value-type="float" office:value="6927473760" calcext:value-type="float">
            <text:p>6 927 473 760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774" calcext:value-type="float">
            <text:p>2 774</text:p>
          </table:table-cell>
          <table:table-cell table:style-name="ce9" office:value-type="float" office:value="1711" calcext:value-type="float">
            <text:p>1 711</text:p>
          </table:table-cell>
          <table:table-cell table:style-name="ce9" office:value-type="float" office:value="250592" calcext:value-type="float">
            <text:p>250 592</text:p>
          </table:table-cell>
          <table:table-cell table:style-name="ce9" office:value-type="float" office:value="227499" calcext:value-type="float">
            <text:p>227 499</text:p>
          </table:table-cell>
          <table:table-cell table:style-name="ce9" office:value-type="float" office:value="7455043891" calcext:value-type="float">
            <text:p>7 455 043 89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65" calcext:value-type="float">
            <text:p>365</text:p>
          </table:table-cell>
          <table:table-cell table:style-name="ce9" office:value-type="float" office:value="226" calcext:value-type="float">
            <text:p>226</text:p>
          </table:table-cell>
          <table:table-cell table:style-name="ce9" office:value-type="float" office:value="201827" calcext:value-type="float">
            <text:p>201 827</text:p>
          </table:table-cell>
          <table:table-cell table:style-name="ce9" office:value-type="float" office:value="186593" calcext:value-type="float">
            <text:p>186 593</text:p>
          </table:table-cell>
          <table:table-cell table:style-name="ce9" office:value-type="float" office:value="6538828879" calcext:value-type="float">
            <text:p>6 538 828 879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9134" calcext:value-type="float">
            <text:p>89 134</text:p>
          </table:table-cell>
          <table:table-cell table:style-name="ce9" office:value-type="float" office:value="73857" calcext:value-type="float">
            <text:p>73 857</text:p>
          </table:table-cell>
          <table:table-cell table:style-name="ce9" office:value-type="float" office:value="204828" calcext:value-type="float">
            <text:p>204 828</text:p>
          </table:table-cell>
          <table:table-cell table:style-name="ce9" office:value-type="float" office:value="202371" calcext:value-type="float">
            <text:p>202 371</text:p>
          </table:table-cell>
          <table:table-cell table:style-name="ce9" office:value-type="float" office:value="5734384364" calcext:value-type="float">
            <text:p>5 734 384 364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127" calcext:value-type="float">
            <text:p>15 127</text:p>
          </table:table-cell>
          <table:table-cell table:style-name="ce9" office:value-type="float" office:value="10023" calcext:value-type="float">
            <text:p>10 023</text:p>
          </table:table-cell>
          <table:table-cell table:style-name="ce9" office:value-type="float" office:value="285573" calcext:value-type="float">
            <text:p>285 573</text:p>
          </table:table-cell>
          <table:table-cell table:style-name="ce9" office:value-type="float" office:value="261368" calcext:value-type="float">
            <text:p>261 368</text:p>
          </table:table-cell>
          <table:table-cell table:style-name="ce9" office:value-type="float" office:value="8216457337" calcext:value-type="float">
            <text:p>8 216 457 337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465" calcext:value-type="float">
            <text:p>3 465</text:p>
          </table:table-cell>
          <table:table-cell table:style-name="ce9" office:value-type="float" office:value="2121" calcext:value-type="float">
            <text:p>2 121</text:p>
          </table:table-cell>
          <table:table-cell table:style-name="ce9" office:value-type="float" office:value="311892" calcext:value-type="float">
            <text:p>311 892</text:p>
          </table:table-cell>
          <table:table-cell table:style-name="ce9" office:value-type="float" office:value="281880" calcext:value-type="float">
            <text:p>281 880</text:p>
          </table:table-cell>
          <table:table-cell table:style-name="ce9" office:value-type="float" office:value="9142927569" calcext:value-type="float">
            <text:p>9 142 927 569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48" calcext:value-type="float">
            <text:p>448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61239" calcext:value-type="float">
            <text:p>261 239</text:p>
          </table:table-cell>
          <table:table-cell table:style-name="ce9" office:value-type="float" office:value="240523" calcext:value-type="float">
            <text:p>240 523</text:p>
          </table:table-cell>
          <table:table-cell table:style-name="ce9" office:value-type="float" office:value="8409398811" calcext:value-type="float">
            <text:p>8 409 398 811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5027" calcext:value-type="float">
            <text:p>65 027</text:p>
          </table:table-cell>
          <table:table-cell table:style-name="ce9" office:value-type="float" office:value="52496" calcext:value-type="float">
            <text:p>52 496</text:p>
          </table:table-cell>
          <table:table-cell table:style-name="ce9" office:value-type="float" office:value="154302" calcext:value-type="float">
            <text:p>154 302</text:p>
          </table:table-cell>
          <table:table-cell table:style-name="ce9" office:value-type="float" office:value="149749" calcext:value-type="float">
            <text:p>149 749</text:p>
          </table:table-cell>
          <table:table-cell table:style-name="ce9" office:value-type="float" office:value="4285294347" calcext:value-type="float">
            <text:p>4 285 294 347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259" calcext:value-type="float">
            <text:p>11 259</text:p>
          </table:table-cell>
          <table:table-cell table:style-name="ce9" office:value-type="float" office:value="7131" calcext:value-type="float">
            <text:p>7 131</text:p>
          </table:table-cell>
          <table:table-cell table:style-name="ce9" office:value-type="float" office:value="214327" calcext:value-type="float">
            <text:p>214 327</text:p>
          </table:table-cell>
          <table:table-cell table:style-name="ce9" office:value-type="float" office:value="196297" calcext:value-type="float">
            <text:p>196 297</text:p>
          </table:table-cell>
          <table:table-cell table:style-name="ce9" office:value-type="float" office:value="6182032375" calcext:value-type="float">
            <text:p>6 182 032 375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567" calcext:value-type="float">
            <text:p>2 567</text:p>
          </table:table-cell>
          <table:table-cell table:style-name="ce9" office:value-type="float" office:value="1536" calcext:value-type="float">
            <text:p>1 536</text:p>
          </table:table-cell>
          <table:table-cell table:style-name="ce9" office:value-type="float" office:value="232365" calcext:value-type="float">
            <text:p>232 365</text:p>
          </table:table-cell>
          <table:table-cell table:style-name="ce9" office:value-type="float" office:value="213466" calcext:value-type="float">
            <text:p>213 466</text:p>
          </table:table-cell>
          <table:table-cell table:style-name="ce9" office:value-type="float" office:value="7038415170" calcext:value-type="float">
            <text:p>7 038 415 170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202958" calcext:value-type="float">
            <text:p>202 958</text:p>
          </table:table-cell>
          <table:table-cell table:style-name="ce9" office:value-type="float" office:value="190879" calcext:value-type="float">
            <text:p>190 879</text:p>
          </table:table-cell>
          <table:table-cell table:style-name="ce9" office:value-type="float" office:value="6933372630" calcext:value-type="float">
            <text:p>6 933 372 630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783" calcext:value-type="float">
            <text:p>14 783</text:p>
          </table:table-cell>
          <table:table-cell table:style-name="ce9" office:value-type="float" office:value="13073" calcext:value-type="float">
            <text:p>13 073</text:p>
          </table:table-cell>
          <table:table-cell table:style-name="ce9" office:value-type="float" office:value="31172" calcext:value-type="float">
            <text:p>31 172</text:p>
          </table:table-cell>
          <table:table-cell table:style-name="ce9" office:value-type="float" office:value="34106" calcext:value-type="float">
            <text:p>34 106</text:p>
          </table:table-cell>
          <table:table-cell table:style-name="ce9" office:value-type="float" office:value="946585913" calcext:value-type="float">
            <text:p>946 585 913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73" calcext:value-type="float">
            <text:p>1 773</text:p>
          </table:table-cell>
          <table:table-cell table:style-name="ce9" office:value-type="float" office:value="1347" calcext:value-type="float">
            <text:p>1 347</text:p>
          </table:table-cell>
          <table:table-cell table:style-name="ce9" office:value-type="float" office:value="32342" calcext:value-type="float">
            <text:p>32 342</text:p>
          </table:table-cell>
          <table:table-cell table:style-name="ce9" office:value-type="float" office:value="30441" calcext:value-type="float">
            <text:p>30 441</text:p>
          </table:table-cell>
          <table:table-cell table:style-name="ce9" office:value-type="float" office:value="980748156" calcext:value-type="float">
            <text:p>980 748 156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23943" calcext:value-type="float">
            <text:p>23 943</text:p>
          </table:table-cell>
          <table:table-cell table:style-name="ce9" office:value-type="float" office:value="22029" calcext:value-type="float">
            <text:p>22 029</text:p>
          </table:table-cell>
          <table:table-cell table:style-name="ce9" office:value-type="float" office:value="775355936" calcext:value-type="float">
            <text:p>775 355 936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5303" calcext:value-type="float">
            <text:p>15 303</text:p>
          </table:table-cell>
          <table:table-cell table:style-name="ce9" office:value-type="float" office:value="14603" calcext:value-type="float">
            <text:p>14 603</text:p>
          </table:table-cell>
          <table:table-cell table:style-name="ce9" office:value-type="float" office:value="513280432" calcext:value-type="float">
            <text:p>513 280 432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2322" calcext:value-type="float">
            <text:p>142 322</text:p>
          </table:table-cell>
          <table:table-cell table:style-name="ce9" office:value-type="float" office:value="116029" calcext:value-type="float">
            <text:p>116 029</text:p>
          </table:table-cell>
          <table:table-cell table:style-name="ce9" office:value-type="float" office:value="335999" calcext:value-type="float">
            <text:p>335 999</text:p>
          </table:table-cell>
          <table:table-cell table:style-name="ce9" office:value-type="float" office:value="316580" calcext:value-type="float">
            <text:p>316 580</text:p>
          </table:table-cell>
          <table:table-cell table:style-name="ce9" office:value-type="float" office:value="9284406683" calcext:value-type="float">
            <text:p>9 284 406 683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4903" calcext:value-type="float">
            <text:p>24 903</text:p>
          </table:table-cell>
          <table:table-cell table:style-name="ce9" office:value-type="float" office:value="16044" calcext:value-type="float">
            <text:p>16 044</text:p>
          </table:table-cell>
          <table:table-cell table:style-name="ce9" office:value-type="float" office:value="467611" calcext:value-type="float">
            <text:p>467 611</text:p>
          </table:table-cell>
          <table:table-cell table:style-name="ce9" office:value-type="float" office:value="424073" calcext:value-type="float">
            <text:p>424 073</text:p>
          </table:table-cell>
          <table:table-cell table:style-name="ce9" office:value-type="float" office:value="13738785943" calcext:value-type="float">
            <text:p>13 738 785 943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474" calcext:value-type="float">
            <text:p>5 474</text:p>
          </table:table-cell>
          <table:table-cell table:style-name="ce9" office:value-type="float" office:value="3280" calcext:value-type="float">
            <text:p>3 280</text:p>
          </table:table-cell>
          <table:table-cell table:style-name="ce9" office:value-type="float" office:value="497423" calcext:value-type="float">
            <text:p>497 423</text:p>
          </table:table-cell>
          <table:table-cell table:style-name="ce9" office:value-type="float" office:value="451221" calcext:value-type="float">
            <text:p>451 221</text:p>
          </table:table-cell>
          <table:table-cell table:style-name="ce9" office:value-type="float" office:value="15490355790" calcext:value-type="float">
            <text:p>15 490 355 790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447" calcext:value-type="float">
            <text:p>447</text:p>
          </table:table-cell>
          <table:table-cell table:style-name="ce9" office:value-type="float" office:value="434897" calcext:value-type="float">
            <text:p>434 897</text:p>
          </table:table-cell>
          <table:table-cell table:style-name="ce9" office:value-type="float" office:value="405872" calcext:value-type="float">
            <text:p>405 872</text:p>
          </table:table-cell>
          <table:table-cell table:style-name="ce9" office:value-type="float" office:value="14529996951" calcext:value-type="float">
            <text:p>14 529 996 951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552" calcext:value-type="float">
            <text:p>9 552</text:p>
          </table:table-cell>
          <table:table-cell table:style-name="ce9" office:value-type="float" office:value="8202" calcext:value-type="float">
            <text:p>8 202</text:p>
          </table:table-cell>
          <table:table-cell table:style-name="ce9" office:value-type="float" office:value="25690" calcext:value-type="float">
            <text:p>25 690</text:p>
          </table:table-cell>
          <table:table-cell table:style-name="ce9" office:value-type="float" office:value="24736" calcext:value-type="float">
            <text:p>24 736</text:p>
          </table:table-cell>
          <table:table-cell table:style-name="ce9" office:value-type="float" office:value="725755894" calcext:value-type="float">
            <text:p>725 755 894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69" calcext:value-type="float">
            <text:p>1 669</text:p>
          </table:table-cell>
          <table:table-cell table:style-name="ce9" office:value-type="float" office:value="1157" calcext:value-type="float">
            <text:p>1 157</text:p>
          </table:table-cell>
          <table:table-cell table:style-name="ce9" office:value-type="float" office:value="30082" calcext:value-type="float">
            <text:p>30 082</text:p>
          </table:table-cell>
          <table:table-cell table:style-name="ce9" office:value-type="float" office:value="27559" calcext:value-type="float">
            <text:p>27 559</text:p>
          </table:table-cell>
          <table:table-cell table:style-name="ce9" office:value-type="float" office:value="980224487" calcext:value-type="float">
            <text:p>980 224 487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27749" calcext:value-type="float">
            <text:p>27 749</text:p>
          </table:table-cell>
          <table:table-cell table:style-name="ce9" office:value-type="float" office:value="25442" calcext:value-type="float">
            <text:p>25 442</text:p>
          </table:table-cell>
          <table:table-cell table:style-name="ce9" office:value-type="float" office:value="1060786249" calcext:value-type="float">
            <text:p>1 060 786 249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4020" calcext:value-type="float">
            <text:p>24 020</text:p>
          </table:table-cell>
          <table:table-cell table:style-name="ce9" office:value-type="float" office:value="23196" calcext:value-type="float">
            <text:p>23 196</text:p>
          </table:table-cell>
          <table:table-cell table:style-name="ce9" office:value-type="float" office:value="886437983" calcext:value-type="float">
            <text:p>886 437 983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720" calcext:value-type="float">
            <text:p>3 720</text:p>
          </table:table-cell>
          <table:table-cell table:style-name="ce9" office:value-type="float" office:value="3064" calcext:value-type="float">
            <text:p>3 064</text:p>
          </table:table-cell>
          <table:table-cell table:style-name="ce9" office:value-type="float" office:value="10109" calcext:value-type="float">
            <text:p>10 109</text:p>
          </table:table-cell>
          <table:table-cell table:style-name="ce9" office:value-type="float" office:value="9713" calcext:value-type="float">
            <text:p>9 713</text:p>
          </table:table-cell>
          <table:table-cell table:style-name="ce9" office:value-type="float" office:value="293840295" calcext:value-type="float">
            <text:p>293 840 295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773" calcext:value-type="float">
            <text:p>773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14789" calcext:value-type="float">
            <text:p>14 789</text:p>
          </table:table-cell>
          <table:table-cell table:style-name="ce9" office:value-type="float" office:value="13571" calcext:value-type="float">
            <text:p>13 571</text:p>
          </table:table-cell>
          <table:table-cell table:style-name="ce9" office:value-type="float" office:value="509547753" calcext:value-type="float">
            <text:p>509 547 753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5226" calcext:value-type="float">
            <text:p>15 226</text:p>
          </table:table-cell>
          <table:table-cell table:style-name="ce9" office:value-type="float" office:value="14040" calcext:value-type="float">
            <text:p>14 040</text:p>
          </table:table-cell>
          <table:table-cell table:style-name="ce9" office:value-type="float" office:value="607156430" calcext:value-type="float">
            <text:p>607 156 430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3242" calcext:value-type="float">
            <text:p>13 242</text:p>
          </table:table-cell>
          <table:table-cell table:style-name="ce9" office:value-type="float" office:value="12538" calcext:value-type="float">
            <text:p>12 538</text:p>
          </table:table-cell>
          <table:table-cell table:style-name="ce9" office:value-type="float" office:value="492222250" calcext:value-type="float">
            <text:p>492 222 250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26122" calcext:value-type="float">
            <text:p>126 122</text:p>
          </table:table-cell>
          <table:table-cell table:style-name="ce9" office:value-type="float" office:value="101757" calcext:value-type="float">
            <text:p>101 757</text:p>
          </table:table-cell>
          <table:table-cell table:style-name="ce9" office:value-type="float" office:value="304816" calcext:value-type="float">
            <text:p>304 816</text:p>
          </table:table-cell>
          <table:table-cell table:style-name="ce9" office:value-type="float" office:value="293579" calcext:value-type="float">
            <text:p>293 579</text:p>
          </table:table-cell>
          <table:table-cell table:style-name="ce9" office:value-type="float" office:value="8570160809" calcext:value-type="float">
            <text:p>8 570 160 80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756" calcext:value-type="float">
            <text:p>23 756</text:p>
          </table:table-cell>
          <table:table-cell table:style-name="ce9" office:value-type="float" office:value="14968" calcext:value-type="float">
            <text:p>14 968</text:p>
          </table:table-cell>
          <table:table-cell table:style-name="ce9" office:value-type="float" office:value="456542" calcext:value-type="float">
            <text:p>456 542</text:p>
          </table:table-cell>
          <table:table-cell table:style-name="ce9" office:value-type="float" office:value="413887" calcext:value-type="float">
            <text:p>413 887</text:p>
          </table:table-cell>
          <table:table-cell table:style-name="ce9" office:value-type="float" office:value="13180713642" calcext:value-type="float">
            <text:p>13 180 713 642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965" calcext:value-type="float">
            <text:p>5 965</text:p>
          </table:table-cell>
          <table:table-cell table:style-name="ce9" office:value-type="float" office:value="3518" calcext:value-type="float">
            <text:p>3 518</text:p>
          </table:table-cell>
          <table:table-cell table:style-name="ce9" office:value-type="float" office:value="545417" calcext:value-type="float">
            <text:p>545 417</text:p>
          </table:table-cell>
          <table:table-cell table:style-name="ce9" office:value-type="float" office:value="493320" calcext:value-type="float">
            <text:p>493 320</text:p>
          </table:table-cell>
          <table:table-cell table:style-name="ce9" office:value-type="float" office:value="16504905090" calcext:value-type="float">
            <text:p>16 504 905 090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904" calcext:value-type="float">
            <text:p>904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float" office:value="537563" calcext:value-type="float">
            <text:p>537 563</text:p>
          </table:table-cell>
          <table:table-cell table:style-name="ce9" office:value-type="float" office:value="494121" calcext:value-type="float">
            <text:p>494 121</text:p>
          </table:table-cell>
          <table:table-cell table:style-name="ce9" office:value-type="float" office:value="17379501309" calcext:value-type="float">
            <text:p>17 379 501 309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73045" calcext:value-type="float">
            <text:p>373 045</text:p>
          </table:table-cell>
          <table:table-cell table:style-name="ce9" office:value-type="float" office:value="320931" calcext:value-type="float">
            <text:p>320 931</text:p>
          </table:table-cell>
          <table:table-cell table:style-name="ce9" office:value-type="float" office:value="849584" calcext:value-type="float">
            <text:p>849 584</text:p>
          </table:table-cell>
          <table:table-cell table:style-name="ce9" office:value-type="float" office:value="842329" calcext:value-type="float">
            <text:p>842 329</text:p>
          </table:table-cell>
          <table:table-cell table:style-name="ce9" office:value-type="float" office:value="30569897356" calcext:value-type="float">
            <text:p>30 569 897 356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3704" calcext:value-type="float">
            <text:p>63 704</text:p>
          </table:table-cell>
          <table:table-cell table:style-name="ce9" office:value-type="float" office:value="41844" calcext:value-type="float">
            <text:p>41 844</text:p>
          </table:table-cell>
          <table:table-cell table:style-name="ce9" office:value-type="float" office:value="1182282" calcext:value-type="float">
            <text:p>1 182 282</text:p>
          </table:table-cell>
          <table:table-cell table:style-name="ce9" office:value-type="float" office:value="1083141" calcext:value-type="float">
            <text:p>1 083 141</text:p>
          </table:table-cell>
          <table:table-cell table:style-name="ce9" office:value-type="float" office:value="44347818324" calcext:value-type="float">
            <text:p>44 347 818 32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703" calcext:value-type="float">
            <text:p>14 703</text:p>
          </table:table-cell>
          <table:table-cell table:style-name="ce9" office:value-type="float" office:value="8503" calcext:value-type="float">
            <text:p>8 503</text:p>
          </table:table-cell>
          <table:table-cell table:style-name="ce9" office:value-type="float" office:value="1351933" calcext:value-type="float">
            <text:p>1 351 933</text:p>
          </table:table-cell>
          <table:table-cell table:style-name="ce9" office:value-type="float" office:value="1245315" calcext:value-type="float">
            <text:p>1 245 315</text:p>
          </table:table-cell>
          <table:table-cell table:style-name="ce9" office:value-type="float" office:value="56893943214" calcext:value-type="float">
            <text:p>56 893 943 21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157" calcext:value-type="float">
            <text:p>3 157</text:p>
          </table:table-cell>
          <table:table-cell table:style-name="ce9" office:value-type="float" office:value="1599" calcext:value-type="float">
            <text:p>1 599</text:p>
          </table:table-cell>
          <table:table-cell table:style-name="ce9" office:value-type="float" office:value="2132273" calcext:value-type="float">
            <text:p>2 132 273</text:p>
          </table:table-cell>
          <table:table-cell table:style-name="ce9" office:value-type="float" office:value="1990054" calcext:value-type="float">
            <text:p>1 990 054</text:p>
          </table:table-cell>
          <table:table-cell table:style-name="ce9" office:value-type="float" office:value="97814297229" calcext:value-type="float">
            <text:p>97 814 297 229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0587" calcext:value-type="float">
            <text:p>20 587</text:p>
          </table:table-cell>
          <table:table-cell table:style-name="ce9" office:value-type="float" office:value="17579" calcext:value-type="float">
            <text:p>17 579</text:p>
          </table:table-cell>
          <table:table-cell table:style-name="ce9" office:value-type="float" office:value="47204" calcext:value-type="float">
            <text:p>47 204</text:p>
          </table:table-cell>
          <table:table-cell table:style-name="ce9" office:value-type="float" office:value="47191" calcext:value-type="float">
            <text:p>47 191</text:p>
          </table:table-cell>
          <table:table-cell table:style-name="ce9" office:value-type="float" office:value="1282488359" calcext:value-type="float">
            <text:p>1 282 488 359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280" calcext:value-type="float">
            <text:p>3 280</text:p>
          </table:table-cell>
          <table:table-cell table:style-name="ce9" office:value-type="float" office:value="2225" calcext:value-type="float">
            <text:p>2 225</text:p>
          </table:table-cell>
          <table:table-cell table:style-name="ce9" office:value-type="float" office:value="58491" calcext:value-type="float">
            <text:p>58 491</text:p>
          </table:table-cell>
          <table:table-cell table:style-name="ce9" office:value-type="float" office:value="54135" calcext:value-type="float">
            <text:p>54 135</text:p>
          </table:table-cell>
          <table:table-cell table:style-name="ce9" office:value-type="float" office:value="1836002097" calcext:value-type="float">
            <text:p>1 836 002 097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31" calcext:value-type="float">
            <text:p>631</text:p>
          </table:table-cell>
          <table:table-cell table:style-name="ce9" office:value-type="float" office:value="443" calcext:value-type="float">
            <text:p>443</text:p>
          </table:table-cell>
          <table:table-cell table:style-name="ce9" office:value-type="float" office:value="60405" calcext:value-type="float">
            <text:p>60 405</text:p>
          </table:table-cell>
          <table:table-cell table:style-name="ce9" office:value-type="float" office:value="54642" calcext:value-type="float">
            <text:p>54 642</text:p>
          </table:table-cell>
          <table:table-cell table:style-name="ce9" office:value-type="float" office:value="2147077540" calcext:value-type="float">
            <text:p>2 147 077 54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4517" calcext:value-type="float">
            <text:p>64 517</text:p>
          </table:table-cell>
          <table:table-cell table:style-name="ce9" office:value-type="float" office:value="59703" calcext:value-type="float">
            <text:p>59 703</text:p>
          </table:table-cell>
          <table:table-cell table:style-name="ce9" office:value-type="float" office:value="2107869177" calcext:value-type="float">
            <text:p>2 107 869 17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497" calcext:value-type="float">
            <text:p>9 497</text:p>
          </table:table-cell>
          <table:table-cell table:style-name="ce9" office:value-type="float" office:value="8172" calcext:value-type="float">
            <text:p>8 172</text:p>
          </table:table-cell>
          <table:table-cell table:style-name="ce9" office:value-type="float" office:value="24595" calcext:value-type="float">
            <text:p>24 595</text:p>
          </table:table-cell>
          <table:table-cell table:style-name="ce9" office:value-type="float" office:value="24364" calcext:value-type="float">
            <text:p>24 364</text:p>
          </table:table-cell>
          <table:table-cell table:style-name="ce9" office:value-type="float" office:value="727650255" calcext:value-type="float">
            <text:p>727 650 255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76" calcext:value-type="float">
            <text:p>1 676</text:p>
          </table:table-cell>
          <table:table-cell table:style-name="ce9" office:value-type="float" office:value="1169" calcext:value-type="float">
            <text:p>1 169</text:p>
          </table:table-cell>
          <table:table-cell table:style-name="ce9" office:value-type="float" office:value="30591" calcext:value-type="float">
            <text:p>30 591</text:p>
          </table:table-cell>
          <table:table-cell table:style-name="ce9" office:value-type="float" office:value="28075" calcext:value-type="float">
            <text:p>28 075</text:p>
          </table:table-cell>
          <table:table-cell table:style-name="ce9" office:value-type="float" office:value="978469584" calcext:value-type="float">
            <text:p>978 469 58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31807" calcext:value-type="float">
            <text:p>31 807</text:p>
          </table:table-cell>
          <table:table-cell table:style-name="ce9" office:value-type="float" office:value="28620" calcext:value-type="float">
            <text:p>28 620</text:p>
          </table:table-cell>
          <table:table-cell table:style-name="ce9" office:value-type="float" office:value="1112943271" calcext:value-type="float">
            <text:p>1 112 943 271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6826" calcext:value-type="float">
            <text:p>26 826</text:p>
          </table:table-cell>
          <table:table-cell table:style-name="ce9" office:value-type="float" office:value="25302" calcext:value-type="float">
            <text:p>25 302</text:p>
          </table:table-cell>
          <table:table-cell table:style-name="ce9" office:value-type="float" office:value="987516446" calcext:value-type="float">
            <text:p>987 516 446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4900" calcext:value-type="float">
            <text:p>84 900</text:p>
          </table:table-cell>
          <table:table-cell table:style-name="ce9" office:value-type="float" office:value="69202" calcext:value-type="float">
            <text:p>69 202</text:p>
          </table:table-cell>
          <table:table-cell table:style-name="ce9" office:value-type="float" office:value="198928" calcext:value-type="float">
            <text:p>198 928</text:p>
          </table:table-cell>
          <table:table-cell table:style-name="ce9" office:value-type="float" office:value="190647" calcext:value-type="float">
            <text:p>190 647</text:p>
          </table:table-cell>
          <table:table-cell table:style-name="ce9" office:value-type="float" office:value="5375873230" calcext:value-type="float">
            <text:p>5 375 873 23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403" calcext:value-type="float">
            <text:p>14 403</text:p>
          </table:table-cell>
          <table:table-cell table:style-name="ce9" office:value-type="float" office:value="9391" calcext:value-type="float">
            <text:p>9 391</text:p>
          </table:table-cell>
          <table:table-cell table:style-name="ce9" office:value-type="float" office:value="274609" calcext:value-type="float">
            <text:p>274 609</text:p>
          </table:table-cell>
          <table:table-cell table:style-name="ce9" office:value-type="float" office:value="251624" calcext:value-type="float">
            <text:p>251 624</text:p>
          </table:table-cell>
          <table:table-cell table:style-name="ce9" office:value-type="float" office:value="7910678113" calcext:value-type="float">
            <text:p>7 910 678 113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254" calcext:value-type="float">
            <text:p>3 254</text:p>
          </table:table-cell>
          <table:table-cell table:style-name="ce9" office:value-type="float" office:value="2015" calcext:value-type="float">
            <text:p>2 015</text:p>
          </table:table-cell>
          <table:table-cell table:style-name="ce9" office:value-type="float" office:value="295380" calcext:value-type="float">
            <text:p>295 380</text:p>
          </table:table-cell>
          <table:table-cell table:style-name="ce9" office:value-type="float" office:value="268575" calcext:value-type="float">
            <text:p>268 575</text:p>
          </table:table-cell>
          <table:table-cell table:style-name="ce9" office:value-type="float" office:value="8846260110" calcext:value-type="float">
            <text:p>8 846 260 11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285583" calcext:value-type="float">
            <text:p>285 583</text:p>
          </table:table-cell>
          <table:table-cell table:style-name="ce9" office:value-type="float" office:value="264628" calcext:value-type="float">
            <text:p>264 628</text:p>
          </table:table-cell>
          <table:table-cell table:style-name="ce9" office:value-type="float" office:value="9584396997" calcext:value-type="float">
            <text:p>9 584 396 997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78867" calcext:value-type="float">
            <text:p>178 867</text:p>
          </table:table-cell>
          <table:table-cell table:style-name="ce9" office:value-type="float" office:value="146634" calcext:value-type="float">
            <text:p>146 634</text:p>
          </table:table-cell>
          <table:table-cell table:style-name="ce9" office:value-type="float" office:value="405642" calcext:value-type="float">
            <text:p>405 642</text:p>
          </table:table-cell>
          <table:table-cell table:style-name="ce9" office:value-type="float" office:value="400276" calcext:value-type="float">
            <text:p>400 276</text:p>
          </table:table-cell>
          <table:table-cell table:style-name="ce9" office:value-type="float" office:value="11229814016" calcext:value-type="float">
            <text:p>11 229 814 01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7986" calcext:value-type="float">
            <text:p>27 986</text:p>
          </table:table-cell>
          <table:table-cell table:style-name="ce9" office:value-type="float" office:value="18469" calcext:value-type="float">
            <text:p>18 469</text:p>
          </table:table-cell>
          <table:table-cell table:style-name="ce9" office:value-type="float" office:value="524139" calcext:value-type="float">
            <text:p>524 139</text:p>
          </table:table-cell>
          <table:table-cell table:style-name="ce9" office:value-type="float" office:value="481367" calcext:value-type="float">
            <text:p>481 367</text:p>
          </table:table-cell>
          <table:table-cell table:style-name="ce9" office:value-type="float" office:value="14997412200" calcext:value-type="float">
            <text:p>14 997 412 200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783" calcext:value-type="float">
            <text:p>5 783</text:p>
          </table:table-cell>
          <table:table-cell table:style-name="ce9" office:value-type="float" office:value="3592" calcext:value-type="float">
            <text:p>3 592</text:p>
          </table:table-cell>
          <table:table-cell table:style-name="ce9" office:value-type="float" office:value="507683" calcext:value-type="float">
            <text:p>507 683</text:p>
          </table:table-cell>
          <table:table-cell table:style-name="ce9" office:value-type="float" office:value="462459" calcext:value-type="float">
            <text:p>462 459</text:p>
          </table:table-cell>
          <table:table-cell table:style-name="ce9" office:value-type="float" office:value="15157404263" calcext:value-type="float">
            <text:p>15 157 404 26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12" calcext:value-type="float">
            <text:p>712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457304" calcext:value-type="float">
            <text:p>457 304</text:p>
          </table:table-cell>
          <table:table-cell table:style-name="ce9" office:value-type="float" office:value="417398" calcext:value-type="float">
            <text:p>417 398</text:p>
          </table:table-cell>
          <table:table-cell table:style-name="ce9" office:value-type="float" office:value="14949255303" calcext:value-type="float">
            <text:p>14 949 255 303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77328" calcext:value-type="float">
            <text:p>177 328</text:p>
          </table:table-cell>
          <table:table-cell table:style-name="ce9" office:value-type="float" office:value="147558" calcext:value-type="float">
            <text:p>147 558</text:p>
          </table:table-cell>
          <table:table-cell table:style-name="ce9" office:value-type="float" office:value="388237" calcext:value-type="float">
            <text:p>388 237</text:p>
          </table:table-cell>
          <table:table-cell table:style-name="ce9" office:value-type="float" office:value="380369" calcext:value-type="float">
            <text:p>380 369</text:p>
          </table:table-cell>
          <table:table-cell table:style-name="ce9" office:value-type="float" office:value="10765201555" calcext:value-type="float">
            <text:p>10 765 201 555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6035" calcext:value-type="float">
            <text:p>26 035</text:p>
          </table:table-cell>
          <table:table-cell table:style-name="ce9" office:value-type="float" office:value="16880" calcext:value-type="float">
            <text:p>16 880</text:p>
          </table:table-cell>
          <table:table-cell table:style-name="ce9" office:value-type="float" office:value="480842" calcext:value-type="float">
            <text:p>480 842</text:p>
          </table:table-cell>
          <table:table-cell table:style-name="ce9" office:value-type="float" office:value="436435" calcext:value-type="float">
            <text:p>436 435</text:p>
          </table:table-cell>
          <table:table-cell table:style-name="ce9" office:value-type="float" office:value="13809956942" calcext:value-type="float">
            <text:p>13 809 956 94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523" calcext:value-type="float">
            <text:p>5 523</text:p>
          </table:table-cell>
          <table:table-cell table:style-name="ce9" office:value-type="float" office:value="3298" calcext:value-type="float">
            <text:p>3 298</text:p>
          </table:table-cell>
          <table:table-cell table:style-name="ce9" office:value-type="float" office:value="484818" calcext:value-type="float">
            <text:p>484 818</text:p>
          </table:table-cell>
          <table:table-cell table:style-name="ce9" office:value-type="float" office:value="436657" calcext:value-type="float">
            <text:p>436 657</text:p>
          </table:table-cell>
          <table:table-cell table:style-name="ce9" office:value-type="float" office:value="14658141525" calcext:value-type="float">
            <text:p>14 658 141 525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73" calcext:value-type="float">
            <text:p>673</text:p>
          </table:table-cell>
          <table:table-cell table:style-name="ce9" office:value-type="float" office:value="378" calcext:value-type="float">
            <text:p>378</text:p>
          </table:table-cell>
          <table:table-cell table:style-name="ce9" office:value-type="float" office:value="443805" calcext:value-type="float">
            <text:p>443 805</text:p>
          </table:table-cell>
          <table:table-cell table:style-name="ce9" office:value-type="float" office:value="411330" calcext:value-type="float">
            <text:p>411 330</text:p>
          </table:table-cell>
          <table:table-cell table:style-name="ce9" office:value-type="float" office:value="15614434631" calcext:value-type="float">
            <text:p>15 614 434 63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5569" calcext:value-type="float">
            <text:p>95 569</text:p>
          </table:table-cell>
          <table:table-cell table:style-name="ce9" office:value-type="float" office:value="77706" calcext:value-type="float">
            <text:p>77 706</text:p>
          </table:table-cell>
          <table:table-cell table:style-name="ce9" office:value-type="float" office:value="227833" calcext:value-type="float">
            <text:p>227 833</text:p>
          </table:table-cell>
          <table:table-cell table:style-name="ce9" office:value-type="float" office:value="225019" calcext:value-type="float">
            <text:p>225 019</text:p>
          </table:table-cell>
          <table:table-cell table:style-name="ce9" office:value-type="float" office:value="6429268092" calcext:value-type="float">
            <text:p>6 429 268 092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051" calcext:value-type="float">
            <text:p>18 051</text:p>
          </table:table-cell>
          <table:table-cell table:style-name="ce9" office:value-type="float" office:value="11784" calcext:value-type="float">
            <text:p>11 784</text:p>
          </table:table-cell>
          <table:table-cell table:style-name="ce9" office:value-type="float" office:value="342248" calcext:value-type="float">
            <text:p>342 248</text:p>
          </table:table-cell>
          <table:table-cell table:style-name="ce9" office:value-type="float" office:value="312040" calcext:value-type="float">
            <text:p>312 040</text:p>
          </table:table-cell>
          <table:table-cell table:style-name="ce9" office:value-type="float" office:value="9900966518" calcext:value-type="float">
            <text:p>9 900 966 518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341" calcext:value-type="float">
            <text:p>4 341</text:p>
          </table:table-cell>
          <table:table-cell table:style-name="ce9" office:value-type="float" office:value="2751" calcext:value-type="float">
            <text:p>2 751</text:p>
          </table:table-cell>
          <table:table-cell table:style-name="ce9" office:value-type="float" office:value="394222" calcext:value-type="float">
            <text:p>394 222</text:p>
          </table:table-cell>
          <table:table-cell table:style-name="ce9" office:value-type="float" office:value="358322" calcext:value-type="float">
            <text:p>358 322</text:p>
          </table:table-cell>
          <table:table-cell table:style-name="ce9" office:value-type="float" office:value="11863619179" calcext:value-type="float">
            <text:p>11 863 619 17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87" calcext:value-type="float">
            <text:p>587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321091" calcext:value-type="float">
            <text:p>321 091</text:p>
          </table:table-cell>
          <table:table-cell table:style-name="ce9" office:value-type="float" office:value="296081" calcext:value-type="float">
            <text:p>296 081</text:p>
          </table:table-cell>
          <table:table-cell table:style-name="ce9" office:value-type="float" office:value="10507811599" calcext:value-type="float">
            <text:p>10 507 811 599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9231" calcext:value-type="float">
            <text:p>169 231</text:p>
          </table:table-cell>
          <table:table-cell table:style-name="ce9" office:value-type="float" office:value="142521" calcext:value-type="float">
            <text:p>142 521</text:p>
          </table:table-cell>
          <table:table-cell table:style-name="ce9" office:value-type="float" office:value="370472" calcext:value-type="float">
            <text:p>370 472</text:p>
          </table:table-cell>
          <table:table-cell table:style-name="ce9" office:value-type="float" office:value="369132" calcext:value-type="float">
            <text:p>369 132</text:p>
          </table:table-cell>
          <table:table-cell table:style-name="ce9" office:value-type="float" office:value="10954760589" calcext:value-type="float">
            <text:p>10 954 760 589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467" calcext:value-type="float">
            <text:p>23 467</text:p>
          </table:table-cell>
          <table:table-cell table:style-name="ce9" office:value-type="float" office:value="14781" calcext:value-type="float">
            <text:p>14 781</text:p>
          </table:table-cell>
          <table:table-cell table:style-name="ce9" office:value-type="float" office:value="425203" calcext:value-type="float">
            <text:p>425 203</text:p>
          </table:table-cell>
          <table:table-cell table:style-name="ce9" office:value-type="float" office:value="390033" calcext:value-type="float">
            <text:p>390 033</text:p>
          </table:table-cell>
          <table:table-cell table:style-name="ce9" office:value-type="float" office:value="13077736842" calcext:value-type="float">
            <text:p>13 077 736 84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790" calcext:value-type="float">
            <text:p>4 790</text:p>
          </table:table-cell>
          <table:table-cell table:style-name="ce9" office:value-type="float" office:value="2840" calcext:value-type="float">
            <text:p>2 840</text:p>
          </table:table-cell>
          <table:table-cell table:style-name="ce9" office:value-type="float" office:value="418582" calcext:value-type="float">
            <text:p>418 582</text:p>
          </table:table-cell>
          <table:table-cell table:style-name="ce9" office:value-type="float" office:value="380625" calcext:value-type="float">
            <text:p>380 625</text:p>
          </table:table-cell>
          <table:table-cell table:style-name="ce9" office:value-type="float" office:value="13416107675" calcext:value-type="float">
            <text:p>13 416 107 67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27" calcext:value-type="float">
            <text:p>627</text:p>
          </table:table-cell>
          <table:table-cell table:style-name="ce9" office:value-type="float" office:value="366" calcext:value-type="float">
            <text:p>366</text:p>
          </table:table-cell>
          <table:table-cell table:style-name="ce9" office:value-type="float" office:value="423982" calcext:value-type="float">
            <text:p>423 982</text:p>
          </table:table-cell>
          <table:table-cell table:style-name="ce9" office:value-type="float" office:value="394977" calcext:value-type="float">
            <text:p>394 977</text:p>
          </table:table-cell>
          <table:table-cell table:style-name="ce9" office:value-type="float" office:value="14850367547" calcext:value-type="float">
            <text:p>14 850 367 547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7751" calcext:value-type="float">
            <text:p>27 751</text:p>
          </table:table-cell>
          <table:table-cell table:style-name="ce9" office:value-type="float" office:value="20892" calcext:value-type="float">
            <text:p>20 892</text:p>
          </table:table-cell>
          <table:table-cell table:style-name="ce9" office:value-type="float" office:value="295542" calcext:value-type="float">
            <text:p>295 542</text:p>
          </table:table-cell>
          <table:table-cell table:style-name="ce9" office:value-type="float" office:value="254835" calcext:value-type="float">
            <text:p>254 835</text:p>
          </table:table-cell>
          <table:table-cell table:style-name="ce9" office:value-type="float" office:value="7865821787" calcext:value-type="float">
            <text:p>7 865 821 787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55716" calcext:value-type="float">
            <text:p>255 716</text:p>
          </table:table-cell>
          <table:table-cell table:style-name="ce9" office:value-type="float" office:value="203625" calcext:value-type="float">
            <text:p>203 625</text:p>
          </table:table-cell>
          <table:table-cell table:style-name="ce9" office:value-type="float" office:value="2441798" calcext:value-type="float">
            <text:p>2 441 798</text:p>
          </table:table-cell>
          <table:table-cell table:style-name="ce9" office:value-type="float" office:value="2270052" calcext:value-type="float">
            <text:p>2 270 052</text:p>
          </table:table-cell>
          <table:table-cell table:style-name="ce9" office:value-type="float" office:value="79939334785" calcext:value-type="float">
            <text:p>79 939 334 785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526" calcext:value-type="float">
            <text:p>9 526</text:p>
          </table:table-cell>
          <table:table-cell table:style-name="ce9" office:value-type="float" office:value="6570" calcext:value-type="float">
            <text:p>6 570</text:p>
          </table:table-cell>
          <table:table-cell table:style-name="ce9" office:value-type="float" office:value="100831" calcext:value-type="float">
            <text:p>100 831</text:p>
          </table:table-cell>
          <table:table-cell table:style-name="ce9" office:value-type="float" office:value="87053" calcext:value-type="float">
            <text:p>87 053</text:p>
          </table:table-cell>
          <table:table-cell table:style-name="ce9" office:value-type="float" office:value="2620381856" calcext:value-type="float">
            <text:p>2 620 381 85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2817" calcext:value-type="float">
            <text:p>82 817</text:p>
          </table:table-cell>
          <table:table-cell table:style-name="ce9" office:value-type="float" office:value="65298" calcext:value-type="float">
            <text:p>65 298</text:p>
          </table:table-cell>
          <table:table-cell table:style-name="ce9" office:value-type="float" office:value="773918" calcext:value-type="float">
            <text:p>773 918</text:p>
          </table:table-cell>
          <table:table-cell table:style-name="ce9" office:value-type="float" office:value="717839" calcext:value-type="float">
            <text:p>717 839</text:p>
          </table:table-cell>
          <table:table-cell table:style-name="ce9" office:value-type="float" office:value="23224208497" calcext:value-type="float">
            <text:p>23 224 208 497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472" calcext:value-type="float">
            <text:p>12 472</text:p>
          </table:table-cell>
          <table:table-cell table:style-name="ce9" office:value-type="float" office:value="9530" calcext:value-type="float">
            <text:p>9 530</text:p>
          </table:table-cell>
          <table:table-cell table:style-name="ce9" office:value-type="float" office:value="148382" calcext:value-type="float">
            <text:p>148 382</text:p>
          </table:table-cell>
          <table:table-cell table:style-name="ce9" office:value-type="float" office:value="132212" calcext:value-type="float">
            <text:p>132 212</text:p>
          </table:table-cell>
          <table:table-cell table:style-name="ce9" office:value-type="float" office:value="4114129678" calcext:value-type="float">
            <text:p>4 114 129 678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5702" calcext:value-type="float">
            <text:p>95 702</text:p>
          </table:table-cell>
          <table:table-cell table:style-name="ce9" office:value-type="float" office:value="76743" calcext:value-type="float">
            <text:p>76 743</text:p>
          </table:table-cell>
          <table:table-cell table:style-name="ce9" office:value-type="float" office:value="915150" calcext:value-type="float">
            <text:p>915 150</text:p>
          </table:table-cell>
          <table:table-cell table:style-name="ce9" office:value-type="float" office:value="853930" calcext:value-type="float">
            <text:p>853 930</text:p>
          </table:table-cell>
          <table:table-cell table:style-name="ce9" office:value-type="float" office:value="27389038403" calcext:value-type="float">
            <text:p>27 389 038 40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747" calcext:value-type="float">
            <text:p>8 747</text:p>
          </table:table-cell>
          <table:table-cell table:style-name="ce9" office:value-type="float" office:value="6355" calcext:value-type="float">
            <text:p>6 355</text:p>
          </table:table-cell>
          <table:table-cell table:style-name="ce9" office:value-type="float" office:value="84622" calcext:value-type="float">
            <text:p>84 622</text:p>
          </table:table-cell>
          <table:table-cell table:style-name="ce9" office:value-type="float" office:value="74275" calcext:value-type="float">
            <text:p>74 275</text:p>
          </table:table-cell>
          <table:table-cell table:style-name="ce9" office:value-type="float" office:value="2285064967" calcext:value-type="float">
            <text:p>2 285 064 967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0472" calcext:value-type="float">
            <text:p>70 472</text:p>
          </table:table-cell>
          <table:table-cell table:style-name="ce9" office:value-type="float" office:value="55009" calcext:value-type="float">
            <text:p>55 009</text:p>
          </table:table-cell>
          <table:table-cell table:style-name="ce9" office:value-type="float" office:value="719330" calcext:value-type="float">
            <text:p>719 330</text:p>
          </table:table-cell>
          <table:table-cell table:style-name="ce9" office:value-type="float" office:value="676116" calcext:value-type="float">
            <text:p>676 116</text:p>
          </table:table-cell>
          <table:table-cell table:style-name="ce9" office:value-type="float" office:value="22154049555" calcext:value-type="float">
            <text:p>22 154 049 555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30" calcext:value-type="float">
            <text:p>1 030</text:p>
          </table:table-cell>
          <table:table-cell table:style-name="ce9" office:value-type="float" office:value="783" calcext:value-type="float">
            <text:p>783</text:p>
          </table:table-cell>
          <table:table-cell table:style-name="ce9" office:value-type="float" office:value="7813" calcext:value-type="float">
            <text:p>7 813</text:p>
          </table:table-cell>
          <table:table-cell table:style-name="ce9" office:value-type="float" office:value="6847" calcext:value-type="float">
            <text:p>6 847</text:p>
          </table:table-cell>
          <table:table-cell table:style-name="ce9" office:value-type="float" office:value="208743228" calcext:value-type="float">
            <text:p>208 743 228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813" calcext:value-type="float">
            <text:p>15 813</text:p>
          </table:table-cell>
          <table:table-cell table:style-name="ce9" office:value-type="float" office:value="13841" calcext:value-type="float">
            <text:p>13 841</text:p>
          </table:table-cell>
          <table:table-cell table:style-name="ce9" office:value-type="float" office:value="94947" calcext:value-type="float">
            <text:p>94 947</text:p>
          </table:table-cell>
          <table:table-cell table:style-name="ce9" office:value-type="float" office:value="94332" calcext:value-type="float">
            <text:p>94 332</text:p>
          </table:table-cell>
          <table:table-cell table:style-name="ce9" office:value-type="float" office:value="3007227209" calcext:value-type="float">
            <text:p>3 007 227 20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666" calcext:value-type="float">
            <text:p>15 666</text:p>
          </table:table-cell>
          <table:table-cell table:style-name="ce9" office:value-type="float" office:value="10957" calcext:value-type="float">
            <text:p>10 957</text:p>
          </table:table-cell>
          <table:table-cell table:style-name="ce9" office:value-type="float" office:value="197375" calcext:value-type="float">
            <text:p>197 375</text:p>
          </table:table-cell>
          <table:table-cell table:style-name="ce9" office:value-type="float" office:value="171874" calcext:value-type="float">
            <text:p>171 874</text:p>
          </table:table-cell>
          <table:table-cell table:style-name="ce9" office:value-type="float" office:value="5293703434" calcext:value-type="float">
            <text:p>5 293 703 43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7783" calcext:value-type="float">
            <text:p>157 783</text:p>
          </table:table-cell>
          <table:table-cell table:style-name="ce9" office:value-type="float" office:value="124843" calcext:value-type="float">
            <text:p>124 843</text:p>
          </table:table-cell>
          <table:table-cell table:style-name="ce9" office:value-type="float" office:value="1538555" calcext:value-type="float">
            <text:p>1 538 555</text:p>
          </table:table-cell>
          <table:table-cell table:style-name="ce9" office:value-type="float" office:value="1425871" calcext:value-type="float">
            <text:p>1 425 871</text:p>
          </table:table-cell>
          <table:table-cell table:style-name="ce9" office:value-type="float" office:value="47749841933" calcext:value-type="float">
            <text:p>47 749 841 933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51" calcext:value-type="float">
            <text:p>1 051</text:p>
          </table:table-cell>
          <table:table-cell table:style-name="ce9" office:value-type="float" office:value="751" calcext:value-type="float">
            <text:p>751</text:p>
          </table:table-cell>
          <table:table-cell table:style-name="ce9" office:value-type="float" office:value="10575" calcext:value-type="float">
            <text:p>10 575</text:p>
          </table:table-cell>
          <table:table-cell table:style-name="ce9" office:value-type="float" office:value="9431" calcext:value-type="float">
            <text:p>9 431</text:p>
          </table:table-cell>
          <table:table-cell table:style-name="ce9" office:value-type="float" office:value="296894787" calcext:value-type="float">
            <text:p>296 894 787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510" calcext:value-type="float">
            <text:p>10 510</text:p>
          </table:table-cell>
          <table:table-cell table:style-name="ce9" office:value-type="float" office:value="8856" calcext:value-type="float">
            <text:p>8 856</text:p>
          </table:table-cell>
          <table:table-cell table:style-name="ce9" office:value-type="float" office:value="96966" calcext:value-type="float">
            <text:p>96 966</text:p>
          </table:table-cell>
          <table:table-cell table:style-name="ce9" office:value-type="float" office:value="91502" calcext:value-type="float">
            <text:p>91 502</text:p>
          </table:table-cell>
          <table:table-cell table:style-name="ce9" office:value-type="float" office:value="3356309826" calcext:value-type="float">
            <text:p>3 356 309 826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4336" calcext:value-type="float">
            <text:p>4 336</text:p>
          </table:table-cell>
          <table:table-cell table:style-name="ce9" office:value-type="float" office:value="3969" calcext:value-type="float">
            <text:p>3 969</text:p>
          </table:table-cell>
          <table:table-cell table:style-name="ce9" office:value-type="float" office:value="134437283" calcext:value-type="float">
            <text:p>134 437 283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258" calcext:value-type="float">
            <text:p>4 258</text:p>
          </table:table-cell>
          <table:table-cell table:style-name="ce9" office:value-type="float" office:value="3386" calcext:value-type="float">
            <text:p>3 386</text:p>
          </table:table-cell>
          <table:table-cell table:style-name="ce9" office:value-type="float" office:value="49030" calcext:value-type="float">
            <text:p>49 030</text:p>
          </table:table-cell>
          <table:table-cell table:style-name="ce9" office:value-type="float" office:value="45893" calcext:value-type="float">
            <text:p>45 893</text:p>
          </table:table-cell>
          <table:table-cell table:style-name="ce9" office:value-type="float" office:value="1768329445" calcext:value-type="float">
            <text:p>1 768 329 445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708" calcext:value-type="float">
            <text:p>14 708</text:p>
          </table:table-cell>
          <table:table-cell table:style-name="ce9" office:value-type="float" office:value="10296" calcext:value-type="float">
            <text:p>10 296</text:p>
          </table:table-cell>
          <table:table-cell table:style-name="ce9" office:value-type="float" office:value="198818" calcext:value-type="float">
            <text:p>198 818</text:p>
          </table:table-cell>
          <table:table-cell table:style-name="ce9" office:value-type="float" office:value="172254" calcext:value-type="float">
            <text:p>172 254</text:p>
          </table:table-cell>
          <table:table-cell table:style-name="ce9" office:value-type="float" office:value="5147941563" calcext:value-type="float">
            <text:p>5 147 941 563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2039" calcext:value-type="float">
            <text:p>142 039</text:p>
          </table:table-cell>
          <table:table-cell table:style-name="ce9" office:value-type="float" office:value="110469" calcext:value-type="float">
            <text:p>110 469</text:p>
          </table:table-cell>
          <table:table-cell table:style-name="ce9" office:value-type="float" office:value="1645520" calcext:value-type="float">
            <text:p>1 645 520</text:p>
          </table:table-cell>
          <table:table-cell table:style-name="ce9" office:value-type="float" office:value="1522653" calcext:value-type="float">
            <text:p>1 522 653</text:p>
          </table:table-cell>
          <table:table-cell table:style-name="ce9" office:value-type="float" office:value="50487339287" calcext:value-type="float">
            <text:p>50 487 339 28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3037" calcext:value-type="float">
            <text:p>33 037</text:p>
          </table:table-cell>
          <table:table-cell table:style-name="ce9" office:value-type="float" office:value="25471" calcext:value-type="float">
            <text:p>25 471</text:p>
          </table:table-cell>
          <table:table-cell table:style-name="ce9" office:value-type="float" office:value="393725" calcext:value-type="float">
            <text:p>393 725</text:p>
          </table:table-cell>
          <table:table-cell table:style-name="ce9" office:value-type="float" office:value="349770" calcext:value-type="float">
            <text:p>349 770</text:p>
          </table:table-cell>
          <table:table-cell table:style-name="ce9" office:value-type="float" office:value="12976501746" calcext:value-type="float">
            <text:p>12 976 501 746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21572" calcext:value-type="float">
            <text:p>421 572</text:p>
          </table:table-cell>
          <table:table-cell table:style-name="ce9" office:value-type="float" office:value="347406" calcext:value-type="float">
            <text:p>347 406</text:p>
          </table:table-cell>
          <table:table-cell table:style-name="ce9" office:value-type="float" office:value="5122347" calcext:value-type="float">
            <text:p>5 122 347</text:p>
          </table:table-cell>
          <table:table-cell table:style-name="ce9" office:value-type="float" office:value="4811070" calcext:value-type="float">
            <text:p>4 811 070</text:p>
          </table:table-cell>
          <table:table-cell table:style-name="ce9" office:value-type="float" office:value="216649454377" calcext:value-type="float">
            <text:p>216 649 454 377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24" calcext:value-type="float">
            <text:p>2 124</text:p>
          </table:table-cell>
          <table:table-cell table:style-name="ce9" office:value-type="float" office:value="1698" calcext:value-type="float">
            <text:p>1 698</text:p>
          </table:table-cell>
          <table:table-cell table:style-name="ce9" office:value-type="float" office:value="23377" calcext:value-type="float">
            <text:p>23 377</text:p>
          </table:table-cell>
          <table:table-cell table:style-name="ce9" office:value-type="float" office:value="20753" calcext:value-type="float">
            <text:p>20 753</text:p>
          </table:table-cell>
          <table:table-cell table:style-name="ce9" office:value-type="float" office:value="634688014" calcext:value-type="float">
            <text:p>634 688 014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2455" calcext:value-type="float">
            <text:p>22 455</text:p>
          </table:table-cell>
          <table:table-cell table:style-name="ce9" office:value-type="float" office:value="18617" calcext:value-type="float">
            <text:p>18 617</text:p>
          </table:table-cell>
          <table:table-cell table:style-name="ce9" office:value-type="float" office:value="207240" calcext:value-type="float">
            <text:p>207 240</text:p>
          </table:table-cell>
          <table:table-cell table:style-name="ce9" office:value-type="float" office:value="194918" calcext:value-type="float">
            <text:p>194 918</text:p>
          </table:table-cell>
          <table:table-cell table:style-name="ce9" office:value-type="float" office:value="6738749159" calcext:value-type="float">
            <text:p>6 738 749 159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50" calcext:value-type="float">
            <text:p>1 050</text:p>
          </table:table-cell>
          <table:table-cell table:style-name="ce9" office:value-type="float" office:value="820" calcext:value-type="float">
            <text:p>820</text:p>
          </table:table-cell>
          <table:table-cell table:style-name="ce9" office:value-type="float" office:value="11330" calcext:value-type="float">
            <text:p>11 330</text:p>
          </table:table-cell>
          <table:table-cell table:style-name="ce9" office:value-type="float" office:value="9757" calcext:value-type="float">
            <text:p>9 757</text:p>
          </table:table-cell>
          <table:table-cell table:style-name="ce9" office:value-type="float" office:value="320019422" calcext:value-type="float">
            <text:p>320 019 422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515" calcext:value-type="float">
            <text:p>10 515</text:p>
          </table:table-cell>
          <table:table-cell table:style-name="ce9" office:value-type="float" office:value="8828" calcext:value-type="float">
            <text:p>8 828</text:p>
          </table:table-cell>
          <table:table-cell table:style-name="ce9" office:value-type="float" office:value="102489" calcext:value-type="float">
            <text:p>102 489</text:p>
          </table:table-cell>
          <table:table-cell table:style-name="ce9" office:value-type="float" office:value="96605" calcext:value-type="float">
            <text:p>96 605</text:p>
          </table:table-cell>
          <table:table-cell table:style-name="ce9" office:value-type="float" office:value="3486560134" calcext:value-type="float">
            <text:p>3 486 560 134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168" calcext:value-type="float">
            <text:p>10 168</text:p>
          </table:table-cell>
          <table:table-cell table:style-name="ce9" office:value-type="float" office:value="7430" calcext:value-type="float">
            <text:p>7 430</text:p>
          </table:table-cell>
          <table:table-cell table:style-name="ce9" office:value-type="float" office:value="115512" calcext:value-type="float">
            <text:p>115 512</text:p>
          </table:table-cell>
          <table:table-cell table:style-name="ce9" office:value-type="float" office:value="100264" calcext:value-type="float">
            <text:p>100 264</text:p>
          </table:table-cell>
          <table:table-cell table:style-name="ce9" office:value-type="float" office:value="3020987385" calcext:value-type="float">
            <text:p>3 020 987 385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2876" calcext:value-type="float">
            <text:p>92 876</text:p>
          </table:table-cell>
          <table:table-cell table:style-name="ce9" office:value-type="float" office:value="73488" calcext:value-type="float">
            <text:p>73 488</text:p>
          </table:table-cell>
          <table:table-cell table:style-name="ce9" office:value-type="float" office:value="938988" calcext:value-type="float">
            <text:p>938 988</text:p>
          </table:table-cell>
          <table:table-cell table:style-name="ce9" office:value-type="float" office:value="875209" calcext:value-type="float">
            <text:p>875 209</text:p>
          </table:table-cell>
          <table:table-cell table:style-name="ce9" office:value-type="float" office:value="28696221065" calcext:value-type="float">
            <text:p>28 696 221 06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084" calcext:value-type="float">
            <text:p>21 084</text:p>
          </table:table-cell>
          <table:table-cell table:style-name="ce9" office:value-type="float" office:value="15854" calcext:value-type="float">
            <text:p>15 854</text:p>
          </table:table-cell>
          <table:table-cell table:style-name="ce9" office:value-type="float" office:value="220550" calcext:value-type="float">
            <text:p>220 550</text:p>
          </table:table-cell>
          <table:table-cell table:style-name="ce9" office:value-type="float" office:value="196546" calcext:value-type="float">
            <text:p>196 546</text:p>
          </table:table-cell>
          <table:table-cell table:style-name="ce9" office:value-type="float" office:value="6050193131" calcext:value-type="float">
            <text:p>6 050 193 131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92264" calcext:value-type="float">
            <text:p>192 264</text:p>
          </table:table-cell>
          <table:table-cell table:style-name="ce9" office:value-type="float" office:value="153271" calcext:value-type="float">
            <text:p>153 271</text:p>
          </table:table-cell>
          <table:table-cell table:style-name="ce9" office:value-type="float" office:value="1674218" calcext:value-type="float">
            <text:p>1 674 218</text:p>
          </table:table-cell>
          <table:table-cell table:style-name="ce9" office:value-type="float" office:value="1564954" calcext:value-type="float">
            <text:p>1 564 954</text:p>
          </table:table-cell>
          <table:table-cell table:style-name="ce9" office:value-type="float" office:value="50283692651" calcext:value-type="float">
            <text:p>50 283 692 651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878" calcext:value-type="float">
            <text:p>21 878</text:p>
          </table:table-cell>
          <table:table-cell table:style-name="ce9" office:value-type="float" office:value="16860" calcext:value-type="float">
            <text:p>16 860</text:p>
          </table:table-cell>
          <table:table-cell table:style-name="ce9" office:value-type="float" office:value="209314" calcext:value-type="float">
            <text:p>209 314</text:p>
          </table:table-cell>
          <table:table-cell table:style-name="ce9" office:value-type="float" office:value="183922" calcext:value-type="float">
            <text:p>183 922</text:p>
          </table:table-cell>
          <table:table-cell table:style-name="ce9" office:value-type="float" office:value="5510414489" calcext:value-type="float">
            <text:p>5 510 414 48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7681" calcext:value-type="float">
            <text:p>187 681</text:p>
          </table:table-cell>
          <table:table-cell table:style-name="ce9" office:value-type="float" office:value="151254" calcext:value-type="float">
            <text:p>151 254</text:p>
          </table:table-cell>
          <table:table-cell table:style-name="ce9" office:value-type="float" office:value="1588388" calcext:value-type="float">
            <text:p>1 588 388</text:p>
          </table:table-cell>
          <table:table-cell table:style-name="ce9" office:value-type="float" office:value="1480868" calcext:value-type="float">
            <text:p>1 480 868</text:p>
          </table:table-cell>
          <table:table-cell table:style-name="ce9" office:value-type="float" office:value="49337320164" calcext:value-type="float">
            <text:p>49 337 320 164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890" calcext:value-type="float">
            <text:p>14 890</text:p>
          </table:table-cell>
          <table:table-cell table:style-name="ce9" office:value-type="float" office:value="10938" calcext:value-type="float">
            <text:p>10 938</text:p>
          </table:table-cell>
          <table:table-cell table:style-name="ce9" office:value-type="float" office:value="162490" calcext:value-type="float">
            <text:p>162 490</text:p>
          </table:table-cell>
          <table:table-cell table:style-name="ce9" office:value-type="float" office:value="141134" calcext:value-type="float">
            <text:p>141 134</text:p>
          </table:table-cell>
          <table:table-cell table:style-name="ce9" office:value-type="float" office:value="4353000323" calcext:value-type="float">
            <text:p>4 353 000 323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3658" calcext:value-type="float">
            <text:p>103 658</text:p>
          </table:table-cell>
          <table:table-cell table:style-name="ce9" office:value-type="float" office:value="81653" calcext:value-type="float">
            <text:p>81 653</text:p>
          </table:table-cell>
          <table:table-cell table:style-name="ce9" office:value-type="float" office:value="1122904" calcext:value-type="float">
            <text:p>1 122 904</text:p>
          </table:table-cell>
          <table:table-cell table:style-name="ce9" office:value-type="float" office:value="1050329" calcext:value-type="float">
            <text:p>1 050 329</text:p>
          </table:table-cell>
          <table:table-cell table:style-name="ce9" office:value-type="float" office:value="34348665065" calcext:value-type="float">
            <text:p>34 348 665 06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784" calcext:value-type="float">
            <text:p>15 784</text:p>
          </table:table-cell>
          <table:table-cell table:style-name="ce9" office:value-type="float" office:value="12232" calcext:value-type="float">
            <text:p>12 232</text:p>
          </table:table-cell>
          <table:table-cell table:style-name="ce9" office:value-type="float" office:value="156058" calcext:value-type="float">
            <text:p>156 058</text:p>
          </table:table-cell>
          <table:table-cell table:style-name="ce9" office:value-type="float" office:value="138371" calcext:value-type="float">
            <text:p>138 371</text:p>
          </table:table-cell>
          <table:table-cell table:style-name="ce9" office:value-type="float" office:value="4312359333" calcext:value-type="float">
            <text:p>4 312 359 333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2331" calcext:value-type="float">
            <text:p>182 331</text:p>
          </table:table-cell>
          <table:table-cell table:style-name="ce9" office:value-type="float" office:value="148276" calcext:value-type="float">
            <text:p>148 276</text:p>
          </table:table-cell>
          <table:table-cell table:style-name="ce9" office:value-type="float" office:value="1482181" calcext:value-type="float">
            <text:p>1 482 181</text:p>
          </table:table-cell>
          <table:table-cell table:style-name="ce9" office:value-type="float" office:value="1396397" calcext:value-type="float">
            <text:p>1 396 397</text:p>
          </table:table-cell>
          <table:table-cell table:style-name="ce9" office:value-type="float" office:value="47986613320" calcext:value-type="float">
            <text:p>47 986 613 320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0883" calcext:value-type="float">
            <text:p>20 883</text:p>
          </table:table-cell>
          <table:table-cell table:style-name="ce9" office:value-type="float" office:value="16876" calcext:value-type="float">
            <text:p>16 876</text:p>
          </table:table-cell>
          <table:table-cell table:style-name="ce9" office:value-type="float" office:value="40627" calcext:value-type="float">
            <text:p>40 627</text:p>
          </table:table-cell>
          <table:table-cell table:style-name="ce9" office:value-type="float" office:value="39116" calcext:value-type="float">
            <text:p>39 116</text:p>
          </table:table-cell>
          <table:table-cell table:style-name="ce9" office:value-type="float" office:value="1207125511" calcext:value-type="float">
            <text:p>1 207 125 511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351" calcext:value-type="float">
            <text:p>5 351</text:p>
          </table:table-cell>
          <table:table-cell table:style-name="ce9" office:value-type="float" office:value="3238" calcext:value-type="float">
            <text:p>3 238</text:p>
          </table:table-cell>
          <table:table-cell table:style-name="ce9" office:value-type="float" office:value="101584" calcext:value-type="float">
            <text:p>101 584</text:p>
          </table:table-cell>
          <table:table-cell table:style-name="ce9" office:value-type="float" office:value="84710" calcext:value-type="float">
            <text:p>84 710</text:p>
          </table:table-cell>
          <table:table-cell table:style-name="ce9" office:value-type="float" office:value="2564611401" calcext:value-type="float">
            <text:p>2 564 611 401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38" calcext:value-type="float">
            <text:p>1 438</text:p>
          </table:table-cell>
          <table:table-cell table:style-name="ce9" office:value-type="float" office:value="735" calcext:value-type="float">
            <text:p>735</text:p>
          </table:table-cell>
          <table:table-cell table:style-name="ce9" office:value-type="float" office:value="114930" calcext:value-type="float">
            <text:p>114 930</text:p>
          </table:table-cell>
          <table:table-cell table:style-name="ce9" office:value-type="float" office:value="96850" calcext:value-type="float">
            <text:p>96 850</text:p>
          </table:table-cell>
          <table:table-cell table:style-name="ce9" office:value-type="float" office:value="2805025079" calcext:value-type="float">
            <text:p>2 805 025 07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38401" calcext:value-type="float">
            <text:p>38 401</text:p>
          </table:table-cell>
          <table:table-cell table:style-name="ce9" office:value-type="float" office:value="34158" calcext:value-type="float">
            <text:p>34 158</text:p>
          </table:table-cell>
          <table:table-cell table:style-name="ce9" office:value-type="float" office:value="1289059796" calcext:value-type="float">
            <text:p>1 289 059 796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11795" calcext:value-type="float">
            <text:p>211 795</text:p>
          </table:table-cell>
          <table:table-cell table:style-name="ce9" office:value-type="float" office:value="174831" calcext:value-type="float">
            <text:p>174 831</text:p>
          </table:table-cell>
          <table:table-cell table:style-name="ce9" office:value-type="float" office:value="496039" calcext:value-type="float">
            <text:p>496 039</text:p>
          </table:table-cell>
          <table:table-cell table:style-name="ce9" office:value-type="float" office:value="481340" calcext:value-type="float">
            <text:p>481 340</text:p>
          </table:table-cell>
          <table:table-cell table:style-name="ce9" office:value-type="float" office:value="14728339450" calcext:value-type="float">
            <text:p>14 728 339 450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5392" calcext:value-type="float">
            <text:p>35 392</text:p>
          </table:table-cell>
          <table:table-cell table:style-name="ce9" office:value-type="float" office:value="23604" calcext:value-type="float">
            <text:p>23 604</text:p>
          </table:table-cell>
          <table:table-cell table:style-name="ce9" office:value-type="float" office:value="654260" calcext:value-type="float">
            <text:p>654 260</text:p>
          </table:table-cell>
          <table:table-cell table:style-name="ce9" office:value-type="float" office:value="602096" calcext:value-type="float">
            <text:p>602 096</text:p>
          </table:table-cell>
          <table:table-cell table:style-name="ce9" office:value-type="float" office:value="20528901315" calcext:value-type="float">
            <text:p>20 528 901 315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7490" calcext:value-type="float">
            <text:p>7 490</text:p>
          </table:table-cell>
          <table:table-cell table:style-name="ce9" office:value-type="float" office:value="4602" calcext:value-type="float">
            <text:p>4 602</text:p>
          </table:table-cell>
          <table:table-cell table:style-name="ce9" office:value-type="float" office:value="675478" calcext:value-type="float">
            <text:p>675 478</text:p>
          </table:table-cell>
          <table:table-cell table:style-name="ce9" office:value-type="float" office:value="617423" calcext:value-type="float">
            <text:p>617 423</text:p>
          </table:table-cell>
          <table:table-cell table:style-name="ce9" office:value-type="float" office:value="22696194654" calcext:value-type="float">
            <text:p>22 696 194 65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39" calcext:value-type="float">
            <text:p>1 039</text:p>
          </table:table-cell>
          <table:table-cell table:style-name="ce9" office:value-type="float" office:value="588" calcext:value-type="float">
            <text:p>588</text:p>
          </table:table-cell>
          <table:table-cell table:style-name="ce9" office:value-type="float" office:value="616021" calcext:value-type="float">
            <text:p>616 021</text:p>
          </table:table-cell>
          <table:table-cell table:style-name="ce9" office:value-type="float" office:value="569194" calcext:value-type="float">
            <text:p>569 194</text:p>
          </table:table-cell>
          <table:table-cell table:style-name="ce9" office:value-type="float" office:value="21985899366" calcext:value-type="float">
            <text:p>21 985 899 36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104" calcext:value-type="float">
            <text:p>7 104</text:p>
          </table:table-cell>
          <table:table-cell table:style-name="ce9" office:value-type="float" office:value="5267" calcext:value-type="float">
            <text:p>5 267</text:p>
          </table:table-cell>
          <table:table-cell table:style-name="ce9" office:value-type="float" office:value="14759" calcext:value-type="float">
            <text:p>14 759</text:p>
          </table:table-cell>
          <table:table-cell table:style-name="ce9" office:value-type="float" office:value="14283" calcext:value-type="float">
            <text:p>14 283</text:p>
          </table:table-cell>
          <table:table-cell table:style-name="ce9" office:value-type="float" office:value="446384764" calcext:value-type="float">
            <text:p>446 384 764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57" calcext:value-type="float">
            <text:p>1 957</text:p>
          </table:table-cell>
          <table:table-cell table:style-name="ce9" office:value-type="float" office:value="1087" calcext:value-type="float">
            <text:p>1 087</text:p>
          </table:table-cell>
          <table:table-cell table:style-name="ce9" office:value-type="float" office:value="38221" calcext:value-type="float">
            <text:p>38 221</text:p>
          </table:table-cell>
          <table:table-cell table:style-name="ce9" office:value-type="float" office:value="31829" calcext:value-type="float">
            <text:p>31 829</text:p>
          </table:table-cell>
          <table:table-cell table:style-name="ce9" office:value-type="float" office:value="954368694" calcext:value-type="float">
            <text:p>954 368 694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36" calcext:value-type="float">
            <text:p>436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float" office:value="35372" calcext:value-type="float">
            <text:p>35 372</text:p>
          </table:table-cell>
          <table:table-cell table:style-name="ce9" office:value-type="float" office:value="29768" calcext:value-type="float">
            <text:p>29 768</text:p>
          </table:table-cell>
          <table:table-cell table:style-name="ce9" office:value-type="float" office:value="833433370" calcext:value-type="float">
            <text:p>833 433 370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479" calcext:value-type="float">
            <text:p>12 479</text:p>
          </table:table-cell>
          <table:table-cell table:style-name="ce9" office:value-type="float" office:value="11172" calcext:value-type="float">
            <text:p>11 172</text:p>
          </table:table-cell>
          <table:table-cell table:style-name="ce9" office:value-type="float" office:value="386195028" calcext:value-type="float">
            <text:p>386 195 02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9280" calcext:value-type="float">
            <text:p>69 280</text:p>
          </table:table-cell>
          <table:table-cell table:style-name="ce9" office:value-type="float" office:value="56419" calcext:value-type="float">
            <text:p>56 419</text:p>
          </table:table-cell>
          <table:table-cell table:style-name="ce9" office:value-type="float" office:value="166025" calcext:value-type="float">
            <text:p>166 025</text:p>
          </table:table-cell>
          <table:table-cell table:style-name="ce9" office:value-type="float" office:value="157157" calcext:value-type="float">
            <text:p>157 157</text:p>
          </table:table-cell>
          <table:table-cell table:style-name="ce9" office:value-type="float" office:value="4476859059" calcext:value-type="float">
            <text:p>4 476 859 05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863" calcext:value-type="float">
            <text:p>10 863</text:p>
          </table:table-cell>
          <table:table-cell table:style-name="ce9" office:value-type="float" office:value="7158" calcext:value-type="float">
            <text:p>7 158</text:p>
          </table:table-cell>
          <table:table-cell table:style-name="ce9" office:value-type="float" office:value="203325" calcext:value-type="float">
            <text:p>203 325</text:p>
          </table:table-cell>
          <table:table-cell table:style-name="ce9" office:value-type="float" office:value="187531" calcext:value-type="float">
            <text:p>187 531</text:p>
          </table:table-cell>
          <table:table-cell table:style-name="ce9" office:value-type="float" office:value="5973105066" calcext:value-type="float">
            <text:p>5 973 105 06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338" calcext:value-type="float">
            <text:p>2 338</text:p>
          </table:table-cell>
          <table:table-cell table:style-name="ce9" office:value-type="float" office:value="1503" calcext:value-type="float">
            <text:p>1 503</text:p>
          </table:table-cell>
          <table:table-cell table:style-name="ce9" office:value-type="float" office:value="215220" calcext:value-type="float">
            <text:p>215 220</text:p>
          </table:table-cell>
          <table:table-cell table:style-name="ce9" office:value-type="float" office:value="197731" calcext:value-type="float">
            <text:p>197 731</text:p>
          </table:table-cell>
          <table:table-cell table:style-name="ce9" office:value-type="float" office:value="6621610521" calcext:value-type="float">
            <text:p>6 621 610 52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189348" calcext:value-type="float">
            <text:p>189 348</text:p>
          </table:table-cell>
          <table:table-cell table:style-name="ce9" office:value-type="float" office:value="175421" calcext:value-type="float">
            <text:p>175 421</text:p>
          </table:table-cell>
          <table:table-cell table:style-name="ce9" office:value-type="float" office:value="6152633851" calcext:value-type="float">
            <text:p>6 152 633 851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434" calcext:value-type="float">
            <text:p>9 434</text:p>
          </table:table-cell>
          <table:table-cell table:style-name="ce9" office:value-type="float" office:value="7686" calcext:value-type="float">
            <text:p>7 686</text:p>
          </table:table-cell>
          <table:table-cell table:style-name="ce9" office:value-type="float" office:value="17761" calcext:value-type="float">
            <text:p>17 761</text:p>
          </table:table-cell>
          <table:table-cell table:style-name="ce9" office:value-type="float" office:value="17839" calcext:value-type="float">
            <text:p>17 839</text:p>
          </table:table-cell>
          <table:table-cell table:style-name="ce9" office:value-type="float" office:value="522263166" calcext:value-type="float">
            <text:p>522 263 166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06" calcext:value-type="float">
            <text:p>2 306</text:p>
          </table:table-cell>
          <table:table-cell table:style-name="ce9" office:value-type="float" office:value="1456" calcext:value-type="float">
            <text:p>1 456</text:p>
          </table:table-cell>
          <table:table-cell table:style-name="ce9" office:value-type="float" office:value="46186" calcext:value-type="float">
            <text:p>46 186</text:p>
          </table:table-cell>
          <table:table-cell table:style-name="ce9" office:value-type="float" office:value="39816" calcext:value-type="float">
            <text:p>39 816</text:p>
          </table:table-cell>
          <table:table-cell table:style-name="ce9" office:value-type="float" office:value="1192372648" calcext:value-type="float">
            <text:p>1 192 372 648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56801" calcext:value-type="float">
            <text:p>56 801</text:p>
          </table:table-cell>
          <table:table-cell table:style-name="ce9" office:value-type="float" office:value="48660" calcext:value-type="float">
            <text:p>48 660</text:p>
          </table:table-cell>
          <table:table-cell table:style-name="ce9" office:value-type="float" office:value="1391295356" calcext:value-type="float">
            <text:p>1 391 295 356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7634" calcext:value-type="float">
            <text:p>27 634</text:p>
          </table:table-cell>
          <table:table-cell table:style-name="ce9" office:value-type="float" office:value="25897" calcext:value-type="float">
            <text:p>25 897</text:p>
          </table:table-cell>
          <table:table-cell table:style-name="ce9" office:value-type="float" office:value="1008198508" calcext:value-type="float">
            <text:p>1 008 198 508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9700" calcext:value-type="float">
            <text:p>79 700</text:p>
          </table:table-cell>
          <table:table-cell table:style-name="ce9" office:value-type="float" office:value="66171" calcext:value-type="float">
            <text:p>66 171</text:p>
          </table:table-cell>
          <table:table-cell table:style-name="ce9" office:value-type="float" office:value="187067" calcext:value-type="float">
            <text:p>187 067</text:p>
          </table:table-cell>
          <table:table-cell table:style-name="ce9" office:value-type="float" office:value="184531" calcext:value-type="float">
            <text:p>184 531</text:p>
          </table:table-cell>
          <table:table-cell table:style-name="ce9" office:value-type="float" office:value="5212121198" calcext:value-type="float">
            <text:p>5 212 121 198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821" calcext:value-type="float">
            <text:p>12 821</text:p>
          </table:table-cell>
          <table:table-cell table:style-name="ce9" office:value-type="float" office:value="8567" calcext:value-type="float">
            <text:p>8 567</text:p>
          </table:table-cell>
          <table:table-cell table:style-name="ce9" office:value-type="float" office:value="239387" calcext:value-type="float">
            <text:p>239 387</text:p>
          </table:table-cell>
          <table:table-cell table:style-name="ce9" office:value-type="float" office:value="221553" calcext:value-type="float">
            <text:p>221 553</text:p>
          </table:table-cell>
          <table:table-cell table:style-name="ce9" office:value-type="float" office:value="7024084689" calcext:value-type="float">
            <text:p>7 024 084 689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781" calcext:value-type="float">
            <text:p>2 781</text:p>
          </table:table-cell>
          <table:table-cell table:style-name="ce9" office:value-type="float" office:value="1763" calcext:value-type="float">
            <text:p>1 763</text:p>
          </table:table-cell>
          <table:table-cell table:style-name="ce9" office:value-type="float" office:value="255091" calcext:value-type="float">
            <text:p>255 091</text:p>
          </table:table-cell>
          <table:table-cell table:style-name="ce9" office:value-type="float" office:value="233220" calcext:value-type="float">
            <text:p>233 220</text:p>
          </table:table-cell>
          <table:table-cell table:style-name="ce9" office:value-type="float" office:value="7751632213" calcext:value-type="float">
            <text:p>7 751 632 21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233605" calcext:value-type="float">
            <text:p>233 605</text:p>
          </table:table-cell>
          <table:table-cell table:style-name="ce9" office:value-type="float" office:value="214626" calcext:value-type="float">
            <text:p>214 626</text:p>
          </table:table-cell>
          <table:table-cell table:style-name="ce9" office:value-type="float" office:value="7401200303" calcext:value-type="float">
            <text:p>7 401 200 30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877" calcext:value-type="float">
            <text:p>6 877</text:p>
          </table:table-cell>
          <table:table-cell table:style-name="ce9" office:value-type="float" office:value="5348" calcext:value-type="float">
            <text:p>5 348</text:p>
          </table:table-cell>
          <table:table-cell table:style-name="ce9" office:value-type="float" office:value="13146" calcext:value-type="float">
            <text:p>13 146</text:p>
          </table:table-cell>
          <table:table-cell table:style-name="ce9" office:value-type="float" office:value="12526" calcext:value-type="float">
            <text:p>12 526</text:p>
          </table:table-cell>
          <table:table-cell table:style-name="ce9" office:value-type="float" office:value="383859351" calcext:value-type="float">
            <text:p>383 859 351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71" calcext:value-type="float">
            <text:p>1 471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28889" calcext:value-type="float">
            <text:p>28 889</text:p>
          </table:table-cell>
          <table:table-cell table:style-name="ce9" office:value-type="float" office:value="24298" calcext:value-type="float">
            <text:p>24 298</text:p>
          </table:table-cell>
          <table:table-cell table:style-name="ce9" office:value-type="float" office:value="726637704" calcext:value-type="float">
            <text:p>726 637 70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30380" calcext:value-type="float">
            <text:p>30 380</text:p>
          </table:table-cell>
          <table:table-cell table:style-name="ce9" office:value-type="float" office:value="26074" calcext:value-type="float">
            <text:p>26 074</text:p>
          </table:table-cell>
          <table:table-cell table:style-name="ce9" office:value-type="float" office:value="724410856" calcext:value-type="float">
            <text:p>724 410 856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207" calcext:value-type="float">
            <text:p>12 207</text:p>
          </table:table-cell>
          <table:table-cell table:style-name="ce9" office:value-type="float" office:value="11378" calcext:value-type="float">
            <text:p>11 378</text:p>
          </table:table-cell>
          <table:table-cell table:style-name="ce9" office:value-type="float" office:value="450157056" calcext:value-type="float">
            <text:p>450 157 056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8150" calcext:value-type="float">
            <text:p>58 150</text:p>
          </table:table-cell>
          <table:table-cell table:style-name="ce9" office:value-type="float" office:value="47148" calcext:value-type="float">
            <text:p>47 148</text:p>
          </table:table-cell>
          <table:table-cell table:style-name="ce9" office:value-type="float" office:value="141156" calcext:value-type="float">
            <text:p>141 156</text:p>
          </table:table-cell>
          <table:table-cell table:style-name="ce9" office:value-type="float" office:value="137223" calcext:value-type="float">
            <text:p>137 223</text:p>
          </table:table-cell>
          <table:table-cell table:style-name="ce9" office:value-type="float" office:value="3901434996" calcext:value-type="float">
            <text:p>3 901 434 996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788" calcext:value-type="float">
            <text:p>9 788</text:p>
          </table:table-cell>
          <table:table-cell table:style-name="ce9" office:value-type="float" office:value="6308" calcext:value-type="float">
            <text:p>6 308</text:p>
          </table:table-cell>
          <table:table-cell table:style-name="ce9" office:value-type="float" office:value="185438" calcext:value-type="float">
            <text:p>185 438</text:p>
          </table:table-cell>
          <table:table-cell table:style-name="ce9" office:value-type="float" office:value="171999" calcext:value-type="float">
            <text:p>171 999</text:p>
          </table:table-cell>
          <table:table-cell table:style-name="ce9" office:value-type="float" office:value="5455394671" calcext:value-type="float">
            <text:p>5 455 394 671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193" calcext:value-type="float">
            <text:p>2 193</text:p>
          </table:table-cell>
          <table:table-cell table:style-name="ce9" office:value-type="float" office:value="1365" calcext:value-type="float">
            <text:p>1 365</text:p>
          </table:table-cell>
          <table:table-cell table:style-name="ce9" office:value-type="float" office:value="201985" calcext:value-type="float">
            <text:p>201 985</text:p>
          </table:table-cell>
          <table:table-cell table:style-name="ce9" office:value-type="float" office:value="187392" calcext:value-type="float">
            <text:p>187 392</text:p>
          </table:table-cell>
          <table:table-cell table:style-name="ce9" office:value-type="float" office:value="6314004314" calcext:value-type="float">
            <text:p>6 314 004 31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41" calcext:value-type="float">
            <text:p>341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190751" calcext:value-type="float">
            <text:p>190 751</text:p>
          </table:table-cell>
          <table:table-cell table:style-name="ce9" office:value-type="float" office:value="179502" calcext:value-type="float">
            <text:p>179 502</text:p>
          </table:table-cell>
          <table:table-cell table:style-name="ce9" office:value-type="float" office:value="6483215574" calcext:value-type="float">
            <text:p>6 483 215 574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632" calcext:value-type="float">
            <text:p>632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47939470" calcext:value-type="float">
            <text:p>47 939 470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3905" calcext:value-type="float">
            <text:p>3 905</text:p>
          </table:table-cell>
          <table:table-cell table:style-name="ce9" office:value-type="float" office:value="3246" calcext:value-type="float">
            <text:p>3 246</text:p>
          </table:table-cell>
          <table:table-cell table:style-name="ce9" office:value-type="float" office:value="97827540" calcext:value-type="float">
            <text:p>97 827 540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93" calcext:value-type="float">
            <text:p>1 993</text:p>
          </table:table-cell>
          <table:table-cell table:style-name="ce9" office:value-type="float" office:value="1660" calcext:value-type="float">
            <text:p>1 660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993" calcext:value-type="float">
            <text:p>13 993</text:p>
          </table:table-cell>
          <table:table-cell table:style-name="ce9" office:value-type="float" office:value="12441" calcext:value-type="float">
            <text:p>12 441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898646443" calcext:value-type="float">
            <text:p>898 646 443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62" calcext:value-type="float">
            <text:p>1 562</text:p>
          </table:table-cell>
          <table:table-cell table:style-name="ce9" office:value-type="float" office:value="1211" calcext:value-type="float">
            <text:p>1 211</text:p>
          </table:table-cell>
          <table:table-cell table:style-name="ce9" office:value-type="float" office:value="28437" calcext:value-type="float">
            <text:p>28 437</text:p>
          </table:table-cell>
          <table:table-cell table:style-name="ce9" office:value-type="float" office:value="27195" calcext:value-type="float">
            <text:p>27 195</text:p>
          </table:table-cell>
          <table:table-cell table:style-name="ce9" office:value-type="float" office:value="882920616" calcext:value-type="float">
            <text:p>882 920 616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21950" calcext:value-type="float">
            <text:p>21 950</text:p>
          </table:table-cell>
          <table:table-cell table:style-name="ce9" office:value-type="float" office:value="20370" calcext:value-type="float">
            <text:p>20 370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409" calcext:value-type="float">
            <text:p>11 409</text:p>
          </table:table-cell>
          <table:table-cell table:style-name="ce9" office:value-type="float" office:value="8575" calcext:value-type="float">
            <text:p>8 575</text:p>
          </table:table-cell>
          <table:table-cell table:style-name="ce9" office:value-type="float" office:value="23724" calcext:value-type="float">
            <text:p>23 724</text:p>
          </table:table-cell>
          <table:table-cell table:style-name="ce9" office:value-type="float" office:value="23240" calcext:value-type="float">
            <text:p>23 240</text:p>
          </table:table-cell>
          <table:table-cell table:style-name="ce9" office:value-type="float" office:value="734090664" calcext:value-type="float">
            <text:p>734 090 66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245" calcext:value-type="float">
            <text:p>3 245</text:p>
          </table:table-cell>
          <table:table-cell table:style-name="ce9" office:value-type="float" office:value="1885" calcext:value-type="float">
            <text:p>1 885</text:p>
          </table:table-cell>
          <table:table-cell table:style-name="ce9" office:value-type="float" office:value="63539" calcext:value-type="float">
            <text:p>63 539</text:p>
          </table:table-cell>
          <table:table-cell table:style-name="ce9" office:value-type="float" office:value="53503" calcext:value-type="float">
            <text:p>53 503</text:p>
          </table:table-cell>
          <table:table-cell table:style-name="ce9" office:value-type="float" office:value="1637873672" calcext:value-type="float">
            <text:p>1 637 873 672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42" calcext:value-type="float">
            <text:p>942</text:p>
          </table:table-cell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77217" calcext:value-type="float">
            <text:p>77 217</text:p>
          </table:table-cell>
          <table:table-cell table:style-name="ce9" office:value-type="float" office:value="66097" calcext:value-type="float">
            <text:p>66 097</text:p>
          </table:table-cell>
          <table:table-cell table:style-name="ce9" office:value-type="float" office:value="1874523972" calcext:value-type="float">
            <text:p>1 874 523 972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32895" calcext:value-type="float">
            <text:p>32 895</text:p>
          </table:table-cell>
          <table:table-cell table:style-name="ce9" office:value-type="float" office:value="29034" calcext:value-type="float">
            <text:p>29 034</text:p>
          </table:table-cell>
          <table:table-cell table:style-name="ce9" office:value-type="float" office:value="1047215126" calcext:value-type="float">
            <text:p>1 047 215 126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0913" calcext:value-type="float">
            <text:p>130 913</text:p>
          </table:table-cell>
          <table:table-cell table:style-name="ce9" office:value-type="float" office:value="107454" calcext:value-type="float">
            <text:p>107 454</text:p>
          </table:table-cell>
          <table:table-cell table:style-name="ce9" office:value-type="float" office:value="312275" calcext:value-type="float">
            <text:p>312 275</text:p>
          </table:table-cell>
          <table:table-cell table:style-name="ce9" office:value-type="float" office:value="293340" calcext:value-type="float">
            <text:p>293 340</text:p>
          </table:table-cell>
          <table:table-cell table:style-name="ce9" office:value-type="float" office:value="8550316019" calcext:value-type="float">
            <text:p>8 550 316 01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658" calcext:value-type="float">
            <text:p>21 658</text:p>
          </table:table-cell>
          <table:table-cell table:style-name="ce9" office:value-type="float" office:value="14159" calcext:value-type="float">
            <text:p>14 159</text:p>
          </table:table-cell>
          <table:table-cell table:style-name="ce9" office:value-type="float" office:value="404072" calcext:value-type="float">
            <text:p>404 072</text:p>
          </table:table-cell>
          <table:table-cell table:style-name="ce9" office:value-type="float" office:value="370570" calcext:value-type="float">
            <text:p>370 570</text:p>
          </table:table-cell>
          <table:table-cell table:style-name="ce9" office:value-type="float" office:value="12100912271" calcext:value-type="float">
            <text:p>12 100 912 27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532" calcext:value-type="float">
            <text:p>4 532</text:p>
          </table:table-cell>
          <table:table-cell table:style-name="ce9" office:value-type="float" office:value="2824" calcext:value-type="float">
            <text:p>2 824</text:p>
          </table:table-cell>
          <table:table-cell table:style-name="ce9" office:value-type="float" office:value="420206" calcext:value-type="float">
            <text:p>420 206</text:p>
          </table:table-cell>
          <table:table-cell table:style-name="ce9" office:value-type="float" office:value="385124" calcext:value-type="float">
            <text:p>385 124</text:p>
          </table:table-cell>
          <table:table-cell table:style-name="ce9" office:value-type="float" office:value="13615831818" calcext:value-type="float">
            <text:p>13 615 831 81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80" calcext:value-type="float">
            <text:p>680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402002" calcext:value-type="float">
            <text:p>402 002</text:p>
          </table:table-cell>
          <table:table-cell table:style-name="ce9" office:value-type="float" office:value="376837" calcext:value-type="float">
            <text:p>376 837</text:p>
          </table:table-cell>
          <table:table-cell table:style-name="ce9" office:value-type="float" office:value="13482781825" calcext:value-type="float">
            <text:p>13 482 781 825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43" calcext:value-type="float">
            <text:p>743</text:p>
          </table:table-cell>
          <table:table-cell table:style-name="ce9" office:value-type="float" office:value="556" calcext:value-type="float">
            <text:p>55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5076" calcext:value-type="float">
            <text:p>5 076</text:p>
          </table:table-cell>
          <table:table-cell table:style-name="ce9" office:value-type="float" office:value="4437" calcext:value-type="float">
            <text:p>4 437</text:p>
          </table:table-cell>
          <table:table-cell table:style-name="ce9" office:value-type="float" office:value="140831429" calcext:value-type="float">
            <text:p>140 831 429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148" calcext:value-type="float">
            <text:p>3 148</text:p>
          </table:table-cell>
          <table:table-cell table:style-name="ce9" office:value-type="float" office:value="2627" calcext:value-type="float">
            <text:p>2 627</text:p>
          </table:table-cell>
          <table:table-cell table:style-name="ce9" office:value-type="float" office:value="88698150" calcext:value-type="float">
            <text:p>88 698 15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809" calcext:value-type="float">
            <text:p>8 809</text:p>
          </table:table-cell>
          <table:table-cell table:style-name="ce9" office:value-type="float" office:value="7646" calcext:value-type="float">
            <text:p>7 64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05" calcext:value-type="float">
            <text:p>1 405</text:p>
          </table:table-cell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5006" calcext:value-type="float">
            <text:p>25 006</text:p>
          </table:table-cell>
          <table:table-cell table:style-name="ce9" office:value-type="float" office:value="23122" calcext:value-type="float">
            <text:p>23 122</text:p>
          </table:table-cell>
          <table:table-cell table:style-name="ce9" office:value-type="float" office:value="839393058" calcext:value-type="float">
            <text:p>839 393 058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24601" calcext:value-type="float">
            <text:p>24 601</text:p>
          </table:table-cell>
          <table:table-cell table:style-name="ce9" office:value-type="float" office:value="22815" calcext:value-type="float">
            <text:p>22 815</text:p>
          </table:table-cell>
          <table:table-cell table:style-name="ce9" office:value-type="float" office:value="972088099" calcext:value-type="float">
            <text:p>972 088 099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95" calcext:value-type="float">
            <text:p>295</text:p>
          </table:table-cell>
          <table:table-cell table:style-name="ce9" office:value-type="float" office:value="223" calcext:value-type="float">
            <text:p>22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976" calcext:value-type="float">
            <text:p>1 976</text:p>
          </table:table-cell>
          <table:table-cell table:style-name="ce9" office:value-type="float" office:value="1737" calcext:value-type="float">
            <text:p>1 737</text:p>
          </table:table-cell>
          <table:table-cell table:style-name="ce9" office:value-type="float" office:value="55478655" calcext:value-type="float">
            <text:p>55 478 655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70" calcext:value-type="float">
            <text:p>1 270</text:p>
          </table:table-cell>
          <table:table-cell table:style-name="ce9" office:value-type="float" office:value="1131" calcext:value-type="float">
            <text:p>1 131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425" calcext:value-type="float">
            <text:p>3 425</text:p>
          </table:table-cell>
          <table:table-cell table:style-name="ce9" office:value-type="float" office:value="2841" calcext:value-type="float">
            <text:p>2 84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12813" calcext:value-type="float">
            <text:p>12 813</text:p>
          </table:table-cell>
          <table:table-cell table:style-name="ce9" office:value-type="float" office:value="11834" calcext:value-type="float">
            <text:p>11 834</text:p>
          </table:table-cell>
          <table:table-cell table:style-name="ce9" office:value-type="float" office:value="454069098" calcext:value-type="float">
            <text:p>454 069 098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3956" calcext:value-type="float">
            <text:p>13 956</text:p>
          </table:table-cell>
          <table:table-cell table:style-name="ce9" office:value-type="float" office:value="12909" calcext:value-type="float">
            <text:p>12 909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0575" calcext:value-type="float">
            <text:p>10 575</text:p>
          </table:table-cell>
          <table:table-cell table:style-name="ce9" office:value-type="float" office:value="8088" calcext:value-type="float">
            <text:p>8 088</text:p>
          </table:table-cell>
          <table:table-cell table:style-name="ce9" office:value-type="float" office:value="20551" calcext:value-type="float">
            <text:p>20 551</text:p>
          </table:table-cell>
          <table:table-cell table:style-name="ce9" office:value-type="float" office:value="21395" calcext:value-type="float">
            <text:p>21 395</text:p>
          </table:table-cell>
          <table:table-cell table:style-name="ce9" office:value-type="float" office:value="679847439" calcext:value-type="float">
            <text:p>679 847 43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021" calcext:value-type="float">
            <text:p>3 021</text:p>
          </table:table-cell>
          <table:table-cell table:style-name="ce9" office:value-type="float" office:value="1616" calcext:value-type="float">
            <text:p>1 616</text:p>
          </table:table-cell>
          <table:table-cell table:style-name="ce9" office:value-type="float" office:value="61064" calcext:value-type="float">
            <text:p>61 064</text:p>
          </table:table-cell>
          <table:table-cell table:style-name="ce9" office:value-type="float" office:value="52280" calcext:value-type="float">
            <text:p>52 280</text:p>
          </table:table-cell>
          <table:table-cell table:style-name="ce9" office:value-type="float" office:value="1602429685" calcext:value-type="float">
            <text:p>1 602 429 685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036" calcext:value-type="float">
            <text:p>1 036</text:p>
          </table:table-cell>
          <table:table-cell table:style-name="ce9" office:value-type="float" office:value="555" calcext:value-type="float">
            <text:p>555</text:p>
          </table:table-cell>
          <table:table-cell table:style-name="ce9" office:value-type="float" office:value="87528" calcext:value-type="float">
            <text:p>87 528</text:p>
          </table:table-cell>
          <table:table-cell table:style-name="ce9" office:value-type="float" office:value="72999" calcext:value-type="float">
            <text:p>72 999</text:p>
          </table:table-cell>
          <table:table-cell table:style-name="ce9" office:value-type="float" office:value="2069955101" calcext:value-type="float">
            <text:p>2 069 955 101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9675" calcext:value-type="float">
            <text:p>29 675</text:p>
          </table:table-cell>
          <table:table-cell table:style-name="ce9" office:value-type="float" office:value="25580" calcext:value-type="float">
            <text:p>25 580</text:p>
          </table:table-cell>
          <table:table-cell table:style-name="ce9" office:value-type="float" office:value="795709338" calcext:value-type="float">
            <text:p>795 709 338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5547" calcext:value-type="float">
            <text:p>115 547</text:p>
          </table:table-cell>
          <table:table-cell table:style-name="ce9" office:value-type="float" office:value="93669" calcext:value-type="float">
            <text:p>93 669</text:p>
          </table:table-cell>
          <table:table-cell table:style-name="ce9" office:value-type="float" office:value="284265" calcext:value-type="float">
            <text:p>284 265</text:p>
          </table:table-cell>
          <table:table-cell table:style-name="ce9" office:value-type="float" office:value="272184" calcext:value-type="float">
            <text:p>272 184</text:p>
          </table:table-cell>
          <table:table-cell table:style-name="ce9" office:value-type="float" office:value="7890313370" calcext:value-type="float">
            <text:p>7 890 313 370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0735" calcext:value-type="float">
            <text:p>20 735</text:p>
          </table:table-cell>
          <table:table-cell table:style-name="ce9" office:value-type="float" office:value="13352" calcext:value-type="float">
            <text:p>13 352</text:p>
          </table:table-cell>
          <table:table-cell table:style-name="ce9" office:value-type="float" office:value="395478" calcext:value-type="float">
            <text:p>395 478</text:p>
          </table:table-cell>
          <table:table-cell table:style-name="ce9" office:value-type="float" office:value="361608" calcext:value-type="float">
            <text:p>361 608</text:p>
          </table:table-cell>
          <table:table-cell table:style-name="ce9" office:value-type="float" office:value="11578283957" calcext:value-type="float">
            <text:p>11 578 283 957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929" calcext:value-type="float">
            <text:p>4 929</text:p>
          </table:table-cell>
          <table:table-cell table:style-name="ce9" office:value-type="float" office:value="2963" calcext:value-type="float">
            <text:p>2 963</text:p>
          </table:table-cell>
          <table:table-cell table:style-name="ce9" office:value-type="float" office:value="457889" calcext:value-type="float">
            <text:p>457 889</text:p>
          </table:table-cell>
          <table:table-cell table:style-name="ce9" office:value-type="float" office:value="420321" calcext:value-type="float">
            <text:p>420 321</text:p>
          </table:table-cell>
          <table:table-cell table:style-name="ce9" office:value-type="float" office:value="14434949989" calcext:value-type="float">
            <text:p>14 434 949 98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28" calcext:value-type="float">
            <text:p>828</text:p>
          </table:table-cell>
          <table:table-cell table:style-name="ce9" office:value-type="float" office:value="485" calcext:value-type="float">
            <text:p>485</text:p>
          </table:table-cell>
          <table:table-cell table:style-name="ce9" office:value-type="float" office:value="507888" calcext:value-type="float">
            <text:p>507 888</text:p>
          </table:table-cell>
          <table:table-cell table:style-name="ce9" office:value-type="float" office:value="468541" calcext:value-type="float">
            <text:p>468 541</text:p>
          </table:table-cell>
          <table:table-cell table:style-name="ce9" office:value-type="float" office:value="16583791971" calcext:value-type="float">
            <text:p>16 583 791 971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4850" calcext:value-type="float">
            <text:p>24 850</text:p>
          </table:table-cell>
          <table:table-cell table:style-name="ce9" office:value-type="float" office:value="20773" calcext:value-type="float">
            <text:p>20 773</text:p>
          </table:table-cell>
          <table:table-cell table:style-name="ce9" office:value-type="float" office:value="46920" calcext:value-type="float">
            <text:p>46 920</text:p>
          </table:table-cell>
          <table:table-cell table:style-name="ce9" office:value-type="float" office:value="47016" calcext:value-type="float">
            <text:p>47 016</text:p>
          </table:table-cell>
          <table:table-cell table:style-name="ce9" office:value-type="float" office:value="1715137232" calcext:value-type="float">
            <text:p>1 715 137 232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256" calcext:value-type="float">
            <text:p>6 256</text:p>
          </table:table-cell>
          <table:table-cell table:style-name="ce9" office:value-type="float" office:value="3696" calcext:value-type="float">
            <text:p>3 696</text:p>
          </table:table-cell>
          <table:table-cell table:style-name="ce9" office:value-type="float" office:value="116650" calcext:value-type="float">
            <text:p>116 650</text:p>
          </table:table-cell>
          <table:table-cell table:style-name="ce9" office:value-type="float" office:value="98661" calcext:value-type="float">
            <text:p>98 661</text:p>
          </table:table-cell>
          <table:table-cell table:style-name="ce9" office:value-type="float" office:value="3508648473" calcext:value-type="float">
            <text:p>3 508 648 47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783" calcext:value-type="float">
            <text:p>1 783</text:p>
          </table:table-cell>
          <table:table-cell table:style-name="ce9" office:value-type="float" office:value="915" calcext:value-type="float">
            <text:p>915</text:p>
          </table:table-cell>
          <table:table-cell table:style-name="ce9" office:value-type="float" office:value="150601" calcext:value-type="float">
            <text:p>150 601</text:p>
          </table:table-cell>
          <table:table-cell table:style-name="ce9" office:value-type="float" office:value="130095" calcext:value-type="float">
            <text:p>130 095</text:p>
          </table:table-cell>
          <table:table-cell table:style-name="ce9" office:value-type="float" office:value="4404808967" calcext:value-type="float">
            <text:p>4 404 808 96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9554" calcext:value-type="float">
            <text:p>79 554</text:p>
          </table:table-cell>
          <table:table-cell table:style-name="ce9" office:value-type="float" office:value="73999" calcext:value-type="float">
            <text:p>73 999</text:p>
          </table:table-cell>
          <table:table-cell table:style-name="ce9" office:value-type="float" office:value="3347907074" calcext:value-type="float">
            <text:p>3 347 907 07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48195" calcext:value-type="float">
            <text:p>348 195</text:p>
          </table:table-cell>
          <table:table-cell table:style-name="ce9" office:value-type="float" office:value="300158" calcext:value-type="float">
            <text:p>300 158</text:p>
          </table:table-cell>
          <table:table-cell table:style-name="ce9" office:value-type="float" office:value="802664" calcext:value-type="float">
            <text:p>802 664</text:p>
          </table:table-cell>
          <table:table-cell table:style-name="ce9" office:value-type="float" office:value="795314" calcext:value-type="float">
            <text:p>795 314</text:p>
          </table:table-cell>
          <table:table-cell table:style-name="ce9" office:value-type="float" office:value="28854760124" calcext:value-type="float">
            <text:p>28 854 760 12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7448" calcext:value-type="float">
            <text:p>57 448</text:p>
          </table:table-cell>
          <table:table-cell table:style-name="ce9" office:value-type="float" office:value="38148" calcext:value-type="float">
            <text:p>38 148</text:p>
          </table:table-cell>
          <table:table-cell table:style-name="ce9" office:value-type="float" office:value="1065632" calcext:value-type="float">
            <text:p>1 065 632</text:p>
          </table:table-cell>
          <table:table-cell table:style-name="ce9" office:value-type="float" office:value="984480" calcext:value-type="float">
            <text:p>984 480</text:p>
          </table:table-cell>
          <table:table-cell table:style-name="ce9" office:value-type="float" office:value="40839169851" calcext:value-type="float">
            <text:p>40 839 169 851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920" calcext:value-type="float">
            <text:p>12 920</text:p>
          </table:table-cell>
          <table:table-cell table:style-name="ce9" office:value-type="float" office:value="7588" calcext:value-type="float">
            <text:p>7 588</text:p>
          </table:table-cell>
          <table:table-cell table:style-name="ce9" office:value-type="float" office:value="1201332" calcext:value-type="float">
            <text:p>1 201 332</text:p>
          </table:table-cell>
          <table:table-cell table:style-name="ce9" office:value-type="float" office:value="1115221" calcext:value-type="float">
            <text:p>1 115 221</text:p>
          </table:table-cell>
          <table:table-cell table:style-name="ce9" office:value-type="float" office:value="52489134247" calcext:value-type="float">
            <text:p>52 489 134 24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009" calcext:value-type="float">
            <text:p>3 009</text:p>
          </table:table-cell>
          <table:table-cell table:style-name="ce9" office:value-type="float" office:value="1512" calcext:value-type="float">
            <text:p>1 512</text:p>
          </table:table-cell>
          <table:table-cell table:style-name="ce9" office:value-type="float" office:value="2052719" calcext:value-type="float">
            <text:p>2 052 719</text:p>
          </table:table-cell>
          <table:table-cell table:style-name="ce9" office:value-type="float" office:value="1916055" calcext:value-type="float">
            <text:p>1 916 055</text:p>
          </table:table-cell>
          <table:table-cell table:style-name="ce9" office:value-type="float" office:value="94466390155" calcext:value-type="float">
            <text:p>94 466 390 155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89" calcext:value-type="float">
            <text:p>1 589</text:p>
          </table:table-cell>
          <table:table-cell table:style-name="ce9" office:value-type="float" office:value="1345" calcext:value-type="float">
            <text:p>1 345</text:p>
          </table:table-cell>
          <table:table-cell table:style-name="ce9" office:value-type="float" office:value="3728" calcext:value-type="float">
            <text:p>3 728</text:p>
          </table:table-cell>
          <table:table-cell table:style-name="ce9" office:value-type="float" office:value="3900" calcext:value-type="float">
            <text:p>3 900</text:p>
          </table:table-cell>
          <table:table-cell table:style-name="ce9" office:value-type="float" office:value="108936821" calcext:value-type="float">
            <text:p>108 936 821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25" calcext:value-type="float">
            <text:p>425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8045" calcext:value-type="float">
            <text:p>8 045</text:p>
          </table:table-cell>
          <table:table-cell table:style-name="ce9" office:value-type="float" office:value="7031" calcext:value-type="float">
            <text:p>7 031</text:p>
          </table:table-cell>
          <table:table-cell table:style-name="ce9" office:value-type="float" office:value="219805577" calcext:value-type="float">
            <text:p>219 805 577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8336" calcext:value-type="float">
            <text:p>8 336</text:p>
          </table:table-cell>
          <table:table-cell table:style-name="ce9" office:value-type="float" office:value="7121" calcext:value-type="float">
            <text:p>7 121</text:p>
          </table:table-cell>
          <table:table-cell table:style-name="ce9" office:value-type="float" office:value="218520176" calcext:value-type="float">
            <text:p>218 520 176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268" calcext:value-type="float">
            <text:p>3 268</text:p>
          </table:table-cell>
          <table:table-cell table:style-name="ce9" office:value-type="float" office:value="2701" calcext:value-type="float">
            <text:p>2 701</text:p>
          </table:table-cell>
          <table:table-cell table:style-name="ce9" office:value-type="float" office:value="87425440" calcext:value-type="float">
            <text:p>87 425 44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998" calcext:value-type="float">
            <text:p>18 998</text:p>
          </table:table-cell>
          <table:table-cell table:style-name="ce9" office:value-type="float" office:value="16234" calcext:value-type="float">
            <text:p>16 234</text:p>
          </table:table-cell>
          <table:table-cell table:style-name="ce9" office:value-type="float" office:value="43476" calcext:value-type="float">
            <text:p>43 476</text:p>
          </table:table-cell>
          <table:table-cell table:style-name="ce9" office:value-type="float" office:value="43291" calcext:value-type="float">
            <text:p>43 291</text:p>
          </table:table-cell>
          <table:table-cell table:style-name="ce9" office:value-type="float" office:value="1173551538" calcext:value-type="float">
            <text:p>1 173 551 53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855" calcext:value-type="float">
            <text:p>2 855</text:p>
          </table:table-cell>
          <table:table-cell table:style-name="ce9" office:value-type="float" office:value="1934" calcext:value-type="float">
            <text:p>1 934</text:p>
          </table:table-cell>
          <table:table-cell table:style-name="ce9" office:value-type="float" office:value="50446" calcext:value-type="float">
            <text:p>50 446</text:p>
          </table:table-cell>
          <table:table-cell table:style-name="ce9" office:value-type="float" office:value="47104" calcext:value-type="float">
            <text:p>47 104</text:p>
          </table:table-cell>
          <table:table-cell table:style-name="ce9" office:value-type="float" office:value="1616196520" calcext:value-type="float">
            <text:p>1 616 196 52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29" calcext:value-type="float">
            <text:p>529</text:p>
          </table:table-cell>
          <table:table-cell table:style-name="ce9" office:value-type="float" office:value="387" calcext:value-type="float">
            <text:p>387</text:p>
          </table:table-cell>
          <table:table-cell table:style-name="ce9" office:value-type="float" office:value="52069" calcext:value-type="float">
            <text:p>52 069</text:p>
          </table:table-cell>
          <table:table-cell table:style-name="ce9" office:value-type="float" office:value="47521" calcext:value-type="float">
            <text:p>47 521</text:p>
          </table:table-cell>
          <table:table-cell table:style-name="ce9" office:value-type="float" office:value="1928557364" calcext:value-type="float">
            <text:p>1 928 557 364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1249" calcext:value-type="float">
            <text:p>61 249</text:p>
          </table:table-cell>
          <table:table-cell table:style-name="ce9" office:value-type="float" office:value="57002" calcext:value-type="float">
            <text:p>57 002</text:p>
          </table:table-cell>
          <table:table-cell table:style-name="ce9" office:value-type="float" office:value="2020443737" calcext:value-type="float">
            <text:p>2 020 443 73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64" calcext:value-type="float">
            <text:p>764</text:p>
          </table:table-cell>
          <table:table-cell table:style-name="ce9" office:value-type="float" office:value="626" calcext:value-type="float">
            <text:p>62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4143" calcext:value-type="float">
            <text:p>4 143</text:p>
          </table:table-cell>
          <table:table-cell table:style-name="ce9" office:value-type="float" office:value="3600" calcext:value-type="float">
            <text:p>3 600</text:p>
          </table:table-cell>
          <table:table-cell table:style-name="ce9" office:value-type="float" office:value="116858820" calcext:value-type="float">
            <text:p>116 858 820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819" calcext:value-type="float">
            <text:p>4 819</text:p>
          </table:table-cell>
          <table:table-cell table:style-name="ce9" office:value-type="float" office:value="4091" calcext:value-type="float">
            <text:p>4 091</text:p>
          </table:table-cell>
          <table:table-cell table:style-name="ce9" office:value-type="float" office:value="141172314" calcext:value-type="float">
            <text:p>141 172 31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733" calcext:value-type="float">
            <text:p>8 733</text:p>
          </table:table-cell>
          <table:table-cell table:style-name="ce9" office:value-type="float" office:value="7546" calcext:value-type="float">
            <text:p>7 54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51" calcext:value-type="float">
            <text:p>1 451</text:p>
          </table:table-cell>
          <table:table-cell table:style-name="ce9" office:value-type="float" office:value="1017" calcext:value-type="float">
            <text:p>1 017</text:p>
          </table:table-cell>
          <table:table-cell table:style-name="ce9" office:value-type="float" office:value="26448" calcext:value-type="float">
            <text:p>26 448</text:p>
          </table:table-cell>
          <table:table-cell table:style-name="ce9" office:value-type="float" office:value="24476" calcext:value-type="float">
            <text:p>24 476</text:p>
          </table:table-cell>
          <table:table-cell table:style-name="ce9" office:value-type="float" office:value="861610764" calcext:value-type="float">
            <text:p>861 610 76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26988" calcext:value-type="float">
            <text:p>26 988</text:p>
          </table:table-cell>
          <table:table-cell table:style-name="ce9" office:value-type="float" office:value="24529" calcext:value-type="float">
            <text:p>24 529</text:p>
          </table:table-cell>
          <table:table-cell table:style-name="ce9" office:value-type="float" office:value="971770957" calcext:value-type="float">
            <text:p>971 770 95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757" calcext:value-type="float">
            <text:p>7 757</text:p>
          </table:table-cell>
          <table:table-cell table:style-name="ce9" office:value-type="float" office:value="6055" calcext:value-type="float">
            <text:p>6 055</text:p>
          </table:table-cell>
          <table:table-cell table:style-name="ce9" office:value-type="float" office:value="14429" calcext:value-type="float">
            <text:p>14 429</text:p>
          </table:table-cell>
          <table:table-cell table:style-name="ce9" office:value-type="float" office:value="14320" calcext:value-type="float">
            <text:p>14 320</text:p>
          </table:table-cell>
          <table:table-cell table:style-name="ce9" office:value-type="float" office:value="434971398" calcext:value-type="float">
            <text:p>434 971 39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26" calcext:value-type="float">
            <text:p>1 826</text:p>
          </table:table-cell>
          <table:table-cell table:style-name="ce9" office:value-type="float" office:value="1055" calcext:value-type="float">
            <text:p>1 055</text:p>
          </table:table-cell>
          <table:table-cell table:style-name="ce9" office:value-type="float" office:value="36039" calcext:value-type="float">
            <text:p>36 039</text:p>
          </table:table-cell>
          <table:table-cell table:style-name="ce9" office:value-type="float" office:value="30300" calcext:value-type="float">
            <text:p>30 300</text:p>
          </table:table-cell>
          <table:table-cell table:style-name="ce9" office:value-type="float" office:value="916214013" calcext:value-type="float">
            <text:p>916 214 013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44800" calcext:value-type="float">
            <text:p>44 800</text:p>
          </table:table-cell>
          <table:table-cell table:style-name="ce9" office:value-type="float" office:value="38444" calcext:value-type="float">
            <text:p>38 444</text:p>
          </table:table-cell>
          <table:table-cell table:style-name="ce9" office:value-type="float" office:value="1063493316" calcext:value-type="float">
            <text:p>1 063 493 316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0244" calcext:value-type="float">
            <text:p>20 244</text:p>
          </table:table-cell>
          <table:table-cell table:style-name="ce9" office:value-type="float" office:value="17200" calcext:value-type="float">
            <text:p>17 200</text:p>
          </table:table-cell>
          <table:table-cell table:style-name="ce9" office:value-type="float" office:value="606308658" calcext:value-type="float">
            <text:p>606 308 65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7143" calcext:value-type="float">
            <text:p>77 143</text:p>
          </table:table-cell>
          <table:table-cell table:style-name="ce9" office:value-type="float" office:value="63147" calcext:value-type="float">
            <text:p>63 147</text:p>
          </table:table-cell>
          <table:table-cell table:style-name="ce9" office:value-type="float" office:value="184499" calcext:value-type="float">
            <text:p>184 499</text:p>
          </table:table-cell>
          <table:table-cell table:style-name="ce9" office:value-type="float" office:value="176327" calcext:value-type="float">
            <text:p>176 327</text:p>
          </table:table-cell>
          <table:table-cell table:style-name="ce9" office:value-type="float" office:value="4940901832" calcext:value-type="float">
            <text:p>4 940 901 83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577" calcext:value-type="float">
            <text:p>12 577</text:p>
          </table:table-cell>
          <table:table-cell table:style-name="ce9" office:value-type="float" office:value="8336" calcext:value-type="float">
            <text:p>8 336</text:p>
          </table:table-cell>
          <table:table-cell table:style-name="ce9" office:value-type="float" office:value="238570" calcext:value-type="float">
            <text:p>238 570</text:p>
          </table:table-cell>
          <table:table-cell table:style-name="ce9" office:value-type="float" office:value="221324" calcext:value-type="float">
            <text:p>221 324</text:p>
          </table:table-cell>
          <table:table-cell table:style-name="ce9" office:value-type="float" office:value="6994464100" calcext:value-type="float">
            <text:p>6 994 464 10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705" calcext:value-type="float">
            <text:p>2 705</text:p>
          </table:table-cell>
          <table:table-cell table:style-name="ce9" office:value-type="float" office:value="1723" calcext:value-type="float">
            <text:p>1 723</text:p>
          </table:table-cell>
          <table:table-cell table:style-name="ce9" office:value-type="float" office:value="250580" calcext:value-type="float">
            <text:p>250 580</text:p>
          </table:table-cell>
          <table:table-cell table:style-name="ce9" office:value-type="float" office:value="230131" calcext:value-type="float">
            <text:p>230 131</text:p>
          </table:table-cell>
          <table:table-cell table:style-name="ce9" office:value-type="float" office:value="7782766794" calcext:value-type="float">
            <text:p>7 782 766 794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51" calcext:value-type="float">
            <text:p>451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265339" calcext:value-type="float">
            <text:p>265 339</text:p>
          </table:table-cell>
          <table:table-cell table:style-name="ce9" office:value-type="float" office:value="247427" calcext:value-type="float">
            <text:p>247 427</text:p>
          </table:table-cell>
          <table:table-cell table:style-name="ce9" office:value-type="float" office:value="8978088339" calcext:value-type="float">
            <text:p>8 978 088 339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173" calcext:value-type="float">
            <text:p>16 173</text:p>
          </table:table-cell>
          <table:table-cell table:style-name="ce9" office:value-type="float" office:value="12954" calcext:value-type="float">
            <text:p>12 954</text:p>
          </table:table-cell>
          <table:table-cell table:style-name="ce9" office:value-type="float" office:value="30383" calcext:value-type="float">
            <text:p>30 383</text:p>
          </table:table-cell>
          <table:table-cell table:style-name="ce9" office:value-type="float" office:value="31049" calcext:value-type="float">
            <text:p>31 049</text:p>
          </table:table-cell>
          <table:table-cell table:style-name="ce9" office:value-type="float" office:value="923529226" calcext:value-type="float">
            <text:p>923 529 22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821" calcext:value-type="float">
            <text:p>3 821</text:p>
          </table:table-cell>
          <table:table-cell table:style-name="ce9" office:value-type="float" office:value="2316" calcext:value-type="float">
            <text:p>2 316</text:p>
          </table:table-cell>
          <table:table-cell table:style-name="ce9" office:value-type="float" office:value="73946" calcext:value-type="float">
            <text:p>73 946</text:p>
          </table:table-cell>
          <table:table-cell table:style-name="ce9" office:value-type="float" office:value="63587" calcext:value-type="float">
            <text:p>63 587</text:p>
          </table:table-cell>
          <table:table-cell table:style-name="ce9" office:value-type="float" office:value="1867032087" calcext:value-type="float">
            <text:p>1 867 032 087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030" calcext:value-type="float">
            <text:p>1 030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84165" calcext:value-type="float">
            <text:p>84 165</text:p>
          </table:table-cell>
          <table:table-cell table:style-name="ce9" office:value-type="float" office:value="71982" calcext:value-type="float">
            <text:p>71 982</text:p>
          </table:table-cell>
          <table:table-cell table:style-name="ce9" office:value-type="float" office:value="2004214815" calcext:value-type="float">
            <text:p>2 004 214 81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2056" calcext:value-type="float">
            <text:p>32 056</text:p>
          </table:table-cell>
          <table:table-cell table:style-name="ce9" office:value-type="float" office:value="29929" calcext:value-type="float">
            <text:p>29 929</text:p>
          </table:table-cell>
          <table:table-cell table:style-name="ce9" office:value-type="float" office:value="1255417003" calcext:value-type="float">
            <text:p>1 255 417 00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2694" calcext:value-type="float">
            <text:p>162 694</text:p>
          </table:table-cell>
          <table:table-cell table:style-name="ce9" office:value-type="float" office:value="133680" calcext:value-type="float">
            <text:p>133 680</text:p>
          </table:table-cell>
          <table:table-cell table:style-name="ce9" office:value-type="float" office:value="375259" calcext:value-type="float">
            <text:p>375 259</text:p>
          </table:table-cell>
          <table:table-cell table:style-name="ce9" office:value-type="float" office:value="369227" calcext:value-type="float">
            <text:p>369 227</text:p>
          </table:table-cell>
          <table:table-cell table:style-name="ce9" office:value-type="float" office:value="10306284790" calcext:value-type="float">
            <text:p>10 306 284 790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4165" calcext:value-type="float">
            <text:p>24 165</text:p>
          </table:table-cell>
          <table:table-cell table:style-name="ce9" office:value-type="float" office:value="16153" calcext:value-type="float">
            <text:p>16 153</text:p>
          </table:table-cell>
          <table:table-cell table:style-name="ce9" office:value-type="float" office:value="450193" calcext:value-type="float">
            <text:p>450 193</text:p>
          </table:table-cell>
          <table:table-cell table:style-name="ce9" office:value-type="float" office:value="417781" calcext:value-type="float">
            <text:p>417 781</text:p>
          </table:table-cell>
          <table:table-cell table:style-name="ce9" office:value-type="float" office:value="13130380113" calcext:value-type="float">
            <text:p>13 130 380 11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753" calcext:value-type="float">
            <text:p>4 753</text:p>
          </table:table-cell>
          <table:table-cell table:style-name="ce9" office:value-type="float" office:value="3042" calcext:value-type="float">
            <text:p>3 042</text:p>
          </table:table-cell>
          <table:table-cell table:style-name="ce9" office:value-type="float" office:value="423518" calcext:value-type="float">
            <text:p>423 518</text:p>
          </table:table-cell>
          <table:table-cell table:style-name="ce9" office:value-type="float" office:value="390477" calcext:value-type="float">
            <text:p>390 477</text:p>
          </table:table-cell>
          <table:table-cell table:style-name="ce9" office:value-type="float" office:value="13153189448" calcext:value-type="float">
            <text:p>13 153 189 448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52" calcext:value-type="float">
            <text:p>652</text:p>
          </table:table-cell>
          <table:table-cell table:style-name="ce9" office:value-type="float" office:value="396" calcext:value-type="float">
            <text:p>396</text:p>
          </table:table-cell>
          <table:table-cell table:style-name="ce9" office:value-type="float" office:value="425248" calcext:value-type="float">
            <text:p>425 248</text:p>
          </table:table-cell>
          <table:table-cell table:style-name="ce9" office:value-type="float" office:value="387470" calcext:value-type="float">
            <text:p>387 470</text:p>
          </table:table-cell>
          <table:table-cell table:style-name="ce9" office:value-type="float" office:value="13693838300" calcext:value-type="float">
            <text:p>13 693 838 30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7179" calcext:value-type="float">
            <text:p>17 179</text:p>
          </table:table-cell>
          <table:table-cell table:style-name="ce9" office:value-type="float" office:value="14069" calcext:value-type="float">
            <text:p>14 069</text:p>
          </table:table-cell>
          <table:table-cell table:style-name="ce9" office:value-type="float" office:value="31497" calcext:value-type="float">
            <text:p>31 497</text:p>
          </table:table-cell>
          <table:table-cell table:style-name="ce9" office:value-type="float" office:value="31340" calcext:value-type="float">
            <text:p>31 340</text:p>
          </table:table-cell>
          <table:table-cell table:style-name="ce9" office:value-type="float" office:value="936371742" calcext:value-type="float">
            <text:p>936 371 74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588" calcext:value-type="float">
            <text:p>3 588</text:p>
          </table:table-cell>
          <table:table-cell table:style-name="ce9" office:value-type="float" office:value="2223" calcext:value-type="float">
            <text:p>2 223</text:p>
          </table:table-cell>
          <table:table-cell table:style-name="ce9" office:value-type="float" office:value="69395" calcext:value-type="float">
            <text:p>69 395</text:p>
          </table:table-cell>
          <table:table-cell table:style-name="ce9" office:value-type="float" office:value="59183" calcext:value-type="float">
            <text:p>59 183</text:p>
          </table:table-cell>
          <table:table-cell table:style-name="ce9" office:value-type="float" office:value="1749292866" calcext:value-type="float">
            <text:p>1 749 292 86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057" calcext:value-type="float">
            <text:p>1 057</text:p>
          </table:table-cell>
          <table:table-cell table:style-name="ce9" office:value-type="float" office:value="537" calcext:value-type="float">
            <text:p>537</text:p>
          </table:table-cell>
          <table:table-cell table:style-name="ce9" office:value-type="float" office:value="81520" calcext:value-type="float">
            <text:p>81 520</text:p>
          </table:table-cell>
          <table:table-cell table:style-name="ce9" office:value-type="float" office:value="69705" calcext:value-type="float">
            <text:p>69 705</text:p>
          </table:table-cell>
          <table:table-cell table:style-name="ce9" office:value-type="float" office:value="1964723472" calcext:value-type="float">
            <text:p>1 964 723 47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6902" calcext:value-type="float">
            <text:p>26 902</text:p>
          </table:table-cell>
          <table:table-cell table:style-name="ce9" office:value-type="float" office:value="23695" calcext:value-type="float">
            <text:p>23 695</text:p>
          </table:table-cell>
          <table:table-cell table:style-name="ce9" office:value-type="float" office:value="860026409" calcext:value-type="float">
            <text:p>860 026 40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0149" calcext:value-type="float">
            <text:p>160 149</text:p>
          </table:table-cell>
          <table:table-cell table:style-name="ce9" office:value-type="float" office:value="133489" calcext:value-type="float">
            <text:p>133 489</text:p>
          </table:table-cell>
          <table:table-cell table:style-name="ce9" office:value-type="float" office:value="356740" calcext:value-type="float">
            <text:p>356 740</text:p>
          </table:table-cell>
          <table:table-cell table:style-name="ce9" office:value-type="float" office:value="349029" calcext:value-type="float">
            <text:p>349 029</text:p>
          </table:table-cell>
          <table:table-cell table:style-name="ce9" office:value-type="float" office:value="9828829813" calcext:value-type="float">
            <text:p>9 828 829 813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2447" calcext:value-type="float">
            <text:p>22 447</text:p>
          </table:table-cell>
          <table:table-cell table:style-name="ce9" office:value-type="float" office:value="14657" calcext:value-type="float">
            <text:p>14 657</text:p>
          </table:table-cell>
          <table:table-cell table:style-name="ce9" office:value-type="float" office:value="411447" calcext:value-type="float">
            <text:p>411 447</text:p>
          </table:table-cell>
          <table:table-cell table:style-name="ce9" office:value-type="float" office:value="377252" calcext:value-type="float">
            <text:p>377 252</text:p>
          </table:table-cell>
          <table:table-cell table:style-name="ce9" office:value-type="float" office:value="12060664076" calcext:value-type="float">
            <text:p>12 060 664 07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466" calcext:value-type="float">
            <text:p>4 466</text:p>
          </table:table-cell>
          <table:table-cell table:style-name="ce9" office:value-type="float" office:value="2761" calcext:value-type="float">
            <text:p>2 761</text:p>
          </table:table-cell>
          <table:table-cell table:style-name="ce9" office:value-type="float" office:value="403298" calcext:value-type="float">
            <text:p>403 298</text:p>
          </table:table-cell>
          <table:table-cell table:style-name="ce9" office:value-type="float" office:value="366952" calcext:value-type="float">
            <text:p>366 952</text:p>
          </table:table-cell>
          <table:table-cell table:style-name="ce9" office:value-type="float" office:value="12693418053" calcext:value-type="float">
            <text:p>12 693 418 053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19" calcext:value-type="float">
            <text:p>619</text:p>
          </table:table-cell>
          <table:table-cell table:style-name="ce9" office:value-type="float" office:value="347" calcext:value-type="float">
            <text:p>347</text:p>
          </table:table-cell>
          <table:table-cell table:style-name="ce9" office:value-type="float" office:value="416903" calcext:value-type="float">
            <text:p>416 903</text:p>
          </table:table-cell>
          <table:table-cell table:style-name="ce9" office:value-type="float" office:value="387635" calcext:value-type="float">
            <text:p>387 635</text:p>
          </table:table-cell>
          <table:table-cell table:style-name="ce9" office:value-type="float" office:value="14754408222" calcext:value-type="float">
            <text:p>14 754 408 222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132" calcext:value-type="float">
            <text:p>11 132</text:p>
          </table:table-cell>
          <table:table-cell table:style-name="ce9" office:value-type="float" office:value="8794" calcext:value-type="float">
            <text:p>8 794</text:p>
          </table:table-cell>
          <table:table-cell table:style-name="ce9" office:value-type="float" office:value="22469" calcext:value-type="float">
            <text:p>22 469</text:p>
          </table:table-cell>
          <table:table-cell table:style-name="ce9" office:value-type="float" office:value="22094" calcext:value-type="float">
            <text:p>22 094</text:p>
          </table:table-cell>
          <table:table-cell table:style-name="ce9" office:value-type="float" office:value="661888175" calcext:value-type="float">
            <text:p>661 888 175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936" calcext:value-type="float">
            <text:p>2 936</text:p>
          </table:table-cell>
          <table:table-cell table:style-name="ce9" office:value-type="float" office:value="1679" calcext:value-type="float">
            <text:p>1 679</text:p>
          </table:table-cell>
          <table:table-cell table:style-name="ce9" office:value-type="float" office:value="56664" calcext:value-type="float">
            <text:p>56 664</text:p>
          </table:table-cell>
          <table:table-cell table:style-name="ce9" office:value-type="float" office:value="47868" calcext:value-type="float">
            <text:p>47 868</text:p>
          </table:table-cell>
          <table:table-cell table:style-name="ce9" office:value-type="float" office:value="1452408802" calcext:value-type="float">
            <text:p>1 452 408 802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433" calcext:value-type="float">
            <text:p>433</text:p>
          </table:table-cell>
          <table:table-cell table:style-name="ce9" office:value-type="float" office:value="62485" calcext:value-type="float">
            <text:p>62 485</text:p>
          </table:table-cell>
          <table:table-cell table:style-name="ce9" office:value-type="float" office:value="53852" calcext:value-type="float">
            <text:p>53 852</text:p>
          </table:table-cell>
          <table:table-cell table:style-name="ce9" office:value-type="float" office:value="1558391303" calcext:value-type="float">
            <text:p>1 558 391 303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0872" calcext:value-type="float">
            <text:p>20 872</text:p>
          </table:table-cell>
          <table:table-cell table:style-name="ce9" office:value-type="float" office:value="17319" calcext:value-type="float">
            <text:p>17 319</text:p>
          </table:table-cell>
          <table:table-cell table:style-name="ce9" office:value-type="float" office:value="680312043" calcext:value-type="float">
            <text:p>680 312 043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4437" calcext:value-type="float">
            <text:p>84 437</text:p>
          </table:table-cell>
          <table:table-cell table:style-name="ce9" office:value-type="float" office:value="68912" calcext:value-type="float">
            <text:p>68 912</text:p>
          </table:table-cell>
          <table:table-cell table:style-name="ce9" office:value-type="float" office:value="205364" calcext:value-type="float">
            <text:p>205 364</text:p>
          </table:table-cell>
          <table:table-cell table:style-name="ce9" office:value-type="float" office:value="202925" calcext:value-type="float">
            <text:p>202 925</text:p>
          </table:table-cell>
          <table:table-cell table:style-name="ce9" office:value-type="float" office:value="5767379917" calcext:value-type="float">
            <text:p>5 767 379 917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115" calcext:value-type="float">
            <text:p>15 115</text:p>
          </table:table-cell>
          <table:table-cell table:style-name="ce9" office:value-type="float" office:value="10105" calcext:value-type="float">
            <text:p>10 105</text:p>
          </table:table-cell>
          <table:table-cell table:style-name="ce9" office:value-type="float" office:value="285584" calcext:value-type="float">
            <text:p>285 584</text:p>
          </table:table-cell>
          <table:table-cell table:style-name="ce9" office:value-type="float" office:value="264172" calcext:value-type="float">
            <text:p>264 172</text:p>
          </table:table-cell>
          <table:table-cell table:style-name="ce9" office:value-type="float" office:value="8448557716" calcext:value-type="float">
            <text:p>8 448 557 716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569" calcext:value-type="float">
            <text:p>3 569</text:p>
          </table:table-cell>
          <table:table-cell table:style-name="ce9" office:value-type="float" office:value="2318" calcext:value-type="float">
            <text:p>2 318</text:p>
          </table:table-cell>
          <table:table-cell table:style-name="ce9" office:value-type="float" office:value="331737" calcext:value-type="float">
            <text:p>331 737</text:p>
          </table:table-cell>
          <table:table-cell table:style-name="ce9" office:value-type="float" office:value="304470" calcext:value-type="float">
            <text:p>304 470</text:p>
          </table:table-cell>
          <table:table-cell table:style-name="ce9" office:value-type="float" office:value="10305227876" calcext:value-type="float">
            <text:p>10 305 227 876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37" calcext:value-type="float">
            <text:p>537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00219" calcext:value-type="float">
            <text:p>300 219</text:p>
          </table:table-cell>
          <table:table-cell table:style-name="ce9" office:value-type="float" office:value="278763" calcext:value-type="float">
            <text:p>278 763</text:p>
          </table:table-cell>
          <table:table-cell table:style-name="ce9" office:value-type="float" office:value="9827499556" calcext:value-type="float">
            <text:p>9 827 499 556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2238" calcext:value-type="float">
            <text:p>12 238</text:p>
          </table:table-cell>
          <table:table-cell table:style-name="ce9" office:value-type="float" office:value="10158" calcext:value-type="float">
            <text:p>10 158</text:p>
          </table:table-cell>
          <table:table-cell table:style-name="ce9" office:value-type="float" office:value="23040" calcext:value-type="float">
            <text:p>23 040</text:p>
          </table:table-cell>
          <table:table-cell table:style-name="ce9" office:value-type="float" office:value="23681" calcext:value-type="float">
            <text:p>23 681</text:p>
          </table:table-cell>
          <table:table-cell table:style-name="ce9" office:value-type="float" office:value="727905233" calcext:value-type="float">
            <text:p>727 905 233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805" calcext:value-type="float">
            <text:p>2 805</text:p>
          </table:table-cell>
          <table:table-cell table:style-name="ce9" office:value-type="float" office:value="1672" calcext:value-type="float">
            <text:p>1 672</text:p>
          </table:table-cell>
          <table:table-cell table:style-name="ce9" office:value-type="float" office:value="53414" calcext:value-type="float">
            <text:p>53 414</text:p>
          </table:table-cell>
          <table:table-cell table:style-name="ce9" office:value-type="float" office:value="45905" calcext:value-type="float">
            <text:p>45 905</text:p>
          </table:table-cell>
          <table:table-cell table:style-name="ce9" office:value-type="float" office:value="1411513132" calcext:value-type="float">
            <text:p>1 411 513 13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93" calcext:value-type="float">
            <text:p>693</text:p>
          </table:table-cell>
          <table:table-cell table:style-name="ce9" office:value-type="float" office:value="370" calcext:value-type="float">
            <text:p>370</text:p>
          </table:table-cell>
          <table:table-cell table:style-name="ce9" office:value-type="float" office:value="55888" calcext:value-type="float">
            <text:p>55 888</text:p>
          </table:table-cell>
          <table:table-cell table:style-name="ce9" office:value-type="float" office:value="48013" calcext:value-type="float">
            <text:p>48 013</text:p>
          </table:table-cell>
          <table:table-cell table:style-name="ce9" office:value-type="float" office:value="1396301003" calcext:value-type="float">
            <text:p>1 396 301 003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3716" calcext:value-type="float">
            <text:p>23 716</text:p>
          </table:table-cell>
          <table:table-cell table:style-name="ce9" office:value-type="float" office:value="20772" calcext:value-type="float">
            <text:p>20 772</text:p>
          </table:table-cell>
          <table:table-cell table:style-name="ce9" office:value-type="float" office:value="776639965" calcext:value-type="float">
            <text:p>776 639 96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6993" calcext:value-type="float">
            <text:p>156 993</text:p>
          </table:table-cell>
          <table:table-cell table:style-name="ce9" office:value-type="float" office:value="132363" calcext:value-type="float">
            <text:p>132 363</text:p>
          </table:table-cell>
          <table:table-cell table:style-name="ce9" office:value-type="float" office:value="347432" calcext:value-type="float">
            <text:p>347 432</text:p>
          </table:table-cell>
          <table:table-cell table:style-name="ce9" office:value-type="float" office:value="345451" calcext:value-type="float">
            <text:p>345 451</text:p>
          </table:table-cell>
          <table:table-cell table:style-name="ce9" office:value-type="float" office:value="10226855356" calcext:value-type="float">
            <text:p>10 226 855 356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0662" calcext:value-type="float">
            <text:p>20 662</text:p>
          </table:table-cell>
          <table:table-cell table:style-name="ce9" office:value-type="float" office:value="13109" calcext:value-type="float">
            <text:p>13 109</text:p>
          </table:table-cell>
          <table:table-cell table:style-name="ce9" office:value-type="float" office:value="371789" calcext:value-type="float">
            <text:p>371 789</text:p>
          </table:table-cell>
          <table:table-cell table:style-name="ce9" office:value-type="float" office:value="344128" calcext:value-type="float">
            <text:p>344 128</text:p>
          </table:table-cell>
          <table:table-cell table:style-name="ce9" office:value-type="float" office:value="11666223710" calcext:value-type="float">
            <text:p>11 666 223 710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097" calcext:value-type="float">
            <text:p>4 097</text:p>
          </table:table-cell>
          <table:table-cell table:style-name="ce9" office:value-type="float" office:value="2470" calcext:value-type="float">
            <text:p>2 470</text:p>
          </table:table-cell>
          <table:table-cell table:style-name="ce9" office:value-type="float" office:value="362694" calcext:value-type="float">
            <text:p>362 694</text:p>
          </table:table-cell>
          <table:table-cell table:style-name="ce9" office:value-type="float" office:value="332613" calcext:value-type="float">
            <text:p>332 613</text:p>
          </table:table-cell>
          <table:table-cell table:style-name="ce9" office:value-type="float" office:value="12019806672" calcext:value-type="float">
            <text:p>12 019 806 67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Ensemb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79" calcext:value-type="float">
            <text:p>579</text:p>
          </table:table-cell>
          <table:table-cell table:style-name="ce9" office:value-type="float" office:value="334" calcext:value-type="float">
            <text:p>334</text:p>
          </table:table-cell>
          <table:table-cell table:style-name="ce9" office:value-type="float" office:value="400266" calcext:value-type="float">
            <text:p>400 266</text:p>
          </table:table-cell>
          <table:table-cell table:style-name="ce9" office:value-type="float" office:value="374205" calcext:value-type="float">
            <text:p>374 205</text:p>
          </table:table-cell>
          <table:table-cell table:style-name="ce9" office:value-type="float" office:value="14073727582" calcext:value-type="float">
            <text:p>14 073 727 582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478" calcext:value-type="float">
            <text:p>2 478</text:p>
          </table:table-cell>
          <table:table-cell table:style-name="ce9" office:value-type="float" office:value="882" calcext:value-type="float">
            <text:p>882</text:p>
          </table:table-cell>
          <table:table-cell table:style-name="ce9" office:value-type="float" office:value="35962" calcext:value-type="float">
            <text:p>35 962</text:p>
          </table:table-cell>
          <table:table-cell table:style-name="ce9" office:value-type="float" office:value="34624" calcext:value-type="float">
            <text:p>34 624</text:p>
          </table:table-cell>
          <table:table-cell table:style-name="ce9" office:value-type="float" office:value="1437260189" calcext:value-type="float">
            <text:p>1 437 260 18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63" calcext:value-type="float">
            <text:p>1 063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9163" calcext:value-type="float">
            <text:p>19 163</text:p>
          </table:table-cell>
          <table:table-cell table:style-name="ce9" office:value-type="float" office:value="16972" calcext:value-type="float">
            <text:p>16 972</text:p>
          </table:table-cell>
          <table:table-cell table:style-name="ce9" office:value-type="float" office:value="648342444" calcext:value-type="float">
            <text:p>648 342 44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4001" calcext:value-type="float">
            <text:p>24 001</text:p>
          </table:table-cell>
          <table:table-cell table:style-name="ce9" office:value-type="float" office:value="19861" calcext:value-type="float">
            <text:p>19 861</text:p>
          </table:table-cell>
          <table:table-cell table:style-name="ce9" office:value-type="float" office:value="232242" calcext:value-type="float">
            <text:p>232 242</text:p>
          </table:table-cell>
          <table:table-cell table:style-name="ce9" office:value-type="float" office:value="196271" calcext:value-type="float">
            <text:p>196 271</text:p>
          </table:table-cell>
          <table:table-cell table:style-name="ce9" office:value-type="float" office:value="5558003634" calcext:value-type="float">
            <text:p>5 558 003 63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8175" calcext:value-type="float">
            <text:p>8 175</text:p>
          </table:table-cell>
          <table:table-cell table:style-name="ce9" office:value-type="float" office:value="6969" calcext:value-type="float">
            <text:p>6 969</text:p>
          </table:table-cell>
          <table:table-cell table:style-name="ce9" office:value-type="float" office:value="222215520" calcext:value-type="float">
            <text:p>222 215 520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39263" calcext:value-type="float">
            <text:p>239 263</text:p>
          </table:table-cell>
          <table:table-cell table:style-name="ce9" office:value-type="float" office:value="196322" calcext:value-type="float">
            <text:p>196 322</text:p>
          </table:table-cell>
          <table:table-cell table:style-name="ce9" office:value-type="float" office:value="1811941" calcext:value-type="float">
            <text:p>1 811 941</text:p>
          </table:table-cell>
          <table:table-cell table:style-name="ce9" office:value-type="float" office:value="1689987" calcext:value-type="float">
            <text:p>1 689 987</text:p>
          </table:table-cell>
          <table:table-cell table:style-name="ce9" office:value-type="float" office:value="60877267354" calcext:value-type="float">
            <text:p>60 877 267 35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453" calcext:value-type="float">
            <text:p>16 453</text:p>
          </table:table-cell>
          <table:table-cell table:style-name="ce9" office:value-type="float" office:value="7303" calcext:value-type="float">
            <text:p>7 303</text:p>
          </table:table-cell>
          <table:table-cell table:style-name="ce9" office:value-type="float" office:value="629857" calcext:value-type="float">
            <text:p>629 857</text:p>
          </table:table-cell>
          <table:table-cell table:style-name="ce9" office:value-type="float" office:value="580065" calcext:value-type="float">
            <text:p>580 065</text:p>
          </table:table-cell>
          <table:table-cell table:style-name="ce9" office:value-type="float" office:value="19062067431" calcext:value-type="float">
            <text:p>19 062 067 43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46" calcext:value-type="float">
            <text:p>1 146</text:p>
          </table:table-cell>
          <table:table-cell table:style-name="ce9" office:value-type="float" office:value="454" calcext:value-type="float">
            <text:p>454</text:p>
          </table:table-cell>
          <table:table-cell table:style-name="ce9" office:value-type="float" office:value="14053" calcext:value-type="float">
            <text:p>14 053</text:p>
          </table:table-cell>
          <table:table-cell table:style-name="ce9" office:value-type="float" office:value="13645" calcext:value-type="float">
            <text:p>13 645</text:p>
          </table:table-cell>
          <table:table-cell table:style-name="ce9" office:value-type="float" office:value="572372489" calcext:value-type="float">
            <text:p>572 372 48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8794" calcext:value-type="float">
            <text:p>8 794</text:p>
          </table:table-cell>
          <table:table-cell table:style-name="ce9" office:value-type="float" office:value="7646" calcext:value-type="float">
            <text:p>7 646</text:p>
          </table:table-cell>
          <table:table-cell table:style-name="ce9" office:value-type="float" office:value="235891541" calcext:value-type="float">
            <text:p>235 891 54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816" calcext:value-type="float">
            <text:p>7 816</text:p>
          </table:table-cell>
          <table:table-cell table:style-name="ce9" office:value-type="float" office:value="6080" calcext:value-type="float">
            <text:p>6 080</text:p>
          </table:table-cell>
          <table:table-cell table:style-name="ce9" office:value-type="float" office:value="76300" calcext:value-type="float">
            <text:p>76 300</text:p>
          </table:table-cell>
          <table:table-cell table:style-name="ce9" office:value-type="float" office:value="64265" calcext:value-type="float">
            <text:p>64 265</text:p>
          </table:table-cell>
          <table:table-cell table:style-name="ce9" office:value-type="float" office:value="1766114547" calcext:value-type="float">
            <text:p>1 766 114 547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84" calcext:value-type="float">
            <text:p>1 684</text:p>
          </table:table-cell>
          <table:table-cell table:style-name="ce9" office:value-type="float" office:value="1497" calcext:value-type="float">
            <text:p>1 497</text:p>
          </table:table-cell>
          <table:table-cell table:style-name="ce9" office:value-type="float" office:value="46003279" calcext:value-type="float">
            <text:p>46 003 27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2611" calcext:value-type="float">
            <text:p>72 611</text:p>
          </table:table-cell>
          <table:table-cell table:style-name="ce9" office:value-type="float" office:value="59688" calcext:value-type="float">
            <text:p>59 688</text:p>
          </table:table-cell>
          <table:table-cell table:style-name="ce9" office:value-type="float" office:value="536796" calcext:value-type="float">
            <text:p>536 796</text:p>
          </table:table-cell>
          <table:table-cell table:style-name="ce9" office:value-type="float" office:value="499842" calcext:value-type="float">
            <text:p>499 842</text:p>
          </table:table-cell>
          <table:table-cell table:style-name="ce9" office:value-type="float" office:value="16201569400" calcext:value-type="float">
            <text:p>16 201 569 400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206" calcext:value-type="float">
            <text:p>10 206</text:p>
          </table:table-cell>
          <table:table-cell table:style-name="ce9" office:value-type="float" office:value="5610" calcext:value-type="float">
            <text:p>5 610</text:p>
          </table:table-cell>
          <table:table-cell table:style-name="ce9" office:value-type="float" office:value="237122" calcext:value-type="float">
            <text:p>237 122</text:p>
          </table:table-cell>
          <table:table-cell table:style-name="ce9" office:value-type="float" office:value="217997" calcext:value-type="float">
            <text:p>217 997</text:p>
          </table:table-cell>
          <table:table-cell table:style-name="ce9" office:value-type="float" office:value="7022639097" calcext:value-type="float">
            <text:p>7 022 639 097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25" calcext:value-type="float">
            <text:p>1 425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7993" calcext:value-type="float">
            <text:p>27 993</text:p>
          </table:table-cell>
          <table:table-cell table:style-name="ce9" office:value-type="float" office:value="27415" calcext:value-type="float">
            <text:p>27 415</text:p>
          </table:table-cell>
          <table:table-cell table:style-name="ce9" office:value-type="float" office:value="1052964353" calcext:value-type="float">
            <text:p>1 052 964 35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8388" calcext:value-type="float">
            <text:p>8 388</text:p>
          </table:table-cell>
          <table:table-cell table:style-name="ce9" office:value-type="float" office:value="7556" calcext:value-type="float">
            <text:p>7 556</text:p>
          </table:table-cell>
          <table:table-cell table:style-name="ce9" office:value-type="float" office:value="266597153" calcext:value-type="float">
            <text:p>266 597 15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583" calcext:value-type="float">
            <text:p>10 583</text:p>
          </table:table-cell>
          <table:table-cell table:style-name="ce9" office:value-type="float" office:value="8799" calcext:value-type="float">
            <text:p>8 799</text:p>
          </table:table-cell>
          <table:table-cell table:style-name="ce9" office:value-type="float" office:value="107243" calcext:value-type="float">
            <text:p>107 243</text:p>
          </table:table-cell>
          <table:table-cell table:style-name="ce9" office:value-type="float" office:value="93095" calcext:value-type="float">
            <text:p>93 095</text:p>
          </table:table-cell>
          <table:table-cell table:style-name="ce9" office:value-type="float" office:value="2659437150" calcext:value-type="float">
            <text:p>2 659 437 15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758" calcext:value-type="float">
            <text:p>4 758</text:p>
          </table:table-cell>
          <table:table-cell table:style-name="ce9" office:value-type="float" office:value="4145" calcext:value-type="float">
            <text:p>4 145</text:p>
          </table:table-cell>
          <table:table-cell table:style-name="ce9" office:value-type="float" office:value="135131022" calcext:value-type="float">
            <text:p>135 131 022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0094" calcext:value-type="float">
            <text:p>90 094</text:p>
          </table:table-cell>
          <table:table-cell table:style-name="ce9" office:value-type="float" office:value="74172" calcext:value-type="float">
            <text:p>74 172</text:p>
          </table:table-cell>
          <table:table-cell table:style-name="ce9" office:value-type="float" office:value="660701" calcext:value-type="float">
            <text:p>660 701</text:p>
          </table:table-cell>
          <table:table-cell table:style-name="ce9" office:value-type="float" office:value="620702" calcext:value-type="float">
            <text:p>620 702</text:p>
          </table:table-cell>
          <table:table-cell table:style-name="ce9" office:value-type="float" office:value="19896852469" calcext:value-type="float">
            <text:p>19 896 852 469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608" calcext:value-type="float">
            <text:p>5 608</text:p>
          </table:table-cell>
          <table:table-cell table:style-name="ce9" office:value-type="float" office:value="2571" calcext:value-type="float">
            <text:p>2 571</text:p>
          </table:table-cell>
          <table:table-cell table:style-name="ce9" office:value-type="float" office:value="254449" calcext:value-type="float">
            <text:p>254 449</text:p>
          </table:table-cell>
          <table:table-cell table:style-name="ce9" office:value-type="float" office:value="233228" calcext:value-type="float">
            <text:p>233 228</text:p>
          </table:table-cell>
          <table:table-cell table:style-name="ce9" office:value-type="float" office:value="7492185934" calcext:value-type="float">
            <text:p>7 492 185 93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58" calcext:value-type="float">
            <text:p>958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float" office:value="13170" calcext:value-type="float">
            <text:p>13 170</text:p>
          </table:table-cell>
          <table:table-cell table:style-name="ce9" office:value-type="float" office:value="12981" calcext:value-type="float">
            <text:p>12 981</text:p>
          </table:table-cell>
          <table:table-cell table:style-name="ce9" office:value-type="float" office:value="541519352" calcext:value-type="float">
            <text:p>541 519 352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52" calcext:value-type="float">
            <text:p>35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7411" calcext:value-type="float">
            <text:p>7 411</text:p>
          </table:table-cell>
          <table:table-cell table:style-name="ce9" office:value-type="float" office:value="6909" calcext:value-type="float">
            <text:p>6 909</text:p>
          </table:table-cell>
          <table:table-cell table:style-name="ce9" office:value-type="float" office:value="281552153" calcext:value-type="float">
            <text:p>281 552 15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382" calcext:value-type="float">
            <text:p>7 382</text:p>
          </table:table-cell>
          <table:table-cell table:style-name="ce9" office:value-type="float" office:value="6107" calcext:value-type="float">
            <text:p>6 107</text:p>
          </table:table-cell>
          <table:table-cell table:style-name="ce9" office:value-type="float" office:value="61509" calcext:value-type="float">
            <text:p>61 509</text:p>
          </table:table-cell>
          <table:table-cell table:style-name="ce9" office:value-type="float" office:value="52032" calcext:value-type="float">
            <text:p>52 032</text:p>
          </table:table-cell>
          <table:table-cell table:style-name="ce9" office:value-type="float" office:value="1397018493" calcext:value-type="float">
            <text:p>1 397 018 49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32" calcext:value-type="float">
            <text:p>2 532</text:p>
          </table:table-cell>
          <table:table-cell table:style-name="ce9" office:value-type="float" office:value="2353" calcext:value-type="float">
            <text:p>2 353</text:p>
          </table:table-cell>
          <table:table-cell table:style-name="ce9" office:value-type="float" office:value="64974969" calcext:value-type="float">
            <text:p>64 974 969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3938" calcext:value-type="float">
            <text:p>63 938</text:p>
          </table:table-cell>
          <table:table-cell table:style-name="ce9" office:value-type="float" office:value="51649" calcext:value-type="float">
            <text:p>51 649</text:p>
          </table:table-cell>
          <table:table-cell table:style-name="ce9" office:value-type="float" office:value="518274" calcext:value-type="float">
            <text:p>518 274</text:p>
          </table:table-cell>
          <table:table-cell table:style-name="ce9" office:value-type="float" office:value="488201" calcext:value-type="float">
            <text:p>488 201</text:p>
          </table:table-cell>
          <table:table-cell table:style-name="ce9" office:value-type="float" office:value="16152325984" calcext:value-type="float">
            <text:p>16 152 325 98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534" calcext:value-type="float">
            <text:p>6 534</text:p>
          </table:table-cell>
          <table:table-cell table:style-name="ce9" office:value-type="float" office:value="3360" calcext:value-type="float">
            <text:p>3 360</text:p>
          </table:table-cell>
          <table:table-cell table:style-name="ce9" office:value-type="float" office:value="201056" calcext:value-type="float">
            <text:p>201 056</text:p>
          </table:table-cell>
          <table:table-cell table:style-name="ce9" office:value-type="float" office:value="187915" calcext:value-type="float">
            <text:p>187 915</text:p>
          </table:table-cell>
          <table:table-cell table:style-name="ce9" office:value-type="float" office:value="6001723571" calcext:value-type="float">
            <text:p>6 001 723 571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921" calcext:value-type="float">
            <text:p>921</text:p>
          </table:table-cell>
          <table:table-cell table:style-name="ce9" office:value-type="float" office:value="861" calcext:value-type="float">
            <text:p>861</text:p>
          </table:table-cell>
          <table:table-cell table:style-name="ce9" office:value-type="float" office:value="41894239" calcext:value-type="float">
            <text:p>41 894 239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07" calcext:value-type="float">
            <text:p>907</text:p>
          </table:table-cell>
          <table:table-cell table:style-name="ce9" office:value-type="float" office:value="735" calcext:value-type="float">
            <text:p>735</text:p>
          </table:table-cell>
          <table:table-cell table:style-name="ce9" office:value-type="float" office:value="6373" calcext:value-type="float">
            <text:p>6 373</text:p>
          </table:table-cell>
          <table:table-cell table:style-name="ce9" office:value-type="float" office:value="5520" calcext:value-type="float">
            <text:p>5 520</text:p>
          </table:table-cell>
          <table:table-cell table:style-name="ce9" office:value-type="float" office:value="148346332" calcext:value-type="float">
            <text:p>148 346 332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801" calcext:value-type="float">
            <text:p>14 801</text:p>
          </table:table-cell>
          <table:table-cell table:style-name="ce9" office:value-type="float" office:value="13348" calcext:value-type="float">
            <text:p>13 348</text:p>
          </table:table-cell>
          <table:table-cell table:style-name="ce9" office:value-type="float" office:value="63694" calcext:value-type="float">
            <text:p>63 694</text:p>
          </table:table-cell>
          <table:table-cell table:style-name="ce9" office:value-type="float" office:value="64430" calcext:value-type="float">
            <text:p>64 430</text:p>
          </table:table-cell>
          <table:table-cell table:style-name="ce9" office:value-type="float" office:value="1943699815" calcext:value-type="float">
            <text:p>1 943 699 815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12" calcext:value-type="float">
            <text:p>1 012</text:p>
          </table:table-cell>
          <table:table-cell table:style-name="ce9" office:value-type="float" office:value="493" calcext:value-type="float">
            <text:p>493</text:p>
          </table:table-cell>
          <table:table-cell table:style-name="ce9" office:value-type="float" office:value="31253" calcext:value-type="float">
            <text:p>31 253</text:p>
          </table:table-cell>
          <table:table-cell table:style-name="ce9" office:value-type="float" office:value="29902" calcext:value-type="float">
            <text:p>29 902</text:p>
          </table:table-cell>
          <table:table-cell table:style-name="ce9" office:value-type="float" office:value="1063527394" calcext:value-type="float">
            <text:p>1 063 527 39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85" calcext:value-type="float">
            <text:p>2 185</text:p>
          </table:table-cell>
          <table:table-cell table:style-name="ce9" office:value-type="float" office:value="877" calcext:value-type="float">
            <text:p>877</text:p>
          </table:table-cell>
          <table:table-cell table:style-name="ce9" office:value-type="float" office:value="30051" calcext:value-type="float">
            <text:p>30 051</text:p>
          </table:table-cell>
          <table:table-cell table:style-name="ce9" office:value-type="float" office:value="29309" calcext:value-type="float">
            <text:p>29 309</text:p>
          </table:table-cell>
          <table:table-cell table:style-name="ce9" office:value-type="float" office:value="1275141901" calcext:value-type="float">
            <text:p>1 275 141 90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09" calcext:value-type="float">
            <text:p>509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7000" calcext:value-type="float">
            <text:p>7 000</text:p>
          </table:table-cell>
          <table:table-cell table:style-name="ce9" office:value-type="float" office:value="6396" calcext:value-type="float">
            <text:p>6 396</text:p>
          </table:table-cell>
          <table:table-cell table:style-name="ce9" office:value-type="float" office:value="262681699" calcext:value-type="float">
            <text:p>262 681 69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806" calcext:value-type="float">
            <text:p>12 806</text:p>
          </table:table-cell>
          <table:table-cell table:style-name="ce9" office:value-type="float" office:value="9991" calcext:value-type="float">
            <text:p>9 991</text:p>
          </table:table-cell>
          <table:table-cell table:style-name="ce9" office:value-type="float" office:value="150004" calcext:value-type="float">
            <text:p>150 004</text:p>
          </table:table-cell>
          <table:table-cell table:style-name="ce9" office:value-type="float" office:value="126931" calcext:value-type="float">
            <text:p>126 931</text:p>
          </table:table-cell>
          <table:table-cell table:style-name="ce9" office:value-type="float" office:value="3471252606" calcext:value-type="float">
            <text:p>3 471 252 606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10320" calcext:value-type="float">
            <text:p>10 320</text:p>
          </table:table-cell>
          <table:table-cell table:style-name="ce9" office:value-type="float" office:value="9238" calcext:value-type="float">
            <text:p>9 238</text:p>
          </table:table-cell>
          <table:table-cell table:style-name="ce9" office:value-type="float" office:value="284627228" calcext:value-type="float">
            <text:p>284 627 22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1055" calcext:value-type="float">
            <text:p>141 055</text:p>
          </table:table-cell>
          <table:table-cell table:style-name="ce9" office:value-type="float" office:value="115668" calcext:value-type="float">
            <text:p>115 668</text:p>
          </table:table-cell>
          <table:table-cell table:style-name="ce9" office:value-type="float" office:value="1097140" calcext:value-type="float">
            <text:p>1 097 140</text:p>
          </table:table-cell>
          <table:table-cell table:style-name="ce9" office:value-type="float" office:value="1018817" calcext:value-type="float">
            <text:p>1 018 817</text:p>
          </table:table-cell>
          <table:table-cell table:style-name="ce9" office:value-type="float" office:value="34302576152" calcext:value-type="float">
            <text:p>34 302 576 152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728" calcext:value-type="float">
            <text:p>16 728</text:p>
          </table:table-cell>
          <table:table-cell table:style-name="ce9" office:value-type="float" office:value="9175" calcext:value-type="float">
            <text:p>9 175</text:p>
          </table:table-cell>
          <table:table-cell table:style-name="ce9" office:value-type="float" office:value="441415" calcext:value-type="float">
            <text:p>441 415</text:p>
          </table:table-cell>
          <table:table-cell table:style-name="ce9" office:value-type="float" office:value="407054" calcext:value-type="float">
            <text:p>407 054</text:p>
          </table:table-cell>
          <table:table-cell table:style-name="ce9" office:value-type="float" office:value="13447265781" calcext:value-type="float">
            <text:p>13 447 265 781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849" calcext:value-type="float">
            <text:p>849</text:p>
          </table:table-cell>
          <table:table-cell table:style-name="ce9" office:value-type="float" office:value="44037340" calcext:value-type="float">
            <text:p>44 037 34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12598270" calcext:value-type="float">
            <text:p>12 598 27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21" calcext:value-type="float">
            <text:p>921</text:p>
          </table:table-cell>
          <table:table-cell table:style-name="ce9" office:value-type="float" office:value="712" calcext:value-type="float">
            <text:p>712</text:p>
          </table:table-cell>
          <table:table-cell table:style-name="ce9" office:value-type="float" office:value="9280" calcext:value-type="float">
            <text:p>9 280</text:p>
          </table:table-cell>
          <table:table-cell table:style-name="ce9" office:value-type="float" office:value="8156" calcext:value-type="float">
            <text:p>8 156</text:p>
          </table:table-cell>
          <table:table-cell table:style-name="ce9" office:value-type="float" office:value="235662869" calcext:value-type="float">
            <text:p>235 662 869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4596308" calcext:value-type="float">
            <text:p>4 596 308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887" calcext:value-type="float">
            <text:p>9 887</text:p>
          </table:table-cell>
          <table:table-cell table:style-name="ce9" office:value-type="float" office:value="8639" calcext:value-type="float">
            <text:p>8 639</text:p>
          </table:table-cell>
          <table:table-cell table:style-name="ce9" office:value-type="float" office:value="57682" calcext:value-type="float">
            <text:p>57 682</text:p>
          </table:table-cell>
          <table:table-cell table:style-name="ce9" office:value-type="float" office:value="53764" calcext:value-type="float">
            <text:p>53 764</text:p>
          </table:table-cell>
          <table:table-cell table:style-name="ce9" office:value-type="float" office:value="1817592910" calcext:value-type="float">
            <text:p>1 817 592 91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39284" calcext:value-type="float">
            <text:p>39 284</text:p>
          </table:table-cell>
          <table:table-cell table:style-name="ce9" office:value-type="float" office:value="37737" calcext:value-type="float">
            <text:p>37 737</text:p>
          </table:table-cell>
          <table:table-cell table:style-name="ce9" office:value-type="float" office:value="1538716916" calcext:value-type="float">
            <text:p>1 538 716 916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371811" calcext:value-type="float">
            <text:p>6 371 811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4051" calcext:value-type="float">
            <text:p>4 051</text:p>
          </table:table-cell>
          <table:table-cell table:style-name="ce9" office:value-type="float" office:value="3705" calcext:value-type="float">
            <text:p>3 705</text:p>
          </table:table-cell>
          <table:table-cell table:style-name="ce9" office:value-type="float" office:value="123300838" calcext:value-type="float">
            <text:p>123 300 838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881" calcext:value-type="float">
            <text:p>3 881</text:p>
          </table:table-cell>
          <table:table-cell table:style-name="ce9" office:value-type="float" office:value="3259" calcext:value-type="float">
            <text:p>3 259</text:p>
          </table:table-cell>
          <table:table-cell table:style-name="ce9" office:value-type="float" office:value="23508" calcext:value-type="float">
            <text:p>23 508</text:p>
          </table:table-cell>
          <table:table-cell table:style-name="ce9" office:value-type="float" office:value="21934" calcext:value-type="float">
            <text:p>21 934</text:p>
          </table:table-cell>
          <table:table-cell table:style-name="ce9" office:value-type="float" office:value="777110936" calcext:value-type="float">
            <text:p>777 110 936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25522" calcext:value-type="float">
            <text:p>25 522</text:p>
          </table:table-cell>
          <table:table-cell table:style-name="ce9" office:value-type="float" office:value="23959" calcext:value-type="float">
            <text:p>23 959</text:p>
          </table:table-cell>
          <table:table-cell table:style-name="ce9" office:value-type="float" office:value="991218509" calcext:value-type="float">
            <text:p>991 218 50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05" calcext:value-type="float">
            <text:p>1 505</text:p>
          </table:table-cell>
          <table:table-cell table:style-name="ce9" office:value-type="float" office:value="387" calcext:value-type="float">
            <text:p>387</text:p>
          </table:table-cell>
          <table:table-cell table:style-name="ce9" office:value-type="float" office:value="18080" calcext:value-type="float">
            <text:p>18 080</text:p>
          </table:table-cell>
          <table:table-cell table:style-name="ce9" office:value-type="float" office:value="17500" calcext:value-type="float">
            <text:p>17 500</text:p>
          </table:table-cell>
          <table:table-cell table:style-name="ce9" office:value-type="float" office:value="745708593" calcext:value-type="float">
            <text:p>745 708 593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286" calcext:value-type="float">
            <text:p>6 286</text:p>
          </table:table-cell>
          <table:table-cell table:style-name="ce9" office:value-type="float" office:value="5814" calcext:value-type="float">
            <text:p>5 814</text:p>
          </table:table-cell>
          <table:table-cell table:style-name="ce9" office:value-type="float" office:value="234857757" calcext:value-type="float">
            <text:p>234 857 757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584" calcext:value-type="float">
            <text:p>12 584</text:p>
          </table:table-cell>
          <table:table-cell table:style-name="ce9" office:value-type="float" office:value="9856" calcext:value-type="float">
            <text:p>9 856</text:p>
          </table:table-cell>
          <table:table-cell table:style-name="ce9" office:value-type="float" office:value="167709" calcext:value-type="float">
            <text:p>167 709</text:p>
          </table:table-cell>
          <table:table-cell table:style-name="ce9" office:value-type="float" office:value="142849" calcext:value-type="float">
            <text:p>142 849</text:p>
          </table:table-cell>
          <table:table-cell table:style-name="ce9" office:value-type="float" office:value="3980190515" calcext:value-type="float">
            <text:p>3 980 190 515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743" calcext:value-type="float">
            <text:p>6 743</text:p>
          </table:table-cell>
          <table:table-cell table:style-name="ce9" office:value-type="float" office:value="6091" calcext:value-type="float">
            <text:p>6 091</text:p>
          </table:table-cell>
          <table:table-cell table:style-name="ce9" office:value-type="float" office:value="187184698" calcext:value-type="float">
            <text:p>187 184 698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7870" calcext:value-type="float">
            <text:p>127 870</text:p>
          </table:table-cell>
          <table:table-cell table:style-name="ce9" office:value-type="float" office:value="103675" calcext:value-type="float">
            <text:p>103 675</text:p>
          </table:table-cell>
          <table:table-cell table:style-name="ce9" office:value-type="float" office:value="1153093" calcext:value-type="float">
            <text:p>1 153 093</text:p>
          </table:table-cell>
          <table:table-cell table:style-name="ce9" office:value-type="float" office:value="1069907" calcext:value-type="float">
            <text:p>1 069 907</text:p>
          </table:table-cell>
          <table:table-cell table:style-name="ce9" office:value-type="float" office:value="35838094670" calcext:value-type="float">
            <text:p>35 838 094 670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169" calcext:value-type="float">
            <text:p>14 169</text:p>
          </table:table-cell>
          <table:table-cell table:style-name="ce9" office:value-type="float" office:value="6794" calcext:value-type="float">
            <text:p>6 794</text:p>
          </table:table-cell>
          <table:table-cell table:style-name="ce9" office:value-type="float" office:value="492427" calcext:value-type="float">
            <text:p>492 427</text:p>
          </table:table-cell>
          <table:table-cell table:style-name="ce9" office:value-type="float" office:value="452746" calcext:value-type="float">
            <text:p>452 746</text:p>
          </table:table-cell>
          <table:table-cell table:style-name="ce9" office:value-type="float" office:value="14649244617" calcext:value-type="float">
            <text:p>14 649 244 61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18" calcext:value-type="float">
            <text:p>1 818</text:p>
          </table:table-cell>
          <table:table-cell table:style-name="ce9" office:value-type="float" office:value="455" calcext:value-type="float">
            <text:p>455</text:p>
          </table:table-cell>
          <table:table-cell table:style-name="ce9" office:value-type="float" office:value="34383" calcext:value-type="float">
            <text:p>34 383</text:p>
          </table:table-cell>
          <table:table-cell table:style-name="ce9" office:value-type="float" office:value="33268" calcext:value-type="float">
            <text:p>33 268</text:p>
          </table:table-cell>
          <table:table-cell table:style-name="ce9" office:value-type="float" office:value="1693447328" calcext:value-type="float">
            <text:p>1 693 447 32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60" calcext:value-type="float">
            <text:p>76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24453" calcext:value-type="float">
            <text:p>24 453</text:p>
          </table:table-cell>
          <table:table-cell table:style-name="ce9" office:value-type="float" office:value="22319" calcext:value-type="float">
            <text:p>22 319</text:p>
          </table:table-cell>
          <table:table-cell table:style-name="ce9" office:value-type="float" office:value="1077805184" calcext:value-type="float">
            <text:p>1 077 805 18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9863" calcext:value-type="float">
            <text:p>29 863</text:p>
          </table:table-cell>
          <table:table-cell table:style-name="ce9" office:value-type="float" office:value="24561" calcext:value-type="float">
            <text:p>24 561</text:p>
          </table:table-cell>
          <table:table-cell table:style-name="ce9" office:value-type="float" office:value="303733" calcext:value-type="float">
            <text:p>303 733</text:p>
          </table:table-cell>
          <table:table-cell table:style-name="ce9" office:value-type="float" office:value="265926" calcext:value-type="float">
            <text:p>265 926</text:p>
          </table:table-cell>
          <table:table-cell table:style-name="ce9" office:value-type="float" office:value="9136851127" calcext:value-type="float">
            <text:p>9 136 851 12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31156" calcext:value-type="float">
            <text:p>31 156</text:p>
          </table:table-cell>
          <table:table-cell table:style-name="ce9" office:value-type="float" office:value="28258" calcext:value-type="float">
            <text:p>28 258</text:p>
          </table:table-cell>
          <table:table-cell table:style-name="ce9" office:value-type="float" office:value="1068398107" calcext:value-type="float">
            <text:p>1 068 398 10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04733" calcext:value-type="float">
            <text:p>404 733</text:p>
          </table:table-cell>
          <table:table-cell table:style-name="ce9" office:value-type="float" office:value="342742" calcext:value-type="float">
            <text:p>342 742</text:p>
          </table:table-cell>
          <table:table-cell table:style-name="ce9" office:value-type="float" office:value="3891013" calcext:value-type="float">
            <text:p>3 891 013</text:p>
          </table:table-cell>
          <table:table-cell table:style-name="ce9" office:value-type="float" office:value="3656476" calcext:value-type="float">
            <text:p>3 656 476</text:p>
          </table:table-cell>
          <table:table-cell table:style-name="ce9" office:value-type="float" office:value="174426052019" calcext:value-type="float">
            <text:p>174 426 052 019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839" calcext:value-type="float">
            <text:p>16 839</text:p>
          </table:table-cell>
          <table:table-cell table:style-name="ce9" office:value-type="float" office:value="4664" calcext:value-type="float">
            <text:p>4 664</text:p>
          </table:table-cell>
          <table:table-cell table:style-name="ce9" office:value-type="float" office:value="1231334" calcext:value-type="float">
            <text:p>1 231 334</text:p>
          </table:table-cell>
          <table:table-cell table:style-name="ce9" office:value-type="float" office:value="1154594" calcext:value-type="float">
            <text:p>1 154 594</text:p>
          </table:table-cell>
          <table:table-cell table:style-name="ce9" office:value-type="float" office:value="42223402358" calcext:value-type="float">
            <text:p>42 223 402 35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374" calcext:value-type="float">
            <text:p>2 374</text:p>
          </table:table-cell>
          <table:table-cell table:style-name="ce9" office:value-type="float" office:value="2104" calcext:value-type="float">
            <text:p>2 104</text:p>
          </table:table-cell>
          <table:table-cell table:style-name="ce9" office:value-type="float" office:value="94171144" calcext:value-type="float">
            <text:p>94 171 144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92" calcext:value-type="float">
            <text:p>1 892</text:p>
          </table:table-cell>
          <table:table-cell table:style-name="ce9" office:value-type="float" office:value="1617" calcext:value-type="float">
            <text:p>1 617</text:p>
          </table:table-cell>
          <table:table-cell table:style-name="ce9" office:value-type="float" office:value="18780" calcext:value-type="float">
            <text:p>18 780</text:p>
          </table:table-cell>
          <table:table-cell table:style-name="ce9" office:value-type="float" office:value="16626" calcext:value-type="float">
            <text:p>16 626</text:p>
          </table:table-cell>
          <table:table-cell table:style-name="ce9" office:value-type="float" office:value="465111362" calcext:value-type="float">
            <text:p>465 111 362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474" calcext:value-type="float">
            <text:p>21 474</text:p>
          </table:table-cell>
          <table:table-cell table:style-name="ce9" office:value-type="float" office:value="18367" calcext:value-type="float">
            <text:p>18 367</text:p>
          </table:table-cell>
          <table:table-cell table:style-name="ce9" office:value-type="float" office:value="122602" calcext:value-type="float">
            <text:p>122 602</text:p>
          </table:table-cell>
          <table:table-cell table:style-name="ce9" office:value-type="float" office:value="116342" calcext:value-type="float">
            <text:p>116 342</text:p>
          </table:table-cell>
          <table:table-cell table:style-name="ce9" office:value-type="float" office:value="3648853178" calcext:value-type="float">
            <text:p>3 648 853 17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81" calcext:value-type="float">
            <text:p>98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84638" calcext:value-type="float">
            <text:p>84 638</text:p>
          </table:table-cell>
          <table:table-cell table:style-name="ce9" office:value-type="float" office:value="78576" calcext:value-type="float">
            <text:p>78 576</text:p>
          </table:table-cell>
          <table:table-cell table:style-name="ce9" office:value-type="float" office:value="3089895981" calcext:value-type="float">
            <text:p>3 089 895 981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947" calcext:value-type="float">
            <text:p>947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50161935" calcext:value-type="float">
            <text:p>50 161 935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15" calcext:value-type="float">
            <text:p>915</text:p>
          </table:table-cell>
          <table:table-cell table:style-name="ce9" office:value-type="float" office:value="776" calcext:value-type="float">
            <text:p>776</text:p>
          </table:table-cell>
          <table:table-cell table:style-name="ce9" office:value-type="float" office:value="9673" calcext:value-type="float">
            <text:p>9 673</text:p>
          </table:table-cell>
          <table:table-cell table:style-name="ce9" office:value-type="float" office:value="8158" calcext:value-type="float">
            <text:p>8 158</text:p>
          </table:table-cell>
          <table:table-cell table:style-name="ce9" office:value-type="float" office:value="241921161" calcext:value-type="float">
            <text:p>241 921 161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900" calcext:value-type="float">
            <text:p>9 900</text:p>
          </table:table-cell>
          <table:table-cell table:style-name="ce9" office:value-type="float" office:value="8600" calcext:value-type="float">
            <text:p>8 600</text:p>
          </table:table-cell>
          <table:table-cell table:style-name="ce9" office:value-type="float" office:value="61257" calcext:value-type="float">
            <text:p>61 257</text:p>
          </table:table-cell>
          <table:table-cell table:style-name="ce9" office:value-type="float" office:value="57649" calcext:value-type="float">
            <text:p>57 649</text:p>
          </table:table-cell>
          <table:table-cell table:style-name="ce9" office:value-type="float" office:value="1913036227" calcext:value-type="float">
            <text:p>1 913 036 22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15" calcext:value-type="float">
            <text:p>615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41232" calcext:value-type="float">
            <text:p>41 232</text:p>
          </table:table-cell>
          <table:table-cell table:style-name="ce9" office:value-type="float" office:value="38957" calcext:value-type="float">
            <text:p>38 957</text:p>
          </table:table-cell>
          <table:table-cell table:style-name="ce9" office:value-type="float" office:value="1573523907" calcext:value-type="float">
            <text:p>1 573 523 907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34" calcext:value-type="float">
            <text:p>1 134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913" calcext:value-type="float">
            <text:p>15 913</text:p>
          </table:table-cell>
          <table:table-cell table:style-name="ce9" office:value-type="float" office:value="15567" calcext:value-type="float">
            <text:p>15 567</text:p>
          </table:table-cell>
          <table:table-cell table:style-name="ce9" office:value-type="float" office:value="628906735" calcext:value-type="float">
            <text:p>628 906 735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091" calcext:value-type="float">
            <text:p>6 091</text:p>
          </table:table-cell>
          <table:table-cell table:style-name="ce9" office:value-type="float" office:value="5523" calcext:value-type="float">
            <text:p>5 523</text:p>
          </table:table-cell>
          <table:table-cell table:style-name="ce9" office:value-type="float" office:value="231314062" calcext:value-type="float">
            <text:p>231 314 06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519" calcext:value-type="float">
            <text:p>8 519</text:p>
          </table:table-cell>
          <table:table-cell table:style-name="ce9" office:value-type="float" office:value="6986" calcext:value-type="float">
            <text:p>6 986</text:p>
          </table:table-cell>
          <table:table-cell table:style-name="ce9" office:value-type="float" office:value="88885" calcext:value-type="float">
            <text:p>88 885</text:p>
          </table:table-cell>
          <table:table-cell table:style-name="ce9" office:value-type="float" office:value="75074" calcext:value-type="float">
            <text:p>75 074</text:p>
          </table:table-cell>
          <table:table-cell table:style-name="ce9" office:value-type="float" office:value="2033074320" calcext:value-type="float">
            <text:p>2 033 074 32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623" calcext:value-type="float">
            <text:p>4 623</text:p>
          </table:table-cell>
          <table:table-cell table:style-name="ce9" office:value-type="float" office:value="4101" calcext:value-type="float">
            <text:p>4 101</text:p>
          </table:table-cell>
          <table:table-cell table:style-name="ce9" office:value-type="float" office:value="127692268" calcext:value-type="float">
            <text:p>127 692 26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4093" calcext:value-type="float">
            <text:p>84 093</text:p>
          </table:table-cell>
          <table:table-cell table:style-name="ce9" office:value-type="float" office:value="68944" calcext:value-type="float">
            <text:p>68 944</text:p>
          </table:table-cell>
          <table:table-cell table:style-name="ce9" office:value-type="float" office:value="666796" calcext:value-type="float">
            <text:p>666 796</text:p>
          </table:table-cell>
          <table:table-cell table:style-name="ce9" office:value-type="float" office:value="624243" calcext:value-type="float">
            <text:p>624 243</text:p>
          </table:table-cell>
          <table:table-cell table:style-name="ce9" office:value-type="float" office:value="20671828108" calcext:value-type="float">
            <text:p>20 671 828 10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783" calcext:value-type="float">
            <text:p>8 783</text:p>
          </table:table-cell>
          <table:table-cell table:style-name="ce9" office:value-type="float" office:value="4544" calcext:value-type="float">
            <text:p>4 544</text:p>
          </table:table-cell>
          <table:table-cell table:style-name="ce9" office:value-type="float" office:value="272192" calcext:value-type="float">
            <text:p>272 192</text:p>
          </table:table-cell>
          <table:table-cell table:style-name="ce9" office:value-type="float" office:value="250967" calcext:value-type="float">
            <text:p>250 967</text:p>
          </table:table-cell>
          <table:table-cell table:style-name="ce9" office:value-type="float" office:value="8024392957" calcext:value-type="float">
            <text:p>8 024 392 957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310" calcext:value-type="float">
            <text:p>2 310</text:p>
          </table:table-cell>
          <table:table-cell table:style-name="ce9" office:value-type="float" office:value="957" calcext:value-type="float">
            <text:p>957</text:p>
          </table:table-cell>
          <table:table-cell table:style-name="ce9" office:value-type="float" office:value="35747" calcext:value-type="float">
            <text:p>35 747</text:p>
          </table:table-cell>
          <table:table-cell table:style-name="ce9" office:value-type="float" office:value="34941" calcext:value-type="float">
            <text:p>34 941</text:p>
          </table:table-cell>
          <table:table-cell table:style-name="ce9" office:value-type="float" office:value="1336957993" calcext:value-type="float">
            <text:p>1 336 957 99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89" calcext:value-type="float">
            <text:p>78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8088" calcext:value-type="float">
            <text:p>18 088</text:p>
          </table:table-cell>
          <table:table-cell table:style-name="ce9" office:value-type="float" office:value="16734" calcext:value-type="float">
            <text:p>16 734</text:p>
          </table:table-cell>
          <table:table-cell table:style-name="ce9" office:value-type="float" office:value="750638776" calcext:value-type="float">
            <text:p>750 638 77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855" calcext:value-type="float">
            <text:p>17 855</text:p>
          </table:table-cell>
          <table:table-cell table:style-name="ce9" office:value-type="float" office:value="14835" calcext:value-type="float">
            <text:p>14 835</text:p>
          </table:table-cell>
          <table:table-cell table:style-name="ce9" office:value-type="float" office:value="159589" calcext:value-type="float">
            <text:p>159 589</text:p>
          </table:table-cell>
          <table:table-cell table:style-name="ce9" office:value-type="float" office:value="138451" calcext:value-type="float">
            <text:p>138 451</text:p>
          </table:table-cell>
          <table:table-cell table:style-name="ce9" office:value-type="float" office:value="3769963473" calcext:value-type="float">
            <text:p>3 769 963 47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126" calcext:value-type="float">
            <text:p>7 126</text:p>
          </table:table-cell>
          <table:table-cell table:style-name="ce9" office:value-type="float" office:value="6420" calcext:value-type="float">
            <text:p>6 420</text:p>
          </table:table-cell>
          <table:table-cell table:style-name="ce9" office:value-type="float" office:value="192632889" calcext:value-type="float">
            <text:p>192 632 889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6874" calcext:value-type="float">
            <text:p>176 874</text:p>
          </table:table-cell>
          <table:table-cell table:style-name="ce9" office:value-type="float" office:value="145608" calcext:value-type="float">
            <text:p>145 608</text:p>
          </table:table-cell>
          <table:table-cell table:style-name="ce9" office:value-type="float" office:value="1152364" calcext:value-type="float">
            <text:p>1 152 364</text:p>
          </table:table-cell>
          <table:table-cell table:style-name="ce9" office:value-type="float" office:value="1090391" calcext:value-type="float">
            <text:p>1 090 391</text:p>
          </table:table-cell>
          <table:table-cell table:style-name="ce9" office:value-type="float" office:value="35150003485" calcext:value-type="float">
            <text:p>35 150 003 48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390" calcext:value-type="float">
            <text:p>15 390</text:p>
          </table:table-cell>
          <table:table-cell table:style-name="ce9" office:value-type="float" office:value="7663" calcext:value-type="float">
            <text:p>7 663</text:p>
          </table:table-cell>
          <table:table-cell table:style-name="ce9" office:value-type="float" office:value="521854" calcext:value-type="float">
            <text:p>521 854</text:p>
          </table:table-cell>
          <table:table-cell table:style-name="ce9" office:value-type="float" office:value="474562" calcext:value-type="float">
            <text:p>474 562</text:p>
          </table:table-cell>
          <table:table-cell table:style-name="ce9" office:value-type="float" office:value="15133689166" calcext:value-type="float">
            <text:p>15 133 689 16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346" calcext:value-type="float">
            <text:p>2 346</text:p>
          </table:table-cell>
          <table:table-cell table:style-name="ce9" office:value-type="float" office:value="1096" calcext:value-type="float">
            <text:p>1 096</text:p>
          </table:table-cell>
          <table:table-cell table:style-name="ce9" office:value-type="float" office:value="28696" calcext:value-type="float">
            <text:p>28 696</text:p>
          </table:table-cell>
          <table:table-cell table:style-name="ce9" office:value-type="float" office:value="28244" calcext:value-type="float">
            <text:p>28 244</text:p>
          </table:table-cell>
          <table:table-cell table:style-name="ce9" office:value-type="float" office:value="1124474507" calcext:value-type="float">
            <text:p>1 124 474 507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12861" calcext:value-type="float">
            <text:p>12 861</text:p>
          </table:table-cell>
          <table:table-cell table:style-name="ce9" office:value-type="float" office:value="11666" calcext:value-type="float">
            <text:p>11 666</text:p>
          </table:table-cell>
          <table:table-cell table:style-name="ce9" office:value-type="float" office:value="428327716" calcext:value-type="float">
            <text:p>428 327 71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621" calcext:value-type="float">
            <text:p>18 621</text:p>
          </table:table-cell>
          <table:table-cell table:style-name="ce9" office:value-type="float" office:value="15694" calcext:value-type="float">
            <text:p>15 694</text:p>
          </table:table-cell>
          <table:table-cell table:style-name="ce9" office:value-type="float" office:value="164294" calcext:value-type="float">
            <text:p>164 294</text:p>
          </table:table-cell>
          <table:table-cell table:style-name="ce9" office:value-type="float" office:value="140930" calcext:value-type="float">
            <text:p>140 930</text:p>
          </table:table-cell>
          <table:table-cell table:style-name="ce9" office:value-type="float" office:value="3857930690" calcext:value-type="float">
            <text:p>3 857 930 69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463" calcext:value-type="float">
            <text:p>3 463</text:p>
          </table:table-cell>
          <table:table-cell table:style-name="ce9" office:value-type="float" office:value="3082" calcext:value-type="float">
            <text:p>3 082</text:p>
          </table:table-cell>
          <table:table-cell table:style-name="ce9" office:value-type="float" office:value="99681576" calcext:value-type="float">
            <text:p>99 681 57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3156" calcext:value-type="float">
            <text:p>173 156</text:p>
          </table:table-cell>
          <table:table-cell table:style-name="ce9" office:value-type="float" office:value="144106" calcext:value-type="float">
            <text:p>144 106</text:p>
          </table:table-cell>
          <table:table-cell table:style-name="ce9" office:value-type="float" office:value="1094401" calcext:value-type="float">
            <text:p>1 094 401</text:p>
          </table:table-cell>
          <table:table-cell table:style-name="ce9" office:value-type="float" office:value="1026433" calcext:value-type="float">
            <text:p>1 026 433</text:p>
          </table:table-cell>
          <table:table-cell table:style-name="ce9" office:value-type="float" office:value="34535347969" calcext:value-type="float">
            <text:p>34 535 347 96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525" calcext:value-type="float">
            <text:p>14 525</text:p>
          </table:table-cell>
          <table:table-cell table:style-name="ce9" office:value-type="float" office:value="7148" calcext:value-type="float">
            <text:p>7 148</text:p>
          </table:table-cell>
          <table:table-cell table:style-name="ce9" office:value-type="float" office:value="493987" calcext:value-type="float">
            <text:p>493 987</text:p>
          </table:table-cell>
          <table:table-cell table:style-name="ce9" office:value-type="float" office:value="454435" calcext:value-type="float">
            <text:p>454 435</text:p>
          </table:table-cell>
          <table:table-cell table:style-name="ce9" office:value-type="float" office:value="14801972195" calcext:value-type="float">
            <text:p>14 801 972 195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34" calcext:value-type="float">
            <text:p>1 734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26269" calcext:value-type="float">
            <text:p>26 269</text:p>
          </table:table-cell>
          <table:table-cell table:style-name="ce9" office:value-type="float" office:value="25360" calcext:value-type="float">
            <text:p>25 360</text:p>
          </table:table-cell>
          <table:table-cell table:style-name="ce9" office:value-type="float" office:value="1003871604" calcext:value-type="float">
            <text:p>1 003 871 604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360" calcext:value-type="float">
            <text:p>8 360</text:p>
          </table:table-cell>
          <table:table-cell table:style-name="ce9" office:value-type="float" office:value="7520" calcext:value-type="float">
            <text:p>7 520</text:p>
          </table:table-cell>
          <table:table-cell table:style-name="ce9" office:value-type="float" office:value="263430291" calcext:value-type="float">
            <text:p>263 430 29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618" calcext:value-type="float">
            <text:p>12 618</text:p>
          </table:table-cell>
          <table:table-cell table:style-name="ce9" office:value-type="float" office:value="10261" calcext:value-type="float">
            <text:p>10 261</text:p>
          </table:table-cell>
          <table:table-cell table:style-name="ce9" office:value-type="float" office:value="125515" calcext:value-type="float">
            <text:p>125 515</text:p>
          </table:table-cell>
          <table:table-cell table:style-name="ce9" office:value-type="float" office:value="106189" calcext:value-type="float">
            <text:p>106 189</text:p>
          </table:table-cell>
          <table:table-cell table:style-name="ce9" office:value-type="float" office:value="3023731071" calcext:value-type="float">
            <text:p>3 023 731 07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346" calcext:value-type="float">
            <text:p>2 346</text:p>
          </table:table-cell>
          <table:table-cell table:style-name="ce9" office:value-type="float" office:value="2065" calcext:value-type="float">
            <text:p>2 065</text:p>
          </table:table-cell>
          <table:table-cell table:style-name="ce9" office:value-type="float" office:value="61967357" calcext:value-type="float">
            <text:p>61 967 357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7751" calcext:value-type="float">
            <text:p>97 751</text:p>
          </table:table-cell>
          <table:table-cell table:style-name="ce9" office:value-type="float" office:value="79010" calcext:value-type="float">
            <text:p>79 010</text:p>
          </table:table-cell>
          <table:table-cell table:style-name="ce9" office:value-type="float" office:value="856562" calcext:value-type="float">
            <text:p>856 562</text:p>
          </table:table-cell>
          <table:table-cell table:style-name="ce9" office:value-type="float" office:value="805270" calcext:value-type="float">
            <text:p>805 270</text:p>
          </table:table-cell>
          <table:table-cell table:style-name="ce9" office:value-type="float" office:value="26433551851" calcext:value-type="float">
            <text:p>26 433 551 85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907" calcext:value-type="float">
            <text:p>5 907</text:p>
          </table:table-cell>
          <table:table-cell table:style-name="ce9" office:value-type="float" office:value="2643" calcext:value-type="float">
            <text:p>2 643</text:p>
          </table:table-cell>
          <table:table-cell table:style-name="ce9" office:value-type="float" office:value="266342" calcext:value-type="float">
            <text:p>266 342</text:p>
          </table:table-cell>
          <table:table-cell table:style-name="ce9" office:value-type="float" office:value="245059" calcext:value-type="float">
            <text:p>245 059</text:p>
          </table:table-cell>
          <table:table-cell table:style-name="ce9" office:value-type="float" office:value="7915113214" calcext:value-type="float">
            <text:p>7 915 113 214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63" calcext:value-type="float">
            <text:p>1 163</text:p>
          </table:table-cell>
          <table:table-cell table:style-name="ce9" office:value-type="float" office:value="651" calcext:value-type="float">
            <text:p>651</text:p>
          </table:table-cell>
          <table:table-cell table:style-name="ce9" office:value-type="float" office:value="15142" calcext:value-type="float">
            <text:p>15 142</text:p>
          </table:table-cell>
          <table:table-cell table:style-name="ce9" office:value-type="float" office:value="14881" calcext:value-type="float">
            <text:p>14 881</text:p>
          </table:table-cell>
          <table:table-cell table:style-name="ce9" office:value-type="float" office:value="646620458" calcext:value-type="float">
            <text:p>646 620 45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16" calcext:value-type="float">
            <text:p>61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7956" calcext:value-type="float">
            <text:p>7 956</text:p>
          </table:table-cell>
          <table:table-cell table:style-name="ce9" office:value-type="float" office:value="6947" calcext:value-type="float">
            <text:p>6 947</text:p>
          </table:table-cell>
          <table:table-cell table:style-name="ce9" office:value-type="float" office:value="280167962" calcext:value-type="float">
            <text:p>280 167 96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3935" calcext:value-type="float">
            <text:p>13 935</text:p>
          </table:table-cell>
          <table:table-cell table:style-name="ce9" office:value-type="float" office:value="11495" calcext:value-type="float">
            <text:p>11 495</text:p>
          </table:table-cell>
          <table:table-cell table:style-name="ce9" office:value-type="float" office:value="128991" calcext:value-type="float">
            <text:p>128 991</text:p>
          </table:table-cell>
          <table:table-cell table:style-name="ce9" office:value-type="float" office:value="112990" calcext:value-type="float">
            <text:p>112 990</text:p>
          </table:table-cell>
          <table:table-cell table:style-name="ce9" office:value-type="float" office:value="3271980965" calcext:value-type="float">
            <text:p>3 271 980 96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969" calcext:value-type="float">
            <text:p>3 969</text:p>
          </table:table-cell>
          <table:table-cell table:style-name="ce9" office:value-type="float" office:value="3553" calcext:value-type="float">
            <text:p>3 553</text:p>
          </table:table-cell>
          <table:table-cell table:style-name="ce9" office:value-type="float" office:value="113589948" calcext:value-type="float">
            <text:p>113 589 94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5056" calcext:value-type="float">
            <text:p>175 056</text:p>
          </table:table-cell>
          <table:table-cell table:style-name="ce9" office:value-type="float" office:value="145800" calcext:value-type="float">
            <text:p>145 800</text:p>
          </table:table-cell>
          <table:table-cell table:style-name="ce9" office:value-type="float" office:value="1060336" calcext:value-type="float">
            <text:p>1 060 336</text:p>
          </table:table-cell>
          <table:table-cell table:style-name="ce9" office:value-type="float" office:value="1000857" calcext:value-type="float">
            <text:p>1 000 857</text:p>
          </table:table-cell>
          <table:table-cell table:style-name="ce9" office:value-type="float" office:value="34677259900" calcext:value-type="float">
            <text:p>34 677 259 900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275" calcext:value-type="float">
            <text:p>7 275</text:p>
          </table:table-cell>
          <table:table-cell table:style-name="ce9" office:value-type="float" office:value="2476" calcext:value-type="float">
            <text:p>2 476</text:p>
          </table:table-cell>
          <table:table-cell table:style-name="ce9" office:value-type="float" office:value="421845" calcext:value-type="float">
            <text:p>421 845</text:p>
          </table:table-cell>
          <table:table-cell table:style-name="ce9" office:value-type="float" office:value="395539" calcext:value-type="float">
            <text:p>395 539</text:p>
          </table:table-cell>
          <table:table-cell table:style-name="ce9" office:value-type="float" office:value="13309353420" calcext:value-type="float">
            <text:p>13 309 353 420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62" calcext:value-type="float">
            <text:p>1 862</text:p>
          </table:table-cell>
          <table:table-cell table:style-name="ce9" office:value-type="float" office:value="618" calcext:value-type="float">
            <text:p>618</text:p>
          </table:table-cell>
          <table:table-cell table:style-name="ce9" office:value-type="float" office:value="7003" calcext:value-type="float">
            <text:p>7 003</text:p>
          </table:table-cell>
          <table:table-cell table:style-name="ce9" office:value-type="float" office:value="7134" calcext:value-type="float">
            <text:p>7 134</text:p>
          </table:table-cell>
          <table:table-cell table:style-name="ce9" office:value-type="float" office:value="281868199" calcext:value-type="float">
            <text:p>281 868 19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9130" calcext:value-type="float">
            <text:p>9 130</text:p>
          </table:table-cell>
          <table:table-cell table:style-name="ce9" office:value-type="float" office:value="8590" calcext:value-type="float">
            <text:p>8 590</text:p>
          </table:table-cell>
          <table:table-cell table:style-name="ce9" office:value-type="float" office:value="335734783" calcext:value-type="float">
            <text:p>335 734 783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6010" calcext:value-type="float">
            <text:p>6 010</text:p>
          </table:table-cell>
          <table:table-cell table:style-name="ce9" office:value-type="float" office:value="5399" calcext:value-type="float">
            <text:p>5 399</text:p>
          </table:table-cell>
          <table:table-cell table:style-name="ce9" office:value-type="float" office:value="199451290" calcext:value-type="float">
            <text:p>199 451 290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819" calcext:value-type="float">
            <text:p>13 819</text:p>
          </table:table-cell>
          <table:table-cell table:style-name="ce9" office:value-type="float" office:value="13500" calcext:value-type="float">
            <text:p>13 500</text:p>
          </table:table-cell>
          <table:table-cell table:style-name="ce9" office:value-type="float" office:value="620205917" calcext:value-type="float">
            <text:p>620 205 917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48" calcext:value-type="float">
            <text:p>74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302" calcext:value-type="float">
            <text:p>4 302</text:p>
          </table:table-cell>
          <table:table-cell table:style-name="ce9" office:value-type="float" office:value="3740" calcext:value-type="float">
            <text:p>3 740</text:p>
          </table:table-cell>
          <table:table-cell table:style-name="ce9" office:value-type="float" office:value="142625171" calcext:value-type="float">
            <text:p>142 625 171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543" calcext:value-type="float">
            <text:p>8 543</text:p>
          </table:table-cell>
          <table:table-cell table:style-name="ce9" office:value-type="float" office:value="7536" calcext:value-type="float">
            <text:p>7 536</text:p>
          </table:table-cell>
          <table:table-cell table:style-name="ce9" office:value-type="float" office:value="267524614" calcext:value-type="float">
            <text:p>267 524 61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195" calcext:value-type="float">
            <text:p>18 195</text:p>
          </table:table-cell>
          <table:table-cell table:style-name="ce9" office:value-type="float" office:value="16163" calcext:value-type="float">
            <text:p>16 163</text:p>
          </table:table-cell>
          <table:table-cell table:style-name="ce9" office:value-type="float" office:value="30843" calcext:value-type="float">
            <text:p>30 843</text:p>
          </table:table-cell>
          <table:table-cell table:style-name="ce9" office:value-type="float" office:value="29323" calcext:value-type="float">
            <text:p>29 323</text:p>
          </table:table-cell>
          <table:table-cell table:style-name="ce9" office:value-type="float" office:value="821356674" calcext:value-type="float">
            <text:p>821 356 67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546" calcext:value-type="float">
            <text:p>4 546</text:p>
          </table:table-cell>
          <table:table-cell table:style-name="ce9" office:value-type="float" office:value="3004" calcext:value-type="float">
            <text:p>3 004</text:p>
          </table:table-cell>
          <table:table-cell table:style-name="ce9" office:value-type="float" office:value="86340" calcext:value-type="float">
            <text:p>86 340</text:p>
          </table:table-cell>
          <table:table-cell table:style-name="ce9" office:value-type="float" office:value="70880" calcext:value-type="float">
            <text:p>70 880</text:p>
          </table:table-cell>
          <table:table-cell table:style-name="ce9" office:value-type="float" office:value="2042108746" calcext:value-type="float">
            <text:p>2 042 108 746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14" calcext:value-type="float">
            <text:p>1 214</text:p>
          </table:table-cell>
          <table:table-cell table:style-name="ce9" office:value-type="float" office:value="663" calcext:value-type="float">
            <text:p>663</text:p>
          </table:table-cell>
          <table:table-cell table:style-name="ce9" office:value-type="float" office:value="95905" calcext:value-type="float">
            <text:p>95 905</text:p>
          </table:table-cell>
          <table:table-cell table:style-name="ce9" office:value-type="float" office:value="80063" calcext:value-type="float">
            <text:p>80 063</text:p>
          </table:table-cell>
          <table:table-cell table:style-name="ce9" office:value-type="float" office:value="2217001556" calcext:value-type="float">
            <text:p>2 217 001 556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9154" calcext:value-type="float">
            <text:p>19 154</text:p>
          </table:table-cell>
          <table:table-cell table:style-name="ce9" office:value-type="float" office:value="16004" calcext:value-type="float">
            <text:p>16 004</text:p>
          </table:table-cell>
          <table:table-cell table:style-name="ce9" office:value-type="float" office:value="477536658" calcext:value-type="float">
            <text:p>477 536 658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12" calcext:value-type="float">
            <text:p>1 812</text:p>
          </table:table-cell>
          <table:table-cell table:style-name="ce9" office:value-type="float" office:value="1500" calcext:value-type="float">
            <text:p>1 500</text:p>
          </table:table-cell>
          <table:table-cell table:style-name="ce9" office:value-type="float" office:value="44142701" calcext:value-type="float">
            <text:p>44 142 701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472" calcext:value-type="float">
            <text:p>4 472</text:p>
          </table:table-cell>
          <table:table-cell table:style-name="ce9" office:value-type="float" office:value="3852" calcext:value-type="float">
            <text:p>3 852</text:p>
          </table:table-cell>
          <table:table-cell table:style-name="ce9" office:value-type="float" office:value="121047619" calcext:value-type="float">
            <text:p>121 047 61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02847" calcext:value-type="float">
            <text:p>202 847</text:p>
          </table:table-cell>
          <table:table-cell table:style-name="ce9" office:value-type="float" office:value="171478" calcext:value-type="float">
            <text:p>171 478</text:p>
          </table:table-cell>
          <table:table-cell table:style-name="ce9" office:value-type="float" office:value="460307" calcext:value-type="float">
            <text:p>460 307</text:p>
          </table:table-cell>
          <table:table-cell table:style-name="ce9" office:value-type="float" office:value="448577" calcext:value-type="float">
            <text:p>448 577</text:p>
          </table:table-cell>
          <table:table-cell table:style-name="ce9" office:value-type="float" office:value="13687700205" calcext:value-type="float">
            <text:p>13 687 700 205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0376" calcext:value-type="float">
            <text:p>30 376</text:p>
          </table:table-cell>
          <table:table-cell table:style-name="ce9" office:value-type="float" office:value="21435" calcext:value-type="float">
            <text:p>21 435</text:p>
          </table:table-cell>
          <table:table-cell table:style-name="ce9" office:value-type="float" office:value="558511" calcext:value-type="float">
            <text:p>558 511</text:p>
          </table:table-cell>
          <table:table-cell table:style-name="ce9" office:value-type="float" office:value="514879" calcext:value-type="float">
            <text:p>514 879</text:p>
          </table:table-cell>
          <table:table-cell table:style-name="ce9" office:value-type="float" office:value="17774086029" calcext:value-type="float">
            <text:p>17 774 086 02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383" calcext:value-type="float">
            <text:p>5 383</text:p>
          </table:table-cell>
          <table:table-cell table:style-name="ce9" office:value-type="float" office:value="3084" calcext:value-type="float">
            <text:p>3 084</text:p>
          </table:table-cell>
          <table:table-cell table:style-name="ce9" office:value-type="float" office:value="484972" calcext:value-type="float">
            <text:p>484 972</text:p>
          </table:table-cell>
          <table:table-cell table:style-name="ce9" office:value-type="float" office:value="443132" calcext:value-type="float">
            <text:p>443 132</text:p>
          </table:table-cell>
          <table:table-cell table:style-name="ce9" office:value-type="float" office:value="16817452502" calcext:value-type="float">
            <text:p>16 817 452 502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57" calcext:value-type="float">
            <text:p>657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08151" calcext:value-type="float">
            <text:p>308 151</text:p>
          </table:table-cell>
          <table:table-cell table:style-name="ce9" office:value-type="float" office:value="283399" calcext:value-type="float">
            <text:p>283 399</text:p>
          </table:table-cell>
          <table:table-cell table:style-name="ce9" office:value-type="float" office:value="12598028618" calcext:value-type="float">
            <text:p>12 598 028 618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948" calcext:value-type="float">
            <text:p>8 948</text:p>
          </table:table-cell>
          <table:table-cell table:style-name="ce9" office:value-type="float" office:value="3353" calcext:value-type="float">
            <text:p>3 353</text:p>
          </table:table-cell>
          <table:table-cell table:style-name="ce9" office:value-type="float" office:value="35732" calcext:value-type="float">
            <text:p>35 732</text:p>
          </table:table-cell>
          <table:table-cell table:style-name="ce9" office:value-type="float" office:value="32763" calcext:value-type="float">
            <text:p>32 763</text:p>
          </table:table-cell>
          <table:table-cell table:style-name="ce9" office:value-type="float" office:value="1040639245" calcext:value-type="float">
            <text:p>1 040 639 245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016" calcext:value-type="float">
            <text:p>5 016</text:p>
          </table:table-cell>
          <table:table-cell table:style-name="ce9" office:value-type="float" office:value="2169" calcext:value-type="float">
            <text:p>2 169</text:p>
          </table:table-cell>
          <table:table-cell table:style-name="ce9" office:value-type="float" office:value="95749" calcext:value-type="float">
            <text:p>95 749</text:p>
          </table:table-cell>
          <table:table-cell table:style-name="ce9" office:value-type="float" office:value="87217" calcext:value-type="float">
            <text:p>87 217</text:p>
          </table:table-cell>
          <table:table-cell table:style-name="ce9" office:value-type="float" office:value="2754815286" calcext:value-type="float">
            <text:p>2 754 815 286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107" calcext:value-type="float">
            <text:p>2 107</text:p>
          </table:table-cell>
          <table:table-cell table:style-name="ce9" office:value-type="float" office:value="1518" calcext:value-type="float">
            <text:p>1 518</text:p>
          </table:table-cell>
          <table:table-cell table:style-name="ce9" office:value-type="float" office:value="190506" calcext:value-type="float">
            <text:p>190 506</text:p>
          </table:table-cell>
          <table:table-cell table:style-name="ce9" office:value-type="float" office:value="174291" calcext:value-type="float">
            <text:p>174 291</text:p>
          </table:table-cell>
          <table:table-cell table:style-name="ce9" office:value-type="float" office:value="5878742152" calcext:value-type="float">
            <text:p>5 878 742 152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82" calcext:value-type="float">
            <text:p>382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307870" calcext:value-type="float">
            <text:p>307 870</text:p>
          </table:table-cell>
          <table:table-cell table:style-name="ce9" office:value-type="float" office:value="285794" calcext:value-type="float">
            <text:p>285 794</text:p>
          </table:table-cell>
          <table:table-cell table:style-name="ce9" office:value-type="float" office:value="9387870748" calcext:value-type="float">
            <text:p>9 387 870 74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84" calcext:value-type="float">
            <text:p>884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176" calcext:value-type="float">
            <text:p>3 176</text:p>
          </table:table-cell>
          <table:table-cell table:style-name="ce9" office:value-type="float" office:value="3128" calcext:value-type="float">
            <text:p>3 128</text:p>
          </table:table-cell>
          <table:table-cell table:style-name="ce9" office:value-type="float" office:value="122760473" calcext:value-type="float">
            <text:p>122 760 47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3953" calcext:value-type="float">
            <text:p>3 953</text:p>
          </table:table-cell>
          <table:table-cell table:style-name="ce9" office:value-type="float" office:value="3762" calcext:value-type="float">
            <text:p>3 762</text:p>
          </table:table-cell>
          <table:table-cell table:style-name="ce9" office:value-type="float" office:value="153020389" calcext:value-type="float">
            <text:p>153 020 38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251" calcext:value-type="float">
            <text:p>2 251</text:p>
          </table:table-cell>
          <table:table-cell table:style-name="ce9" office:value-type="float" office:value="1937" calcext:value-type="float">
            <text:p>1 937</text:p>
          </table:table-cell>
          <table:table-cell table:style-name="ce9" office:value-type="float" office:value="65344909" calcext:value-type="float">
            <text:p>65 344 90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57" calcext:value-type="float">
            <text:p>3 857</text:p>
          </table:table-cell>
          <table:table-cell table:style-name="ce9" office:value-type="float" office:value="3269" calcext:value-type="float">
            <text:p>3 269</text:p>
          </table:table-cell>
          <table:table-cell table:style-name="ce9" office:value-type="float" office:value="90752001" calcext:value-type="float">
            <text:p>90 752 00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837" calcext:value-type="float">
            <text:p>5 837</text:p>
          </table:table-cell>
          <table:table-cell table:style-name="ce9" office:value-type="float" office:value="4924" calcext:value-type="float">
            <text:p>4 924</text:p>
          </table:table-cell>
          <table:table-cell table:style-name="ce9" office:value-type="float" office:value="10445" calcext:value-type="float">
            <text:p>10 445</text:p>
          </table:table-cell>
          <table:table-cell table:style-name="ce9" office:value-type="float" office:value="9966" calcext:value-type="float">
            <text:p>9 966</text:p>
          </table:table-cell>
          <table:table-cell table:style-name="ce9" office:value-type="float" office:value="280546416" calcext:value-type="float">
            <text:p>280 546 41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07" calcext:value-type="float">
            <text:p>1 607</text:p>
          </table:table-cell>
          <table:table-cell table:style-name="ce9" office:value-type="float" office:value="964" calcext:value-type="float">
            <text:p>964</text:p>
          </table:table-cell>
          <table:table-cell table:style-name="ce9" office:value-type="float" office:value="31667" calcext:value-type="float">
            <text:p>31 667</text:p>
          </table:table-cell>
          <table:table-cell table:style-name="ce9" office:value-type="float" office:value="25829" calcext:value-type="float">
            <text:p>25 829</text:p>
          </table:table-cell>
          <table:table-cell table:style-name="ce9" office:value-type="float" office:value="726107359" calcext:value-type="float">
            <text:p>726 107 35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55" calcext:value-type="float">
            <text:p>355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7802" calcext:value-type="float">
            <text:p>27 802</text:p>
          </table:table-cell>
          <table:table-cell table:style-name="ce9" office:value-type="float" office:value="23030" calcext:value-type="float">
            <text:p>23 030</text:p>
          </table:table-cell>
          <table:table-cell table:style-name="ce9" office:value-type="float" office:value="609447946" calcext:value-type="float">
            <text:p>609 447 94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386" calcext:value-type="float">
            <text:p>6 386</text:p>
          </table:table-cell>
          <table:table-cell table:style-name="ce9" office:value-type="float" office:value="5440" calcext:value-type="float">
            <text:p>5 440</text:p>
          </table:table-cell>
          <table:table-cell table:style-name="ce9" office:value-type="float" office:value="150012826" calcext:value-type="float">
            <text:p>150 012 82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9896037" calcext:value-type="float">
            <text:p>9 896 037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1958" calcext:value-type="float">
            <text:p>61 958</text:p>
          </table:table-cell>
          <table:table-cell table:style-name="ce9" office:value-type="float" office:value="52339" calcext:value-type="float">
            <text:p>52 339</text:p>
          </table:table-cell>
          <table:table-cell table:style-name="ce9" office:value-type="float" office:value="144733" calcext:value-type="float">
            <text:p>144 733</text:p>
          </table:table-cell>
          <table:table-cell table:style-name="ce9" office:value-type="float" office:value="138379" calcext:value-type="float">
            <text:p>138 379</text:p>
          </table:table-cell>
          <table:table-cell table:style-name="ce9" office:value-type="float" office:value="3896992391" calcext:value-type="float">
            <text:p>3 896 992 39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8929" calcext:value-type="float">
            <text:p>8 929</text:p>
          </table:table-cell>
          <table:table-cell table:style-name="ce9" office:value-type="float" office:value="6262" calcext:value-type="float">
            <text:p>6 262</text:p>
          </table:table-cell>
          <table:table-cell table:style-name="ce9" office:value-type="float" office:value="165669" calcext:value-type="float">
            <text:p>165 669</text:p>
          </table:table-cell>
          <table:table-cell table:style-name="ce9" office:value-type="float" office:value="152799" calcext:value-type="float">
            <text:p>152 799</text:p>
          </table:table-cell>
          <table:table-cell table:style-name="ce9" office:value-type="float" office:value="4852056453" calcext:value-type="float">
            <text:p>4 852 056 45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36" calcext:value-type="float">
            <text:p>1 536</text:p>
          </table:table-cell>
          <table:table-cell table:style-name="ce9" office:value-type="float" office:value="970" calcext:value-type="float">
            <text:p>970</text:p>
          </table:table-cell>
          <table:table-cell table:style-name="ce9" office:value-type="float" office:value="141632" calcext:value-type="float">
            <text:p>141 632</text:p>
          </table:table-cell>
          <table:table-cell table:style-name="ce9" office:value-type="float" office:value="129306" calcext:value-type="float">
            <text:p>129 306</text:p>
          </table:table-cell>
          <table:table-cell table:style-name="ce9" office:value-type="float" office:value="4369309548" calcext:value-type="float">
            <text:p>4 369 309 54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4762" calcext:value-type="float">
            <text:p>84 762</text:p>
          </table:table-cell>
          <table:table-cell table:style-name="ce9" office:value-type="float" office:value="79359" calcext:value-type="float">
            <text:p>79 359</text:p>
          </table:table-cell>
          <table:table-cell table:style-name="ce9" office:value-type="float" office:value="3083211008" calcext:value-type="float">
            <text:p>3 083 211 00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322" calcext:value-type="float">
            <text:p>7 322</text:p>
          </table:table-cell>
          <table:table-cell table:style-name="ce9" office:value-type="float" office:value="4080" calcext:value-type="float">
            <text:p>4 080</text:p>
          </table:table-cell>
          <table:table-cell table:style-name="ce9" office:value-type="float" office:value="21292" calcext:value-type="float">
            <text:p>21 292</text:p>
          </table:table-cell>
          <table:table-cell table:style-name="ce9" office:value-type="float" office:value="18778" calcext:value-type="float">
            <text:p>18 778</text:p>
          </table:table-cell>
          <table:table-cell table:style-name="ce9" office:value-type="float" office:value="579866668" calcext:value-type="float">
            <text:p>579 866 66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34" calcext:value-type="float">
            <text:p>1 934</text:p>
          </table:table-cell>
          <table:table-cell table:style-name="ce9" office:value-type="float" office:value="896" calcext:value-type="float">
            <text:p>896</text:p>
          </table:table-cell>
          <table:table-cell table:style-name="ce9" office:value-type="float" office:value="37656" calcext:value-type="float">
            <text:p>37 656</text:p>
          </table:table-cell>
          <table:table-cell table:style-name="ce9" office:value-type="float" office:value="34732" calcext:value-type="float">
            <text:p>34 732</text:p>
          </table:table-cell>
          <table:table-cell table:style-name="ce9" office:value-type="float" office:value="1121048613" calcext:value-type="float">
            <text:p>1 121 048 61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02" calcext:value-type="float">
            <text:p>802</text:p>
          </table:table-cell>
          <table:table-cell table:style-name="ce9" office:value-type="float" office:value="533" calcext:value-type="float">
            <text:p>533</text:p>
          </table:table-cell>
          <table:table-cell table:style-name="ce9" office:value-type="float" office:value="73588" calcext:value-type="float">
            <text:p>73 588</text:p>
          </table:table-cell>
          <table:table-cell table:style-name="ce9" office:value-type="float" office:value="68425" calcext:value-type="float">
            <text:p>68 425</text:p>
          </table:table-cell>
          <table:table-cell table:style-name="ce9" office:value-type="float" office:value="2252300973" calcext:value-type="float">
            <text:p>2 252 300 97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4586" calcext:value-type="float">
            <text:p>104 586</text:p>
          </table:table-cell>
          <table:table-cell table:style-name="ce9" office:value-type="float" office:value="96062" calcext:value-type="float">
            <text:p>96 062</text:p>
          </table:table-cell>
          <table:table-cell table:style-name="ce9" office:value-type="float" office:value="3069422843" calcext:value-type="float">
            <text:p>3 069 422 84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21" calcext:value-type="float">
            <text:p>1 121</text:p>
          </table:table-cell>
          <table:table-cell table:style-name="ce9" office:value-type="float" office:value="538" calcext:value-type="float">
            <text:p>538</text:p>
          </table:table-cell>
          <table:table-cell table:style-name="ce9" office:value-type="float" office:value="2562" calcext:value-type="float">
            <text:p>2 562</text:p>
          </table:table-cell>
          <table:table-cell table:style-name="ce9" office:value-type="float" office:value="2912" calcext:value-type="float">
            <text:p>2 912</text:p>
          </table:table-cell>
          <table:table-cell table:style-name="ce9" office:value-type="float" office:value="96034885" calcext:value-type="float">
            <text:p>96 034 88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4697" calcext:value-type="float">
            <text:p>4 697</text:p>
          </table:table-cell>
          <table:table-cell table:style-name="ce9" office:value-type="float" office:value="4456" calcext:value-type="float">
            <text:p>4 456</text:p>
          </table:table-cell>
          <table:table-cell table:style-name="ce9" office:value-type="float" office:value="154200765" calcext:value-type="float">
            <text:p>154 200 76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142" calcext:value-type="float">
            <text:p>4 142</text:p>
          </table:table-cell>
          <table:table-cell table:style-name="ce9" office:value-type="float" office:value="3959" calcext:value-type="float">
            <text:p>3 959</text:p>
          </table:table-cell>
          <table:table-cell table:style-name="ce9" office:value-type="float" office:value="128953206" calcext:value-type="float">
            <text:p>128 953 206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6592" calcext:value-type="float">
            <text:p>16 592</text:p>
          </table:table-cell>
          <table:table-cell table:style-name="ce9" office:value-type="float" office:value="16089" calcext:value-type="float">
            <text:p>16 089</text:p>
          </table:table-cell>
          <table:table-cell table:style-name="ce9" office:value-type="float" office:value="673775497" calcext:value-type="float">
            <text:p>673 775 497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74" calcext:value-type="float">
            <text:p>1 574</text:p>
          </table:table-cell>
          <table:table-cell table:style-name="ce9" office:value-type="float" office:value="1341" calcext:value-type="float">
            <text:p>1 341</text:p>
          </table:table-cell>
          <table:table-cell table:style-name="ce9" office:value-type="float" office:value="44761880" calcext:value-type="float">
            <text:p>44 761 88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26" calcext:value-type="float">
            <text:p>3 026</text:p>
          </table:table-cell>
          <table:table-cell table:style-name="ce9" office:value-type="float" office:value="2789" calcext:value-type="float">
            <text:p>2 789</text:p>
          </table:table-cell>
          <table:table-cell table:style-name="ce9" office:value-type="float" office:value="103291275" calcext:value-type="float">
            <text:p>103 291 27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023" calcext:value-type="float">
            <text:p>8 023</text:p>
          </table:table-cell>
          <table:table-cell table:style-name="ce9" office:value-type="float" office:value="7132" calcext:value-type="float">
            <text:p>7 132</text:p>
          </table:table-cell>
          <table:table-cell table:style-name="ce9" office:value-type="float" office:value="14251" calcext:value-type="float">
            <text:p>14 251</text:p>
          </table:table-cell>
          <table:table-cell table:style-name="ce9" office:value-type="float" office:value="13993" calcext:value-type="float">
            <text:p>13 993</text:p>
          </table:table-cell>
          <table:table-cell table:style-name="ce9" office:value-type="float" office:value="390251470" calcext:value-type="float">
            <text:p>390 251 47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69" calcext:value-type="float">
            <text:p>1 969</text:p>
          </table:table-cell>
          <table:table-cell table:style-name="ce9" office:value-type="float" office:value="1327" calcext:value-type="float">
            <text:p>1 327</text:p>
          </table:table-cell>
          <table:table-cell table:style-name="ce9" office:value-type="float" office:value="39347" calcext:value-type="float">
            <text:p>39 347</text:p>
          </table:table-cell>
          <table:table-cell table:style-name="ce9" office:value-type="float" office:value="33520" calcext:value-type="float">
            <text:p>33 520</text:p>
          </table:table-cell>
          <table:table-cell table:style-name="ce9" office:value-type="float" office:value="977980250" calcext:value-type="float">
            <text:p>977 980 25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47237" calcext:value-type="float">
            <text:p>47 237</text:p>
          </table:table-cell>
          <table:table-cell table:style-name="ce9" office:value-type="float" office:value="40003" calcext:value-type="float">
            <text:p>40 003</text:p>
          </table:table-cell>
          <table:table-cell table:style-name="ce9" office:value-type="float" office:value="1112497794" calcext:value-type="float">
            <text:p>1 112 497 794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408" calcext:value-type="float">
            <text:p>6 408</text:p>
          </table:table-cell>
          <table:table-cell table:style-name="ce9" office:value-type="float" office:value="5578" calcext:value-type="float">
            <text:p>5 578</text:p>
          </table:table-cell>
          <table:table-cell table:style-name="ce9" office:value-type="float" office:value="178707636" calcext:value-type="float">
            <text:p>178 707 636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" calcext:value-type="float">
            <text:p>568</text:p>
          </table:table-cell>
          <table:table-cell table:style-name="ce9" office:value-type="float" office:value="498" calcext:value-type="float">
            <text:p>498</text:p>
          </table:table-cell>
          <table:table-cell table:style-name="ce9" office:value-type="float" office:value="15429753" calcext:value-type="float">
            <text:p>15 429 75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608" calcext:value-type="float">
            <text:p>1 608</text:p>
          </table:table-cell>
          <table:table-cell table:style-name="ce9" office:value-type="float" office:value="1440" calcext:value-type="float">
            <text:p>1 440</text:p>
          </table:table-cell>
          <table:table-cell table:style-name="ce9" office:value-type="float" office:value="52424100" calcext:value-type="float">
            <text:p>52 424 10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7115" calcext:value-type="float">
            <text:p>77 115</text:p>
          </table:table-cell>
          <table:table-cell table:style-name="ce9" office:value-type="float" office:value="65253" calcext:value-type="float">
            <text:p>65 253</text:p>
          </table:table-cell>
          <table:table-cell table:style-name="ce9" office:value-type="float" office:value="176134" calcext:value-type="float">
            <text:p>176 134</text:p>
          </table:table-cell>
          <table:table-cell table:style-name="ce9" office:value-type="float" office:value="174228" calcext:value-type="float">
            <text:p>174 228</text:p>
          </table:table-cell>
          <table:table-cell table:style-name="ce9" office:value-type="float" office:value="4876441247" calcext:value-type="float">
            <text:p>4 876 441 247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843" calcext:value-type="float">
            <text:p>10 843</text:p>
          </table:table-cell>
          <table:table-cell table:style-name="ce9" office:value-type="float" office:value="7612" calcext:value-type="float">
            <text:p>7 612</text:p>
          </table:table-cell>
          <table:table-cell table:style-name="ce9" office:value-type="float" office:value="199875" calcext:value-type="float">
            <text:p>199 875</text:p>
          </table:table-cell>
          <table:table-cell table:style-name="ce9" office:value-type="float" office:value="185405" calcext:value-type="float">
            <text:p>185 405</text:p>
          </table:table-cell>
          <table:table-cell table:style-name="ce9" office:value-type="float" office:value="5903008725" calcext:value-type="float">
            <text:p>5 903 008 72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891" calcext:value-type="float">
            <text:p>1 891</text:p>
          </table:table-cell>
          <table:table-cell table:style-name="ce9" office:value-type="float" office:value="1173" calcext:value-type="float">
            <text:p>1 173</text:p>
          </table:table-cell>
          <table:table-cell table:style-name="ce9" office:value-type="float" office:value="174751" calcext:value-type="float">
            <text:p>174 751</text:p>
          </table:table-cell>
          <table:table-cell table:style-name="ce9" office:value-type="float" office:value="159805" calcext:value-type="float">
            <text:p>159 805</text:p>
          </table:table-cell>
          <table:table-cell table:style-name="ce9" office:value-type="float" office:value="5379209478" calcext:value-type="float">
            <text:p>5 379 209 478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09941" calcext:value-type="float">
            <text:p>109 941</text:p>
          </table:table-cell>
          <table:table-cell table:style-name="ce9" office:value-type="float" office:value="101263" calcext:value-type="float">
            <text:p>101 263</text:p>
          </table:table-cell>
          <table:table-cell table:style-name="ce9" office:value-type="float" office:value="3738193019" calcext:value-type="float">
            <text:p>3 738 193 019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585" calcext:value-type="float">
            <text:p>2 585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10933" calcext:value-type="float">
            <text:p>10 933</text:p>
          </table:table-cell>
          <table:table-cell table:style-name="ce9" office:value-type="float" office:value="10303" calcext:value-type="float">
            <text:p>10 303</text:p>
          </table:table-cell>
          <table:table-cell table:style-name="ce9" office:value-type="float" office:value="335679951" calcext:value-type="float">
            <text:p>335 679 951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78" calcext:value-type="float">
            <text:p>1 978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39512" calcext:value-type="float">
            <text:p>39 512</text:p>
          </table:table-cell>
          <table:table-cell table:style-name="ce9" office:value-type="float" office:value="36148" calcext:value-type="float">
            <text:p>36 148</text:p>
          </table:table-cell>
          <table:table-cell table:style-name="ce9" office:value-type="float" office:value="1121075964" calcext:value-type="float">
            <text:p>1 121 075 964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90" calcext:value-type="float">
            <text:p>890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80340" calcext:value-type="float">
            <text:p>80 340</text:p>
          </table:table-cell>
          <table:table-cell table:style-name="ce9" office:value-type="float" office:value="73415" calcext:value-type="float">
            <text:p>73 415</text:p>
          </table:table-cell>
          <table:table-cell table:style-name="ce9" office:value-type="float" office:value="2372422735" calcext:value-type="float">
            <text:p>2 372 422 73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23664" calcext:value-type="float">
            <text:p>123 664</text:p>
          </table:table-cell>
          <table:table-cell table:style-name="ce9" office:value-type="float" office:value="113362" calcext:value-type="float">
            <text:p>113 362</text:p>
          </table:table-cell>
          <table:table-cell table:style-name="ce9" office:value-type="float" office:value="3663007284" calcext:value-type="float">
            <text:p>3 663 007 28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61" calcext:value-type="float">
            <text:p>761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2684" calcext:value-type="float">
            <text:p>2 684</text:p>
          </table:table-cell>
          <table:table-cell table:style-name="ce9" office:value-type="float" office:value="2770" calcext:value-type="float">
            <text:p>2 770</text:p>
          </table:table-cell>
          <table:table-cell table:style-name="ce9" office:value-type="float" office:value="107946548" calcext:value-type="float">
            <text:p>107 946 54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780" calcext:value-type="float">
            <text:p>2 780</text:p>
          </table:table-cell>
          <table:table-cell table:style-name="ce9" office:value-type="float" office:value="2711" calcext:value-type="float">
            <text:p>2 711</text:p>
          </table:table-cell>
          <table:table-cell table:style-name="ce9" office:value-type="float" office:value="101322076" calcext:value-type="float">
            <text:p>101 322 076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285" calcext:value-type="float">
            <text:p>2 285</text:p>
          </table:table-cell>
          <table:table-cell table:style-name="ce9" office:value-type="float" office:value="2112" calcext:value-type="float">
            <text:p>2 112</text:p>
          </table:table-cell>
          <table:table-cell table:style-name="ce9" office:value-type="float" office:value="82554594" calcext:value-type="float">
            <text:p>82 554 59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421" calcext:value-type="float">
            <text:p>5 421</text:p>
          </table:table-cell>
          <table:table-cell table:style-name="ce9" office:value-type="float" office:value="5387" calcext:value-type="float">
            <text:p>5 387</text:p>
          </table:table-cell>
          <table:table-cell table:style-name="ce9" office:value-type="float" office:value="249696134" calcext:value-type="float">
            <text:p>249 696 13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383" calcext:value-type="float">
            <text:p>1 383</text:p>
          </table:table-cell>
          <table:table-cell table:style-name="ce9" office:value-type="float" office:value="1265" calcext:value-type="float">
            <text:p>1 265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19" calcext:value-type="float">
            <text:p>2 519</text:p>
          </table:table-cell>
          <table:table-cell table:style-name="ce9" office:value-type="float" office:value="2322" calcext:value-type="float">
            <text:p>2 322</text:p>
          </table:table-cell>
          <table:table-cell table:style-name="ce9" office:value-type="float" office:value="90317463" calcext:value-type="float">
            <text:p>90 317 46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114115063" calcext:value-type="float">
            <text:p>114 115 06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842" calcext:value-type="float">
            <text:p>5 842</text:p>
          </table:table-cell>
          <table:table-cell table:style-name="ce9" office:value-type="float" office:value="5172" calcext:value-type="float">
            <text:p>5 172</text:p>
          </table:table-cell>
          <table:table-cell table:style-name="ce9" office:value-type="float" office:value="9574" calcext:value-type="float">
            <text:p>9 574</text:p>
          </table:table-cell>
          <table:table-cell table:style-name="ce9" office:value-type="float" office:value="8886" calcext:value-type="float">
            <text:p>8 886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18" calcext:value-type="float">
            <text:p>1 218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24126" calcext:value-type="float">
            <text:p>24 126</text:p>
          </table:table-cell>
          <table:table-cell table:style-name="ce9" office:value-type="float" office:value="19800" calcext:value-type="float">
            <text:p>19 800</text:p>
          </table:table-cell>
          <table:table-cell table:style-name="ce9" office:value-type="float" office:value="564379330" calcext:value-type="float">
            <text:p>564 379 330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24017" calcext:value-type="float">
            <text:p>24 017</text:p>
          </table:table-cell>
          <table:table-cell table:style-name="ce9" office:value-type="float" office:value="20191" calcext:value-type="float">
            <text:p>20 191</text:p>
          </table:table-cell>
          <table:table-cell table:style-name="ce9" office:value-type="float" office:value="513672828" calcext:value-type="float">
            <text:p>513 672 82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792" calcext:value-type="float">
            <text:p>3 792</text:p>
          </table:table-cell>
          <table:table-cell table:style-name="ce9" office:value-type="float" office:value="3155" calcext:value-type="float">
            <text:p>3 155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59" calcext:value-type="float">
            <text:p>1 559</text:p>
          </table:table-cell>
          <table:table-cell table:style-name="ce9" office:value-type="float" office:value="1449" calcext:value-type="float">
            <text:p>1 449</text:p>
          </table:table-cell>
          <table:table-cell table:style-name="ce9" office:value-type="float" office:value="37865971" calcext:value-type="float">
            <text:p>37 865 971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4100" calcext:value-type="float">
            <text:p>54 100</text:p>
          </table:table-cell>
          <table:table-cell table:style-name="ce9" office:value-type="float" office:value="45231" calcext:value-type="float">
            <text:p>45 231</text:p>
          </table:table-cell>
          <table:table-cell table:style-name="ce9" office:value-type="float" office:value="126865" calcext:value-type="float">
            <text:p>126 865</text:p>
          </table:table-cell>
          <table:table-cell table:style-name="ce9" office:value-type="float" office:value="124064" calcext:value-type="float">
            <text:p>124 064</text:p>
          </table:table-cell>
          <table:table-cell table:style-name="ce9" office:value-type="float" office:value="3488579208" calcext:value-type="float">
            <text:p>3 488 579 20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8099" calcext:value-type="float">
            <text:p>8 099</text:p>
          </table:table-cell>
          <table:table-cell table:style-name="ce9" office:value-type="float" office:value="5454" calcext:value-type="float">
            <text:p>5 454</text:p>
          </table:table-cell>
          <table:table-cell table:style-name="ce9" office:value-type="float" office:value="153455" calcext:value-type="float">
            <text:p>153 455</text:p>
          </table:table-cell>
          <table:table-cell table:style-name="ce9" office:value-type="float" office:value="142538" calcext:value-type="float">
            <text:p>142 538</text:p>
          </table:table-cell>
          <table:table-cell table:style-name="ce9" office:value-type="float" office:value="4532034347" calcext:value-type="float">
            <text:p>4 532 034 347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21" calcext:value-type="float">
            <text:p>1 521</text:p>
          </table:table-cell>
          <table:table-cell table:style-name="ce9" office:value-type="float" office:value="862" calcext:value-type="float">
            <text:p>862</text:p>
          </table:table-cell>
          <table:table-cell table:style-name="ce9" office:value-type="float" office:value="140228" calcext:value-type="float">
            <text:p>140 228</text:p>
          </table:table-cell>
          <table:table-cell table:style-name="ce9" office:value-type="float" office:value="129659" calcext:value-type="float">
            <text:p>129 659</text:p>
          </table:table-cell>
          <table:table-cell table:style-name="ce9" office:value-type="float" office:value="4425512616" calcext:value-type="float">
            <text:p>4 425 512 616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97726" calcext:value-type="float">
            <text:p>97 726</text:p>
          </table:table-cell>
          <table:table-cell table:style-name="ce9" office:value-type="float" office:value="91940" calcext:value-type="float">
            <text:p>91 940</text:p>
          </table:table-cell>
          <table:table-cell table:style-name="ce9" office:value-type="float" office:value="3706199813" calcext:value-type="float">
            <text:p>3 706 199 81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050" calcext:value-type="float">
            <text:p>4 050</text:p>
          </table:table-cell>
          <table:table-cell table:style-name="ce9" office:value-type="float" office:value="1917" calcext:value-type="float">
            <text:p>1 917</text:p>
          </table:table-cell>
          <table:table-cell table:style-name="ce9" office:value-type="float" office:value="14291" calcext:value-type="float">
            <text:p>14 291</text:p>
          </table:table-cell>
          <table:table-cell table:style-name="ce9" office:value-type="float" office:value="13159" calcext:value-type="float">
            <text:p>13 159</text:p>
          </table:table-cell>
          <table:table-cell table:style-name="ce9" office:value-type="float" office:value="412855788" calcext:value-type="float">
            <text:p>412 855 78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89" calcext:value-type="float">
            <text:p>1 689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31983" calcext:value-type="float">
            <text:p>31 983</text:p>
          </table:table-cell>
          <table:table-cell table:style-name="ce9" office:value-type="float" office:value="29462" calcext:value-type="float">
            <text:p>29 462</text:p>
          </table:table-cell>
          <table:table-cell table:style-name="ce9" office:value-type="float" office:value="923360324" calcext:value-type="float">
            <text:p>923 360 32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61757" calcext:value-type="float">
            <text:p>61 757</text:p>
          </table:table-cell>
          <table:table-cell table:style-name="ce9" office:value-type="float" office:value="57733" calcext:value-type="float">
            <text:p>57 733</text:p>
          </table:table-cell>
          <table:table-cell table:style-name="ce9" office:value-type="float" office:value="1888491698" calcext:value-type="float">
            <text:p>1 888 491 69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93025" calcext:value-type="float">
            <text:p>93 025</text:p>
          </table:table-cell>
          <table:table-cell table:style-name="ce9" office:value-type="float" office:value="87562" calcext:value-type="float">
            <text:p>87 562</text:p>
          </table:table-cell>
          <table:table-cell table:style-name="ce9" office:value-type="float" office:value="2777015761" calcext:value-type="float">
            <text:p>2 777 015 761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5663997" calcext:value-type="float">
            <text:p>5 663 997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05" calcext:value-type="float">
            <text:p>705</text:p>
          </table:table-cell>
          <table:table-cell table:style-name="ce9" office:value-type="float" office:value="599" calcext:value-type="float">
            <text:p>59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3252" calcext:value-type="float">
            <text:p>3 252</text:p>
          </table:table-cell>
          <table:table-cell table:style-name="ce9" office:value-type="float" office:value="2684" calcext:value-type="float">
            <text:p>2 684</text:p>
          </table:table-cell>
          <table:table-cell table:style-name="ce9" office:value-type="float" office:value="74196370" calcext:value-type="float">
            <text:p>74 196 370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392" calcext:value-type="float">
            <text:p>13 392</text:p>
          </table:table-cell>
          <table:table-cell table:style-name="ce9" office:value-type="float" office:value="12182" calcext:value-type="float">
            <text:p>12 182</text:p>
          </table:table-cell>
          <table:table-cell table:style-name="ce9" office:value-type="float" office:value="27538" calcext:value-type="float">
            <text:p>27 538</text:p>
          </table:table-cell>
          <table:table-cell table:style-name="ce9" office:value-type="float" office:value="30522" calcext:value-type="float">
            <text:p>30 522</text:p>
          </table:table-cell>
          <table:table-cell table:style-name="ce9" office:value-type="float" office:value="830679641" calcext:value-type="float">
            <text:p>830 679 641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81" calcext:value-type="float">
            <text:p>1 281</text:p>
          </table:table-cell>
          <table:table-cell table:style-name="ce9" office:value-type="float" office:value="1075" calcext:value-type="float">
            <text:p>1 075</text:p>
          </table:table-cell>
          <table:table-cell table:style-name="ce9" office:value-type="float" office:value="22676" calcext:value-type="float">
            <text:p>22 676</text:p>
          </table:table-cell>
          <table:table-cell table:style-name="ce9" office:value-type="float" office:value="21780" calcext:value-type="float">
            <text:p>21 780</text:p>
          </table:table-cell>
          <table:table-cell table:style-name="ce9" office:value-type="float" office:value="694533966" calcext:value-type="float">
            <text:p>694 533 966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259" calcext:value-type="float">
            <text:p>259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67966802" calcext:value-type="float">
            <text:p>67 966 802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5761" calcext:value-type="float">
            <text:p>5 761</text:p>
          </table:table-cell>
          <table:table-cell table:style-name="ce9" office:value-type="float" office:value="5415" calcext:value-type="float">
            <text:p>5 415</text:p>
          </table:table-cell>
          <table:table-cell table:style-name="ce9" office:value-type="float" office:value="188386650" calcext:value-type="float">
            <text:p>188 386 650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32" calcext:value-type="float">
            <text:p>1 632</text:p>
          </table:table-cell>
          <table:table-cell table:style-name="ce9" office:value-type="float" office:value="565" calcext:value-type="float">
            <text:p>565</text:p>
          </table:table-cell>
          <table:table-cell table:style-name="ce9" office:value-type="float" office:value="5224" calcext:value-type="float">
            <text:p>5 224</text:p>
          </table:table-cell>
          <table:table-cell table:style-name="ce9" office:value-type="float" office:value="5349" calcext:value-type="float">
            <text:p>5 349</text:p>
          </table:table-cell>
          <table:table-cell table:style-name="ce9" office:value-type="float" office:value="214676881" calcext:value-type="float">
            <text:p>214 676 88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7816" calcext:value-type="float">
            <text:p>7 816</text:p>
          </table:table-cell>
          <table:table-cell table:style-name="ce9" office:value-type="float" office:value="7488" calcext:value-type="float">
            <text:p>7 488</text:p>
          </table:table-cell>
          <table:table-cell table:style-name="ce9" office:value-type="float" office:value="319196864" calcext:value-type="float">
            <text:p>319 196 86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6871" calcext:value-type="float">
            <text:p>6 871</text:p>
          </table:table-cell>
          <table:table-cell table:style-name="ce9" office:value-type="float" office:value="6602" calcext:value-type="float">
            <text:p>6 602</text:p>
          </table:table-cell>
          <table:table-cell table:style-name="ce9" office:value-type="float" office:value="283521737" calcext:value-type="float">
            <text:p>283 521 737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140" calcext:value-type="float">
            <text:p>10 140</text:p>
          </table:table-cell>
          <table:table-cell table:style-name="ce9" office:value-type="float" office:value="9871" calcext:value-type="float">
            <text:p>9 871</text:p>
          </table:table-cell>
          <table:table-cell table:style-name="ce9" office:value-type="float" office:value="457746419" calcext:value-type="float">
            <text:p>457 746 41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75" calcext:value-type="float">
            <text:p>375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101" calcext:value-type="float">
            <text:p>2 101</text:p>
          </table:table-cell>
          <table:table-cell table:style-name="ce9" office:value-type="float" office:value="1874" calcext:value-type="float">
            <text:p>1 874</text:p>
          </table:table-cell>
          <table:table-cell table:style-name="ce9" office:value-type="float" office:value="76581458" calcext:value-type="float">
            <text:p>76 581 45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480" calcext:value-type="float">
            <text:p>2 480</text:p>
          </table:table-cell>
          <table:table-cell table:style-name="ce9" office:value-type="float" office:value="2240" calcext:value-type="float">
            <text:p>2 240</text:p>
          </table:table-cell>
          <table:table-cell table:style-name="ce9" office:value-type="float" office:value="88157654" calcext:value-type="float">
            <text:p>88 157 65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350" calcext:value-type="float">
            <text:p>9 350</text:p>
          </table:table-cell>
          <table:table-cell table:style-name="ce9" office:value-type="float" office:value="7969" calcext:value-type="float">
            <text:p>7 969</text:p>
          </table:table-cell>
          <table:table-cell table:style-name="ce9" office:value-type="float" office:value="17058" calcext:value-type="float">
            <text:p>17 058</text:p>
          </table:table-cell>
          <table:table-cell table:style-name="ce9" office:value-type="float" office:value="16491" calcext:value-type="float">
            <text:p>16 491</text:p>
          </table:table-cell>
          <table:table-cell table:style-name="ce9" office:value-type="float" office:value="464763360" calcext:value-type="float">
            <text:p>464 763 360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623" calcext:value-type="float">
            <text:p>2 623</text:p>
          </table:table-cell>
          <table:table-cell table:style-name="ce9" office:value-type="float" office:value="1596" calcext:value-type="float">
            <text:p>1 596</text:p>
          </table:table-cell>
          <table:table-cell table:style-name="ce9" office:value-type="float" office:value="52369" calcext:value-type="float">
            <text:p>52 369</text:p>
          </table:table-cell>
          <table:table-cell table:style-name="ce9" office:value-type="float" office:value="43024" calcext:value-type="float">
            <text:p>43 024</text:p>
          </table:table-cell>
          <table:table-cell table:style-name="ce9" office:value-type="float" office:value="1211109232" calcext:value-type="float">
            <text:p>1 211 109 232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796" calcext:value-type="float">
            <text:p>796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62744" calcext:value-type="float">
            <text:p>62 744</text:p>
          </table:table-cell>
          <table:table-cell table:style-name="ce9" office:value-type="float" office:value="52699" calcext:value-type="float">
            <text:p>52 699</text:p>
          </table:table-cell>
          <table:table-cell table:style-name="ce9" office:value-type="float" office:value="1368892631" calcext:value-type="float">
            <text:p>1 368 892 63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833" calcext:value-type="float">
            <text:p>17 833</text:p>
          </table:table-cell>
          <table:table-cell table:style-name="ce9" office:value-type="float" office:value="14716" calcext:value-type="float">
            <text:p>14 716</text:p>
          </table:table-cell>
          <table:table-cell table:style-name="ce9" office:value-type="float" office:value="426487383" calcext:value-type="float">
            <text:p>426 487 383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53" calcext:value-type="float">
            <text:p>1 253</text:p>
          </table:table-cell>
          <table:table-cell table:style-name="ce9" office:value-type="float" office:value="1117" calcext:value-type="float">
            <text:p>1 117</text:p>
          </table:table-cell>
          <table:table-cell table:style-name="ce9" office:value-type="float" office:value="30986118" calcext:value-type="float">
            <text:p>30 986 11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122" calcext:value-type="float">
            <text:p>5 122</text:p>
          </table:table-cell>
          <table:table-cell table:style-name="ce9" office:value-type="float" office:value="4556" calcext:value-type="float">
            <text:p>4 556</text:p>
          </table:table-cell>
          <table:table-cell table:style-name="ce9" office:value-type="float" office:value="133951950" calcext:value-type="float">
            <text:p>133 951 950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9378" calcext:value-type="float">
            <text:p>119 378</text:p>
          </table:table-cell>
          <table:table-cell table:style-name="ce9" office:value-type="float" office:value="100883" calcext:value-type="float">
            <text:p>100 883</text:p>
          </table:table-cell>
          <table:table-cell table:style-name="ce9" office:value-type="float" office:value="279761" calcext:value-type="float">
            <text:p>279 761</text:p>
          </table:table-cell>
          <table:table-cell table:style-name="ce9" office:value-type="float" office:value="264460" calcext:value-type="float">
            <text:p>264 460</text:p>
          </table:table-cell>
          <table:table-cell table:style-name="ce9" office:value-type="float" office:value="7641182668" calcext:value-type="float">
            <text:p>7 641 182 66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161" calcext:value-type="float">
            <text:p>18 161</text:p>
          </table:table-cell>
          <table:table-cell table:style-name="ce9" office:value-type="float" office:value="12704" calcext:value-type="float">
            <text:p>12 704</text:p>
          </table:table-cell>
          <table:table-cell table:style-name="ce9" office:value-type="float" office:value="334109" calcext:value-type="float">
            <text:p>334 109</text:p>
          </table:table-cell>
          <table:table-cell table:style-name="ce9" office:value-type="float" office:value="306158" calcext:value-type="float">
            <text:p>306 158</text:p>
          </table:table-cell>
          <table:table-cell table:style-name="ce9" office:value-type="float" office:value="10000952867" calcext:value-type="float">
            <text:p>10 000 952 867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100" calcext:value-type="float">
            <text:p>3 100</text:p>
          </table:table-cell>
          <table:table-cell table:style-name="ce9" office:value-type="float" office:value="1850" calcext:value-type="float">
            <text:p>1 850</text:p>
          </table:table-cell>
          <table:table-cell table:style-name="ce9" office:value-type="float" office:value="287411" calcext:value-type="float">
            <text:p>287 411</text:p>
          </table:table-cell>
          <table:table-cell table:style-name="ce9" office:value-type="float" office:value="262959" calcext:value-type="float">
            <text:p>262 959</text:p>
          </table:table-cell>
          <table:table-cell table:style-name="ce9" office:value-type="float" office:value="9447075059" calcext:value-type="float">
            <text:p>9 447 075 05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195859" calcext:value-type="float">
            <text:p>195 859</text:p>
          </table:table-cell>
          <table:table-cell table:style-name="ce9" office:value-type="float" office:value="185239" calcext:value-type="float">
            <text:p>185 239</text:p>
          </table:table-cell>
          <table:table-cell table:style-name="ce9" office:value-type="float" office:value="7213365558" calcext:value-type="float">
            <text:p>7 213 365 55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535" calcext:value-type="float">
            <text:p>11 535</text:p>
          </table:table-cell>
          <table:table-cell table:style-name="ce9" office:value-type="float" office:value="6571" calcext:value-type="float">
            <text:p>6 571</text:p>
          </table:table-cell>
          <table:table-cell table:style-name="ce9" office:value-type="float" office:value="32514" calcext:value-type="float">
            <text:p>32 514</text:p>
          </table:table-cell>
          <table:table-cell table:style-name="ce9" office:value-type="float" office:value="28880" calcext:value-type="float">
            <text:p>28 880</text:p>
          </table:table-cell>
          <table:table-cell table:style-name="ce9" office:value-type="float" office:value="909133351" calcext:value-type="float">
            <text:p>909 133 35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497" calcext:value-type="float">
            <text:p>3 497</text:p>
          </table:table-cell>
          <table:table-cell table:style-name="ce9" office:value-type="float" office:value="1455" calcext:value-type="float">
            <text:p>1 455</text:p>
          </table:table-cell>
          <table:table-cell table:style-name="ce9" office:value-type="float" office:value="69963" calcext:value-type="float">
            <text:p>69 963</text:p>
          </table:table-cell>
          <table:table-cell table:style-name="ce9" office:value-type="float" office:value="64411" calcext:value-type="float">
            <text:p>64 411</text:p>
          </table:table-cell>
          <table:table-cell table:style-name="ce9" office:value-type="float" office:value="2099959404" calcext:value-type="float">
            <text:p>2 099 959 40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32" calcext:value-type="float">
            <text:p>1 432</text:p>
          </table:table-cell>
          <table:table-cell table:style-name="ce9" office:value-type="float" office:value="974" calcext:value-type="float">
            <text:p>974</text:p>
          </table:table-cell>
          <table:table-cell table:style-name="ce9" office:value-type="float" office:value="132795" calcext:value-type="float">
            <text:p>132 795</text:p>
          </table:table-cell>
          <table:table-cell table:style-name="ce9" office:value-type="float" office:value="122165" calcext:value-type="float">
            <text:p>122 165</text:p>
          </table:table-cell>
          <table:table-cell table:style-name="ce9" office:value-type="float" office:value="4168756759" calcext:value-type="float">
            <text:p>4 168 756 75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206143" calcext:value-type="float">
            <text:p>206 143</text:p>
          </table:table-cell>
          <table:table-cell table:style-name="ce9" office:value-type="float" office:value="191598" calcext:value-type="float">
            <text:p>191 598</text:p>
          </table:table-cell>
          <table:table-cell table:style-name="ce9" office:value-type="float" office:value="6269416267" calcext:value-type="float">
            <text:p>6 269 416 267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72" calcext:value-type="float">
            <text:p>372</text:p>
          </table:table-cell>
          <table:table-cell table:style-name="ce9" office:value-type="float" office:value="378" calcext:value-type="float">
            <text:p>378</text:p>
          </table:table-cell>
          <table:table-cell table:style-name="ce9" office:value-type="float" office:value="18409556" calcext:value-type="float">
            <text:p>18 409 556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3323221" calcext:value-type="float">
            <text:p>3 323 221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524" calcext:value-type="float">
            <text:p>52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4486" calcext:value-type="float">
            <text:p>4 486</text:p>
          </table:table-cell>
          <table:table-cell table:style-name="ce9" office:value-type="float" office:value="3851" calcext:value-type="float">
            <text:p>3 851</text:p>
          </table:table-cell>
          <table:table-cell table:style-name="ce9" office:value-type="float" office:value="113935519" calcext:value-type="float">
            <text:p>113 935 519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91" calcext:value-type="float">
            <text:p>2 791</text:p>
          </table:table-cell>
          <table:table-cell table:style-name="ce9" office:value-type="float" office:value="2281" calcext:value-type="float">
            <text:p>2 281</text:p>
          </table:table-cell>
          <table:table-cell table:style-name="ce9" office:value-type="float" office:value="68286521" calcext:value-type="float">
            <text:p>68 286 521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593" calcext:value-type="float">
            <text:p>8 593</text:p>
          </table:table-cell>
          <table:table-cell table:style-name="ce9" office:value-type="float" office:value="7613" calcext:value-type="float">
            <text:p>7 613</text:p>
          </table:table-cell>
          <table:table-cell table:style-name="ce9" office:value-type="float" office:value="22576" calcext:value-type="float">
            <text:p>22 576</text:p>
          </table:table-cell>
          <table:table-cell table:style-name="ce9" office:value-type="float" office:value="21496" calcext:value-type="float">
            <text:p>21 496</text:p>
          </table:table-cell>
          <table:table-cell table:style-name="ce9" office:value-type="float" office:value="611918812" calcext:value-type="float">
            <text:p>611 918 812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50" calcext:value-type="float">
            <text:p>1 150</text:p>
          </table:table-cell>
          <table:table-cell table:style-name="ce9" office:value-type="float" office:value="929" calcext:value-type="float">
            <text:p>929</text:p>
          </table:table-cell>
          <table:table-cell table:style-name="ce9" office:value-type="float" office:value="19833" calcext:value-type="float">
            <text:p>19 833</text:p>
          </table:table-cell>
          <table:table-cell table:style-name="ce9" office:value-type="float" office:value="18137" calcext:value-type="float">
            <text:p>18 137</text:p>
          </table:table-cell>
          <table:table-cell table:style-name="ce9" office:value-type="float" office:value="618469660" calcext:value-type="float">
            <text:p>618 469 66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5173" calcext:value-type="float">
            <text:p>5 173</text:p>
          </table:table-cell>
          <table:table-cell table:style-name="ce9" office:value-type="float" office:value="4985" calcext:value-type="float">
            <text:p>4 985</text:p>
          </table:table-cell>
          <table:table-cell table:style-name="ce9" office:value-type="float" office:value="220923398" calcext:value-type="float">
            <text:p>220 923 398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9942" calcext:value-type="float">
            <text:p>19 942</text:p>
          </table:table-cell>
          <table:table-cell table:style-name="ce9" office:value-type="float" office:value="19335" calcext:value-type="float">
            <text:p>19 335</text:p>
          </table:table-cell>
          <table:table-cell table:style-name="ce9" office:value-type="float" office:value="730296318" calcext:value-type="float">
            <text:p>730 296 318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858" calcext:value-type="float">
            <text:p>1 858</text:p>
          </table:table-cell>
          <table:table-cell table:style-name="ce9" office:value-type="float" office:value="1629" calcext:value-type="float">
            <text:p>1 629</text:p>
          </table:table-cell>
          <table:table-cell table:style-name="ce9" office:value-type="float" office:value="50246124" calcext:value-type="float">
            <text:p>50 246 124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338" calcext:value-type="float">
            <text:p>3 338</text:p>
          </table:table-cell>
          <table:table-cell table:style-name="ce9" office:value-type="float" office:value="2828" calcext:value-type="float">
            <text:p>2 828</text:p>
          </table:table-cell>
          <table:table-cell table:style-name="ce9" office:value-type="float" office:value="9010" calcext:value-type="float">
            <text:p>9 010</text:p>
          </table:table-cell>
          <table:table-cell table:style-name="ce9" office:value-type="float" office:value="8612" calcext:value-type="float">
            <text:p>8 612</text:p>
          </table:table-cell>
          <table:table-cell table:style-name="ce9" office:value-type="float" office:value="252866527" calcext:value-type="float">
            <text:p>252 866 527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78" calcext:value-type="float">
            <text:p>478</text:p>
          </table:table-cell>
          <table:table-cell table:style-name="ce9" office:value-type="float" office:value="386" calcext:value-type="float">
            <text:p>386</text:p>
          </table:table-cell>
          <table:table-cell table:style-name="ce9" office:value-type="float" office:value="8432" calcext:value-type="float">
            <text:p>8 432</text:p>
          </table:table-cell>
          <table:table-cell table:style-name="ce9" office:value-type="float" office:value="7650" calcext:value-type="float">
            <text:p>7 650</text:p>
          </table:table-cell>
          <table:table-cell table:style-name="ce9" office:value-type="float" office:value="262734018" calcext:value-type="float">
            <text:p>262 734 018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381" calcext:value-type="float">
            <text:p>4 381</text:p>
          </table:table-cell>
          <table:table-cell table:style-name="ce9" office:value-type="float" office:value="4184" calcext:value-type="float">
            <text:p>4 184</text:p>
          </table:table-cell>
          <table:table-cell table:style-name="ce9" office:value-type="float" office:value="191335080" calcext:value-type="float">
            <text:p>191 335 080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223" calcext:value-type="float">
            <text:p>1 223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4320" calcext:value-type="float">
            <text:p>4 320</text:p>
          </table:table-cell>
          <table:table-cell table:style-name="ce9" office:value-type="float" office:value="4303" calcext:value-type="float">
            <text:p>4 303</text:p>
          </table:table-cell>
          <table:table-cell table:style-name="ce9" office:value-type="float" office:value="179220522" calcext:value-type="float">
            <text:p>179 220 522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899" calcext:value-type="float">
            <text:p>3 899</text:p>
          </table:table-cell>
          <table:table-cell table:style-name="ce9" office:value-type="float" office:value="3792" calcext:value-type="float">
            <text:p>3 792</text:p>
          </table:table-cell>
          <table:table-cell table:style-name="ce9" office:value-type="float" office:value="151612903" calcext:value-type="float">
            <text:p>151 612 903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816" calcext:value-type="float">
            <text:p>3 816</text:p>
          </table:table-cell>
          <table:table-cell table:style-name="ce9" office:value-type="float" office:value="3480" calcext:value-type="float">
            <text:p>3 480</text:p>
          </table:table-cell>
          <table:table-cell table:style-name="ce9" office:value-type="float" office:value="137481474" calcext:value-type="float">
            <text:p>137 481 474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45" calcext:value-type="float">
            <text:p>6 045</text:p>
          </table:table-cell>
          <table:table-cell table:style-name="ce9" office:value-type="float" office:value="5926" calcext:value-type="float">
            <text:p>5 926</text:p>
          </table:table-cell>
          <table:table-cell table:style-name="ce9" office:value-type="float" office:value="277393694" calcext:value-type="float">
            <text:p>277 393 694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131" calcext:value-type="float">
            <text:p>3 131</text:p>
          </table:table-cell>
          <table:table-cell table:style-name="ce9" office:value-type="float" office:value="2874" calcext:value-type="float">
            <text:p>2 874</text:p>
          </table:table-cell>
          <table:table-cell table:style-name="ce9" office:value-type="float" office:value="116621702" calcext:value-type="float">
            <text:p>116 621 702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931" calcext:value-type="float">
            <text:p>8 931</text:p>
          </table:table-cell>
          <table:table-cell table:style-name="ce9" office:value-type="float" office:value="7773" calcext:value-type="float">
            <text:p>7 773</text:p>
          </table:table-cell>
          <table:table-cell table:style-name="ce9" office:value-type="float" office:value="14888" calcext:value-type="float">
            <text:p>14 888</text:p>
          </table:table-cell>
          <table:table-cell table:style-name="ce9" office:value-type="float" office:value="15805" calcext:value-type="float">
            <text:p>15 805</text:p>
          </table:table-cell>
          <table:table-cell table:style-name="ce9" office:value-type="float" office:value="448456583" calcext:value-type="float">
            <text:p>448 456 583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658" calcext:value-type="float">
            <text:p>2 658</text:p>
          </table:table-cell>
          <table:table-cell table:style-name="ce9" office:value-type="float" office:value="1525" calcext:value-type="float">
            <text:p>1 525</text:p>
          </table:table-cell>
          <table:table-cell table:style-name="ce9" office:value-type="float" office:value="54528" calcext:value-type="float">
            <text:p>54 528</text:p>
          </table:table-cell>
          <table:table-cell table:style-name="ce9" office:value-type="float" office:value="46073" calcext:value-type="float">
            <text:p>46 073</text:p>
          </table:table-cell>
          <table:table-cell table:style-name="ce9" office:value-type="float" office:value="1363449369" calcext:value-type="float">
            <text:p>1 363 449 36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77668" calcext:value-type="float">
            <text:p>77 668</text:p>
          </table:table-cell>
          <table:table-cell table:style-name="ce9" office:value-type="float" office:value="64092" calcext:value-type="float">
            <text:p>64 092</text:p>
          </table:table-cell>
          <table:table-cell table:style-name="ce9" office:value-type="float" office:value="1742256654" calcext:value-type="float">
            <text:p>1 742 256 654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0625" calcext:value-type="float">
            <text:p>20 625</text:p>
          </table:table-cell>
          <table:table-cell table:style-name="ce9" office:value-type="float" office:value="16879" calcext:value-type="float">
            <text:p>16 879</text:p>
          </table:table-cell>
          <table:table-cell table:style-name="ce9" office:value-type="float" office:value="426027909" calcext:value-type="float">
            <text:p>426 027 90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913" calcext:value-type="float">
            <text:p>2 913</text:p>
          </table:table-cell>
          <table:table-cell table:style-name="ce9" office:value-type="float" office:value="2553" calcext:value-type="float">
            <text:p>2 553</text:p>
          </table:table-cell>
          <table:table-cell table:style-name="ce9" office:value-type="float" office:value="73595271" calcext:value-type="float">
            <text:p>73 595 271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06749" calcext:value-type="float">
            <text:p>106 749</text:p>
          </table:table-cell>
          <table:table-cell table:style-name="ce9" office:value-type="float" office:value="89613" calcext:value-type="float">
            <text:p>89 613</text:p>
          </table:table-cell>
          <table:table-cell table:style-name="ce9" office:value-type="float" office:value="254365" calcext:value-type="float">
            <text:p>254 365</text:p>
          </table:table-cell>
          <table:table-cell table:style-name="ce9" office:value-type="float" office:value="245397" calcext:value-type="float">
            <text:p>245 397</text:p>
          </table:table-cell>
          <table:table-cell table:style-name="ce9" office:value-type="float" office:value="7045197938" calcext:value-type="float">
            <text:p>7 045 197 938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282" calcext:value-type="float">
            <text:p>17 282</text:p>
          </table:table-cell>
          <table:table-cell table:style-name="ce9" office:value-type="float" office:value="11953" calcext:value-type="float">
            <text:p>11 953</text:p>
          </table:table-cell>
          <table:table-cell table:style-name="ce9" office:value-type="float" office:value="329382" calcext:value-type="float">
            <text:p>329 382</text:p>
          </table:table-cell>
          <table:table-cell table:style-name="ce9" office:value-type="float" office:value="301232" calcext:value-type="float">
            <text:p>301 232</text:p>
          </table:table-cell>
          <table:table-cell table:style-name="ce9" office:value-type="float" office:value="9662462308" calcext:value-type="float">
            <text:p>9 662 462 308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331" calcext:value-type="float">
            <text:p>3 331</text:p>
          </table:table-cell>
          <table:table-cell table:style-name="ce9" office:value-type="float" office:value="1845" calcext:value-type="float">
            <text:p>1 845</text:p>
          </table:table-cell>
          <table:table-cell table:style-name="ce9" office:value-type="float" office:value="316001" calcext:value-type="float">
            <text:p>316 001</text:p>
          </table:table-cell>
          <table:table-cell table:style-name="ce9" office:value-type="float" office:value="289500" calcext:value-type="float">
            <text:p>289 500</text:p>
          </table:table-cell>
          <table:table-cell table:style-name="ce9" office:value-type="float" office:value="10129552540" calcext:value-type="float">
            <text:p>10 129 552 540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53345" calcext:value-type="float">
            <text:p>253 345</text:p>
          </table:table-cell>
          <table:table-cell table:style-name="ce9" office:value-type="float" office:value="233779" calcext:value-type="float">
            <text:p>233 779</text:p>
          </table:table-cell>
          <table:table-cell table:style-name="ce9" office:value-type="float" office:value="9000881884" calcext:value-type="float">
            <text:p>9 000 881 884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798" calcext:value-type="float">
            <text:p>8 798</text:p>
          </table:table-cell>
          <table:table-cell table:style-name="ce9" office:value-type="float" office:value="4056" calcext:value-type="float">
            <text:p>4 056</text:p>
          </table:table-cell>
          <table:table-cell table:style-name="ce9" office:value-type="float" office:value="29900" calcext:value-type="float">
            <text:p>29 900</text:p>
          </table:table-cell>
          <table:table-cell table:style-name="ce9" office:value-type="float" office:value="26787" calcext:value-type="float">
            <text:p>26 787</text:p>
          </table:table-cell>
          <table:table-cell table:style-name="ce9" office:value-type="float" office:value="845115432" calcext:value-type="float">
            <text:p>845 115 432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453" calcext:value-type="float">
            <text:p>3 453</text:p>
          </table:table-cell>
          <table:table-cell table:style-name="ce9" office:value-type="float" office:value="1399" calcext:value-type="float">
            <text:p>1 399</text:p>
          </table:table-cell>
          <table:table-cell table:style-name="ce9" office:value-type="float" office:value="66096" calcext:value-type="float">
            <text:p>66 096</text:p>
          </table:table-cell>
          <table:table-cell table:style-name="ce9" office:value-type="float" office:value="60375" calcext:value-type="float">
            <text:p>60 375</text:p>
          </table:table-cell>
          <table:table-cell table:style-name="ce9" office:value-type="float" office:value="1915821649" calcext:value-type="float">
            <text:p>1 915 821 64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98" calcext:value-type="float">
            <text:p>1 598</text:p>
          </table:table-cell>
          <table:table-cell table:style-name="ce9" office:value-type="float" office:value="1118" calcext:value-type="float">
            <text:p>1 118</text:p>
          </table:table-cell>
          <table:table-cell table:style-name="ce9" office:value-type="float" office:value="141888" calcext:value-type="float">
            <text:p>141 888</text:p>
          </table:table-cell>
          <table:table-cell table:style-name="ce9" office:value-type="float" office:value="130821" calcext:value-type="float">
            <text:p>130 821</text:p>
          </table:table-cell>
          <table:table-cell table:style-name="ce9" office:value-type="float" office:value="4305397449" calcext:value-type="float">
            <text:p>4 305 397 44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54543" calcext:value-type="float">
            <text:p>254 543</text:p>
          </table:table-cell>
          <table:table-cell table:style-name="ce9" office:value-type="float" office:value="234762" calcext:value-type="float">
            <text:p>234 762</text:p>
          </table:table-cell>
          <table:table-cell table:style-name="ce9" office:value-type="float" office:value="7582910087" calcext:value-type="float">
            <text:p>7 582 910 08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57" calcext:value-type="float">
            <text:p>1 357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5921" calcext:value-type="float">
            <text:p>5 921</text:p>
          </table:table-cell>
          <table:table-cell table:style-name="ce9" office:value-type="float" office:value="6202" calcext:value-type="float">
            <text:p>6 202</text:p>
          </table:table-cell>
          <table:table-cell table:style-name="ce9" office:value-type="float" office:value="280613113" calcext:value-type="float">
            <text:p>280 613 11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485" calcext:value-type="float">
            <text:p>6 485</text:p>
          </table:table-cell>
          <table:table-cell table:style-name="ce9" office:value-type="float" office:value="6136" calcext:value-type="float">
            <text:p>6 136</text:p>
          </table:table-cell>
          <table:table-cell table:style-name="ce9" office:value-type="float" office:value="287919001" calcext:value-type="float">
            <text:p>287 919 001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559" calcext:value-type="float">
            <text:p>4 559</text:p>
          </table:table-cell>
          <table:table-cell table:style-name="ce9" office:value-type="float" office:value="4109" calcext:value-type="float">
            <text:p>4 109</text:p>
          </table:table-cell>
          <table:table-cell table:style-name="ce9" office:value-type="float" office:value="203820780" calcext:value-type="float">
            <text:p>203 820 780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7418" calcext:value-type="float">
            <text:p>17 418</text:p>
          </table:table-cell>
          <table:table-cell table:style-name="ce9" office:value-type="float" office:value="16822" calcext:value-type="float">
            <text:p>16 822</text:p>
          </table:table-cell>
          <table:table-cell table:style-name="ce9" office:value-type="float" office:value="921094434" calcext:value-type="float">
            <text:p>921 094 43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72" calcext:value-type="float">
            <text:p>472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588" calcext:value-type="float">
            <text:p>1 588</text:p>
          </table:table-cell>
          <table:table-cell table:style-name="ce9" office:value-type="float" office:value="2134" calcext:value-type="float">
            <text:p>2 134</text:p>
          </table:table-cell>
          <table:table-cell table:style-name="ce9" office:value-type="float" office:value="103833446" calcext:value-type="float">
            <text:p>103 833 446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451" calcext:value-type="float">
            <text:p>3 451</text:p>
          </table:table-cell>
          <table:table-cell table:style-name="ce9" office:value-type="float" office:value="3008" calcext:value-type="float">
            <text:p>3 008</text:p>
          </table:table-cell>
          <table:table-cell table:style-name="ce9" office:value-type="float" office:value="146493773" calcext:value-type="float">
            <text:p>146 493 77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0400" calcext:value-type="float">
            <text:p>10 400</text:p>
          </table:table-cell>
          <table:table-cell table:style-name="ce9" office:value-type="float" office:value="9067" calcext:value-type="float">
            <text:p>9 067</text:p>
          </table:table-cell>
          <table:table-cell table:style-name="ce9" office:value-type="float" office:value="400860957" calcext:value-type="float">
            <text:p>400 860 95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014" calcext:value-type="float">
            <text:p>9 014</text:p>
          </table:table-cell>
          <table:table-cell table:style-name="ce9" office:value-type="float" office:value="8110" calcext:value-type="float">
            <text:p>8 110</text:p>
          </table:table-cell>
          <table:table-cell table:style-name="ce9" office:value-type="float" office:value="426617008" calcext:value-type="float">
            <text:p>426 617 00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2788" calcext:value-type="float">
            <text:p>22 788</text:p>
          </table:table-cell>
          <table:table-cell table:style-name="ce9" office:value-type="float" office:value="20233" calcext:value-type="float">
            <text:p>20 233</text:p>
          </table:table-cell>
          <table:table-cell table:style-name="ce9" office:value-type="float" office:value="38623" calcext:value-type="float">
            <text:p>38 623</text:p>
          </table:table-cell>
          <table:table-cell table:style-name="ce9" office:value-type="float" office:value="37888" calcext:value-type="float">
            <text:p>37 888</text:p>
          </table:table-cell>
          <table:table-cell table:style-name="ce9" office:value-type="float" office:value="1297870237" calcext:value-type="float">
            <text:p>1 297 870 23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487" calcext:value-type="float">
            <text:p>5 487</text:p>
          </table:table-cell>
          <table:table-cell table:style-name="ce9" office:value-type="float" office:value="3459" calcext:value-type="float">
            <text:p>3 459</text:p>
          </table:table-cell>
          <table:table-cell table:style-name="ce9" office:value-type="float" office:value="101820" calcext:value-type="float">
            <text:p>101 820</text:p>
          </table:table-cell>
          <table:table-cell table:style-name="ce9" office:value-type="float" office:value="85158" calcext:value-type="float">
            <text:p>85 158</text:p>
          </table:table-cell>
          <table:table-cell table:style-name="ce9" office:value-type="float" office:value="2919543327" calcext:value-type="float">
            <text:p>2 919 543 32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01" calcext:value-type="float">
            <text:p>1 501</text:p>
          </table:table-cell>
          <table:table-cell table:style-name="ce9" office:value-type="float" office:value="806" calcext:value-type="float">
            <text:p>806</text:p>
          </table:table-cell>
          <table:table-cell table:style-name="ce9" office:value-type="float" office:value="124065" calcext:value-type="float">
            <text:p>124 065</text:p>
          </table:table-cell>
          <table:table-cell table:style-name="ce9" office:value-type="float" office:value="106730" calcext:value-type="float">
            <text:p>106 730</text:p>
          </table:table-cell>
          <table:table-cell table:style-name="ce9" office:value-type="float" office:value="3459298899" calcext:value-type="float">
            <text:p>3 459 298 899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39225" calcext:value-type="float">
            <text:p>39 225</text:p>
          </table:table-cell>
          <table:table-cell table:style-name="ce9" office:value-type="float" office:value="36149" calcext:value-type="float">
            <text:p>36 149</text:p>
          </table:table-cell>
          <table:table-cell table:style-name="ce9" office:value-type="float" office:value="1460138664" calcext:value-type="float">
            <text:p>1 460 138 66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788" calcext:value-type="float">
            <text:p>788</text:p>
          </table:table-cell>
          <table:table-cell table:style-name="ce9" office:value-type="float" office:value="791" calcext:value-type="float">
            <text:p>791</text:p>
          </table:table-cell>
          <table:table-cell table:style-name="ce9" office:value-type="float" office:value="32820436" calcext:value-type="float">
            <text:p>32 820 436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4894" calcext:value-type="float">
            <text:p>4 894</text:p>
          </table:table-cell>
          <table:table-cell table:style-name="ce9" office:value-type="float" office:value="4359" calcext:value-type="float">
            <text:p>4 359</text:p>
          </table:table-cell>
          <table:table-cell table:style-name="ce9" office:value-type="float" office:value="154692372" calcext:value-type="float">
            <text:p>154 692 372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1577" calcext:value-type="float">
            <text:p>11 577</text:p>
          </table:table-cell>
          <table:table-cell table:style-name="ce9" office:value-type="float" office:value="10189" calcext:value-type="float">
            <text:p>10 189</text:p>
          </table:table-cell>
          <table:table-cell table:style-name="ce9" office:value-type="float" office:value="340828331" calcext:value-type="float">
            <text:p>340 828 331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897" calcext:value-type="float">
            <text:p>13 897</text:p>
          </table:table-cell>
          <table:table-cell table:style-name="ce9" office:value-type="float" office:value="12918" calcext:value-type="float">
            <text:p>12 918</text:p>
          </table:table-cell>
          <table:table-cell table:style-name="ce9" office:value-type="float" office:value="540056968" calcext:value-type="float">
            <text:p>540 056 96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41739" calcext:value-type="float">
            <text:p>341 739</text:p>
          </table:table-cell>
          <table:table-cell table:style-name="ce9" office:value-type="float" office:value="298868" calcext:value-type="float">
            <text:p>298 868</text:p>
          </table:table-cell>
          <table:table-cell table:style-name="ce9" office:value-type="float" office:value="773827" calcext:value-type="float">
            <text:p>773 827</text:p>
          </table:table-cell>
          <table:table-cell table:style-name="ce9" office:value-type="float" office:value="765976" calcext:value-type="float">
            <text:p>765 976</text:p>
          </table:table-cell>
          <table:table-cell table:style-name="ce9" office:value-type="float" office:value="27862419010" calcext:value-type="float">
            <text:p>27 862 419 010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0747" calcext:value-type="float">
            <text:p>50 747</text:p>
          </table:table-cell>
          <table:table-cell table:style-name="ce9" office:value-type="float" office:value="37046" calcext:value-type="float">
            <text:p>37 046</text:p>
          </table:table-cell>
          <table:table-cell table:style-name="ce9" office:value-type="float" office:value="931147" calcext:value-type="float">
            <text:p>931 147</text:p>
          </table:table-cell>
          <table:table-cell table:style-name="ce9" office:value-type="float" office:value="858036" calcext:value-type="float">
            <text:p>858 036</text:p>
          </table:table-cell>
          <table:table-cell table:style-name="ce9" office:value-type="float" office:value="36633632278" calcext:value-type="float">
            <text:p>36 633 632 27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0178" calcext:value-type="float">
            <text:p>10 178</text:p>
          </table:table-cell>
          <table:table-cell table:style-name="ce9" office:value-type="float" office:value="5860" calcext:value-type="float">
            <text:p>5 860</text:p>
          </table:table-cell>
          <table:table-cell table:style-name="ce9" office:value-type="float" office:value="950108" calcext:value-type="float">
            <text:p>950 108</text:p>
          </table:table-cell>
          <table:table-cell table:style-name="ce9" office:value-type="float" office:value="880240" calcext:value-type="float">
            <text:p>880 240</text:p>
          </table:table-cell>
          <table:table-cell table:style-name="ce9" office:value-type="float" office:value="43736688053" calcext:value-type="float">
            <text:p>43 736 688 05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069" calcext:value-type="float">
            <text:p>2 069</text:p>
          </table:table-cell>
          <table:table-cell table:style-name="ce9" office:value-type="float" office:value="968" calcext:value-type="float">
            <text:p>968</text:p>
          </table:table-cell>
          <table:table-cell table:style-name="ce9" office:value-type="float" office:value="1235931" calcext:value-type="float">
            <text:p>1 235 931</text:p>
          </table:table-cell>
          <table:table-cell table:style-name="ce9" office:value-type="float" office:value="1152224" calcext:value-type="float">
            <text:p>1 152 224</text:p>
          </table:table-cell>
          <table:table-cell table:style-name="ce9" office:value-type="float" office:value="66193312678" calcext:value-type="float">
            <text:p>66 193 312 67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456" calcext:value-type="float">
            <text:p>6 456</text:p>
          </table:table-cell>
          <table:table-cell table:style-name="ce9" office:value-type="float" office:value="1290" calcext:value-type="float">
            <text:p>1 290</text:p>
          </table:table-cell>
          <table:table-cell table:style-name="ce9" office:value-type="float" office:value="28837" calcext:value-type="float">
            <text:p>28 837</text:p>
          </table:table-cell>
          <table:table-cell table:style-name="ce9" office:value-type="float" office:value="29338" calcext:value-type="float">
            <text:p>29 338</text:p>
          </table:table-cell>
          <table:table-cell table:style-name="ce9" office:value-type="float" office:value="992341114" calcext:value-type="float">
            <text:p>992 341 11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701" calcext:value-type="float">
            <text:p>6 701</text:p>
          </table:table-cell>
          <table:table-cell table:style-name="ce9" office:value-type="float" office:value="1102" calcext:value-type="float">
            <text:p>1 102</text:p>
          </table:table-cell>
          <table:table-cell table:style-name="ce9" office:value-type="float" office:value="134485" calcext:value-type="float">
            <text:p>134 485</text:p>
          </table:table-cell>
          <table:table-cell table:style-name="ce9" office:value-type="float" office:value="126444" calcext:value-type="float">
            <text:p>126 444</text:p>
          </table:table-cell>
          <table:table-cell table:style-name="ce9" office:value-type="float" office:value="4205537573" calcext:value-type="float">
            <text:p>4 205 537 57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742" calcext:value-type="float">
            <text:p>2 742</text:p>
          </table:table-cell>
          <table:table-cell table:style-name="ce9" office:value-type="float" office:value="1728" calcext:value-type="float">
            <text:p>1 728</text:p>
          </table:table-cell>
          <table:table-cell table:style-name="ce9" office:value-type="float" office:value="251224" calcext:value-type="float">
            <text:p>251 224</text:p>
          </table:table-cell>
          <table:table-cell table:style-name="ce9" office:value-type="float" office:value="234981" calcext:value-type="float">
            <text:p>234 981</text:p>
          </table:table-cell>
          <table:table-cell table:style-name="ce9" office:value-type="float" office:value="8752446194" calcext:value-type="float">
            <text:p>8 752 446 19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940" calcext:value-type="float">
            <text:p>940</text:p>
          </table:table-cell>
          <table:table-cell table:style-name="ce9" office:value-type="float" office:value="544" calcext:value-type="float">
            <text:p>544</text:p>
          </table:table-cell>
          <table:table-cell table:style-name="ce9" office:value-type="float" office:value="816788" calcext:value-type="float">
            <text:p>816 788</text:p>
          </table:table-cell>
          <table:table-cell table:style-name="ce9" office:value-type="float" office:value="763832" calcext:value-type="float">
            <text:p>763 832</text:p>
          </table:table-cell>
          <table:table-cell table:style-name="ce9" office:value-type="float" office:value="28273077477" calcext:value-type="float">
            <text:p>28 273 077 477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370" calcext:value-type="float">
            <text:p>370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16499013" calcext:value-type="float">
            <text:p>16 499 013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78" calcext:value-type="float">
            <text:p>778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30565483" calcext:value-type="float">
            <text:p>30 565 483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47" calcext:value-type="float">
            <text:p>1 447</text:p>
          </table:table-cell>
          <table:table-cell table:style-name="ce9" office:value-type="float" office:value="1292" calcext:value-type="float">
            <text:p>1 29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57" calcext:value-type="float">
            <text:p>357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6674" calcext:value-type="float">
            <text:p>6 674</text:p>
          </table:table-cell>
          <table:table-cell table:style-name="ce9" office:value-type="float" office:value="5800" calcext:value-type="float">
            <text:p>5 800</text:p>
          </table:table-cell>
          <table:table-cell table:style-name="ce9" office:value-type="float" office:value="168412370" calcext:value-type="float">
            <text:p>168 412 37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6518" calcext:value-type="float">
            <text:p>6 518</text:p>
          </table:table-cell>
          <table:table-cell table:style-name="ce9" office:value-type="float" office:value="5433" calcext:value-type="float">
            <text:p>5 433</text:p>
          </table:table-cell>
          <table:table-cell table:style-name="ce9" office:value-type="float" office:value="153272246" calcext:value-type="float">
            <text:p>153 272 246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" calcext:value-type="float">
            <text:p>1 117</text:p>
          </table:table-cell>
          <table:table-cell table:style-name="ce9" office:value-type="float" office:value="1014" calcext:value-type="float">
            <text:p>1 014</text:p>
          </table:table-cell>
          <table:table-cell table:style-name="ce9" office:value-type="float" office:value="33437238" calcext:value-type="float">
            <text:p>33 437 23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726" calcext:value-type="float">
            <text:p>18 726</text:p>
          </table:table-cell>
          <table:table-cell table:style-name="ce9" office:value-type="float" office:value="16220" calcext:value-type="float">
            <text:p>16 220</text:p>
          </table:table-cell>
          <table:table-cell table:style-name="ce9" office:value-type="float" office:value="42077" calcext:value-type="float">
            <text:p>42 077</text:p>
          </table:table-cell>
          <table:table-cell table:style-name="ce9" office:value-type="float" office:value="41899" calcext:value-type="float">
            <text:p>41 899</text:p>
          </table:table-cell>
          <table:table-cell table:style-name="ce9" office:value-type="float" office:value="1104316488" calcext:value-type="float">
            <text:p>1 104 316 48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406" calcext:value-type="float">
            <text:p>2 406</text:p>
          </table:table-cell>
          <table:table-cell table:style-name="ce9" office:value-type="float" office:value="1906" calcext:value-type="float">
            <text:p>1 906</text:p>
          </table:table-cell>
          <table:table-cell table:style-name="ce9" office:value-type="float" office:value="42054" calcext:value-type="float">
            <text:p>42 054</text:p>
          </table:table-cell>
          <table:table-cell table:style-name="ce9" office:value-type="float" office:value="39207" calcext:value-type="float">
            <text:p>39 207</text:p>
          </table:table-cell>
          <table:table-cell table:style-name="ce9" office:value-type="float" office:value="1224704005" calcext:value-type="float">
            <text:p>1 224 704 005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29928" calcext:value-type="float">
            <text:p>29 928</text:p>
          </table:table-cell>
          <table:table-cell table:style-name="ce9" office:value-type="float" office:value="27366" calcext:value-type="float">
            <text:p>27 366</text:p>
          </table:table-cell>
          <table:table-cell table:style-name="ce9" office:value-type="float" office:value="990677225" calcext:value-type="float">
            <text:p>990 677 225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543" calcext:value-type="float">
            <text:p>8 543</text:p>
          </table:table-cell>
          <table:table-cell table:style-name="ce9" office:value-type="float" office:value="7869" calcext:value-type="float">
            <text:p>7 869</text:p>
          </table:table-cell>
          <table:table-cell table:style-name="ce9" office:value-type="float" office:value="329155460" calcext:value-type="float">
            <text:p>329 155 46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99" calcext:value-type="float">
            <text:p>1 399</text:p>
          </table:table-cell>
          <table:table-cell table:style-name="ce9" office:value-type="float" office:value="1392" calcext:value-type="float">
            <text:p>1 392</text:p>
          </table:table-cell>
          <table:table-cell table:style-name="ce9" office:value-type="float" office:value="69235050" calcext:value-type="float">
            <text:p>69 235 05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49" calcext:value-type="float">
            <text:p>44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8392" calcext:value-type="float">
            <text:p>8 392</text:p>
          </table:table-cell>
          <table:table-cell table:style-name="ce9" office:value-type="float" office:value="7896" calcext:value-type="float">
            <text:p>7 896</text:p>
          </table:table-cell>
          <table:table-cell table:style-name="ce9" office:value-type="float" office:value="391492515" calcext:value-type="float">
            <text:p>391 492 515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22141" calcext:value-type="float">
            <text:p>22 141</text:p>
          </table:table-cell>
          <table:table-cell table:style-name="ce9" office:value-type="float" office:value="20155" calcext:value-type="float">
            <text:p>20 155</text:p>
          </table:table-cell>
          <table:table-cell table:style-name="ce9" office:value-type="float" office:value="937880139" calcext:value-type="float">
            <text:p>937 880 139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2706" calcext:value-type="float">
            <text:p>52 706</text:p>
          </table:table-cell>
          <table:table-cell table:style-name="ce9" office:value-type="float" office:value="49133" calcext:value-type="float">
            <text:p>49 133</text:p>
          </table:table-cell>
          <table:table-cell table:style-name="ce9" office:value-type="float" office:value="1691288277" calcext:value-type="float">
            <text:p>1 691 288 27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float" office:value="349" calcext:value-type="float">
            <text:p>349</text:p>
          </table:table-cell>
          <table:table-cell table:style-name="ce9" office:value-type="float" office:value="16384414" calcext:value-type="float">
            <text:p>16 384 41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2602844" calcext:value-type="float">
            <text:p>2 602 84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61" calcext:value-type="float">
            <text:p>661</text:p>
          </table:table-cell>
          <table:table-cell table:style-name="ce9" office:value-type="float" office:value="589" calcext:value-type="float">
            <text:p>58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3705" calcext:value-type="float">
            <text:p>3 705</text:p>
          </table:table-cell>
          <table:table-cell table:style-name="ce9" office:value-type="float" office:value="3211" calcext:value-type="float">
            <text:p>3 211</text:p>
          </table:table-cell>
          <table:table-cell table:style-name="ce9" office:value-type="float" office:value="98435479" calcext:value-type="float">
            <text:p>98 435 479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989" calcext:value-type="float">
            <text:p>3 989</text:p>
          </table:table-cell>
          <table:table-cell table:style-name="ce9" office:value-type="float" office:value="3306" calcext:value-type="float">
            <text:p>3 306</text:p>
          </table:table-cell>
          <table:table-cell table:style-name="ce9" office:value-type="float" office:value="100503586" calcext:value-type="float">
            <text:p>100 503 586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546" calcext:value-type="float">
            <text:p>8 546</text:p>
          </table:table-cell>
          <table:table-cell table:style-name="ce9" office:value-type="float" office:value="7506" calcext:value-type="float">
            <text:p>7 506</text:p>
          </table:table-cell>
          <table:table-cell table:style-name="ce9" office:value-type="float" office:value="21742" calcext:value-type="float">
            <text:p>21 742</text:p>
          </table:table-cell>
          <table:table-cell table:style-name="ce9" office:value-type="float" office:value="21567" calcext:value-type="float">
            <text:p>21 567</text:p>
          </table:table-cell>
          <table:table-cell table:style-name="ce9" office:value-type="float" office:value="626900447" calcext:value-type="float">
            <text:p>626 900 44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88" calcext:value-type="float">
            <text:p>1 188</text:p>
          </table:table-cell>
          <table:table-cell table:style-name="ce9" office:value-type="float" office:value="966" calcext:value-type="float">
            <text:p>966</text:p>
          </table:table-cell>
          <table:table-cell table:style-name="ce9" office:value-type="float" office:value="21590" calcext:value-type="float">
            <text:p>21 590</text:p>
          </table:table-cell>
          <table:table-cell table:style-name="ce9" office:value-type="float" office:value="19927" calcext:value-type="float">
            <text:p>19 927</text:p>
          </table:table-cell>
          <table:table-cell table:style-name="ce9" office:value-type="float" office:value="655529654" calcext:value-type="float">
            <text:p>655 529 65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17" calcext:value-type="float">
            <text:p>11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858" calcext:value-type="float">
            <text:p>4 858</text:p>
          </table:table-cell>
          <table:table-cell table:style-name="ce9" office:value-type="float" office:value="4549" calcext:value-type="float">
            <text:p>4 549</text:p>
          </table:table-cell>
          <table:table-cell table:style-name="ce9" office:value-type="float" office:value="206081110" calcext:value-type="float">
            <text:p>206 081 110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13" calcext:value-type="float">
            <text:p>11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1615" calcext:value-type="float">
            <text:p>21 615</text:p>
          </table:table-cell>
          <table:table-cell table:style-name="ce9" office:value-type="float" office:value="20993" calcext:value-type="float">
            <text:p>20 993</text:p>
          </table:table-cell>
          <table:table-cell table:style-name="ce9" office:value-type="float" office:value="808783062" calcext:value-type="float">
            <text:p>808 783 06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2573" calcext:value-type="float">
            <text:p>2 573</text:p>
          </table:table-cell>
          <table:table-cell table:style-name="ce9" office:value-type="float" office:value="2656" calcext:value-type="float">
            <text:p>2 656</text:p>
          </table:table-cell>
          <table:table-cell table:style-name="ce9" office:value-type="float" office:value="101245068" calcext:value-type="float">
            <text:p>101 245 06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435" calcext:value-type="float">
            <text:p>3 435</text:p>
          </table:table-cell>
          <table:table-cell table:style-name="ce9" office:value-type="float" office:value="3293" calcext:value-type="float">
            <text:p>3 293</text:p>
          </table:table-cell>
          <table:table-cell table:style-name="ce9" office:value-type="float" office:value="126150152" calcext:value-type="float">
            <text:p>126 150 15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862" calcext:value-type="float">
            <text:p>2 862</text:p>
          </table:table-cell>
          <table:table-cell table:style-name="ce9" office:value-type="float" office:value="2689" calcext:value-type="float">
            <text:p>2 689</text:p>
          </table:table-cell>
          <table:table-cell table:style-name="ce9" office:value-type="float" office:value="113400787" calcext:value-type="float">
            <text:p>113 400 787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43" calcext:value-type="float">
            <text:p>7 043</text:p>
          </table:table-cell>
          <table:table-cell table:style-name="ce9" office:value-type="float" office:value="6929" calcext:value-type="float">
            <text:p>6 929</text:p>
          </table:table-cell>
          <table:table-cell table:style-name="ce9" office:value-type="float" office:value="288110728" calcext:value-type="float">
            <text:p>288 110 72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56" calcext:value-type="float">
            <text:p>1 556</text:p>
          </table:table-cell>
          <table:table-cell table:style-name="ce9" office:value-type="float" office:value="1414" calcext:value-type="float">
            <text:p>1 414</text:p>
          </table:table-cell>
          <table:table-cell table:style-name="ce9" office:value-type="float" office:value="44969066" calcext:value-type="float">
            <text:p>44 969 066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445" calcext:value-type="float">
            <text:p>6 445</text:p>
          </table:table-cell>
          <table:table-cell table:style-name="ce9" office:value-type="float" office:value="5707" calcext:value-type="float">
            <text:p>5 707</text:p>
          </table:table-cell>
          <table:table-cell table:style-name="ce9" office:value-type="float" office:value="10515" calcext:value-type="float">
            <text:p>10 515</text:p>
          </table:table-cell>
          <table:table-cell table:style-name="ce9" office:value-type="float" office:value="10353" calcext:value-type="float">
            <text:p>10 353</text:p>
          </table:table-cell>
          <table:table-cell table:style-name="ce9" office:value-type="float" office:value="282390314" calcext:value-type="float">
            <text:p>282 390 314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77" calcext:value-type="float">
            <text:p>1 577</text:p>
          </table:table-cell>
          <table:table-cell table:style-name="ce9" office:value-type="float" office:value="991" calcext:value-type="float">
            <text:p>991</text:p>
          </table:table-cell>
          <table:table-cell table:style-name="ce9" office:value-type="float" office:value="31032" calcext:value-type="float">
            <text:p>31 032</text:p>
          </table:table-cell>
          <table:table-cell table:style-name="ce9" office:value-type="float" office:value="25615" calcext:value-type="float">
            <text:p>25 615</text:p>
          </table:table-cell>
          <table:table-cell table:style-name="ce9" office:value-type="float" office:value="738539827" calcext:value-type="float">
            <text:p>738 539 827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78" calcext:value-type="float">
            <text:p>478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38800" calcext:value-type="float">
            <text:p>38 800</text:p>
          </table:table-cell>
          <table:table-cell table:style-name="ce9" office:value-type="float" office:value="32947" calcext:value-type="float">
            <text:p>32 947</text:p>
          </table:table-cell>
          <table:table-cell table:style-name="ce9" office:value-type="float" office:value="865996859" calcext:value-type="float">
            <text:p>865 996 859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8538" calcext:value-type="float">
            <text:p>8 538</text:p>
          </table:table-cell>
          <table:table-cell table:style-name="ce9" office:value-type="float" office:value="6159" calcext:value-type="float">
            <text:p>6 159</text:p>
          </table:table-cell>
          <table:table-cell table:style-name="ce9" office:value-type="float" office:value="146147320" calcext:value-type="float">
            <text:p>146 147 32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82" calcext:value-type="float">
            <text:p>1 582</text:p>
          </table:table-cell>
          <table:table-cell table:style-name="ce9" office:value-type="float" office:value="1395" calcext:value-type="float">
            <text:p>1 395</text:p>
          </table:table-cell>
          <table:table-cell table:style-name="ce9" office:value-type="float" office:value="39126604" calcext:value-type="float">
            <text:p>39 126 604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1549" calcext:value-type="float">
            <text:p>71 549</text:p>
          </table:table-cell>
          <table:table-cell table:style-name="ce9" office:value-type="float" office:value="60405" calcext:value-type="float">
            <text:p>60 405</text:p>
          </table:table-cell>
          <table:table-cell table:style-name="ce9" office:value-type="float" office:value="166186" calcext:value-type="float">
            <text:p>166 186</text:p>
          </table:table-cell>
          <table:table-cell table:style-name="ce9" office:value-type="float" office:value="159786" calcext:value-type="float">
            <text:p>159 786</text:p>
          </table:table-cell>
          <table:table-cell table:style-name="ce9" office:value-type="float" office:value="4422305287" calcext:value-type="float">
            <text:p>4 422 305 287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399" calcext:value-type="float">
            <text:p>10 399</text:p>
          </table:table-cell>
          <table:table-cell table:style-name="ce9" office:value-type="float" office:value="7301" calcext:value-type="float">
            <text:p>7 301</text:p>
          </table:table-cell>
          <table:table-cell table:style-name="ce9" office:value-type="float" office:value="196836" calcext:value-type="float">
            <text:p>196 836</text:p>
          </table:table-cell>
          <table:table-cell table:style-name="ce9" office:value-type="float" office:value="183059" calcext:value-type="float">
            <text:p>183 059</text:p>
          </table:table-cell>
          <table:table-cell table:style-name="ce9" office:value-type="float" office:value="5793524969" calcext:value-type="float">
            <text:p>5 793 524 969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891" calcext:value-type="float">
            <text:p>1 891</text:p>
          </table:table-cell>
          <table:table-cell table:style-name="ce9" office:value-type="float" office:value="1100" calcext:value-type="float">
            <text:p>1 100</text:p>
          </table:table-cell>
          <table:table-cell table:style-name="ce9" office:value-type="float" office:value="176490" calcext:value-type="float">
            <text:p>176 490</text:p>
          </table:table-cell>
          <table:table-cell table:style-name="ce9" office:value-type="float" office:value="161960" calcext:value-type="float">
            <text:p>161 960</text:p>
          </table:table-cell>
          <table:table-cell table:style-name="ce9" office:value-type="float" office:value="5516540092" calcext:value-type="float">
            <text:p>5 516 540 09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27284" calcext:value-type="float">
            <text:p>127 284</text:p>
          </table:table-cell>
          <table:table-cell table:style-name="ce9" office:value-type="float" office:value="119437" calcext:value-type="float">
            <text:p>119 437</text:p>
          </table:table-cell>
          <table:table-cell table:style-name="ce9" office:value-type="float" office:value="4939457760" calcext:value-type="float">
            <text:p>4 939 457 76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594" calcext:value-type="float">
            <text:p>5 594</text:p>
          </table:table-cell>
          <table:table-cell table:style-name="ce9" office:value-type="float" office:value="2742" calcext:value-type="float">
            <text:p>2 742</text:p>
          </table:table-cell>
          <table:table-cell table:style-name="ce9" office:value-type="float" office:value="18313" calcext:value-type="float">
            <text:p>18 313</text:p>
          </table:table-cell>
          <table:table-cell table:style-name="ce9" office:value-type="float" office:value="16541" calcext:value-type="float">
            <text:p>16 541</text:p>
          </table:table-cell>
          <table:table-cell table:style-name="ce9" office:value-type="float" office:value="518596545" calcext:value-type="float">
            <text:p>518 596 545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78" calcext:value-type="float">
            <text:p>2 178</text:p>
          </table:table-cell>
          <table:table-cell table:style-name="ce9" office:value-type="float" office:value="1035" calcext:value-type="float">
            <text:p>1 035</text:p>
          </table:table-cell>
          <table:table-cell table:style-name="ce9" office:value-type="float" office:value="41734" calcext:value-type="float">
            <text:p>41 734</text:p>
          </table:table-cell>
          <table:table-cell table:style-name="ce9" office:value-type="float" office:value="38266" calcext:value-type="float">
            <text:p>38 266</text:p>
          </table:table-cell>
          <table:table-cell table:style-name="ce9" office:value-type="float" office:value="1200939131" calcext:value-type="float">
            <text:p>1 200 939 131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14" calcext:value-type="float">
            <text:p>814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74090" calcext:value-type="float">
            <text:p>74 090</text:p>
          </table:table-cell>
          <table:table-cell table:style-name="ce9" office:value-type="float" office:value="68170" calcext:value-type="float">
            <text:p>68 170</text:p>
          </table:table-cell>
          <table:table-cell table:style-name="ce9" office:value-type="float" office:value="2266226702" calcext:value-type="float">
            <text:p>2 266 226 70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38055" calcext:value-type="float">
            <text:p>138 055</text:p>
          </table:table-cell>
          <table:table-cell table:style-name="ce9" office:value-type="float" office:value="127990" calcext:value-type="float">
            <text:p>127 990</text:p>
          </table:table-cell>
          <table:table-cell table:style-name="ce9" office:value-type="float" office:value="4038630579" calcext:value-type="float">
            <text:p>4 038 630 579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730" calcext:value-type="float">
            <text:p>1 730</text:p>
          </table:table-cell>
          <table:table-cell table:style-name="ce9" office:value-type="float" office:value="708" calcext:value-type="float">
            <text:p>708</text:p>
          </table:table-cell>
          <table:table-cell table:style-name="ce9" office:value-type="float" office:value="5590" calcext:value-type="float">
            <text:p>5 590</text:p>
          </table:table-cell>
          <table:table-cell table:style-name="ce9" office:value-type="float" office:value="5896" calcext:value-type="float">
            <text:p>5 896</text:p>
          </table:table-cell>
          <table:table-cell table:style-name="ce9" office:value-type="float" office:value="220857854" calcext:value-type="float">
            <text:p>220 857 854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66" calcext:value-type="float">
            <text:p>466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8852" calcext:value-type="float">
            <text:p>8 852</text:p>
          </table:table-cell>
          <table:table-cell table:style-name="ce9" office:value-type="float" office:value="8420" calcext:value-type="float">
            <text:p>8 420</text:p>
          </table:table-cell>
          <table:table-cell table:style-name="ce9" office:value-type="float" office:value="295628072" calcext:value-type="float">
            <text:p>295 628 072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8353" calcext:value-type="float">
            <text:p>8 353</text:p>
          </table:table-cell>
          <table:table-cell table:style-name="ce9" office:value-type="float" office:value="7825" calcext:value-type="float">
            <text:p>7 825</text:p>
          </table:table-cell>
          <table:table-cell table:style-name="ce9" office:value-type="float" office:value="261721786" calcext:value-type="float">
            <text:p>261 721 78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952" calcext:value-type="float">
            <text:p>12 952</text:p>
          </table:table-cell>
          <table:table-cell table:style-name="ce9" office:value-type="float" office:value="12800" calcext:value-type="float">
            <text:p>12 800</text:p>
          </table:table-cell>
          <table:table-cell table:style-name="ce9" office:value-type="float" office:value="558750281" calcext:value-type="float">
            <text:p>558 750 281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93" calcext:value-type="float">
            <text:p>59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499" calcext:value-type="float">
            <text:p>4 499</text:p>
          </table:table-cell>
          <table:table-cell table:style-name="ce9" office:value-type="float" office:value="3979" calcext:value-type="float">
            <text:p>3 979</text:p>
          </table:table-cell>
          <table:table-cell table:style-name="ce9" office:value-type="float" office:value="147798026" calcext:value-type="float">
            <text:p>147 798 02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884" calcext:value-type="float">
            <text:p>8 884</text:p>
          </table:table-cell>
          <table:table-cell table:style-name="ce9" office:value-type="float" office:value="8426" calcext:value-type="float">
            <text:p>8 426</text:p>
          </table:table-cell>
          <table:table-cell table:style-name="ce9" office:value-type="float" office:value="435875077" calcext:value-type="float">
            <text:p>435 875 077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811" calcext:value-type="float">
            <text:p>13 811</text:p>
          </table:table-cell>
          <table:table-cell table:style-name="ce9" office:value-type="float" office:value="12221" calcext:value-type="float">
            <text:p>12 22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169" calcext:value-type="float">
            <text:p>3 169</text:p>
          </table:table-cell>
          <table:table-cell table:style-name="ce9" office:value-type="float" office:value="2108" calcext:value-type="float">
            <text:p>2 108</text:p>
          </table:table-cell>
          <table:table-cell table:style-name="ce9" office:value-type="float" office:value="60873" calcext:value-type="float">
            <text:p>60 873</text:p>
          </table:table-cell>
          <table:table-cell table:style-name="ce9" office:value-type="float" office:value="51374" calcext:value-type="float">
            <text:p>51 374</text:p>
          </table:table-cell>
          <table:table-cell table:style-name="ce9" office:value-type="float" office:value="1439175877" calcext:value-type="float">
            <text:p>1 439 175 877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489" calcext:value-type="float">
            <text:p>489</text:p>
          </table:table-cell>
          <table:table-cell table:style-name="ce9" office:value-type="float" office:value="68056" calcext:value-type="float">
            <text:p>68 056</text:p>
          </table:table-cell>
          <table:table-cell table:style-name="ce9" office:value-type="float" office:value="57267" calcext:value-type="float">
            <text:p>57 267</text:p>
          </table:table-cell>
          <table:table-cell table:style-name="ce9" office:value-type="float" office:value="1517279115" calcext:value-type="float">
            <text:p>1 517 279 11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257" calcext:value-type="float">
            <text:p>3 257</text:p>
          </table:table-cell>
          <table:table-cell table:style-name="ce9" office:value-type="float" office:value="2911" calcext:value-type="float">
            <text:p>2 911</text:p>
          </table:table-cell>
          <table:table-cell table:style-name="ce9" office:value-type="float" office:value="77415888" calcext:value-type="float">
            <text:p>77 415 888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3199" calcext:value-type="float">
            <text:p>153 199</text:p>
          </table:table-cell>
          <table:table-cell table:style-name="ce9" office:value-type="float" office:value="129401" calcext:value-type="float">
            <text:p>129 401</text:p>
          </table:table-cell>
          <table:table-cell table:style-name="ce9" office:value-type="float" office:value="341964" calcext:value-type="float">
            <text:p>341 964</text:p>
          </table:table-cell>
          <table:table-cell table:style-name="ce9" office:value-type="float" office:value="339059" calcext:value-type="float">
            <text:p>339 059</text:p>
          </table:table-cell>
          <table:table-cell table:style-name="ce9" office:value-type="float" office:value="9384691234" calcext:value-type="float">
            <text:p>9 384 691 234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0196" calcext:value-type="float">
            <text:p>20 196</text:p>
          </table:table-cell>
          <table:table-cell table:style-name="ce9" office:value-type="float" office:value="14172" calcext:value-type="float">
            <text:p>14 172</text:p>
          </table:table-cell>
          <table:table-cell table:style-name="ce9" office:value-type="float" office:value="372248" calcext:value-type="float">
            <text:p>372 248</text:p>
          </table:table-cell>
          <table:table-cell table:style-name="ce9" office:value-type="float" office:value="345871" calcext:value-type="float">
            <text:p>345 871</text:p>
          </table:table-cell>
          <table:table-cell table:style-name="ce9" office:value-type="float" office:value="10892211068" calcext:value-type="float">
            <text:p>10 892 211 068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135" calcext:value-type="float">
            <text:p>3 135</text:p>
          </table:table-cell>
          <table:table-cell table:style-name="ce9" office:value-type="float" office:value="1844" calcext:value-type="float">
            <text:p>1 844</text:p>
          </table:table-cell>
          <table:table-cell table:style-name="ce9" office:value-type="float" office:value="279351" calcext:value-type="float">
            <text:p>279 351</text:p>
          </table:table-cell>
          <table:table-cell table:style-name="ce9" office:value-type="float" office:value="257883" calcext:value-type="float">
            <text:p>257 883</text:p>
          </table:table-cell>
          <table:table-cell table:style-name="ce9" office:value-type="float" office:value="8832348865" calcext:value-type="float">
            <text:p>8 832 348 86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58801" calcext:value-type="float">
            <text:p>158 801</text:p>
          </table:table-cell>
          <table:table-cell table:style-name="ce9" office:value-type="float" office:value="147579" calcext:value-type="float">
            <text:p>147 579</text:p>
          </table:table-cell>
          <table:table-cell table:style-name="ce9" office:value-type="float" office:value="6040752318" calcext:value-type="float">
            <text:p>6 040 752 318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495" calcext:value-type="float">
            <text:p>9 495</text:p>
          </table:table-cell>
          <table:table-cell table:style-name="ce9" office:value-type="float" office:value="4279" calcext:value-type="float">
            <text:p>4 279</text:p>
          </table:table-cell>
          <table:table-cell table:style-name="ce9" office:value-type="float" office:value="33295" calcext:value-type="float">
            <text:p>33 295</text:p>
          </table:table-cell>
          <table:table-cell table:style-name="ce9" office:value-type="float" office:value="30168" calcext:value-type="float">
            <text:p>30 168</text:p>
          </table:table-cell>
          <table:table-cell table:style-name="ce9" office:value-type="float" office:value="921593556" calcext:value-type="float">
            <text:p>921 593 55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969" calcext:value-type="float">
            <text:p>3 969</text:p>
          </table:table-cell>
          <table:table-cell table:style-name="ce9" office:value-type="float" office:value="1981" calcext:value-type="float">
            <text:p>1 981</text:p>
          </table:table-cell>
          <table:table-cell table:style-name="ce9" office:value-type="float" office:value="77945" calcext:value-type="float">
            <text:p>77 945</text:p>
          </table:table-cell>
          <table:table-cell table:style-name="ce9" office:value-type="float" office:value="71910" calcext:value-type="float">
            <text:p>71 910</text:p>
          </table:table-cell>
          <table:table-cell table:style-name="ce9" office:value-type="float" office:value="2238169045" calcext:value-type="float">
            <text:p>2 238 169 04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618" calcext:value-type="float">
            <text:p>1 618</text:p>
          </table:table-cell>
          <table:table-cell table:style-name="ce9" office:value-type="float" office:value="1198" calcext:value-type="float">
            <text:p>1 198</text:p>
          </table:table-cell>
          <table:table-cell table:style-name="ce9" office:value-type="float" office:value="144167" calcext:value-type="float">
            <text:p>144 167</text:p>
          </table:table-cell>
          <table:table-cell table:style-name="ce9" office:value-type="float" office:value="132593" calcext:value-type="float">
            <text:p>132 593</text:p>
          </table:table-cell>
          <table:table-cell table:style-name="ce9" office:value-type="float" office:value="4320840583" calcext:value-type="float">
            <text:p>4 320 840 58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66447" calcext:value-type="float">
            <text:p>266 447</text:p>
          </table:table-cell>
          <table:table-cell table:style-name="ce9" office:value-type="float" office:value="239891" calcext:value-type="float">
            <text:p>239 891</text:p>
          </table:table-cell>
          <table:table-cell table:style-name="ce9" office:value-type="float" office:value="7653085982" calcext:value-type="float">
            <text:p>7 653 085 98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68" calcext:value-type="float">
            <text:p>1 868</text:p>
          </table:table-cell>
          <table:table-cell table:style-name="ce9" office:value-type="float" office:value="849" calcext:value-type="float">
            <text:p>849</text:p>
          </table:table-cell>
          <table:table-cell table:style-name="ce9" office:value-type="float" office:value="6564" calcext:value-type="float">
            <text:p>6 564</text:p>
          </table:table-cell>
          <table:table-cell table:style-name="ce9" office:value-type="float" office:value="6798" calcext:value-type="float">
            <text:p>6 798</text:p>
          </table:table-cell>
          <table:table-cell table:style-name="ce9" office:value-type="float" office:value="255615732" calcext:value-type="float">
            <text:p>255 615 73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96" calcext:value-type="float">
            <text:p>396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6685" calcext:value-type="float">
            <text:p>6 685</text:p>
          </table:table-cell>
          <table:table-cell table:style-name="ce9" office:value-type="float" office:value="6547" calcext:value-type="float">
            <text:p>6 547</text:p>
          </table:table-cell>
          <table:table-cell table:style-name="ce9" office:value-type="float" office:value="231048581" calcext:value-type="float">
            <text:p>231 048 581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958" calcext:value-type="float">
            <text:p>5 958</text:p>
          </table:table-cell>
          <table:table-cell table:style-name="ce9" office:value-type="float" office:value="5574" calcext:value-type="float">
            <text:p>5 574</text:p>
          </table:table-cell>
          <table:table-cell table:style-name="ce9" office:value-type="float" office:value="205873459" calcext:value-type="float">
            <text:p>205 873 45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489" calcext:value-type="float">
            <text:p>9 489</text:p>
          </table:table-cell>
          <table:table-cell table:style-name="ce9" office:value-type="float" office:value="9325" calcext:value-type="float">
            <text:p>9 325</text:p>
          </table:table-cell>
          <table:table-cell table:style-name="ce9" office:value-type="float" office:value="431936735" calcext:value-type="float">
            <text:p>431 936 735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99" calcext:value-type="float">
            <text:p>599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394" calcext:value-type="float">
            <text:p>3 394</text:p>
          </table:table-cell>
          <table:table-cell table:style-name="ce9" office:value-type="float" office:value="3018" calcext:value-type="float">
            <text:p>3 018</text:p>
          </table:table-cell>
          <table:table-cell table:style-name="ce9" office:value-type="float" office:value="106795584" calcext:value-type="float">
            <text:p>106 795 584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793" calcext:value-type="float">
            <text:p>4 793</text:p>
          </table:table-cell>
          <table:table-cell table:style-name="ce9" office:value-type="float" office:value="4260" calcext:value-type="float">
            <text:p>4 260</text:p>
          </table:table-cell>
          <table:table-cell table:style-name="ce9" office:value-type="float" office:value="146482515" calcext:value-type="float">
            <text:p>146 482 515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687" calcext:value-type="float">
            <text:p>14 687</text:p>
          </table:table-cell>
          <table:table-cell table:style-name="ce9" office:value-type="float" office:value="13184" calcext:value-type="float">
            <text:p>13 184</text:p>
          </table:table-cell>
          <table:table-cell table:style-name="ce9" office:value-type="float" office:value="22962" calcext:value-type="float">
            <text:p>22 962</text:p>
          </table:table-cell>
          <table:table-cell table:style-name="ce9" office:value-type="float" office:value="22626" calcext:value-type="float">
            <text:p>22 626</text:p>
          </table:table-cell>
          <table:table-cell table:style-name="ce9" office:value-type="float" office:value="609129850" calcext:value-type="float">
            <text:p>609 129 85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993" calcext:value-type="float">
            <text:p>2 993</text:p>
          </table:table-cell>
          <table:table-cell table:style-name="ce9" office:value-type="float" office:value="2012" calcext:value-type="float">
            <text:p>2 012</text:p>
          </table:table-cell>
          <table:table-cell table:style-name="ce9" office:value-type="float" office:value="58648" calcext:value-type="float">
            <text:p>58 648</text:p>
          </table:table-cell>
          <table:table-cell table:style-name="ce9" office:value-type="float" office:value="49048" calcext:value-type="float">
            <text:p>49 048</text:p>
          </table:table-cell>
          <table:table-cell table:style-name="ce9" office:value-type="float" office:value="1394030569" calcext:value-type="float">
            <text:p>1 394 030 56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69257" calcext:value-type="float">
            <text:p>69 257</text:p>
          </table:table-cell>
          <table:table-cell table:style-name="ce9" office:value-type="float" office:value="58525" calcext:value-type="float">
            <text:p>58 525</text:p>
          </table:table-cell>
          <table:table-cell table:style-name="ce9" office:value-type="float" office:value="1571898722" calcext:value-type="float">
            <text:p>1 571 898 72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3427" calcext:value-type="float">
            <text:p>13 427</text:p>
          </table:table-cell>
          <table:table-cell table:style-name="ce9" office:value-type="float" office:value="10731" calcext:value-type="float">
            <text:p>10 731</text:p>
          </table:table-cell>
          <table:table-cell table:style-name="ce9" office:value-type="float" office:value="282871549" calcext:value-type="float">
            <text:p>282 871 54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68" calcext:value-type="float">
            <text:p>668</text:p>
          </table:table-cell>
          <table:table-cell table:style-name="ce9" office:value-type="float" office:value="570" calcext:value-type="float">
            <text:p>570</text:p>
          </table:table-cell>
          <table:table-cell table:style-name="ce9" office:value-type="float" office:value="17418132" calcext:value-type="float">
            <text:p>17 418 13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12" calcext:value-type="float">
            <text:p>1 512</text:p>
          </table:table-cell>
          <table:table-cell table:style-name="ce9" office:value-type="float" office:value="1346" calcext:value-type="float">
            <text:p>1 346</text:p>
          </table:table-cell>
          <table:table-cell table:style-name="ce9" office:value-type="float" office:value="40468776" calcext:value-type="float">
            <text:p>40 468 77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1291" calcext:value-type="float">
            <text:p>151 291</text:p>
          </table:table-cell>
          <table:table-cell table:style-name="ce9" office:value-type="float" office:value="129364" calcext:value-type="float">
            <text:p>129 364</text:p>
          </table:table-cell>
          <table:table-cell table:style-name="ce9" office:value-type="float" office:value="326669" calcext:value-type="float">
            <text:p>326 669</text:p>
          </table:table-cell>
          <table:table-cell table:style-name="ce9" office:value-type="float" office:value="321978" calcext:value-type="float">
            <text:p>321 978</text:p>
          </table:table-cell>
          <table:table-cell table:style-name="ce9" office:value-type="float" office:value="8971366869" calcext:value-type="float">
            <text:p>8 971 366 86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661" calcext:value-type="float">
            <text:p>18 661</text:p>
          </table:table-cell>
          <table:table-cell table:style-name="ce9" office:value-type="float" office:value="12961" calcext:value-type="float">
            <text:p>12 961</text:p>
          </table:table-cell>
          <table:table-cell table:style-name="ce9" office:value-type="float" office:value="336494" calcext:value-type="float">
            <text:p>336 494</text:p>
          </table:table-cell>
          <table:table-cell table:style-name="ce9" office:value-type="float" office:value="308526" calcext:value-type="float">
            <text:p>308 526</text:p>
          </table:table-cell>
          <table:table-cell table:style-name="ce9" office:value-type="float" office:value="9909288916" calcext:value-type="float">
            <text:p>9 909 288 91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868" calcext:value-type="float">
            <text:p>2 868</text:p>
          </table:table-cell>
          <table:table-cell table:style-name="ce9" office:value-type="float" office:value="1624" calcext:value-type="float">
            <text:p>1 624</text:p>
          </table:table-cell>
          <table:table-cell table:style-name="ce9" office:value-type="float" office:value="251345" calcext:value-type="float">
            <text:p>251 345</text:p>
          </table:table-cell>
          <table:table-cell table:style-name="ce9" office:value-type="float" office:value="228146" calcext:value-type="float">
            <text:p>228 146</text:p>
          </table:table-cell>
          <table:table-cell table:style-name="ce9" office:value-type="float" office:value="8121738650" calcext:value-type="float">
            <text:p>8 121 738 65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79893" calcext:value-type="float">
            <text:p>179 893</text:p>
          </table:table-cell>
          <table:table-cell table:style-name="ce9" office:value-type="float" office:value="167783" calcext:value-type="float">
            <text:p>167 783</text:p>
          </table:table-cell>
          <table:table-cell table:style-name="ce9" office:value-type="float" office:value="7532953534" calcext:value-type="float">
            <text:p>7 532 953 534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858" calcext:value-type="float">
            <text:p>8 858</text:p>
          </table:table-cell>
          <table:table-cell table:style-name="ce9" office:value-type="float" office:value="4125" calcext:value-type="float">
            <text:p>4 125</text:p>
          </table:table-cell>
          <table:table-cell table:style-name="ce9" office:value-type="float" office:value="30071" calcext:value-type="float">
            <text:p>30 071</text:p>
          </table:table-cell>
          <table:table-cell table:style-name="ce9" office:value-type="float" office:value="27051" calcext:value-type="float">
            <text:p>27 051</text:p>
          </table:table-cell>
          <table:table-cell table:style-name="ce9" office:value-type="float" office:value="857462944" calcext:value-type="float">
            <text:p>857 462 944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786" calcext:value-type="float">
            <text:p>3 786</text:p>
          </table:table-cell>
          <table:table-cell table:style-name="ce9" office:value-type="float" office:value="1696" calcext:value-type="float">
            <text:p>1 696</text:p>
          </table:table-cell>
          <table:table-cell table:style-name="ce9" office:value-type="float" office:value="74953" calcext:value-type="float">
            <text:p>74 953</text:p>
          </table:table-cell>
          <table:table-cell table:style-name="ce9" office:value-type="float" office:value="68726" calcext:value-type="float">
            <text:p>68 726</text:p>
          </table:table-cell>
          <table:table-cell table:style-name="ce9" office:value-type="float" office:value="2151375160" calcext:value-type="float">
            <text:p>2 151 375 16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98" calcext:value-type="float">
            <text:p>1 598</text:p>
          </table:table-cell>
          <table:table-cell table:style-name="ce9" office:value-type="float" office:value="1137" calcext:value-type="float">
            <text:p>1 137</text:p>
          </table:table-cell>
          <table:table-cell table:style-name="ce9" office:value-type="float" office:value="151953" calcext:value-type="float">
            <text:p>151 953</text:p>
          </table:table-cell>
          <table:table-cell table:style-name="ce9" office:value-type="float" office:value="138806" calcext:value-type="float">
            <text:p>138 806</text:p>
          </table:table-cell>
          <table:table-cell table:style-name="ce9" office:value-type="float" office:value="4571679403" calcext:value-type="float">
            <text:p>4 571 679 403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37010" calcext:value-type="float">
            <text:p>237 010</text:p>
          </table:table-cell>
          <table:table-cell table:style-name="ce9" office:value-type="float" office:value="219852" calcext:value-type="float">
            <text:p>219 852</text:p>
          </table:table-cell>
          <table:table-cell table:style-name="ce9" office:value-type="float" office:value="7221454688" calcext:value-type="float">
            <text:p>7 221 454 688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20" calcext:value-type="float">
            <text:p>1 320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4121" calcext:value-type="float">
            <text:p>4 121</text:p>
          </table:table-cell>
          <table:table-cell table:style-name="ce9" office:value-type="float" office:value="4380" calcext:value-type="float">
            <text:p>4 380</text:p>
          </table:table-cell>
          <table:table-cell table:style-name="ce9" office:value-type="float" office:value="159847913" calcext:value-type="float">
            <text:p>159 847 913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077" calcext:value-type="float">
            <text:p>6 077</text:p>
          </table:table-cell>
          <table:table-cell table:style-name="ce9" office:value-type="float" office:value="5686" calcext:value-type="float">
            <text:p>5 686</text:p>
          </table:table-cell>
          <table:table-cell table:style-name="ce9" office:value-type="float" office:value="222038356" calcext:value-type="float">
            <text:p>222 038 356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950" calcext:value-type="float">
            <text:p>5 950</text:p>
          </table:table-cell>
          <table:table-cell table:style-name="ce9" office:value-type="float" office:value="5847" calcext:value-type="float">
            <text:p>5 847</text:p>
          </table:table-cell>
          <table:table-cell table:style-name="ce9" office:value-type="float" office:value="208801579" calcext:value-type="float">
            <text:p>208 801 57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121" calcext:value-type="float">
            <text:p>10 121</text:p>
          </table:table-cell>
          <table:table-cell table:style-name="ce9" office:value-type="float" office:value="9447" calcext:value-type="float">
            <text:p>9 447</text:p>
          </table:table-cell>
          <table:table-cell table:style-name="ce9" office:value-type="float" office:value="413183756" calcext:value-type="float">
            <text:p>413 183 756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402" calcext:value-type="float">
            <text:p>3 402</text:p>
          </table:table-cell>
          <table:table-cell table:style-name="ce9" office:value-type="float" office:value="3008" calcext:value-type="float">
            <text:p>3 008</text:p>
          </table:table-cell>
          <table:table-cell table:style-name="ce9" office:value-type="float" office:value="99573767" calcext:value-type="float">
            <text:p>99 573 767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468" calcext:value-type="float">
            <text:p>9 468</text:p>
          </table:table-cell>
          <table:table-cell table:style-name="ce9" office:value-type="float" office:value="8265" calcext:value-type="float">
            <text:p>8 26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469" calcext:value-type="float">
            <text:p>2 469</text:p>
          </table:table-cell>
          <table:table-cell table:style-name="ce9" office:value-type="float" office:value="1580" calcext:value-type="float">
            <text:p>1 580</text:p>
          </table:table-cell>
          <table:table-cell table:style-name="ce9" office:value-type="float" office:value="48026" calcext:value-type="float">
            <text:p>48 026</text:p>
          </table:table-cell>
          <table:table-cell table:style-name="ce9" office:value-type="float" office:value="39967" calcext:value-type="float">
            <text:p>39 967</text:p>
          </table:table-cell>
          <table:table-cell table:style-name="ce9" office:value-type="float" office:value="1157404199" calcext:value-type="float">
            <text:p>1 157 404 19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54" calcext:value-type="float">
            <text:p>654</text:p>
          </table:table-cell>
          <table:table-cell table:style-name="ce9" office:value-type="float" office:value="396" calcext:value-type="float">
            <text:p>396</text:p>
          </table:table-cell>
          <table:table-cell table:style-name="ce9" office:value-type="float" office:value="51243" calcext:value-type="float">
            <text:p>51 243</text:p>
          </table:table-cell>
          <table:table-cell table:style-name="ce9" office:value-type="float" office:value="43420" calcext:value-type="float">
            <text:p>43 420</text:p>
          </table:table-cell>
          <table:table-cell table:style-name="ce9" office:value-type="float" office:value="1203219588" calcext:value-type="float">
            <text:p>1 203 219 588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90" calcext:value-type="float">
            <text:p>1 890</text:p>
          </table:table-cell>
          <table:table-cell table:style-name="ce9" office:value-type="float" office:value="1578" calcext:value-type="float">
            <text:p>1 578</text:p>
          </table:table-cell>
          <table:table-cell table:style-name="ce9" office:value-type="float" office:value="46796369" calcext:value-type="float">
            <text:p>46 796 36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1588" calcext:value-type="float">
            <text:p>81 588</text:p>
          </table:table-cell>
          <table:table-cell table:style-name="ce9" office:value-type="float" office:value="67928" calcext:value-type="float">
            <text:p>67 928</text:p>
          </table:table-cell>
          <table:table-cell table:style-name="ce9" office:value-type="float" office:value="193098" calcext:value-type="float">
            <text:p>193 098</text:p>
          </table:table-cell>
          <table:table-cell table:style-name="ce9" office:value-type="float" office:value="191411" calcext:value-type="float">
            <text:p>191 411</text:p>
          </table:table-cell>
          <table:table-cell table:style-name="ce9" office:value-type="float" office:value="5396450473" calcext:value-type="float">
            <text:p>5 396 450 473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3129" calcext:value-type="float">
            <text:p>13 129</text:p>
          </table:table-cell>
          <table:table-cell table:style-name="ce9" office:value-type="float" office:value="9215" calcext:value-type="float">
            <text:p>9 215</text:p>
          </table:table-cell>
          <table:table-cell table:style-name="ce9" office:value-type="float" office:value="246145" calcext:value-type="float">
            <text:p>246 145</text:p>
          </table:table-cell>
          <table:table-cell table:style-name="ce9" office:value-type="float" office:value="228608" calcext:value-type="float">
            <text:p>228 608</text:p>
          </table:table-cell>
          <table:table-cell table:style-name="ce9" office:value-type="float" office:value="7335002647" calcext:value-type="float">
            <text:p>7 335 002 647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667" calcext:value-type="float">
            <text:p>2 667</text:p>
          </table:table-cell>
          <table:table-cell table:style-name="ce9" office:value-type="float" office:value="1666" calcext:value-type="float">
            <text:p>1 666</text:p>
          </table:table-cell>
          <table:table-cell table:style-name="ce9" office:value-type="float" office:value="250461" calcext:value-type="float">
            <text:p>250 461</text:p>
          </table:table-cell>
          <table:table-cell table:style-name="ce9" office:value-type="float" office:value="230457" calcext:value-type="float">
            <text:p>230 457</text:p>
          </table:table-cell>
          <table:table-cell table:style-name="ce9" office:value-type="float" office:value="7886538971" calcext:value-type="float">
            <text:p>7 886 538 97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66858" calcext:value-type="float">
            <text:p>166 858</text:p>
          </table:table-cell>
          <table:table-cell table:style-name="ce9" office:value-type="float" office:value="154794" calcext:value-type="float">
            <text:p>154 794</text:p>
          </table:table-cell>
          <table:table-cell table:style-name="ce9" office:value-type="float" office:value="5815559760" calcext:value-type="float">
            <text:p>5 815 559 760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849" calcext:value-type="float">
            <text:p>2 849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12266" calcext:value-type="float">
            <text:p>12 266</text:p>
          </table:table-cell>
          <table:table-cell table:style-name="ce9" office:value-type="float" office:value="11514" calcext:value-type="float">
            <text:p>11 514</text:p>
          </table:table-cell>
          <table:table-cell table:style-name="ce9" office:value-type="float" office:value="370929444" calcext:value-type="float">
            <text:p>370 929 444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86" calcext:value-type="float">
            <text:p>1 986</text:p>
          </table:table-cell>
          <table:table-cell table:style-name="ce9" office:value-type="float" office:value="890" calcext:value-type="float">
            <text:p>890</text:p>
          </table:table-cell>
          <table:table-cell table:style-name="ce9" office:value-type="float" office:value="39439" calcext:value-type="float">
            <text:p>39 439</text:p>
          </table:table-cell>
          <table:table-cell table:style-name="ce9" office:value-type="float" office:value="35564" calcext:value-type="float">
            <text:p>35 564</text:p>
          </table:table-cell>
          <table:table-cell table:style-name="ce9" office:value-type="float" office:value="1113555069" calcext:value-type="float">
            <text:p>1 113 555 06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02" calcext:value-type="float">
            <text:p>902</text:p>
          </table:table-cell>
          <table:table-cell table:style-name="ce9" office:value-type="float" office:value="652" calcext:value-type="float">
            <text:p>652</text:p>
          </table:table-cell>
          <table:table-cell table:style-name="ce9" office:value-type="float" office:value="81276" calcext:value-type="float">
            <text:p>81 276</text:p>
          </table:table-cell>
          <table:table-cell table:style-name="ce9" office:value-type="float" office:value="74013" calcext:value-type="float">
            <text:p>74 013</text:p>
          </table:table-cell>
          <table:table-cell table:style-name="ce9" office:value-type="float" office:value="2418688905" calcext:value-type="float">
            <text:p>2 418 688 905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33361" calcext:value-type="float">
            <text:p>133 361</text:p>
          </table:table-cell>
          <table:table-cell table:style-name="ce9" office:value-type="float" office:value="123969" calcext:value-type="float">
            <text:p>123 969</text:p>
          </table:table-cell>
          <table:table-cell table:style-name="ce9" office:value-type="float" office:value="4011939796" calcext:value-type="float">
            <text:p>4 011 939 796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15" calcext:value-type="float">
            <text:p>915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3502" calcext:value-type="float">
            <text:p>3 502</text:p>
          </table:table-cell>
          <table:table-cell table:style-name="ce9" office:value-type="float" office:value="3642" calcext:value-type="float">
            <text:p>3 642</text:p>
          </table:table-cell>
          <table:table-cell table:style-name="ce9" office:value-type="float" office:value="142078460" calcext:value-type="float">
            <text:p>142 078 460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3496" calcext:value-type="float">
            <text:p>3 496</text:p>
          </table:table-cell>
          <table:table-cell table:style-name="ce9" office:value-type="float" office:value="3383" calcext:value-type="float">
            <text:p>3 383</text:p>
          </table:table-cell>
          <table:table-cell table:style-name="ce9" office:value-type="float" office:value="129705023" calcext:value-type="float">
            <text:p>129 705 023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351" calcext:value-type="float">
            <text:p>1 351</text:p>
          </table:table-cell>
          <table:table-cell table:style-name="ce9" office:value-type="float" office:value="1233" calcext:value-type="float">
            <text:p>1 233</text:p>
          </table:table-cell>
          <table:table-cell table:style-name="ce9" office:value-type="float" office:value="53671715" calcext:value-type="float">
            <text:p>53 671 71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793" calcext:value-type="float">
            <text:p>6 793</text:p>
          </table:table-cell>
          <table:table-cell table:style-name="ce9" office:value-type="float" office:value="6623" calcext:value-type="float">
            <text:p>6 623</text:p>
          </table:table-cell>
          <table:table-cell table:style-name="ce9" office:value-type="float" office:value="321165260" calcext:value-type="float">
            <text:p>321 165 260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41" calcext:value-type="float">
            <text:p>441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65" calcext:value-type="float">
            <text:p>2 565</text:p>
          </table:table-cell>
          <table:table-cell table:style-name="ce9" office:value-type="float" office:value="2107" calcext:value-type="float">
            <text:p>2 107</text:p>
          </table:table-cell>
          <table:table-cell table:style-name="ce9" office:value-type="float" office:value="87987038" calcext:value-type="float">
            <text:p>87 987 03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328" calcext:value-type="float">
            <text:p>3 328</text:p>
          </table:table-cell>
          <table:table-cell table:style-name="ce9" office:value-type="float" office:value="2890" calcext:value-type="float">
            <text:p>2 890</text:p>
          </table:table-cell>
          <table:table-cell table:style-name="ce9" office:value-type="float" office:value="112574884" calcext:value-type="float">
            <text:p>112 574 884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0855" calcext:value-type="float">
            <text:p>10 855</text:p>
          </table:table-cell>
          <table:table-cell table:style-name="ce9" office:value-type="float" office:value="9590" calcext:value-type="float">
            <text:p>9 590</text:p>
          </table:table-cell>
          <table:table-cell table:style-name="ce9" office:value-type="float" office:value="17948" calcext:value-type="float">
            <text:p>17 948</text:p>
          </table:table-cell>
          <table:table-cell table:style-name="ce9" office:value-type="float" office:value="18496" calcext:value-type="float">
            <text:p>18 496</text:p>
          </table:table-cell>
          <table:table-cell table:style-name="ce9" office:value-type="float" office:value="522717582" calcext:value-type="float">
            <text:p>522 717 58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422" calcext:value-type="float">
            <text:p>2 422</text:p>
          </table:table-cell>
          <table:table-cell table:style-name="ce9" office:value-type="float" office:value="1527" calcext:value-type="float">
            <text:p>1 527</text:p>
          </table:table-cell>
          <table:table-cell table:style-name="ce9" office:value-type="float" office:value="46804" calcext:value-type="float">
            <text:p>46 804</text:p>
          </table:table-cell>
          <table:table-cell table:style-name="ce9" office:value-type="float" office:value="39954" calcext:value-type="float">
            <text:p>39 954</text:p>
          </table:table-cell>
          <table:table-cell table:style-name="ce9" office:value-type="float" office:value="1179157806" calcext:value-type="float">
            <text:p>1 179 157 806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24" calcext:value-type="float">
            <text:p>624</text:p>
          </table:table-cell>
          <table:table-cell table:style-name="ce9" office:value-type="float" office:value="352" calcext:value-type="float">
            <text:p>352</text:p>
          </table:table-cell>
          <table:table-cell table:style-name="ce9" office:value-type="float" office:value="49709" calcext:value-type="float">
            <text:p>49 709</text:p>
          </table:table-cell>
          <table:table-cell table:style-name="ce9" office:value-type="float" office:value="42513" calcext:value-type="float">
            <text:p>42 513</text:p>
          </table:table-cell>
          <table:table-cell table:style-name="ce9" office:value-type="float" office:value="1186796179" calcext:value-type="float">
            <text:p>1 186 796 179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4530" calcext:value-type="float">
            <text:p>14 530</text:p>
          </table:table-cell>
          <table:table-cell table:style-name="ce9" office:value-type="float" office:value="12027" calcext:value-type="float">
            <text:p>12 027</text:p>
          </table:table-cell>
          <table:table-cell table:style-name="ce9" office:value-type="float" office:value="383309398" calcext:value-type="float">
            <text:p>383 309 39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14663265" calcext:value-type="float">
            <text:p>14 663 26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00" calcext:value-type="float">
            <text:p>1 500</text:p>
          </table:table-cell>
          <table:table-cell table:style-name="ce9" office:value-type="float" office:value="1376" calcext:value-type="float">
            <text:p>1 376</text:p>
          </table:table-cell>
          <table:table-cell table:style-name="ce9" office:value-type="float" office:value="43258225" calcext:value-type="float">
            <text:p>43 258 22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3726" calcext:value-type="float">
            <text:p>153 726</text:p>
          </table:table-cell>
          <table:table-cell table:style-name="ce9" office:value-type="float" office:value="131609" calcext:value-type="float">
            <text:p>131 609</text:p>
          </table:table-cell>
          <table:table-cell table:style-name="ce9" office:value-type="float" office:value="332364" calcext:value-type="float">
            <text:p>332 364</text:p>
          </table:table-cell>
          <table:table-cell table:style-name="ce9" office:value-type="float" office:value="331289" calcext:value-type="float">
            <text:p>331 289</text:p>
          </table:table-cell>
          <table:table-cell table:style-name="ce9" office:value-type="float" office:value="9745948865" calcext:value-type="float">
            <text:p>9 745 948 86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109" calcext:value-type="float">
            <text:p>18 109</text:p>
          </table:table-cell>
          <table:table-cell table:style-name="ce9" office:value-type="float" office:value="12454" calcext:value-type="float">
            <text:p>12 454</text:p>
          </table:table-cell>
          <table:table-cell table:style-name="ce9" office:value-type="float" office:value="323309" calcext:value-type="float">
            <text:p>323 309</text:p>
          </table:table-cell>
          <table:table-cell table:style-name="ce9" office:value-type="float" office:value="299627" calcext:value-type="float">
            <text:p>299 627</text:p>
          </table:table-cell>
          <table:table-cell table:style-name="ce9" office:value-type="float" office:value="10167451558" calcext:value-type="float">
            <text:p>10 167 451 55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916" calcext:value-type="float">
            <text:p>2 916</text:p>
          </table:table-cell>
          <table:table-cell table:style-name="ce9" office:value-type="float" office:value="1590" calcext:value-type="float">
            <text:p>1 590</text:p>
          </table:table-cell>
          <table:table-cell table:style-name="ce9" office:value-type="float" office:value="254500" calcext:value-type="float">
            <text:p>254 500</text:p>
          </table:table-cell>
          <table:table-cell table:style-name="ce9" office:value-type="float" office:value="231838" calcext:value-type="float">
            <text:p>231 838</text:p>
          </table:table-cell>
          <table:table-cell table:style-name="ce9" office:value-type="float" office:value="8575809399" calcext:value-type="float">
            <text:p>8 575 809 399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50163" calcext:value-type="float">
            <text:p>150 163</text:p>
          </table:table-cell>
          <table:table-cell table:style-name="ce9" office:value-type="float" office:value="138103" calcext:value-type="float">
            <text:p>138 103</text:p>
          </table:table-cell>
          <table:table-cell table:style-name="ce9" office:value-type="float" office:value="6188050078" calcext:value-type="float">
            <text:p>6 188 050 07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267" calcext:value-type="float">
            <text:p>3 267</text:p>
          </table:table-cell>
          <table:table-cell table:style-name="ce9" office:value-type="float" office:value="754" calcext:value-type="float">
            <text:p>754</text:p>
          </table:table-cell>
          <table:table-cell table:style-name="ce9" office:value-type="float" office:value="15068" calcext:value-type="float">
            <text:p>15 068</text:p>
          </table:table-cell>
          <table:table-cell table:style-name="ce9" office:value-type="float" office:value="14162" calcext:value-type="float">
            <text:p>14 162</text:p>
          </table:table-cell>
          <table:table-cell table:style-name="ce9" office:value-type="float" office:value="480906491" calcext:value-type="float">
            <text:p>480 906 491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553" calcext:value-type="float">
            <text:p>2 553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48480" calcext:value-type="float">
            <text:p>48 480</text:p>
          </table:table-cell>
          <table:table-cell table:style-name="ce9" office:value-type="float" office:value="44501" calcext:value-type="float">
            <text:p>44 501</text:p>
          </table:table-cell>
          <table:table-cell table:style-name="ce9" office:value-type="float" office:value="1498772152" calcext:value-type="float">
            <text:p>1 498 772 15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81" calcext:value-type="float">
            <text:p>1 181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108194" calcext:value-type="float">
            <text:p>108 194</text:p>
          </table:table-cell>
          <table:table-cell table:style-name="ce9" office:value-type="float" office:value="100775" calcext:value-type="float">
            <text:p>100 775</text:p>
          </table:table-cell>
          <table:table-cell table:style-name="ce9" office:value-type="float" office:value="3443997273" calcext:value-type="float">
            <text:p>3 443 997 273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 + 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74" calcext:value-type="float">
            <text:p>274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50103" calcext:value-type="float">
            <text:p>250 103</text:p>
          </table:table-cell>
          <table:table-cell table:style-name="ce9" office:value-type="float" office:value="236102" calcext:value-type="float">
            <text:p>236 102</text:p>
          </table:table-cell>
          <table:table-cell table:style-name="ce9" office:value-type="float" office:value="7885677504" calcext:value-type="float">
            <text:p>7 885 677 50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478" calcext:value-type="float">
            <text:p>2 478</text:p>
          </table:table-cell>
          <table:table-cell table:style-name="ce9" office:value-type="float" office:value="882" calcext:value-type="float">
            <text:p>882</text:p>
          </table:table-cell>
          <table:table-cell table:style-name="ce9" office:value-type="float" office:value="35962" calcext:value-type="float">
            <text:p>35 962</text:p>
          </table:table-cell>
          <table:table-cell table:style-name="ce9" office:value-type="float" office:value="34624" calcext:value-type="float">
            <text:p>34 624</text:p>
          </table:table-cell>
          <table:table-cell table:style-name="ce9" office:value-type="float" office:value="1437260189" calcext:value-type="float">
            <text:p>1 437 260 18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63" calcext:value-type="float">
            <text:p>1 063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9163" calcext:value-type="float">
            <text:p>19 163</text:p>
          </table:table-cell>
          <table:table-cell table:style-name="ce9" office:value-type="float" office:value="16972" calcext:value-type="float">
            <text:p>16 972</text:p>
          </table:table-cell>
          <table:table-cell table:style-name="ce9" office:value-type="float" office:value="648342444" calcext:value-type="float">
            <text:p>648 342 44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4001" calcext:value-type="float">
            <text:p>24 001</text:p>
          </table:table-cell>
          <table:table-cell table:style-name="ce9" office:value-type="float" office:value="19861" calcext:value-type="float">
            <text:p>19 861</text:p>
          </table:table-cell>
          <table:table-cell table:style-name="ce9" office:value-type="float" office:value="232242" calcext:value-type="float">
            <text:p>232 242</text:p>
          </table:table-cell>
          <table:table-cell table:style-name="ce9" office:value-type="float" office:value="196271" calcext:value-type="float">
            <text:p>196 271</text:p>
          </table:table-cell>
          <table:table-cell table:style-name="ce9" office:value-type="float" office:value="5558003634" calcext:value-type="float">
            <text:p>5 558 003 63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8175" calcext:value-type="float">
            <text:p>8 175</text:p>
          </table:table-cell>
          <table:table-cell table:style-name="ce9" office:value-type="float" office:value="6969" calcext:value-type="float">
            <text:p>6 969</text:p>
          </table:table-cell>
          <table:table-cell table:style-name="ce9" office:value-type="float" office:value="222215520" calcext:value-type="float">
            <text:p>222 215 520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39263" calcext:value-type="float">
            <text:p>239 263</text:p>
          </table:table-cell>
          <table:table-cell table:style-name="ce9" office:value-type="float" office:value="196322" calcext:value-type="float">
            <text:p>196 322</text:p>
          </table:table-cell>
          <table:table-cell table:style-name="ce9" office:value-type="float" office:value="1811941" calcext:value-type="float">
            <text:p>1 811 941</text:p>
          </table:table-cell>
          <table:table-cell table:style-name="ce9" office:value-type="float" office:value="1689987" calcext:value-type="float">
            <text:p>1 689 987</text:p>
          </table:table-cell>
          <table:table-cell table:style-name="ce9" office:value-type="float" office:value="60877267354" calcext:value-type="float">
            <text:p>60 877 267 35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453" calcext:value-type="float">
            <text:p>16 453</text:p>
          </table:table-cell>
          <table:table-cell table:style-name="ce9" office:value-type="float" office:value="7303" calcext:value-type="float">
            <text:p>7 303</text:p>
          </table:table-cell>
          <table:table-cell table:style-name="ce9" office:value-type="float" office:value="629857" calcext:value-type="float">
            <text:p>629 857</text:p>
          </table:table-cell>
          <table:table-cell table:style-name="ce9" office:value-type="float" office:value="580065" calcext:value-type="float">
            <text:p>580 065</text:p>
          </table:table-cell>
          <table:table-cell table:style-name="ce9" office:value-type="float" office:value="19062067431" calcext:value-type="float">
            <text:p>19 062 067 43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46" calcext:value-type="float">
            <text:p>1 146</text:p>
          </table:table-cell>
          <table:table-cell table:style-name="ce9" office:value-type="float" office:value="454" calcext:value-type="float">
            <text:p>454</text:p>
          </table:table-cell>
          <table:table-cell table:style-name="ce9" office:value-type="float" office:value="14053" calcext:value-type="float">
            <text:p>14 053</text:p>
          </table:table-cell>
          <table:table-cell table:style-name="ce9" office:value-type="float" office:value="13645" calcext:value-type="float">
            <text:p>13 645</text:p>
          </table:table-cell>
          <table:table-cell table:style-name="ce9" office:value-type="float" office:value="572372489" calcext:value-type="float">
            <text:p>572 372 48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8794" calcext:value-type="float">
            <text:p>8 794</text:p>
          </table:table-cell>
          <table:table-cell table:style-name="ce9" office:value-type="float" office:value="7646" calcext:value-type="float">
            <text:p>7 646</text:p>
          </table:table-cell>
          <table:table-cell table:style-name="ce9" office:value-type="float" office:value="235891541" calcext:value-type="float">
            <text:p>235 891 54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816" calcext:value-type="float">
            <text:p>7 816</text:p>
          </table:table-cell>
          <table:table-cell table:style-name="ce9" office:value-type="float" office:value="6080" calcext:value-type="float">
            <text:p>6 080</text:p>
          </table:table-cell>
          <table:table-cell table:style-name="ce9" office:value-type="float" office:value="76300" calcext:value-type="float">
            <text:p>76 300</text:p>
          </table:table-cell>
          <table:table-cell table:style-name="ce9" office:value-type="float" office:value="64265" calcext:value-type="float">
            <text:p>64 265</text:p>
          </table:table-cell>
          <table:table-cell table:style-name="ce9" office:value-type="float" office:value="1766114547" calcext:value-type="float">
            <text:p>1 766 114 547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84" calcext:value-type="float">
            <text:p>1 684</text:p>
          </table:table-cell>
          <table:table-cell table:style-name="ce9" office:value-type="float" office:value="1497" calcext:value-type="float">
            <text:p>1 497</text:p>
          </table:table-cell>
          <table:table-cell table:style-name="ce9" office:value-type="float" office:value="46003279" calcext:value-type="float">
            <text:p>46 003 27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2611" calcext:value-type="float">
            <text:p>72 611</text:p>
          </table:table-cell>
          <table:table-cell table:style-name="ce9" office:value-type="float" office:value="59688" calcext:value-type="float">
            <text:p>59 688</text:p>
          </table:table-cell>
          <table:table-cell table:style-name="ce9" office:value-type="float" office:value="536796" calcext:value-type="float">
            <text:p>536 796</text:p>
          </table:table-cell>
          <table:table-cell table:style-name="ce9" office:value-type="float" office:value="499842" calcext:value-type="float">
            <text:p>499 842</text:p>
          </table:table-cell>
          <table:table-cell table:style-name="ce9" office:value-type="float" office:value="16201569400" calcext:value-type="float">
            <text:p>16 201 569 400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206" calcext:value-type="float">
            <text:p>10 206</text:p>
          </table:table-cell>
          <table:table-cell table:style-name="ce9" office:value-type="float" office:value="5610" calcext:value-type="float">
            <text:p>5 610</text:p>
          </table:table-cell>
          <table:table-cell table:style-name="ce9" office:value-type="float" office:value="237122" calcext:value-type="float">
            <text:p>237 122</text:p>
          </table:table-cell>
          <table:table-cell table:style-name="ce9" office:value-type="float" office:value="217997" calcext:value-type="float">
            <text:p>217 997</text:p>
          </table:table-cell>
          <table:table-cell table:style-name="ce9" office:value-type="float" office:value="7022639097" calcext:value-type="float">
            <text:p>7 022 639 097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25" calcext:value-type="float">
            <text:p>1 425</text:p>
          </table:table-cell>
          <table:table-cell table:style-name="ce9" office:value-type="float" office:value="692" calcext:value-type="float">
            <text:p>692</text:p>
          </table:table-cell>
          <table:table-cell table:style-name="ce9" office:value-type="float" office:value="27993" calcext:value-type="float">
            <text:p>27 993</text:p>
          </table:table-cell>
          <table:table-cell table:style-name="ce9" office:value-type="float" office:value="27415" calcext:value-type="float">
            <text:p>27 415</text:p>
          </table:table-cell>
          <table:table-cell table:style-name="ce9" office:value-type="float" office:value="1052964353" calcext:value-type="float">
            <text:p>1 052 964 35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8388" calcext:value-type="float">
            <text:p>8 388</text:p>
          </table:table-cell>
          <table:table-cell table:style-name="ce9" office:value-type="float" office:value="7556" calcext:value-type="float">
            <text:p>7 556</text:p>
          </table:table-cell>
          <table:table-cell table:style-name="ce9" office:value-type="float" office:value="266597153" calcext:value-type="float">
            <text:p>266 597 15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583" calcext:value-type="float">
            <text:p>10 583</text:p>
          </table:table-cell>
          <table:table-cell table:style-name="ce9" office:value-type="float" office:value="8799" calcext:value-type="float">
            <text:p>8 799</text:p>
          </table:table-cell>
          <table:table-cell table:style-name="ce9" office:value-type="float" office:value="107243" calcext:value-type="float">
            <text:p>107 243</text:p>
          </table:table-cell>
          <table:table-cell table:style-name="ce9" office:value-type="float" office:value="93095" calcext:value-type="float">
            <text:p>93 095</text:p>
          </table:table-cell>
          <table:table-cell table:style-name="ce9" office:value-type="float" office:value="2659437150" calcext:value-type="float">
            <text:p>2 659 437 15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758" calcext:value-type="float">
            <text:p>4 758</text:p>
          </table:table-cell>
          <table:table-cell table:style-name="ce9" office:value-type="float" office:value="4145" calcext:value-type="float">
            <text:p>4 145</text:p>
          </table:table-cell>
          <table:table-cell table:style-name="ce9" office:value-type="float" office:value="135131022" calcext:value-type="float">
            <text:p>135 131 022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0094" calcext:value-type="float">
            <text:p>90 094</text:p>
          </table:table-cell>
          <table:table-cell table:style-name="ce9" office:value-type="float" office:value="74172" calcext:value-type="float">
            <text:p>74 172</text:p>
          </table:table-cell>
          <table:table-cell table:style-name="ce9" office:value-type="float" office:value="660701" calcext:value-type="float">
            <text:p>660 701</text:p>
          </table:table-cell>
          <table:table-cell table:style-name="ce9" office:value-type="float" office:value="620702" calcext:value-type="float">
            <text:p>620 702</text:p>
          </table:table-cell>
          <table:table-cell table:style-name="ce9" office:value-type="float" office:value="19896852469" calcext:value-type="float">
            <text:p>19 896 852 469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608" calcext:value-type="float">
            <text:p>5 608</text:p>
          </table:table-cell>
          <table:table-cell table:style-name="ce9" office:value-type="float" office:value="2571" calcext:value-type="float">
            <text:p>2 571</text:p>
          </table:table-cell>
          <table:table-cell table:style-name="ce9" office:value-type="float" office:value="254449" calcext:value-type="float">
            <text:p>254 449</text:p>
          </table:table-cell>
          <table:table-cell table:style-name="ce9" office:value-type="float" office:value="233228" calcext:value-type="float">
            <text:p>233 228</text:p>
          </table:table-cell>
          <table:table-cell table:style-name="ce9" office:value-type="float" office:value="7492185934" calcext:value-type="float">
            <text:p>7 492 185 93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58" calcext:value-type="float">
            <text:p>958</text:p>
          </table:table-cell>
          <table:table-cell table:style-name="ce9" office:value-type="float" office:value="223" calcext:value-type="float">
            <text:p>223</text:p>
          </table:table-cell>
          <table:table-cell table:style-name="ce9" office:value-type="float" office:value="13170" calcext:value-type="float">
            <text:p>13 170</text:p>
          </table:table-cell>
          <table:table-cell table:style-name="ce9" office:value-type="float" office:value="12981" calcext:value-type="float">
            <text:p>12 981</text:p>
          </table:table-cell>
          <table:table-cell table:style-name="ce9" office:value-type="float" office:value="541519352" calcext:value-type="float">
            <text:p>541 519 352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52" calcext:value-type="float">
            <text:p>35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7411" calcext:value-type="float">
            <text:p>7 411</text:p>
          </table:table-cell>
          <table:table-cell table:style-name="ce9" office:value-type="float" office:value="6909" calcext:value-type="float">
            <text:p>6 909</text:p>
          </table:table-cell>
          <table:table-cell table:style-name="ce9" office:value-type="float" office:value="281552153" calcext:value-type="float">
            <text:p>281 552 15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382" calcext:value-type="float">
            <text:p>7 382</text:p>
          </table:table-cell>
          <table:table-cell table:style-name="ce9" office:value-type="float" office:value="6107" calcext:value-type="float">
            <text:p>6 107</text:p>
          </table:table-cell>
          <table:table-cell table:style-name="ce9" office:value-type="float" office:value="61509" calcext:value-type="float">
            <text:p>61 509</text:p>
          </table:table-cell>
          <table:table-cell table:style-name="ce9" office:value-type="float" office:value="52032" calcext:value-type="float">
            <text:p>52 032</text:p>
          </table:table-cell>
          <table:table-cell table:style-name="ce9" office:value-type="float" office:value="1397018493" calcext:value-type="float">
            <text:p>1 397 018 49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532" calcext:value-type="float">
            <text:p>2 532</text:p>
          </table:table-cell>
          <table:table-cell table:style-name="ce9" office:value-type="float" office:value="2353" calcext:value-type="float">
            <text:p>2 353</text:p>
          </table:table-cell>
          <table:table-cell table:style-name="ce9" office:value-type="float" office:value="64974969" calcext:value-type="float">
            <text:p>64 974 969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3938" calcext:value-type="float">
            <text:p>63 938</text:p>
          </table:table-cell>
          <table:table-cell table:style-name="ce9" office:value-type="float" office:value="51649" calcext:value-type="float">
            <text:p>51 649</text:p>
          </table:table-cell>
          <table:table-cell table:style-name="ce9" office:value-type="float" office:value="518274" calcext:value-type="float">
            <text:p>518 274</text:p>
          </table:table-cell>
          <table:table-cell table:style-name="ce9" office:value-type="float" office:value="488201" calcext:value-type="float">
            <text:p>488 201</text:p>
          </table:table-cell>
          <table:table-cell table:style-name="ce9" office:value-type="float" office:value="16152325984" calcext:value-type="float">
            <text:p>16 152 325 98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534" calcext:value-type="float">
            <text:p>6 534</text:p>
          </table:table-cell>
          <table:table-cell table:style-name="ce9" office:value-type="float" office:value="3360" calcext:value-type="float">
            <text:p>3 360</text:p>
          </table:table-cell>
          <table:table-cell table:style-name="ce9" office:value-type="float" office:value="201056" calcext:value-type="float">
            <text:p>201 056</text:p>
          </table:table-cell>
          <table:table-cell table:style-name="ce9" office:value-type="float" office:value="187915" calcext:value-type="float">
            <text:p>187 915</text:p>
          </table:table-cell>
          <table:table-cell table:style-name="ce9" office:value-type="float" office:value="6001723571" calcext:value-type="float">
            <text:p>6 001 723 571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921" calcext:value-type="float">
            <text:p>921</text:p>
          </table:table-cell>
          <table:table-cell table:style-name="ce9" office:value-type="float" office:value="861" calcext:value-type="float">
            <text:p>861</text:p>
          </table:table-cell>
          <table:table-cell table:style-name="ce9" office:value-type="float" office:value="41894239" calcext:value-type="float">
            <text:p>41 894 239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07" calcext:value-type="float">
            <text:p>907</text:p>
          </table:table-cell>
          <table:table-cell table:style-name="ce9" office:value-type="float" office:value="735" calcext:value-type="float">
            <text:p>735</text:p>
          </table:table-cell>
          <table:table-cell table:style-name="ce9" office:value-type="float" office:value="6373" calcext:value-type="float">
            <text:p>6 373</text:p>
          </table:table-cell>
          <table:table-cell table:style-name="ce9" office:value-type="float" office:value="5520" calcext:value-type="float">
            <text:p>5 520</text:p>
          </table:table-cell>
          <table:table-cell table:style-name="ce9" office:value-type="float" office:value="148346332" calcext:value-type="float">
            <text:p>148 346 332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801" calcext:value-type="float">
            <text:p>14 801</text:p>
          </table:table-cell>
          <table:table-cell table:style-name="ce9" office:value-type="float" office:value="13348" calcext:value-type="float">
            <text:p>13 348</text:p>
          </table:table-cell>
          <table:table-cell table:style-name="ce9" office:value-type="float" office:value="63694" calcext:value-type="float">
            <text:p>63 694</text:p>
          </table:table-cell>
          <table:table-cell table:style-name="ce9" office:value-type="float" office:value="64430" calcext:value-type="float">
            <text:p>64 430</text:p>
          </table:table-cell>
          <table:table-cell table:style-name="ce9" office:value-type="float" office:value="1943699815" calcext:value-type="float">
            <text:p>1 943 699 815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012" calcext:value-type="float">
            <text:p>1 012</text:p>
          </table:table-cell>
          <table:table-cell table:style-name="ce9" office:value-type="float" office:value="493" calcext:value-type="float">
            <text:p>493</text:p>
          </table:table-cell>
          <table:table-cell table:style-name="ce9" office:value-type="float" office:value="31253" calcext:value-type="float">
            <text:p>31 253</text:p>
          </table:table-cell>
          <table:table-cell table:style-name="ce9" office:value-type="float" office:value="29902" calcext:value-type="float">
            <text:p>29 902</text:p>
          </table:table-cell>
          <table:table-cell table:style-name="ce9" office:value-type="float" office:value="1063527394" calcext:value-type="float">
            <text:p>1 063 527 39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85" calcext:value-type="float">
            <text:p>2 185</text:p>
          </table:table-cell>
          <table:table-cell table:style-name="ce9" office:value-type="float" office:value="877" calcext:value-type="float">
            <text:p>877</text:p>
          </table:table-cell>
          <table:table-cell table:style-name="ce9" office:value-type="float" office:value="30051" calcext:value-type="float">
            <text:p>30 051</text:p>
          </table:table-cell>
          <table:table-cell table:style-name="ce9" office:value-type="float" office:value="29309" calcext:value-type="float">
            <text:p>29 309</text:p>
          </table:table-cell>
          <table:table-cell table:style-name="ce9" office:value-type="float" office:value="1275141901" calcext:value-type="float">
            <text:p>1 275 141 90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09" calcext:value-type="float">
            <text:p>509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7000" calcext:value-type="float">
            <text:p>7 000</text:p>
          </table:table-cell>
          <table:table-cell table:style-name="ce9" office:value-type="float" office:value="6396" calcext:value-type="float">
            <text:p>6 396</text:p>
          </table:table-cell>
          <table:table-cell table:style-name="ce9" office:value-type="float" office:value="262681699" calcext:value-type="float">
            <text:p>262 681 69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806" calcext:value-type="float">
            <text:p>12 806</text:p>
          </table:table-cell>
          <table:table-cell table:style-name="ce9" office:value-type="float" office:value="9991" calcext:value-type="float">
            <text:p>9 991</text:p>
          </table:table-cell>
          <table:table-cell table:style-name="ce9" office:value-type="float" office:value="150004" calcext:value-type="float">
            <text:p>150 004</text:p>
          </table:table-cell>
          <table:table-cell table:style-name="ce9" office:value-type="float" office:value="126931" calcext:value-type="float">
            <text:p>126 931</text:p>
          </table:table-cell>
          <table:table-cell table:style-name="ce9" office:value-type="float" office:value="3471252606" calcext:value-type="float">
            <text:p>3 471 252 606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10320" calcext:value-type="float">
            <text:p>10 320</text:p>
          </table:table-cell>
          <table:table-cell table:style-name="ce9" office:value-type="float" office:value="9238" calcext:value-type="float">
            <text:p>9 238</text:p>
          </table:table-cell>
          <table:table-cell table:style-name="ce9" office:value-type="float" office:value="284627228" calcext:value-type="float">
            <text:p>284 627 22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1055" calcext:value-type="float">
            <text:p>141 055</text:p>
          </table:table-cell>
          <table:table-cell table:style-name="ce9" office:value-type="float" office:value="115668" calcext:value-type="float">
            <text:p>115 668</text:p>
          </table:table-cell>
          <table:table-cell table:style-name="ce9" office:value-type="float" office:value="1097140" calcext:value-type="float">
            <text:p>1 097 140</text:p>
          </table:table-cell>
          <table:table-cell table:style-name="ce9" office:value-type="float" office:value="1018817" calcext:value-type="float">
            <text:p>1 018 817</text:p>
          </table:table-cell>
          <table:table-cell table:style-name="ce9" office:value-type="float" office:value="34302576152" calcext:value-type="float">
            <text:p>34 302 576 152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728" calcext:value-type="float">
            <text:p>16 728</text:p>
          </table:table-cell>
          <table:table-cell table:style-name="ce9" office:value-type="float" office:value="9175" calcext:value-type="float">
            <text:p>9 175</text:p>
          </table:table-cell>
          <table:table-cell table:style-name="ce9" office:value-type="float" office:value="441415" calcext:value-type="float">
            <text:p>441 415</text:p>
          </table:table-cell>
          <table:table-cell table:style-name="ce9" office:value-type="float" office:value="407054" calcext:value-type="float">
            <text:p>407 054</text:p>
          </table:table-cell>
          <table:table-cell table:style-name="ce9" office:value-type="float" office:value="13447265781" calcext:value-type="float">
            <text:p>13 447 265 781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849" calcext:value-type="float">
            <text:p>849</text:p>
          </table:table-cell>
          <table:table-cell table:style-name="ce9" office:value-type="float" office:value="44037340" calcext:value-type="float">
            <text:p>44 037 34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12598270" calcext:value-type="float">
            <text:p>12 598 27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21" calcext:value-type="float">
            <text:p>921</text:p>
          </table:table-cell>
          <table:table-cell table:style-name="ce9" office:value-type="float" office:value="712" calcext:value-type="float">
            <text:p>712</text:p>
          </table:table-cell>
          <table:table-cell table:style-name="ce9" office:value-type="float" office:value="9280" calcext:value-type="float">
            <text:p>9 280</text:p>
          </table:table-cell>
          <table:table-cell table:style-name="ce9" office:value-type="float" office:value="8156" calcext:value-type="float">
            <text:p>8 156</text:p>
          </table:table-cell>
          <table:table-cell table:style-name="ce9" office:value-type="float" office:value="235662869" calcext:value-type="float">
            <text:p>235 662 869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4596308" calcext:value-type="float">
            <text:p>4 596 308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887" calcext:value-type="float">
            <text:p>9 887</text:p>
          </table:table-cell>
          <table:table-cell table:style-name="ce9" office:value-type="float" office:value="8639" calcext:value-type="float">
            <text:p>8 639</text:p>
          </table:table-cell>
          <table:table-cell table:style-name="ce9" office:value-type="float" office:value="57682" calcext:value-type="float">
            <text:p>57 682</text:p>
          </table:table-cell>
          <table:table-cell table:style-name="ce9" office:value-type="float" office:value="53764" calcext:value-type="float">
            <text:p>53 764</text:p>
          </table:table-cell>
          <table:table-cell table:style-name="ce9" office:value-type="float" office:value="1817592910" calcext:value-type="float">
            <text:p>1 817 592 91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39284" calcext:value-type="float">
            <text:p>39 284</text:p>
          </table:table-cell>
          <table:table-cell table:style-name="ce9" office:value-type="float" office:value="37737" calcext:value-type="float">
            <text:p>37 737</text:p>
          </table:table-cell>
          <table:table-cell table:style-name="ce9" office:value-type="float" office:value="1538716916" calcext:value-type="float">
            <text:p>1 538 716 916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371811" calcext:value-type="float">
            <text:p>6 371 811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4051" calcext:value-type="float">
            <text:p>4 051</text:p>
          </table:table-cell>
          <table:table-cell table:style-name="ce9" office:value-type="float" office:value="3705" calcext:value-type="float">
            <text:p>3 705</text:p>
          </table:table-cell>
          <table:table-cell table:style-name="ce9" office:value-type="float" office:value="123300838" calcext:value-type="float">
            <text:p>123 300 838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881" calcext:value-type="float">
            <text:p>3 881</text:p>
          </table:table-cell>
          <table:table-cell table:style-name="ce9" office:value-type="float" office:value="3259" calcext:value-type="float">
            <text:p>3 259</text:p>
          </table:table-cell>
          <table:table-cell table:style-name="ce9" office:value-type="float" office:value="23508" calcext:value-type="float">
            <text:p>23 508</text:p>
          </table:table-cell>
          <table:table-cell table:style-name="ce9" office:value-type="float" office:value="21934" calcext:value-type="float">
            <text:p>21 934</text:p>
          </table:table-cell>
          <table:table-cell table:style-name="ce9" office:value-type="float" office:value="777110936" calcext:value-type="float">
            <text:p>777 110 936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25522" calcext:value-type="float">
            <text:p>25 522</text:p>
          </table:table-cell>
          <table:table-cell table:style-name="ce9" office:value-type="float" office:value="23959" calcext:value-type="float">
            <text:p>23 959</text:p>
          </table:table-cell>
          <table:table-cell table:style-name="ce9" office:value-type="float" office:value="991218509" calcext:value-type="float">
            <text:p>991 218 50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05" calcext:value-type="float">
            <text:p>1 505</text:p>
          </table:table-cell>
          <table:table-cell table:style-name="ce9" office:value-type="float" office:value="387" calcext:value-type="float">
            <text:p>387</text:p>
          </table:table-cell>
          <table:table-cell table:style-name="ce9" office:value-type="float" office:value="18080" calcext:value-type="float">
            <text:p>18 080</text:p>
          </table:table-cell>
          <table:table-cell table:style-name="ce9" office:value-type="float" office:value="17500" calcext:value-type="float">
            <text:p>17 500</text:p>
          </table:table-cell>
          <table:table-cell table:style-name="ce9" office:value-type="float" office:value="745708593" calcext:value-type="float">
            <text:p>745 708 593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286" calcext:value-type="float">
            <text:p>6 286</text:p>
          </table:table-cell>
          <table:table-cell table:style-name="ce9" office:value-type="float" office:value="5814" calcext:value-type="float">
            <text:p>5 814</text:p>
          </table:table-cell>
          <table:table-cell table:style-name="ce9" office:value-type="float" office:value="234857757" calcext:value-type="float">
            <text:p>234 857 757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584" calcext:value-type="float">
            <text:p>12 584</text:p>
          </table:table-cell>
          <table:table-cell table:style-name="ce9" office:value-type="float" office:value="9856" calcext:value-type="float">
            <text:p>9 856</text:p>
          </table:table-cell>
          <table:table-cell table:style-name="ce9" office:value-type="float" office:value="167709" calcext:value-type="float">
            <text:p>167 709</text:p>
          </table:table-cell>
          <table:table-cell table:style-name="ce9" office:value-type="float" office:value="142849" calcext:value-type="float">
            <text:p>142 849</text:p>
          </table:table-cell>
          <table:table-cell table:style-name="ce9" office:value-type="float" office:value="3980190515" calcext:value-type="float">
            <text:p>3 980 190 515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743" calcext:value-type="float">
            <text:p>6 743</text:p>
          </table:table-cell>
          <table:table-cell table:style-name="ce9" office:value-type="float" office:value="6091" calcext:value-type="float">
            <text:p>6 091</text:p>
          </table:table-cell>
          <table:table-cell table:style-name="ce9" office:value-type="float" office:value="187184698" calcext:value-type="float">
            <text:p>187 184 698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7870" calcext:value-type="float">
            <text:p>127 870</text:p>
          </table:table-cell>
          <table:table-cell table:style-name="ce9" office:value-type="float" office:value="103675" calcext:value-type="float">
            <text:p>103 675</text:p>
          </table:table-cell>
          <table:table-cell table:style-name="ce9" office:value-type="float" office:value="1153093" calcext:value-type="float">
            <text:p>1 153 093</text:p>
          </table:table-cell>
          <table:table-cell table:style-name="ce9" office:value-type="float" office:value="1069907" calcext:value-type="float">
            <text:p>1 069 907</text:p>
          </table:table-cell>
          <table:table-cell table:style-name="ce9" office:value-type="float" office:value="35838094670" calcext:value-type="float">
            <text:p>35 838 094 670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169" calcext:value-type="float">
            <text:p>14 169</text:p>
          </table:table-cell>
          <table:table-cell table:style-name="ce9" office:value-type="float" office:value="6794" calcext:value-type="float">
            <text:p>6 794</text:p>
          </table:table-cell>
          <table:table-cell table:style-name="ce9" office:value-type="float" office:value="492427" calcext:value-type="float">
            <text:p>492 427</text:p>
          </table:table-cell>
          <table:table-cell table:style-name="ce9" office:value-type="float" office:value="452746" calcext:value-type="float">
            <text:p>452 746</text:p>
          </table:table-cell>
          <table:table-cell table:style-name="ce9" office:value-type="float" office:value="14649244617" calcext:value-type="float">
            <text:p>14 649 244 61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18" calcext:value-type="float">
            <text:p>1 818</text:p>
          </table:table-cell>
          <table:table-cell table:style-name="ce9" office:value-type="float" office:value="455" calcext:value-type="float">
            <text:p>455</text:p>
          </table:table-cell>
          <table:table-cell table:style-name="ce9" office:value-type="float" office:value="34383" calcext:value-type="float">
            <text:p>34 383</text:p>
          </table:table-cell>
          <table:table-cell table:style-name="ce9" office:value-type="float" office:value="33268" calcext:value-type="float">
            <text:p>33 268</text:p>
          </table:table-cell>
          <table:table-cell table:style-name="ce9" office:value-type="float" office:value="1693447328" calcext:value-type="float">
            <text:p>1 693 447 32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60" calcext:value-type="float">
            <text:p>76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24453" calcext:value-type="float">
            <text:p>24 453</text:p>
          </table:table-cell>
          <table:table-cell table:style-name="ce9" office:value-type="float" office:value="22319" calcext:value-type="float">
            <text:p>22 319</text:p>
          </table:table-cell>
          <table:table-cell table:style-name="ce9" office:value-type="float" office:value="1077805184" calcext:value-type="float">
            <text:p>1 077 805 18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9863" calcext:value-type="float">
            <text:p>29 863</text:p>
          </table:table-cell>
          <table:table-cell table:style-name="ce9" office:value-type="float" office:value="24561" calcext:value-type="float">
            <text:p>24 561</text:p>
          </table:table-cell>
          <table:table-cell table:style-name="ce9" office:value-type="float" office:value="303733" calcext:value-type="float">
            <text:p>303 733</text:p>
          </table:table-cell>
          <table:table-cell table:style-name="ce9" office:value-type="float" office:value="265926" calcext:value-type="float">
            <text:p>265 926</text:p>
          </table:table-cell>
          <table:table-cell table:style-name="ce9" office:value-type="float" office:value="9136851127" calcext:value-type="float">
            <text:p>9 136 851 12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31156" calcext:value-type="float">
            <text:p>31 156</text:p>
          </table:table-cell>
          <table:table-cell table:style-name="ce9" office:value-type="float" office:value="28258" calcext:value-type="float">
            <text:p>28 258</text:p>
          </table:table-cell>
          <table:table-cell table:style-name="ce9" office:value-type="float" office:value="1068398107" calcext:value-type="float">
            <text:p>1 068 398 10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04733" calcext:value-type="float">
            <text:p>404 733</text:p>
          </table:table-cell>
          <table:table-cell table:style-name="ce9" office:value-type="float" office:value="342742" calcext:value-type="float">
            <text:p>342 742</text:p>
          </table:table-cell>
          <table:table-cell table:style-name="ce9" office:value-type="float" office:value="3891013" calcext:value-type="float">
            <text:p>3 891 013</text:p>
          </table:table-cell>
          <table:table-cell table:style-name="ce9" office:value-type="float" office:value="3656476" calcext:value-type="float">
            <text:p>3 656 476</text:p>
          </table:table-cell>
          <table:table-cell table:style-name="ce9" office:value-type="float" office:value="174426052019" calcext:value-type="float">
            <text:p>174 426 052 019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6839" calcext:value-type="float">
            <text:p>16 839</text:p>
          </table:table-cell>
          <table:table-cell table:style-name="ce9" office:value-type="float" office:value="4664" calcext:value-type="float">
            <text:p>4 664</text:p>
          </table:table-cell>
          <table:table-cell table:style-name="ce9" office:value-type="float" office:value="1231334" calcext:value-type="float">
            <text:p>1 231 334</text:p>
          </table:table-cell>
          <table:table-cell table:style-name="ce9" office:value-type="float" office:value="1154594" calcext:value-type="float">
            <text:p>1 154 594</text:p>
          </table:table-cell>
          <table:table-cell table:style-name="ce9" office:value-type="float" office:value="42223402358" calcext:value-type="float">
            <text:p>42 223 402 35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374" calcext:value-type="float">
            <text:p>2 374</text:p>
          </table:table-cell>
          <table:table-cell table:style-name="ce9" office:value-type="float" office:value="2104" calcext:value-type="float">
            <text:p>2 104</text:p>
          </table:table-cell>
          <table:table-cell table:style-name="ce9" office:value-type="float" office:value="94171144" calcext:value-type="float">
            <text:p>94 171 144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92" calcext:value-type="float">
            <text:p>1 892</text:p>
          </table:table-cell>
          <table:table-cell table:style-name="ce9" office:value-type="float" office:value="1617" calcext:value-type="float">
            <text:p>1 617</text:p>
          </table:table-cell>
          <table:table-cell table:style-name="ce9" office:value-type="float" office:value="18780" calcext:value-type="float">
            <text:p>18 780</text:p>
          </table:table-cell>
          <table:table-cell table:style-name="ce9" office:value-type="float" office:value="16626" calcext:value-type="float">
            <text:p>16 626</text:p>
          </table:table-cell>
          <table:table-cell table:style-name="ce9" office:value-type="float" office:value="465111362" calcext:value-type="float">
            <text:p>465 111 362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1474" calcext:value-type="float">
            <text:p>21 474</text:p>
          </table:table-cell>
          <table:table-cell table:style-name="ce9" office:value-type="float" office:value="18367" calcext:value-type="float">
            <text:p>18 367</text:p>
          </table:table-cell>
          <table:table-cell table:style-name="ce9" office:value-type="float" office:value="122602" calcext:value-type="float">
            <text:p>122 602</text:p>
          </table:table-cell>
          <table:table-cell table:style-name="ce9" office:value-type="float" office:value="116342" calcext:value-type="float">
            <text:p>116 342</text:p>
          </table:table-cell>
          <table:table-cell table:style-name="ce9" office:value-type="float" office:value="3648853178" calcext:value-type="float">
            <text:p>3 648 853 17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81" calcext:value-type="float">
            <text:p>98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84638" calcext:value-type="float">
            <text:p>84 638</text:p>
          </table:table-cell>
          <table:table-cell table:style-name="ce9" office:value-type="float" office:value="78576" calcext:value-type="float">
            <text:p>78 576</text:p>
          </table:table-cell>
          <table:table-cell table:style-name="ce9" office:value-type="float" office:value="3089895981" calcext:value-type="float">
            <text:p>3 089 895 981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947" calcext:value-type="float">
            <text:p>947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50161935" calcext:value-type="float">
            <text:p>50 161 935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15" calcext:value-type="float">
            <text:p>915</text:p>
          </table:table-cell>
          <table:table-cell table:style-name="ce9" office:value-type="float" office:value="776" calcext:value-type="float">
            <text:p>776</text:p>
          </table:table-cell>
          <table:table-cell table:style-name="ce9" office:value-type="float" office:value="9673" calcext:value-type="float">
            <text:p>9 673</text:p>
          </table:table-cell>
          <table:table-cell table:style-name="ce9" office:value-type="float" office:value="8158" calcext:value-type="float">
            <text:p>8 158</text:p>
          </table:table-cell>
          <table:table-cell table:style-name="ce9" office:value-type="float" office:value="241921161" calcext:value-type="float">
            <text:p>241 921 161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900" calcext:value-type="float">
            <text:p>9 900</text:p>
          </table:table-cell>
          <table:table-cell table:style-name="ce9" office:value-type="float" office:value="8600" calcext:value-type="float">
            <text:p>8 600</text:p>
          </table:table-cell>
          <table:table-cell table:style-name="ce9" office:value-type="float" office:value="61257" calcext:value-type="float">
            <text:p>61 257</text:p>
          </table:table-cell>
          <table:table-cell table:style-name="ce9" office:value-type="float" office:value="57649" calcext:value-type="float">
            <text:p>57 649</text:p>
          </table:table-cell>
          <table:table-cell table:style-name="ce9" office:value-type="float" office:value="1913036227" calcext:value-type="float">
            <text:p>1 913 036 22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15" calcext:value-type="float">
            <text:p>615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41232" calcext:value-type="float">
            <text:p>41 232</text:p>
          </table:table-cell>
          <table:table-cell table:style-name="ce9" office:value-type="float" office:value="38957" calcext:value-type="float">
            <text:p>38 957</text:p>
          </table:table-cell>
          <table:table-cell table:style-name="ce9" office:value-type="float" office:value="1573523907" calcext:value-type="float">
            <text:p>1 573 523 907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34" calcext:value-type="float">
            <text:p>1 134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913" calcext:value-type="float">
            <text:p>15 913</text:p>
          </table:table-cell>
          <table:table-cell table:style-name="ce9" office:value-type="float" office:value="15567" calcext:value-type="float">
            <text:p>15 567</text:p>
          </table:table-cell>
          <table:table-cell table:style-name="ce9" office:value-type="float" office:value="628906735" calcext:value-type="float">
            <text:p>628 906 735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091" calcext:value-type="float">
            <text:p>6 091</text:p>
          </table:table-cell>
          <table:table-cell table:style-name="ce9" office:value-type="float" office:value="5523" calcext:value-type="float">
            <text:p>5 523</text:p>
          </table:table-cell>
          <table:table-cell table:style-name="ce9" office:value-type="float" office:value="231314062" calcext:value-type="float">
            <text:p>231 314 06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519" calcext:value-type="float">
            <text:p>8 519</text:p>
          </table:table-cell>
          <table:table-cell table:style-name="ce9" office:value-type="float" office:value="6986" calcext:value-type="float">
            <text:p>6 986</text:p>
          </table:table-cell>
          <table:table-cell table:style-name="ce9" office:value-type="float" office:value="88885" calcext:value-type="float">
            <text:p>88 885</text:p>
          </table:table-cell>
          <table:table-cell table:style-name="ce9" office:value-type="float" office:value="75074" calcext:value-type="float">
            <text:p>75 074</text:p>
          </table:table-cell>
          <table:table-cell table:style-name="ce9" office:value-type="float" office:value="2033074320" calcext:value-type="float">
            <text:p>2 033 074 32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623" calcext:value-type="float">
            <text:p>4 623</text:p>
          </table:table-cell>
          <table:table-cell table:style-name="ce9" office:value-type="float" office:value="4101" calcext:value-type="float">
            <text:p>4 101</text:p>
          </table:table-cell>
          <table:table-cell table:style-name="ce9" office:value-type="float" office:value="127692268" calcext:value-type="float">
            <text:p>127 692 26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4093" calcext:value-type="float">
            <text:p>84 093</text:p>
          </table:table-cell>
          <table:table-cell table:style-name="ce9" office:value-type="float" office:value="68944" calcext:value-type="float">
            <text:p>68 944</text:p>
          </table:table-cell>
          <table:table-cell table:style-name="ce9" office:value-type="float" office:value="666796" calcext:value-type="float">
            <text:p>666 796</text:p>
          </table:table-cell>
          <table:table-cell table:style-name="ce9" office:value-type="float" office:value="624243" calcext:value-type="float">
            <text:p>624 243</text:p>
          </table:table-cell>
          <table:table-cell table:style-name="ce9" office:value-type="float" office:value="20671828108" calcext:value-type="float">
            <text:p>20 671 828 10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783" calcext:value-type="float">
            <text:p>8 783</text:p>
          </table:table-cell>
          <table:table-cell table:style-name="ce9" office:value-type="float" office:value="4544" calcext:value-type="float">
            <text:p>4 544</text:p>
          </table:table-cell>
          <table:table-cell table:style-name="ce9" office:value-type="float" office:value="272192" calcext:value-type="float">
            <text:p>272 192</text:p>
          </table:table-cell>
          <table:table-cell table:style-name="ce9" office:value-type="float" office:value="250967" calcext:value-type="float">
            <text:p>250 967</text:p>
          </table:table-cell>
          <table:table-cell table:style-name="ce9" office:value-type="float" office:value="8024392957" calcext:value-type="float">
            <text:p>8 024 392 957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310" calcext:value-type="float">
            <text:p>2 310</text:p>
          </table:table-cell>
          <table:table-cell table:style-name="ce9" office:value-type="float" office:value="957" calcext:value-type="float">
            <text:p>957</text:p>
          </table:table-cell>
          <table:table-cell table:style-name="ce9" office:value-type="float" office:value="35747" calcext:value-type="float">
            <text:p>35 747</text:p>
          </table:table-cell>
          <table:table-cell table:style-name="ce9" office:value-type="float" office:value="34941" calcext:value-type="float">
            <text:p>34 941</text:p>
          </table:table-cell>
          <table:table-cell table:style-name="ce9" office:value-type="float" office:value="1336957993" calcext:value-type="float">
            <text:p>1 336 957 99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89" calcext:value-type="float">
            <text:p>78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8088" calcext:value-type="float">
            <text:p>18 088</text:p>
          </table:table-cell>
          <table:table-cell table:style-name="ce9" office:value-type="float" office:value="16734" calcext:value-type="float">
            <text:p>16 734</text:p>
          </table:table-cell>
          <table:table-cell table:style-name="ce9" office:value-type="float" office:value="750638776" calcext:value-type="float">
            <text:p>750 638 77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855" calcext:value-type="float">
            <text:p>17 855</text:p>
          </table:table-cell>
          <table:table-cell table:style-name="ce9" office:value-type="float" office:value="14835" calcext:value-type="float">
            <text:p>14 835</text:p>
          </table:table-cell>
          <table:table-cell table:style-name="ce9" office:value-type="float" office:value="159589" calcext:value-type="float">
            <text:p>159 589</text:p>
          </table:table-cell>
          <table:table-cell table:style-name="ce9" office:value-type="float" office:value="138451" calcext:value-type="float">
            <text:p>138 451</text:p>
          </table:table-cell>
          <table:table-cell table:style-name="ce9" office:value-type="float" office:value="3769963473" calcext:value-type="float">
            <text:p>3 769 963 47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7126" calcext:value-type="float">
            <text:p>7 126</text:p>
          </table:table-cell>
          <table:table-cell table:style-name="ce9" office:value-type="float" office:value="6420" calcext:value-type="float">
            <text:p>6 420</text:p>
          </table:table-cell>
          <table:table-cell table:style-name="ce9" office:value-type="float" office:value="192632889" calcext:value-type="float">
            <text:p>192 632 889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6874" calcext:value-type="float">
            <text:p>176 874</text:p>
          </table:table-cell>
          <table:table-cell table:style-name="ce9" office:value-type="float" office:value="145608" calcext:value-type="float">
            <text:p>145 608</text:p>
          </table:table-cell>
          <table:table-cell table:style-name="ce9" office:value-type="float" office:value="1152364" calcext:value-type="float">
            <text:p>1 152 364</text:p>
          </table:table-cell>
          <table:table-cell table:style-name="ce9" office:value-type="float" office:value="1090391" calcext:value-type="float">
            <text:p>1 090 391</text:p>
          </table:table-cell>
          <table:table-cell table:style-name="ce9" office:value-type="float" office:value="35150003485" calcext:value-type="float">
            <text:p>35 150 003 48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5390" calcext:value-type="float">
            <text:p>15 390</text:p>
          </table:table-cell>
          <table:table-cell table:style-name="ce9" office:value-type="float" office:value="7663" calcext:value-type="float">
            <text:p>7 663</text:p>
          </table:table-cell>
          <table:table-cell table:style-name="ce9" office:value-type="float" office:value="521854" calcext:value-type="float">
            <text:p>521 854</text:p>
          </table:table-cell>
          <table:table-cell table:style-name="ce9" office:value-type="float" office:value="474562" calcext:value-type="float">
            <text:p>474 562</text:p>
          </table:table-cell>
          <table:table-cell table:style-name="ce9" office:value-type="float" office:value="15133689166" calcext:value-type="float">
            <text:p>15 133 689 16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2346" calcext:value-type="float">
            <text:p>2 346</text:p>
          </table:table-cell>
          <table:table-cell table:style-name="ce9" office:value-type="float" office:value="1096" calcext:value-type="float">
            <text:p>1 096</text:p>
          </table:table-cell>
          <table:table-cell table:style-name="ce9" office:value-type="float" office:value="28696" calcext:value-type="float">
            <text:p>28 696</text:p>
          </table:table-cell>
          <table:table-cell table:style-name="ce9" office:value-type="float" office:value="28244" calcext:value-type="float">
            <text:p>28 244</text:p>
          </table:table-cell>
          <table:table-cell table:style-name="ce9" office:value-type="float" office:value="1124474507" calcext:value-type="float">
            <text:p>1 124 474 507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12861" calcext:value-type="float">
            <text:p>12 861</text:p>
          </table:table-cell>
          <table:table-cell table:style-name="ce9" office:value-type="float" office:value="11666" calcext:value-type="float">
            <text:p>11 666</text:p>
          </table:table-cell>
          <table:table-cell table:style-name="ce9" office:value-type="float" office:value="428327716" calcext:value-type="float">
            <text:p>428 327 71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8621" calcext:value-type="float">
            <text:p>18 621</text:p>
          </table:table-cell>
          <table:table-cell table:style-name="ce9" office:value-type="float" office:value="15694" calcext:value-type="float">
            <text:p>15 694</text:p>
          </table:table-cell>
          <table:table-cell table:style-name="ce9" office:value-type="float" office:value="164294" calcext:value-type="float">
            <text:p>164 294</text:p>
          </table:table-cell>
          <table:table-cell table:style-name="ce9" office:value-type="float" office:value="140930" calcext:value-type="float">
            <text:p>140 930</text:p>
          </table:table-cell>
          <table:table-cell table:style-name="ce9" office:value-type="float" office:value="3857930690" calcext:value-type="float">
            <text:p>3 857 930 69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463" calcext:value-type="float">
            <text:p>3 463</text:p>
          </table:table-cell>
          <table:table-cell table:style-name="ce9" office:value-type="float" office:value="3082" calcext:value-type="float">
            <text:p>3 082</text:p>
          </table:table-cell>
          <table:table-cell table:style-name="ce9" office:value-type="float" office:value="99681576" calcext:value-type="float">
            <text:p>99 681 57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3156" calcext:value-type="float">
            <text:p>173 156</text:p>
          </table:table-cell>
          <table:table-cell table:style-name="ce9" office:value-type="float" office:value="144106" calcext:value-type="float">
            <text:p>144 106</text:p>
          </table:table-cell>
          <table:table-cell table:style-name="ce9" office:value-type="float" office:value="1094401" calcext:value-type="float">
            <text:p>1 094 401</text:p>
          </table:table-cell>
          <table:table-cell table:style-name="ce9" office:value-type="float" office:value="1026433" calcext:value-type="float">
            <text:p>1 026 433</text:p>
          </table:table-cell>
          <table:table-cell table:style-name="ce9" office:value-type="float" office:value="34535347969" calcext:value-type="float">
            <text:p>34 535 347 96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4525" calcext:value-type="float">
            <text:p>14 525</text:p>
          </table:table-cell>
          <table:table-cell table:style-name="ce9" office:value-type="float" office:value="7148" calcext:value-type="float">
            <text:p>7 148</text:p>
          </table:table-cell>
          <table:table-cell table:style-name="ce9" office:value-type="float" office:value="493987" calcext:value-type="float">
            <text:p>493 987</text:p>
          </table:table-cell>
          <table:table-cell table:style-name="ce9" office:value-type="float" office:value="454435" calcext:value-type="float">
            <text:p>454 435</text:p>
          </table:table-cell>
          <table:table-cell table:style-name="ce9" office:value-type="float" office:value="14801972195" calcext:value-type="float">
            <text:p>14 801 972 195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34" calcext:value-type="float">
            <text:p>1 734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26269" calcext:value-type="float">
            <text:p>26 269</text:p>
          </table:table-cell>
          <table:table-cell table:style-name="ce9" office:value-type="float" office:value="25360" calcext:value-type="float">
            <text:p>25 360</text:p>
          </table:table-cell>
          <table:table-cell table:style-name="ce9" office:value-type="float" office:value="1003871604" calcext:value-type="float">
            <text:p>1 003 871 604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360" calcext:value-type="float">
            <text:p>8 360</text:p>
          </table:table-cell>
          <table:table-cell table:style-name="ce9" office:value-type="float" office:value="7520" calcext:value-type="float">
            <text:p>7 520</text:p>
          </table:table-cell>
          <table:table-cell table:style-name="ce9" office:value-type="float" office:value="263430291" calcext:value-type="float">
            <text:p>263 430 29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2618" calcext:value-type="float">
            <text:p>12 618</text:p>
          </table:table-cell>
          <table:table-cell table:style-name="ce9" office:value-type="float" office:value="10261" calcext:value-type="float">
            <text:p>10 261</text:p>
          </table:table-cell>
          <table:table-cell table:style-name="ce9" office:value-type="float" office:value="125515" calcext:value-type="float">
            <text:p>125 515</text:p>
          </table:table-cell>
          <table:table-cell table:style-name="ce9" office:value-type="float" office:value="106189" calcext:value-type="float">
            <text:p>106 189</text:p>
          </table:table-cell>
          <table:table-cell table:style-name="ce9" office:value-type="float" office:value="3023731071" calcext:value-type="float">
            <text:p>3 023 731 07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346" calcext:value-type="float">
            <text:p>2 346</text:p>
          </table:table-cell>
          <table:table-cell table:style-name="ce9" office:value-type="float" office:value="2065" calcext:value-type="float">
            <text:p>2 065</text:p>
          </table:table-cell>
          <table:table-cell table:style-name="ce9" office:value-type="float" office:value="61967357" calcext:value-type="float">
            <text:p>61 967 357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97751" calcext:value-type="float">
            <text:p>97 751</text:p>
          </table:table-cell>
          <table:table-cell table:style-name="ce9" office:value-type="float" office:value="79010" calcext:value-type="float">
            <text:p>79 010</text:p>
          </table:table-cell>
          <table:table-cell table:style-name="ce9" office:value-type="float" office:value="856562" calcext:value-type="float">
            <text:p>856 562</text:p>
          </table:table-cell>
          <table:table-cell table:style-name="ce9" office:value-type="float" office:value="805270" calcext:value-type="float">
            <text:p>805 270</text:p>
          </table:table-cell>
          <table:table-cell table:style-name="ce9" office:value-type="float" office:value="26433551851" calcext:value-type="float">
            <text:p>26 433 551 85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5907" calcext:value-type="float">
            <text:p>5 907</text:p>
          </table:table-cell>
          <table:table-cell table:style-name="ce9" office:value-type="float" office:value="2643" calcext:value-type="float">
            <text:p>2 643</text:p>
          </table:table-cell>
          <table:table-cell table:style-name="ce9" office:value-type="float" office:value="266342" calcext:value-type="float">
            <text:p>266 342</text:p>
          </table:table-cell>
          <table:table-cell table:style-name="ce9" office:value-type="float" office:value="245059" calcext:value-type="float">
            <text:p>245 059</text:p>
          </table:table-cell>
          <table:table-cell table:style-name="ce9" office:value-type="float" office:value="7915113214" calcext:value-type="float">
            <text:p>7 915 113 214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163" calcext:value-type="float">
            <text:p>1 163</text:p>
          </table:table-cell>
          <table:table-cell table:style-name="ce9" office:value-type="float" office:value="651" calcext:value-type="float">
            <text:p>651</text:p>
          </table:table-cell>
          <table:table-cell table:style-name="ce9" office:value-type="float" office:value="15142" calcext:value-type="float">
            <text:p>15 142</text:p>
          </table:table-cell>
          <table:table-cell table:style-name="ce9" office:value-type="float" office:value="14881" calcext:value-type="float">
            <text:p>14 881</text:p>
          </table:table-cell>
          <table:table-cell table:style-name="ce9" office:value-type="float" office:value="646620458" calcext:value-type="float">
            <text:p>646 620 45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616" calcext:value-type="float">
            <text:p>61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7956" calcext:value-type="float">
            <text:p>7 956</text:p>
          </table:table-cell>
          <table:table-cell table:style-name="ce9" office:value-type="float" office:value="6947" calcext:value-type="float">
            <text:p>6 947</text:p>
          </table:table-cell>
          <table:table-cell table:style-name="ce9" office:value-type="float" office:value="280167962" calcext:value-type="float">
            <text:p>280 167 96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3935" calcext:value-type="float">
            <text:p>13 935</text:p>
          </table:table-cell>
          <table:table-cell table:style-name="ce9" office:value-type="float" office:value="11495" calcext:value-type="float">
            <text:p>11 495</text:p>
          </table:table-cell>
          <table:table-cell table:style-name="ce9" office:value-type="float" office:value="128991" calcext:value-type="float">
            <text:p>128 991</text:p>
          </table:table-cell>
          <table:table-cell table:style-name="ce9" office:value-type="float" office:value="112990" calcext:value-type="float">
            <text:p>112 990</text:p>
          </table:table-cell>
          <table:table-cell table:style-name="ce9" office:value-type="float" office:value="3271980965" calcext:value-type="float">
            <text:p>3 271 980 96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969" calcext:value-type="float">
            <text:p>3 969</text:p>
          </table:table-cell>
          <table:table-cell table:style-name="ce9" office:value-type="float" office:value="3553" calcext:value-type="float">
            <text:p>3 553</text:p>
          </table:table-cell>
          <table:table-cell table:style-name="ce9" office:value-type="float" office:value="113589948" calcext:value-type="float">
            <text:p>113 589 94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175056" calcext:value-type="float">
            <text:p>175 056</text:p>
          </table:table-cell>
          <table:table-cell table:style-name="ce9" office:value-type="float" office:value="145800" calcext:value-type="float">
            <text:p>145 800</text:p>
          </table:table-cell>
          <table:table-cell table:style-name="ce9" office:value-type="float" office:value="1060336" calcext:value-type="float">
            <text:p>1 060 336</text:p>
          </table:table-cell>
          <table:table-cell table:style-name="ce9" office:value-type="float" office:value="1000857" calcext:value-type="float">
            <text:p>1 000 857</text:p>
          </table:table-cell>
          <table:table-cell table:style-name="ce9" office:value-type="float" office:value="34677259900" calcext:value-type="float">
            <text:p>34 677 259 900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Toutes entreprises</text:p>
          </table:table-cell>
          <table:table-cell table:style-name="ce9" office:value-type="float" office:value="7275" calcext:value-type="float">
            <text:p>7 275</text:p>
          </table:table-cell>
          <table:table-cell table:style-name="ce9" office:value-type="float" office:value="2476" calcext:value-type="float">
            <text:p>2 476</text:p>
          </table:table-cell>
          <table:table-cell table:style-name="ce9" office:value-type="float" office:value="421845" calcext:value-type="float">
            <text:p>421 845</text:p>
          </table:table-cell>
          <table:table-cell table:style-name="ce9" office:value-type="float" office:value="395539" calcext:value-type="float">
            <text:p>395 539</text:p>
          </table:table-cell>
          <table:table-cell table:style-name="ce9" office:value-type="float" office:value="13309353420" calcext:value-type="float">
            <text:p>13 309 353 420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62" calcext:value-type="float">
            <text:p>1 862</text:p>
          </table:table-cell>
          <table:table-cell table:style-name="ce9" office:value-type="float" office:value="618" calcext:value-type="float">
            <text:p>618</text:p>
          </table:table-cell>
          <table:table-cell table:style-name="ce9" office:value-type="float" office:value="7003" calcext:value-type="float">
            <text:p>7 003</text:p>
          </table:table-cell>
          <table:table-cell table:style-name="ce9" office:value-type="float" office:value="7134" calcext:value-type="float">
            <text:p>7 134</text:p>
          </table:table-cell>
          <table:table-cell table:style-name="ce9" office:value-type="float" office:value="281868199" calcext:value-type="float">
            <text:p>281 868 19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9130" calcext:value-type="float">
            <text:p>9 130</text:p>
          </table:table-cell>
          <table:table-cell table:style-name="ce9" office:value-type="float" office:value="8590" calcext:value-type="float">
            <text:p>8 590</text:p>
          </table:table-cell>
          <table:table-cell table:style-name="ce9" office:value-type="float" office:value="335734783" calcext:value-type="float">
            <text:p>335 734 783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6010" calcext:value-type="float">
            <text:p>6 010</text:p>
          </table:table-cell>
          <table:table-cell table:style-name="ce9" office:value-type="float" office:value="5399" calcext:value-type="float">
            <text:p>5 399</text:p>
          </table:table-cell>
          <table:table-cell table:style-name="ce9" office:value-type="float" office:value="199451290" calcext:value-type="float">
            <text:p>199 451 290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819" calcext:value-type="float">
            <text:p>13 819</text:p>
          </table:table-cell>
          <table:table-cell table:style-name="ce9" office:value-type="float" office:value="13500" calcext:value-type="float">
            <text:p>13 500</text:p>
          </table:table-cell>
          <table:table-cell table:style-name="ce9" office:value-type="float" office:value="620205917" calcext:value-type="float">
            <text:p>620 205 917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48" calcext:value-type="float">
            <text:p>74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302" calcext:value-type="float">
            <text:p>4 302</text:p>
          </table:table-cell>
          <table:table-cell table:style-name="ce9" office:value-type="float" office:value="3740" calcext:value-type="float">
            <text:p>3 740</text:p>
          </table:table-cell>
          <table:table-cell table:style-name="ce9" office:value-type="float" office:value="142625171" calcext:value-type="float">
            <text:p>142 625 171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543" calcext:value-type="float">
            <text:p>8 543</text:p>
          </table:table-cell>
          <table:table-cell table:style-name="ce9" office:value-type="float" office:value="7536" calcext:value-type="float">
            <text:p>7 536</text:p>
          </table:table-cell>
          <table:table-cell table:style-name="ce9" office:value-type="float" office:value="267524614" calcext:value-type="float">
            <text:p>267 524 61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195" calcext:value-type="float">
            <text:p>18 195</text:p>
          </table:table-cell>
          <table:table-cell table:style-name="ce9" office:value-type="float" office:value="16163" calcext:value-type="float">
            <text:p>16 163</text:p>
          </table:table-cell>
          <table:table-cell table:style-name="ce9" office:value-type="float" office:value="30843" calcext:value-type="float">
            <text:p>30 843</text:p>
          </table:table-cell>
          <table:table-cell table:style-name="ce9" office:value-type="float" office:value="29323" calcext:value-type="float">
            <text:p>29 323</text:p>
          </table:table-cell>
          <table:table-cell table:style-name="ce9" office:value-type="float" office:value="821356674" calcext:value-type="float">
            <text:p>821 356 674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546" calcext:value-type="float">
            <text:p>4 546</text:p>
          </table:table-cell>
          <table:table-cell table:style-name="ce9" office:value-type="float" office:value="3004" calcext:value-type="float">
            <text:p>3 004</text:p>
          </table:table-cell>
          <table:table-cell table:style-name="ce9" office:value-type="float" office:value="86340" calcext:value-type="float">
            <text:p>86 340</text:p>
          </table:table-cell>
          <table:table-cell table:style-name="ce9" office:value-type="float" office:value="70880" calcext:value-type="float">
            <text:p>70 880</text:p>
          </table:table-cell>
          <table:table-cell table:style-name="ce9" office:value-type="float" office:value="2042108746" calcext:value-type="float">
            <text:p>2 042 108 746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14" calcext:value-type="float">
            <text:p>1 214</text:p>
          </table:table-cell>
          <table:table-cell table:style-name="ce9" office:value-type="float" office:value="663" calcext:value-type="float">
            <text:p>663</text:p>
          </table:table-cell>
          <table:table-cell table:style-name="ce9" office:value-type="float" office:value="95905" calcext:value-type="float">
            <text:p>95 905</text:p>
          </table:table-cell>
          <table:table-cell table:style-name="ce9" office:value-type="float" office:value="80063" calcext:value-type="float">
            <text:p>80 063</text:p>
          </table:table-cell>
          <table:table-cell table:style-name="ce9" office:value-type="float" office:value="2217001556" calcext:value-type="float">
            <text:p>2 217 001 556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9154" calcext:value-type="float">
            <text:p>19 154</text:p>
          </table:table-cell>
          <table:table-cell table:style-name="ce9" office:value-type="float" office:value="16004" calcext:value-type="float">
            <text:p>16 004</text:p>
          </table:table-cell>
          <table:table-cell table:style-name="ce9" office:value-type="float" office:value="477536658" calcext:value-type="float">
            <text:p>477 536 658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12" calcext:value-type="float">
            <text:p>1 812</text:p>
          </table:table-cell>
          <table:table-cell table:style-name="ce9" office:value-type="float" office:value="1500" calcext:value-type="float">
            <text:p>1 500</text:p>
          </table:table-cell>
          <table:table-cell table:style-name="ce9" office:value-type="float" office:value="44142701" calcext:value-type="float">
            <text:p>44 142 701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472" calcext:value-type="float">
            <text:p>4 472</text:p>
          </table:table-cell>
          <table:table-cell table:style-name="ce9" office:value-type="float" office:value="3852" calcext:value-type="float">
            <text:p>3 852</text:p>
          </table:table-cell>
          <table:table-cell table:style-name="ce9" office:value-type="float" office:value="121047619" calcext:value-type="float">
            <text:p>121 047 61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02847" calcext:value-type="float">
            <text:p>202 847</text:p>
          </table:table-cell>
          <table:table-cell table:style-name="ce9" office:value-type="float" office:value="171478" calcext:value-type="float">
            <text:p>171 478</text:p>
          </table:table-cell>
          <table:table-cell table:style-name="ce9" office:value-type="float" office:value="460307" calcext:value-type="float">
            <text:p>460 307</text:p>
          </table:table-cell>
          <table:table-cell table:style-name="ce9" office:value-type="float" office:value="448577" calcext:value-type="float">
            <text:p>448 577</text:p>
          </table:table-cell>
          <table:table-cell table:style-name="ce9" office:value-type="float" office:value="13687700205" calcext:value-type="float">
            <text:p>13 687 700 205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0376" calcext:value-type="float">
            <text:p>30 376</text:p>
          </table:table-cell>
          <table:table-cell table:style-name="ce9" office:value-type="float" office:value="21435" calcext:value-type="float">
            <text:p>21 435</text:p>
          </table:table-cell>
          <table:table-cell table:style-name="ce9" office:value-type="float" office:value="558511" calcext:value-type="float">
            <text:p>558 511</text:p>
          </table:table-cell>
          <table:table-cell table:style-name="ce9" office:value-type="float" office:value="514879" calcext:value-type="float">
            <text:p>514 879</text:p>
          </table:table-cell>
          <table:table-cell table:style-name="ce9" office:value-type="float" office:value="17774086029" calcext:value-type="float">
            <text:p>17 774 086 029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383" calcext:value-type="float">
            <text:p>5 383</text:p>
          </table:table-cell>
          <table:table-cell table:style-name="ce9" office:value-type="float" office:value="3084" calcext:value-type="float">
            <text:p>3 084</text:p>
          </table:table-cell>
          <table:table-cell table:style-name="ce9" office:value-type="float" office:value="484972" calcext:value-type="float">
            <text:p>484 972</text:p>
          </table:table-cell>
          <table:table-cell table:style-name="ce9" office:value-type="float" office:value="443132" calcext:value-type="float">
            <text:p>443 132</text:p>
          </table:table-cell>
          <table:table-cell table:style-name="ce9" office:value-type="float" office:value="16817452502" calcext:value-type="float">
            <text:p>16 817 452 502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57" calcext:value-type="float">
            <text:p>657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08151" calcext:value-type="float">
            <text:p>308 151</text:p>
          </table:table-cell>
          <table:table-cell table:style-name="ce9" office:value-type="float" office:value="283399" calcext:value-type="float">
            <text:p>283 399</text:p>
          </table:table-cell>
          <table:table-cell table:style-name="ce9" office:value-type="float" office:value="12598028618" calcext:value-type="float">
            <text:p>12 598 028 618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948" calcext:value-type="float">
            <text:p>8 948</text:p>
          </table:table-cell>
          <table:table-cell table:style-name="ce9" office:value-type="float" office:value="3353" calcext:value-type="float">
            <text:p>3 353</text:p>
          </table:table-cell>
          <table:table-cell table:style-name="ce9" office:value-type="float" office:value="35732" calcext:value-type="float">
            <text:p>35 732</text:p>
          </table:table-cell>
          <table:table-cell table:style-name="ce9" office:value-type="float" office:value="32763" calcext:value-type="float">
            <text:p>32 763</text:p>
          </table:table-cell>
          <table:table-cell table:style-name="ce9" office:value-type="float" office:value="1040639245" calcext:value-type="float">
            <text:p>1 040 639 245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016" calcext:value-type="float">
            <text:p>5 016</text:p>
          </table:table-cell>
          <table:table-cell table:style-name="ce9" office:value-type="float" office:value="2169" calcext:value-type="float">
            <text:p>2 169</text:p>
          </table:table-cell>
          <table:table-cell table:style-name="ce9" office:value-type="float" office:value="95749" calcext:value-type="float">
            <text:p>95 749</text:p>
          </table:table-cell>
          <table:table-cell table:style-name="ce9" office:value-type="float" office:value="87217" calcext:value-type="float">
            <text:p>87 217</text:p>
          </table:table-cell>
          <table:table-cell table:style-name="ce9" office:value-type="float" office:value="2754815286" calcext:value-type="float">
            <text:p>2 754 815 286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107" calcext:value-type="float">
            <text:p>2 107</text:p>
          </table:table-cell>
          <table:table-cell table:style-name="ce9" office:value-type="float" office:value="1518" calcext:value-type="float">
            <text:p>1 518</text:p>
          </table:table-cell>
          <table:table-cell table:style-name="ce9" office:value-type="float" office:value="190506" calcext:value-type="float">
            <text:p>190 506</text:p>
          </table:table-cell>
          <table:table-cell table:style-name="ce9" office:value-type="float" office:value="174291" calcext:value-type="float">
            <text:p>174 291</text:p>
          </table:table-cell>
          <table:table-cell table:style-name="ce9" office:value-type="float" office:value="5878742152" calcext:value-type="float">
            <text:p>5 878 742 152</text:p>
          </table:table-cell>
          <table:table-cell/>
        </table:table-row>
        <table:table-row table:style-name="ro2">
          <table:table-cell table:style-name="ce5" office:value-type="string" calcext:value-type="string">
            <text:p>Auvergne-Rhône-Alpes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82" calcext:value-type="float">
            <text:p>382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307870" calcext:value-type="float">
            <text:p>307 870</text:p>
          </table:table-cell>
          <table:table-cell table:style-name="ce9" office:value-type="float" office:value="285794" calcext:value-type="float">
            <text:p>285 794</text:p>
          </table:table-cell>
          <table:table-cell table:style-name="ce9" office:value-type="float" office:value="9387870748" calcext:value-type="float">
            <text:p>9 387 870 74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84" calcext:value-type="float">
            <text:p>884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176" calcext:value-type="float">
            <text:p>3 176</text:p>
          </table:table-cell>
          <table:table-cell table:style-name="ce9" office:value-type="float" office:value="3128" calcext:value-type="float">
            <text:p>3 128</text:p>
          </table:table-cell>
          <table:table-cell table:style-name="ce9" office:value-type="float" office:value="122760473" calcext:value-type="float">
            <text:p>122 760 47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3953" calcext:value-type="float">
            <text:p>3 953</text:p>
          </table:table-cell>
          <table:table-cell table:style-name="ce9" office:value-type="float" office:value="3762" calcext:value-type="float">
            <text:p>3 762</text:p>
          </table:table-cell>
          <table:table-cell table:style-name="ce9" office:value-type="float" office:value="153020389" calcext:value-type="float">
            <text:p>153 020 38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251" calcext:value-type="float">
            <text:p>2 251</text:p>
          </table:table-cell>
          <table:table-cell table:style-name="ce9" office:value-type="float" office:value="1937" calcext:value-type="float">
            <text:p>1 937</text:p>
          </table:table-cell>
          <table:table-cell table:style-name="ce9" office:value-type="float" office:value="65344909" calcext:value-type="float">
            <text:p>65 344 90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57" calcext:value-type="float">
            <text:p>3 857</text:p>
          </table:table-cell>
          <table:table-cell table:style-name="ce9" office:value-type="float" office:value="3269" calcext:value-type="float">
            <text:p>3 269</text:p>
          </table:table-cell>
          <table:table-cell table:style-name="ce9" office:value-type="float" office:value="90752001" calcext:value-type="float">
            <text:p>90 752 00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837" calcext:value-type="float">
            <text:p>5 837</text:p>
          </table:table-cell>
          <table:table-cell table:style-name="ce9" office:value-type="float" office:value="4924" calcext:value-type="float">
            <text:p>4 924</text:p>
          </table:table-cell>
          <table:table-cell table:style-name="ce9" office:value-type="float" office:value="10445" calcext:value-type="float">
            <text:p>10 445</text:p>
          </table:table-cell>
          <table:table-cell table:style-name="ce9" office:value-type="float" office:value="9966" calcext:value-type="float">
            <text:p>9 966</text:p>
          </table:table-cell>
          <table:table-cell table:style-name="ce9" office:value-type="float" office:value="280546416" calcext:value-type="float">
            <text:p>280 546 41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07" calcext:value-type="float">
            <text:p>1 607</text:p>
          </table:table-cell>
          <table:table-cell table:style-name="ce9" office:value-type="float" office:value="964" calcext:value-type="float">
            <text:p>964</text:p>
          </table:table-cell>
          <table:table-cell table:style-name="ce9" office:value-type="float" office:value="31667" calcext:value-type="float">
            <text:p>31 667</text:p>
          </table:table-cell>
          <table:table-cell table:style-name="ce9" office:value-type="float" office:value="25829" calcext:value-type="float">
            <text:p>25 829</text:p>
          </table:table-cell>
          <table:table-cell table:style-name="ce9" office:value-type="float" office:value="726107359" calcext:value-type="float">
            <text:p>726 107 359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55" calcext:value-type="float">
            <text:p>355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7802" calcext:value-type="float">
            <text:p>27 802</text:p>
          </table:table-cell>
          <table:table-cell table:style-name="ce9" office:value-type="float" office:value="23030" calcext:value-type="float">
            <text:p>23 030</text:p>
          </table:table-cell>
          <table:table-cell table:style-name="ce9" office:value-type="float" office:value="609447946" calcext:value-type="float">
            <text:p>609 447 94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386" calcext:value-type="float">
            <text:p>6 386</text:p>
          </table:table-cell>
          <table:table-cell table:style-name="ce9" office:value-type="float" office:value="5440" calcext:value-type="float">
            <text:p>5 440</text:p>
          </table:table-cell>
          <table:table-cell table:style-name="ce9" office:value-type="float" office:value="150012826" calcext:value-type="float">
            <text:p>150 012 826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9896037" calcext:value-type="float">
            <text:p>9 896 037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1958" calcext:value-type="float">
            <text:p>61 958</text:p>
          </table:table-cell>
          <table:table-cell table:style-name="ce9" office:value-type="float" office:value="52339" calcext:value-type="float">
            <text:p>52 339</text:p>
          </table:table-cell>
          <table:table-cell table:style-name="ce9" office:value-type="float" office:value="144733" calcext:value-type="float">
            <text:p>144 733</text:p>
          </table:table-cell>
          <table:table-cell table:style-name="ce9" office:value-type="float" office:value="138379" calcext:value-type="float">
            <text:p>138 379</text:p>
          </table:table-cell>
          <table:table-cell table:style-name="ce9" office:value-type="float" office:value="3896992391" calcext:value-type="float">
            <text:p>3 896 992 391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8929" calcext:value-type="float">
            <text:p>8 929</text:p>
          </table:table-cell>
          <table:table-cell table:style-name="ce9" office:value-type="float" office:value="6262" calcext:value-type="float">
            <text:p>6 262</text:p>
          </table:table-cell>
          <table:table-cell table:style-name="ce9" office:value-type="float" office:value="165669" calcext:value-type="float">
            <text:p>165 669</text:p>
          </table:table-cell>
          <table:table-cell table:style-name="ce9" office:value-type="float" office:value="152799" calcext:value-type="float">
            <text:p>152 799</text:p>
          </table:table-cell>
          <table:table-cell table:style-name="ce9" office:value-type="float" office:value="4852056453" calcext:value-type="float">
            <text:p>4 852 056 45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36" calcext:value-type="float">
            <text:p>1 536</text:p>
          </table:table-cell>
          <table:table-cell table:style-name="ce9" office:value-type="float" office:value="970" calcext:value-type="float">
            <text:p>970</text:p>
          </table:table-cell>
          <table:table-cell table:style-name="ce9" office:value-type="float" office:value="141632" calcext:value-type="float">
            <text:p>141 632</text:p>
          </table:table-cell>
          <table:table-cell table:style-name="ce9" office:value-type="float" office:value="129306" calcext:value-type="float">
            <text:p>129 306</text:p>
          </table:table-cell>
          <table:table-cell table:style-name="ce9" office:value-type="float" office:value="4369309548" calcext:value-type="float">
            <text:p>4 369 309 54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4762" calcext:value-type="float">
            <text:p>84 762</text:p>
          </table:table-cell>
          <table:table-cell table:style-name="ce9" office:value-type="float" office:value="79359" calcext:value-type="float">
            <text:p>79 359</text:p>
          </table:table-cell>
          <table:table-cell table:style-name="ce9" office:value-type="float" office:value="3083211008" calcext:value-type="float">
            <text:p>3 083 211 00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322" calcext:value-type="float">
            <text:p>7 322</text:p>
          </table:table-cell>
          <table:table-cell table:style-name="ce9" office:value-type="float" office:value="4080" calcext:value-type="float">
            <text:p>4 080</text:p>
          </table:table-cell>
          <table:table-cell table:style-name="ce9" office:value-type="float" office:value="21292" calcext:value-type="float">
            <text:p>21 292</text:p>
          </table:table-cell>
          <table:table-cell table:style-name="ce9" office:value-type="float" office:value="18778" calcext:value-type="float">
            <text:p>18 778</text:p>
          </table:table-cell>
          <table:table-cell table:style-name="ce9" office:value-type="float" office:value="579866668" calcext:value-type="float">
            <text:p>579 866 668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34" calcext:value-type="float">
            <text:p>1 934</text:p>
          </table:table-cell>
          <table:table-cell table:style-name="ce9" office:value-type="float" office:value="896" calcext:value-type="float">
            <text:p>896</text:p>
          </table:table-cell>
          <table:table-cell table:style-name="ce9" office:value-type="float" office:value="37656" calcext:value-type="float">
            <text:p>37 656</text:p>
          </table:table-cell>
          <table:table-cell table:style-name="ce9" office:value-type="float" office:value="34732" calcext:value-type="float">
            <text:p>34 732</text:p>
          </table:table-cell>
          <table:table-cell table:style-name="ce9" office:value-type="float" office:value="1121048613" calcext:value-type="float">
            <text:p>1 121 048 61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02" calcext:value-type="float">
            <text:p>802</text:p>
          </table:table-cell>
          <table:table-cell table:style-name="ce9" office:value-type="float" office:value="533" calcext:value-type="float">
            <text:p>533</text:p>
          </table:table-cell>
          <table:table-cell table:style-name="ce9" office:value-type="float" office:value="73588" calcext:value-type="float">
            <text:p>73 588</text:p>
          </table:table-cell>
          <table:table-cell table:style-name="ce9" office:value-type="float" office:value="68425" calcext:value-type="float">
            <text:p>68 425</text:p>
          </table:table-cell>
          <table:table-cell table:style-name="ce9" office:value-type="float" office:value="2252300973" calcext:value-type="float">
            <text:p>2 252 300 973</text:p>
          </table:table-cell>
          <table:table-cell/>
        </table:table-row>
        <table:table-row table:style-name="ro2">
          <table:table-cell table:style-name="ce5" office:value-type="string" calcext:value-type="string">
            <text:p>Bourgogne-Franche-Comté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4586" calcext:value-type="float">
            <text:p>104 586</text:p>
          </table:table-cell>
          <table:table-cell table:style-name="ce9" office:value-type="float" office:value="96062" calcext:value-type="float">
            <text:p>96 062</text:p>
          </table:table-cell>
          <table:table-cell table:style-name="ce9" office:value-type="float" office:value="3069422843" calcext:value-type="float">
            <text:p>3 069 422 84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21" calcext:value-type="float">
            <text:p>1 121</text:p>
          </table:table-cell>
          <table:table-cell table:style-name="ce9" office:value-type="float" office:value="538" calcext:value-type="float">
            <text:p>538</text:p>
          </table:table-cell>
          <table:table-cell table:style-name="ce9" office:value-type="float" office:value="2562" calcext:value-type="float">
            <text:p>2 562</text:p>
          </table:table-cell>
          <table:table-cell table:style-name="ce9" office:value-type="float" office:value="2912" calcext:value-type="float">
            <text:p>2 912</text:p>
          </table:table-cell>
          <table:table-cell table:style-name="ce9" office:value-type="float" office:value="96034885" calcext:value-type="float">
            <text:p>96 034 88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4697" calcext:value-type="float">
            <text:p>4 697</text:p>
          </table:table-cell>
          <table:table-cell table:style-name="ce9" office:value-type="float" office:value="4456" calcext:value-type="float">
            <text:p>4 456</text:p>
          </table:table-cell>
          <table:table-cell table:style-name="ce9" office:value-type="float" office:value="154200765" calcext:value-type="float">
            <text:p>154 200 76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142" calcext:value-type="float">
            <text:p>4 142</text:p>
          </table:table-cell>
          <table:table-cell table:style-name="ce9" office:value-type="float" office:value="3959" calcext:value-type="float">
            <text:p>3 959</text:p>
          </table:table-cell>
          <table:table-cell table:style-name="ce9" office:value-type="float" office:value="128953206" calcext:value-type="float">
            <text:p>128 953 206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6592" calcext:value-type="float">
            <text:p>16 592</text:p>
          </table:table-cell>
          <table:table-cell table:style-name="ce9" office:value-type="float" office:value="16089" calcext:value-type="float">
            <text:p>16 089</text:p>
          </table:table-cell>
          <table:table-cell table:style-name="ce9" office:value-type="float" office:value="673775497" calcext:value-type="float">
            <text:p>673 775 497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6" calcext:value-type="float">
            <text:p>276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74" calcext:value-type="float">
            <text:p>1 574</text:p>
          </table:table-cell>
          <table:table-cell table:style-name="ce9" office:value-type="float" office:value="1341" calcext:value-type="float">
            <text:p>1 341</text:p>
          </table:table-cell>
          <table:table-cell table:style-name="ce9" office:value-type="float" office:value="44761880" calcext:value-type="float">
            <text:p>44 761 88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26" calcext:value-type="float">
            <text:p>3 026</text:p>
          </table:table-cell>
          <table:table-cell table:style-name="ce9" office:value-type="float" office:value="2789" calcext:value-type="float">
            <text:p>2 789</text:p>
          </table:table-cell>
          <table:table-cell table:style-name="ce9" office:value-type="float" office:value="103291275" calcext:value-type="float">
            <text:p>103 291 27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023" calcext:value-type="float">
            <text:p>8 023</text:p>
          </table:table-cell>
          <table:table-cell table:style-name="ce9" office:value-type="float" office:value="7132" calcext:value-type="float">
            <text:p>7 132</text:p>
          </table:table-cell>
          <table:table-cell table:style-name="ce9" office:value-type="float" office:value="14251" calcext:value-type="float">
            <text:p>14 251</text:p>
          </table:table-cell>
          <table:table-cell table:style-name="ce9" office:value-type="float" office:value="13993" calcext:value-type="float">
            <text:p>13 993</text:p>
          </table:table-cell>
          <table:table-cell table:style-name="ce9" office:value-type="float" office:value="390251470" calcext:value-type="float">
            <text:p>390 251 47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69" calcext:value-type="float">
            <text:p>1 969</text:p>
          </table:table-cell>
          <table:table-cell table:style-name="ce9" office:value-type="float" office:value="1327" calcext:value-type="float">
            <text:p>1 327</text:p>
          </table:table-cell>
          <table:table-cell table:style-name="ce9" office:value-type="float" office:value="39347" calcext:value-type="float">
            <text:p>39 347</text:p>
          </table:table-cell>
          <table:table-cell table:style-name="ce9" office:value-type="float" office:value="33520" calcext:value-type="float">
            <text:p>33 520</text:p>
          </table:table-cell>
          <table:table-cell table:style-name="ce9" office:value-type="float" office:value="977980250" calcext:value-type="float">
            <text:p>977 980 25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47237" calcext:value-type="float">
            <text:p>47 237</text:p>
          </table:table-cell>
          <table:table-cell table:style-name="ce9" office:value-type="float" office:value="40003" calcext:value-type="float">
            <text:p>40 003</text:p>
          </table:table-cell>
          <table:table-cell table:style-name="ce9" office:value-type="float" office:value="1112497794" calcext:value-type="float">
            <text:p>1 112 497 794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408" calcext:value-type="float">
            <text:p>6 408</text:p>
          </table:table-cell>
          <table:table-cell table:style-name="ce9" office:value-type="float" office:value="5578" calcext:value-type="float">
            <text:p>5 578</text:p>
          </table:table-cell>
          <table:table-cell table:style-name="ce9" office:value-type="float" office:value="178707636" calcext:value-type="float">
            <text:p>178 707 636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" calcext:value-type="float">
            <text:p>568</text:p>
          </table:table-cell>
          <table:table-cell table:style-name="ce9" office:value-type="float" office:value="498" calcext:value-type="float">
            <text:p>498</text:p>
          </table:table-cell>
          <table:table-cell table:style-name="ce9" office:value-type="float" office:value="15429753" calcext:value-type="float">
            <text:p>15 429 753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608" calcext:value-type="float">
            <text:p>1 608</text:p>
          </table:table-cell>
          <table:table-cell table:style-name="ce9" office:value-type="float" office:value="1440" calcext:value-type="float">
            <text:p>1 440</text:p>
          </table:table-cell>
          <table:table-cell table:style-name="ce9" office:value-type="float" office:value="52424100" calcext:value-type="float">
            <text:p>52 424 100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7115" calcext:value-type="float">
            <text:p>77 115</text:p>
          </table:table-cell>
          <table:table-cell table:style-name="ce9" office:value-type="float" office:value="65253" calcext:value-type="float">
            <text:p>65 253</text:p>
          </table:table-cell>
          <table:table-cell table:style-name="ce9" office:value-type="float" office:value="176134" calcext:value-type="float">
            <text:p>176 134</text:p>
          </table:table-cell>
          <table:table-cell table:style-name="ce9" office:value-type="float" office:value="174228" calcext:value-type="float">
            <text:p>174 228</text:p>
          </table:table-cell>
          <table:table-cell table:style-name="ce9" office:value-type="float" office:value="4876441247" calcext:value-type="float">
            <text:p>4 876 441 247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843" calcext:value-type="float">
            <text:p>10 843</text:p>
          </table:table-cell>
          <table:table-cell table:style-name="ce9" office:value-type="float" office:value="7612" calcext:value-type="float">
            <text:p>7 612</text:p>
          </table:table-cell>
          <table:table-cell table:style-name="ce9" office:value-type="float" office:value="199875" calcext:value-type="float">
            <text:p>199 875</text:p>
          </table:table-cell>
          <table:table-cell table:style-name="ce9" office:value-type="float" office:value="185405" calcext:value-type="float">
            <text:p>185 405</text:p>
          </table:table-cell>
          <table:table-cell table:style-name="ce9" office:value-type="float" office:value="5903008725" calcext:value-type="float">
            <text:p>5 903 008 72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891" calcext:value-type="float">
            <text:p>1 891</text:p>
          </table:table-cell>
          <table:table-cell table:style-name="ce9" office:value-type="float" office:value="1173" calcext:value-type="float">
            <text:p>1 173</text:p>
          </table:table-cell>
          <table:table-cell table:style-name="ce9" office:value-type="float" office:value="174751" calcext:value-type="float">
            <text:p>174 751</text:p>
          </table:table-cell>
          <table:table-cell table:style-name="ce9" office:value-type="float" office:value="159805" calcext:value-type="float">
            <text:p>159 805</text:p>
          </table:table-cell>
          <table:table-cell table:style-name="ce9" office:value-type="float" office:value="5379209478" calcext:value-type="float">
            <text:p>5 379 209 478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09941" calcext:value-type="float">
            <text:p>109 941</text:p>
          </table:table-cell>
          <table:table-cell table:style-name="ce9" office:value-type="float" office:value="101263" calcext:value-type="float">
            <text:p>101 263</text:p>
          </table:table-cell>
          <table:table-cell table:style-name="ce9" office:value-type="float" office:value="3738193019" calcext:value-type="float">
            <text:p>3 738 193 019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585" calcext:value-type="float">
            <text:p>2 585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10933" calcext:value-type="float">
            <text:p>10 933</text:p>
          </table:table-cell>
          <table:table-cell table:style-name="ce9" office:value-type="float" office:value="10303" calcext:value-type="float">
            <text:p>10 303</text:p>
          </table:table-cell>
          <table:table-cell table:style-name="ce9" office:value-type="float" office:value="335679951" calcext:value-type="float">
            <text:p>335 679 951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78" calcext:value-type="float">
            <text:p>1 978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39512" calcext:value-type="float">
            <text:p>39 512</text:p>
          </table:table-cell>
          <table:table-cell table:style-name="ce9" office:value-type="float" office:value="36148" calcext:value-type="float">
            <text:p>36 148</text:p>
          </table:table-cell>
          <table:table-cell table:style-name="ce9" office:value-type="float" office:value="1121075964" calcext:value-type="float">
            <text:p>1 121 075 964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90" calcext:value-type="float">
            <text:p>890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80340" calcext:value-type="float">
            <text:p>80 340</text:p>
          </table:table-cell>
          <table:table-cell table:style-name="ce9" office:value-type="float" office:value="73415" calcext:value-type="float">
            <text:p>73 415</text:p>
          </table:table-cell>
          <table:table-cell table:style-name="ce9" office:value-type="float" office:value="2372422735" calcext:value-type="float">
            <text:p>2 372 422 735</text:p>
          </table:table-cell>
          <table:table-cell/>
        </table:table-row>
        <table:table-row table:style-name="ro2">
          <table:table-cell table:style-name="ce5" office:value-type="string" calcext:value-type="string">
            <text:p>Bretag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23664" calcext:value-type="float">
            <text:p>123 664</text:p>
          </table:table-cell>
          <table:table-cell table:style-name="ce9" office:value-type="float" office:value="113362" calcext:value-type="float">
            <text:p>113 362</text:p>
          </table:table-cell>
          <table:table-cell table:style-name="ce9" office:value-type="float" office:value="3663007284" calcext:value-type="float">
            <text:p>3 663 007 28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61" calcext:value-type="float">
            <text:p>761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2684" calcext:value-type="float">
            <text:p>2 684</text:p>
          </table:table-cell>
          <table:table-cell table:style-name="ce9" office:value-type="float" office:value="2770" calcext:value-type="float">
            <text:p>2 770</text:p>
          </table:table-cell>
          <table:table-cell table:style-name="ce9" office:value-type="float" office:value="107946548" calcext:value-type="float">
            <text:p>107 946 54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780" calcext:value-type="float">
            <text:p>2 780</text:p>
          </table:table-cell>
          <table:table-cell table:style-name="ce9" office:value-type="float" office:value="2711" calcext:value-type="float">
            <text:p>2 711</text:p>
          </table:table-cell>
          <table:table-cell table:style-name="ce9" office:value-type="float" office:value="101322076" calcext:value-type="float">
            <text:p>101 322 076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285" calcext:value-type="float">
            <text:p>2 285</text:p>
          </table:table-cell>
          <table:table-cell table:style-name="ce9" office:value-type="float" office:value="2112" calcext:value-type="float">
            <text:p>2 112</text:p>
          </table:table-cell>
          <table:table-cell table:style-name="ce9" office:value-type="float" office:value="82554594" calcext:value-type="float">
            <text:p>82 554 59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421" calcext:value-type="float">
            <text:p>5 421</text:p>
          </table:table-cell>
          <table:table-cell table:style-name="ce9" office:value-type="float" office:value="5387" calcext:value-type="float">
            <text:p>5 387</text:p>
          </table:table-cell>
          <table:table-cell table:style-name="ce9" office:value-type="float" office:value="249696134" calcext:value-type="float">
            <text:p>249 696 13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383" calcext:value-type="float">
            <text:p>1 383</text:p>
          </table:table-cell>
          <table:table-cell table:style-name="ce9" office:value-type="float" office:value="1265" calcext:value-type="float">
            <text:p>1 265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19" calcext:value-type="float">
            <text:p>2 519</text:p>
          </table:table-cell>
          <table:table-cell table:style-name="ce9" office:value-type="float" office:value="2322" calcext:value-type="float">
            <text:p>2 322</text:p>
          </table:table-cell>
          <table:table-cell table:style-name="ce9" office:value-type="float" office:value="90317463" calcext:value-type="float">
            <text:p>90 317 46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114115063" calcext:value-type="float">
            <text:p>114 115 06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842" calcext:value-type="float">
            <text:p>5 842</text:p>
          </table:table-cell>
          <table:table-cell table:style-name="ce9" office:value-type="float" office:value="5172" calcext:value-type="float">
            <text:p>5 172</text:p>
          </table:table-cell>
          <table:table-cell table:style-name="ce9" office:value-type="float" office:value="9574" calcext:value-type="float">
            <text:p>9 574</text:p>
          </table:table-cell>
          <table:table-cell table:style-name="ce9" office:value-type="float" office:value="8886" calcext:value-type="float">
            <text:p>8 886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18" calcext:value-type="float">
            <text:p>1 218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24126" calcext:value-type="float">
            <text:p>24 126</text:p>
          </table:table-cell>
          <table:table-cell table:style-name="ce9" office:value-type="float" office:value="19800" calcext:value-type="float">
            <text:p>19 800</text:p>
          </table:table-cell>
          <table:table-cell table:style-name="ce9" office:value-type="float" office:value="564379330" calcext:value-type="float">
            <text:p>564 379 330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24017" calcext:value-type="float">
            <text:p>24 017</text:p>
          </table:table-cell>
          <table:table-cell table:style-name="ce9" office:value-type="float" office:value="20191" calcext:value-type="float">
            <text:p>20 191</text:p>
          </table:table-cell>
          <table:table-cell table:style-name="ce9" office:value-type="float" office:value="513672828" calcext:value-type="float">
            <text:p>513 672 82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792" calcext:value-type="float">
            <text:p>3 792</text:p>
          </table:table-cell>
          <table:table-cell table:style-name="ce9" office:value-type="float" office:value="3155" calcext:value-type="float">
            <text:p>3 155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522" calcext:value-type="float">
            <text:p>522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59" calcext:value-type="float">
            <text:p>1 559</text:p>
          </table:table-cell>
          <table:table-cell table:style-name="ce9" office:value-type="float" office:value="1449" calcext:value-type="float">
            <text:p>1 449</text:p>
          </table:table-cell>
          <table:table-cell table:style-name="ce9" office:value-type="float" office:value="37865971" calcext:value-type="float">
            <text:p>37 865 971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4100" calcext:value-type="float">
            <text:p>54 100</text:p>
          </table:table-cell>
          <table:table-cell table:style-name="ce9" office:value-type="float" office:value="45231" calcext:value-type="float">
            <text:p>45 231</text:p>
          </table:table-cell>
          <table:table-cell table:style-name="ce9" office:value-type="float" office:value="126865" calcext:value-type="float">
            <text:p>126 865</text:p>
          </table:table-cell>
          <table:table-cell table:style-name="ce9" office:value-type="float" office:value="124064" calcext:value-type="float">
            <text:p>124 064</text:p>
          </table:table-cell>
          <table:table-cell table:style-name="ce9" office:value-type="float" office:value="3488579208" calcext:value-type="float">
            <text:p>3 488 579 20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8099" calcext:value-type="float">
            <text:p>8 099</text:p>
          </table:table-cell>
          <table:table-cell table:style-name="ce9" office:value-type="float" office:value="5454" calcext:value-type="float">
            <text:p>5 454</text:p>
          </table:table-cell>
          <table:table-cell table:style-name="ce9" office:value-type="float" office:value="153455" calcext:value-type="float">
            <text:p>153 455</text:p>
          </table:table-cell>
          <table:table-cell table:style-name="ce9" office:value-type="float" office:value="142538" calcext:value-type="float">
            <text:p>142 538</text:p>
          </table:table-cell>
          <table:table-cell table:style-name="ce9" office:value-type="float" office:value="4532034347" calcext:value-type="float">
            <text:p>4 532 034 347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21" calcext:value-type="float">
            <text:p>1 521</text:p>
          </table:table-cell>
          <table:table-cell table:style-name="ce9" office:value-type="float" office:value="862" calcext:value-type="float">
            <text:p>862</text:p>
          </table:table-cell>
          <table:table-cell table:style-name="ce9" office:value-type="float" office:value="140228" calcext:value-type="float">
            <text:p>140 228</text:p>
          </table:table-cell>
          <table:table-cell table:style-name="ce9" office:value-type="float" office:value="129659" calcext:value-type="float">
            <text:p>129 659</text:p>
          </table:table-cell>
          <table:table-cell table:style-name="ce9" office:value-type="float" office:value="4425512616" calcext:value-type="float">
            <text:p>4 425 512 616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97726" calcext:value-type="float">
            <text:p>97 726</text:p>
          </table:table-cell>
          <table:table-cell table:style-name="ce9" office:value-type="float" office:value="91940" calcext:value-type="float">
            <text:p>91 940</text:p>
          </table:table-cell>
          <table:table-cell table:style-name="ce9" office:value-type="float" office:value="3706199813" calcext:value-type="float">
            <text:p>3 706 199 813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050" calcext:value-type="float">
            <text:p>4 050</text:p>
          </table:table-cell>
          <table:table-cell table:style-name="ce9" office:value-type="float" office:value="1917" calcext:value-type="float">
            <text:p>1 917</text:p>
          </table:table-cell>
          <table:table-cell table:style-name="ce9" office:value-type="float" office:value="14291" calcext:value-type="float">
            <text:p>14 291</text:p>
          </table:table-cell>
          <table:table-cell table:style-name="ce9" office:value-type="float" office:value="13159" calcext:value-type="float">
            <text:p>13 159</text:p>
          </table:table-cell>
          <table:table-cell table:style-name="ce9" office:value-type="float" office:value="412855788" calcext:value-type="float">
            <text:p>412 855 78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89" calcext:value-type="float">
            <text:p>1 689</text:p>
          </table:table-cell>
          <table:table-cell table:style-name="ce9" office:value-type="float" office:value="854" calcext:value-type="float">
            <text:p>854</text:p>
          </table:table-cell>
          <table:table-cell table:style-name="ce9" office:value-type="float" office:value="31983" calcext:value-type="float">
            <text:p>31 983</text:p>
          </table:table-cell>
          <table:table-cell table:style-name="ce9" office:value-type="float" office:value="29462" calcext:value-type="float">
            <text:p>29 462</text:p>
          </table:table-cell>
          <table:table-cell table:style-name="ce9" office:value-type="float" office:value="923360324" calcext:value-type="float">
            <text:p>923 360 324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61757" calcext:value-type="float">
            <text:p>61 757</text:p>
          </table:table-cell>
          <table:table-cell table:style-name="ce9" office:value-type="float" office:value="57733" calcext:value-type="float">
            <text:p>57 733</text:p>
          </table:table-cell>
          <table:table-cell table:style-name="ce9" office:value-type="float" office:value="1888491698" calcext:value-type="float">
            <text:p>1 888 491 698</text:p>
          </table:table-cell>
          <table:table-cell/>
        </table:table-row>
        <table:table-row table:style-name="ro2">
          <table:table-cell table:style-name="ce5" office:value-type="string" calcext:value-type="string">
            <text:p>Centre-Val de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93025" calcext:value-type="float">
            <text:p>93 025</text:p>
          </table:table-cell>
          <table:table-cell table:style-name="ce9" office:value-type="float" office:value="87562" calcext:value-type="float">
            <text:p>87 562</text:p>
          </table:table-cell>
          <table:table-cell table:style-name="ce9" office:value-type="float" office:value="2777015761" calcext:value-type="float">
            <text:p>2 777 015 761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5663997" calcext:value-type="float">
            <text:p>5 663 997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05" calcext:value-type="float">
            <text:p>705</text:p>
          </table:table-cell>
          <table:table-cell table:style-name="ce9" office:value-type="float" office:value="599" calcext:value-type="float">
            <text:p>59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3252" calcext:value-type="float">
            <text:p>3 252</text:p>
          </table:table-cell>
          <table:table-cell table:style-name="ce9" office:value-type="float" office:value="2684" calcext:value-type="float">
            <text:p>2 684</text:p>
          </table:table-cell>
          <table:table-cell table:style-name="ce9" office:value-type="float" office:value="74196370" calcext:value-type="float">
            <text:p>74 196 370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392" calcext:value-type="float">
            <text:p>13 392</text:p>
          </table:table-cell>
          <table:table-cell table:style-name="ce9" office:value-type="float" office:value="12182" calcext:value-type="float">
            <text:p>12 182</text:p>
          </table:table-cell>
          <table:table-cell table:style-name="ce9" office:value-type="float" office:value="27538" calcext:value-type="float">
            <text:p>27 538</text:p>
          </table:table-cell>
          <table:table-cell table:style-name="ce9" office:value-type="float" office:value="30522" calcext:value-type="float">
            <text:p>30 522</text:p>
          </table:table-cell>
          <table:table-cell table:style-name="ce9" office:value-type="float" office:value="830679641" calcext:value-type="float">
            <text:p>830 679 641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81" calcext:value-type="float">
            <text:p>1 281</text:p>
          </table:table-cell>
          <table:table-cell table:style-name="ce9" office:value-type="float" office:value="1075" calcext:value-type="float">
            <text:p>1 075</text:p>
          </table:table-cell>
          <table:table-cell table:style-name="ce9" office:value-type="float" office:value="22676" calcext:value-type="float">
            <text:p>22 676</text:p>
          </table:table-cell>
          <table:table-cell table:style-name="ce9" office:value-type="float" office:value="21780" calcext:value-type="float">
            <text:p>21 780</text:p>
          </table:table-cell>
          <table:table-cell table:style-name="ce9" office:value-type="float" office:value="694533966" calcext:value-type="float">
            <text:p>694 533 966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01" calcext:value-type="float">
            <text:p>601</text:p>
          </table:table-cell>
          <table:table-cell table:style-name="ce9" office:value-type="float" office:value="259" calcext:value-type="float">
            <text:p>259</text:p>
          </table:table-cell>
          <table:table-cell table:number-columns-repeated="2" table:style-name="ce9" office:value-type="string" calcext:value-type="string">
            <text:p>s</text:p>
          </table:table-cell>
          <table:table-cell table:style-name="ce9" office:value-type="float" office:value="67966802" calcext:value-type="float">
            <text:p>67 966 802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5761" calcext:value-type="float">
            <text:p>5 761</text:p>
          </table:table-cell>
          <table:table-cell table:style-name="ce9" office:value-type="float" office:value="5415" calcext:value-type="float">
            <text:p>5 415</text:p>
          </table:table-cell>
          <table:table-cell table:style-name="ce9" office:value-type="float" office:value="188386650" calcext:value-type="float">
            <text:p>188 386 650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Cors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5" calcext:value-type="float">
            <text:p>1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32" calcext:value-type="float">
            <text:p>1 632</text:p>
          </table:table-cell>
          <table:table-cell table:style-name="ce9" office:value-type="float" office:value="565" calcext:value-type="float">
            <text:p>565</text:p>
          </table:table-cell>
          <table:table-cell table:style-name="ce9" office:value-type="float" office:value="5224" calcext:value-type="float">
            <text:p>5 224</text:p>
          </table:table-cell>
          <table:table-cell table:style-name="ce9" office:value-type="float" office:value="5349" calcext:value-type="float">
            <text:p>5 349</text:p>
          </table:table-cell>
          <table:table-cell table:style-name="ce9" office:value-type="float" office:value="214676881" calcext:value-type="float">
            <text:p>214 676 88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70" calcext:value-type="float">
            <text:p>470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7816" calcext:value-type="float">
            <text:p>7 816</text:p>
          </table:table-cell>
          <table:table-cell table:style-name="ce9" office:value-type="float" office:value="7488" calcext:value-type="float">
            <text:p>7 488</text:p>
          </table:table-cell>
          <table:table-cell table:style-name="ce9" office:value-type="float" office:value="319196864" calcext:value-type="float">
            <text:p>319 196 86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6871" calcext:value-type="float">
            <text:p>6 871</text:p>
          </table:table-cell>
          <table:table-cell table:style-name="ce9" office:value-type="float" office:value="6602" calcext:value-type="float">
            <text:p>6 602</text:p>
          </table:table-cell>
          <table:table-cell table:style-name="ce9" office:value-type="float" office:value="283521737" calcext:value-type="float">
            <text:p>283 521 737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140" calcext:value-type="float">
            <text:p>10 140</text:p>
          </table:table-cell>
          <table:table-cell table:style-name="ce9" office:value-type="float" office:value="9871" calcext:value-type="float">
            <text:p>9 871</text:p>
          </table:table-cell>
          <table:table-cell table:style-name="ce9" office:value-type="float" office:value="457746419" calcext:value-type="float">
            <text:p>457 746 41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75" calcext:value-type="float">
            <text:p>375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101" calcext:value-type="float">
            <text:p>2 101</text:p>
          </table:table-cell>
          <table:table-cell table:style-name="ce9" office:value-type="float" office:value="1874" calcext:value-type="float">
            <text:p>1 874</text:p>
          </table:table-cell>
          <table:table-cell table:style-name="ce9" office:value-type="float" office:value="76581458" calcext:value-type="float">
            <text:p>76 581 45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480" calcext:value-type="float">
            <text:p>2 480</text:p>
          </table:table-cell>
          <table:table-cell table:style-name="ce9" office:value-type="float" office:value="2240" calcext:value-type="float">
            <text:p>2 240</text:p>
          </table:table-cell>
          <table:table-cell table:style-name="ce9" office:value-type="float" office:value="88157654" calcext:value-type="float">
            <text:p>88 157 65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350" calcext:value-type="float">
            <text:p>9 350</text:p>
          </table:table-cell>
          <table:table-cell table:style-name="ce9" office:value-type="float" office:value="7969" calcext:value-type="float">
            <text:p>7 969</text:p>
          </table:table-cell>
          <table:table-cell table:style-name="ce9" office:value-type="float" office:value="17058" calcext:value-type="float">
            <text:p>17 058</text:p>
          </table:table-cell>
          <table:table-cell table:style-name="ce9" office:value-type="float" office:value="16491" calcext:value-type="float">
            <text:p>16 491</text:p>
          </table:table-cell>
          <table:table-cell table:style-name="ce9" office:value-type="float" office:value="464763360" calcext:value-type="float">
            <text:p>464 763 360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623" calcext:value-type="float">
            <text:p>2 623</text:p>
          </table:table-cell>
          <table:table-cell table:style-name="ce9" office:value-type="float" office:value="1596" calcext:value-type="float">
            <text:p>1 596</text:p>
          </table:table-cell>
          <table:table-cell table:style-name="ce9" office:value-type="float" office:value="52369" calcext:value-type="float">
            <text:p>52 369</text:p>
          </table:table-cell>
          <table:table-cell table:style-name="ce9" office:value-type="float" office:value="43024" calcext:value-type="float">
            <text:p>43 024</text:p>
          </table:table-cell>
          <table:table-cell table:style-name="ce9" office:value-type="float" office:value="1211109232" calcext:value-type="float">
            <text:p>1 211 109 232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796" calcext:value-type="float">
            <text:p>796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62744" calcext:value-type="float">
            <text:p>62 744</text:p>
          </table:table-cell>
          <table:table-cell table:style-name="ce9" office:value-type="float" office:value="52699" calcext:value-type="float">
            <text:p>52 699</text:p>
          </table:table-cell>
          <table:table-cell table:style-name="ce9" office:value-type="float" office:value="1368892631" calcext:value-type="float">
            <text:p>1 368 892 63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833" calcext:value-type="float">
            <text:p>17 833</text:p>
          </table:table-cell>
          <table:table-cell table:style-name="ce9" office:value-type="float" office:value="14716" calcext:value-type="float">
            <text:p>14 716</text:p>
          </table:table-cell>
          <table:table-cell table:style-name="ce9" office:value-type="float" office:value="426487383" calcext:value-type="float">
            <text:p>426 487 383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53" calcext:value-type="float">
            <text:p>1 253</text:p>
          </table:table-cell>
          <table:table-cell table:style-name="ce9" office:value-type="float" office:value="1117" calcext:value-type="float">
            <text:p>1 117</text:p>
          </table:table-cell>
          <table:table-cell table:style-name="ce9" office:value-type="float" office:value="30986118" calcext:value-type="float">
            <text:p>30 986 11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122" calcext:value-type="float">
            <text:p>5 122</text:p>
          </table:table-cell>
          <table:table-cell table:style-name="ce9" office:value-type="float" office:value="4556" calcext:value-type="float">
            <text:p>4 556</text:p>
          </table:table-cell>
          <table:table-cell table:style-name="ce9" office:value-type="float" office:value="133951950" calcext:value-type="float">
            <text:p>133 951 950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9378" calcext:value-type="float">
            <text:p>119 378</text:p>
          </table:table-cell>
          <table:table-cell table:style-name="ce9" office:value-type="float" office:value="100883" calcext:value-type="float">
            <text:p>100 883</text:p>
          </table:table-cell>
          <table:table-cell table:style-name="ce9" office:value-type="float" office:value="279761" calcext:value-type="float">
            <text:p>279 761</text:p>
          </table:table-cell>
          <table:table-cell table:style-name="ce9" office:value-type="float" office:value="264460" calcext:value-type="float">
            <text:p>264 460</text:p>
          </table:table-cell>
          <table:table-cell table:style-name="ce9" office:value-type="float" office:value="7641182668" calcext:value-type="float">
            <text:p>7 641 182 66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161" calcext:value-type="float">
            <text:p>18 161</text:p>
          </table:table-cell>
          <table:table-cell table:style-name="ce9" office:value-type="float" office:value="12704" calcext:value-type="float">
            <text:p>12 704</text:p>
          </table:table-cell>
          <table:table-cell table:style-name="ce9" office:value-type="float" office:value="334109" calcext:value-type="float">
            <text:p>334 109</text:p>
          </table:table-cell>
          <table:table-cell table:style-name="ce9" office:value-type="float" office:value="306158" calcext:value-type="float">
            <text:p>306 158</text:p>
          </table:table-cell>
          <table:table-cell table:style-name="ce9" office:value-type="float" office:value="10000952867" calcext:value-type="float">
            <text:p>10 000 952 867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100" calcext:value-type="float">
            <text:p>3 100</text:p>
          </table:table-cell>
          <table:table-cell table:style-name="ce9" office:value-type="float" office:value="1850" calcext:value-type="float">
            <text:p>1 850</text:p>
          </table:table-cell>
          <table:table-cell table:style-name="ce9" office:value-type="float" office:value="287411" calcext:value-type="float">
            <text:p>287 411</text:p>
          </table:table-cell>
          <table:table-cell table:style-name="ce9" office:value-type="float" office:value="262959" calcext:value-type="float">
            <text:p>262 959</text:p>
          </table:table-cell>
          <table:table-cell table:style-name="ce9" office:value-type="float" office:value="9447075059" calcext:value-type="float">
            <text:p>9 447 075 05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416" calcext:value-type="float">
            <text:p>416</text:p>
          </table:table-cell>
          <table:table-cell table:style-name="ce9" office:value-type="float" office:value="231" calcext:value-type="float">
            <text:p>231</text:p>
          </table:table-cell>
          <table:table-cell table:style-name="ce9" office:value-type="float" office:value="195859" calcext:value-type="float">
            <text:p>195 859</text:p>
          </table:table-cell>
          <table:table-cell table:style-name="ce9" office:value-type="float" office:value="185239" calcext:value-type="float">
            <text:p>185 239</text:p>
          </table:table-cell>
          <table:table-cell table:style-name="ce9" office:value-type="float" office:value="7213365558" calcext:value-type="float">
            <text:p>7 213 365 558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535" calcext:value-type="float">
            <text:p>11 535</text:p>
          </table:table-cell>
          <table:table-cell table:style-name="ce9" office:value-type="float" office:value="6571" calcext:value-type="float">
            <text:p>6 571</text:p>
          </table:table-cell>
          <table:table-cell table:style-name="ce9" office:value-type="float" office:value="32514" calcext:value-type="float">
            <text:p>32 514</text:p>
          </table:table-cell>
          <table:table-cell table:style-name="ce9" office:value-type="float" office:value="28880" calcext:value-type="float">
            <text:p>28 880</text:p>
          </table:table-cell>
          <table:table-cell table:style-name="ce9" office:value-type="float" office:value="909133351" calcext:value-type="float">
            <text:p>909 133 351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497" calcext:value-type="float">
            <text:p>3 497</text:p>
          </table:table-cell>
          <table:table-cell table:style-name="ce9" office:value-type="float" office:value="1455" calcext:value-type="float">
            <text:p>1 455</text:p>
          </table:table-cell>
          <table:table-cell table:style-name="ce9" office:value-type="float" office:value="69963" calcext:value-type="float">
            <text:p>69 963</text:p>
          </table:table-cell>
          <table:table-cell table:style-name="ce9" office:value-type="float" office:value="64411" calcext:value-type="float">
            <text:p>64 411</text:p>
          </table:table-cell>
          <table:table-cell table:style-name="ce9" office:value-type="float" office:value="2099959404" calcext:value-type="float">
            <text:p>2 099 959 404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32" calcext:value-type="float">
            <text:p>1 432</text:p>
          </table:table-cell>
          <table:table-cell table:style-name="ce9" office:value-type="float" office:value="974" calcext:value-type="float">
            <text:p>974</text:p>
          </table:table-cell>
          <table:table-cell table:style-name="ce9" office:value-type="float" office:value="132795" calcext:value-type="float">
            <text:p>132 795</text:p>
          </table:table-cell>
          <table:table-cell table:style-name="ce9" office:value-type="float" office:value="122165" calcext:value-type="float">
            <text:p>122 165</text:p>
          </table:table-cell>
          <table:table-cell table:style-name="ce9" office:value-type="float" office:value="4168756759" calcext:value-type="float">
            <text:p>4 168 756 759</text:p>
          </table:table-cell>
          <table:table-cell/>
        </table:table-row>
        <table:table-row table:style-name="ro2">
          <table:table-cell table:style-name="ce5" office:value-type="string" calcext:value-type="string">
            <text:p>Grand-Est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206143" calcext:value-type="float">
            <text:p>206 143</text:p>
          </table:table-cell>
          <table:table-cell table:style-name="ce9" office:value-type="float" office:value="191598" calcext:value-type="float">
            <text:p>191 598</text:p>
          </table:table-cell>
          <table:table-cell table:style-name="ce9" office:value-type="float" office:value="6269416267" calcext:value-type="float">
            <text:p>6 269 416 267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72" calcext:value-type="float">
            <text:p>372</text:p>
          </table:table-cell>
          <table:table-cell table:style-name="ce9" office:value-type="float" office:value="378" calcext:value-type="float">
            <text:p>378</text:p>
          </table:table-cell>
          <table:table-cell table:style-name="ce9" office:value-type="float" office:value="18409556" calcext:value-type="float">
            <text:p>18 409 556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3323221" calcext:value-type="float">
            <text:p>3 323 221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524" calcext:value-type="float">
            <text:p>52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4486" calcext:value-type="float">
            <text:p>4 486</text:p>
          </table:table-cell>
          <table:table-cell table:style-name="ce9" office:value-type="float" office:value="3851" calcext:value-type="float">
            <text:p>3 851</text:p>
          </table:table-cell>
          <table:table-cell table:style-name="ce9" office:value-type="float" office:value="113935519" calcext:value-type="float">
            <text:p>113 935 519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91" calcext:value-type="float">
            <text:p>2 791</text:p>
          </table:table-cell>
          <table:table-cell table:style-name="ce9" office:value-type="float" office:value="2281" calcext:value-type="float">
            <text:p>2 281</text:p>
          </table:table-cell>
          <table:table-cell table:style-name="ce9" office:value-type="float" office:value="68286521" calcext:value-type="float">
            <text:p>68 286 521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593" calcext:value-type="float">
            <text:p>8 593</text:p>
          </table:table-cell>
          <table:table-cell table:style-name="ce9" office:value-type="float" office:value="7613" calcext:value-type="float">
            <text:p>7 613</text:p>
          </table:table-cell>
          <table:table-cell table:style-name="ce9" office:value-type="float" office:value="22576" calcext:value-type="float">
            <text:p>22 576</text:p>
          </table:table-cell>
          <table:table-cell table:style-name="ce9" office:value-type="float" office:value="21496" calcext:value-type="float">
            <text:p>21 496</text:p>
          </table:table-cell>
          <table:table-cell table:style-name="ce9" office:value-type="float" office:value="611918812" calcext:value-type="float">
            <text:p>611 918 812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50" calcext:value-type="float">
            <text:p>1 150</text:p>
          </table:table-cell>
          <table:table-cell table:style-name="ce9" office:value-type="float" office:value="929" calcext:value-type="float">
            <text:p>929</text:p>
          </table:table-cell>
          <table:table-cell table:style-name="ce9" office:value-type="float" office:value="19833" calcext:value-type="float">
            <text:p>19 833</text:p>
          </table:table-cell>
          <table:table-cell table:style-name="ce9" office:value-type="float" office:value="18137" calcext:value-type="float">
            <text:p>18 137</text:p>
          </table:table-cell>
          <table:table-cell table:style-name="ce9" office:value-type="float" office:value="618469660" calcext:value-type="float">
            <text:p>618 469 660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5173" calcext:value-type="float">
            <text:p>5 173</text:p>
          </table:table-cell>
          <table:table-cell table:style-name="ce9" office:value-type="float" office:value="4985" calcext:value-type="float">
            <text:p>4 985</text:p>
          </table:table-cell>
          <table:table-cell table:style-name="ce9" office:value-type="float" office:value="220923398" calcext:value-type="float">
            <text:p>220 923 398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adeloup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9942" calcext:value-type="float">
            <text:p>19 942</text:p>
          </table:table-cell>
          <table:table-cell table:style-name="ce9" office:value-type="float" office:value="19335" calcext:value-type="float">
            <text:p>19 335</text:p>
          </table:table-cell>
          <table:table-cell table:style-name="ce9" office:value-type="float" office:value="730296318" calcext:value-type="float">
            <text:p>730 296 318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858" calcext:value-type="float">
            <text:p>1 858</text:p>
          </table:table-cell>
          <table:table-cell table:style-name="ce9" office:value-type="float" office:value="1629" calcext:value-type="float">
            <text:p>1 629</text:p>
          </table:table-cell>
          <table:table-cell table:style-name="ce9" office:value-type="float" office:value="50246124" calcext:value-type="float">
            <text:p>50 246 124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338" calcext:value-type="float">
            <text:p>3 338</text:p>
          </table:table-cell>
          <table:table-cell table:style-name="ce9" office:value-type="float" office:value="2828" calcext:value-type="float">
            <text:p>2 828</text:p>
          </table:table-cell>
          <table:table-cell table:style-name="ce9" office:value-type="float" office:value="9010" calcext:value-type="float">
            <text:p>9 010</text:p>
          </table:table-cell>
          <table:table-cell table:style-name="ce9" office:value-type="float" office:value="8612" calcext:value-type="float">
            <text:p>8 612</text:p>
          </table:table-cell>
          <table:table-cell table:style-name="ce9" office:value-type="float" office:value="252866527" calcext:value-type="float">
            <text:p>252 866 527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78" calcext:value-type="float">
            <text:p>478</text:p>
          </table:table-cell>
          <table:table-cell table:style-name="ce9" office:value-type="float" office:value="386" calcext:value-type="float">
            <text:p>386</text:p>
          </table:table-cell>
          <table:table-cell table:style-name="ce9" office:value-type="float" office:value="8432" calcext:value-type="float">
            <text:p>8 432</text:p>
          </table:table-cell>
          <table:table-cell table:style-name="ce9" office:value-type="float" office:value="7650" calcext:value-type="float">
            <text:p>7 650</text:p>
          </table:table-cell>
          <table:table-cell table:style-name="ce9" office:value-type="float" office:value="262734018" calcext:value-type="float">
            <text:p>262 734 018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381" calcext:value-type="float">
            <text:p>4 381</text:p>
          </table:table-cell>
          <table:table-cell table:style-name="ce9" office:value-type="float" office:value="4184" calcext:value-type="float">
            <text:p>4 184</text:p>
          </table:table-cell>
          <table:table-cell table:style-name="ce9" office:value-type="float" office:value="191335080" calcext:value-type="float">
            <text:p>191 335 080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Guya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223" calcext:value-type="float">
            <text:p>1 223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4320" calcext:value-type="float">
            <text:p>4 320</text:p>
          </table:table-cell>
          <table:table-cell table:style-name="ce9" office:value-type="float" office:value="4303" calcext:value-type="float">
            <text:p>4 303</text:p>
          </table:table-cell>
          <table:table-cell table:style-name="ce9" office:value-type="float" office:value="179220522" calcext:value-type="float">
            <text:p>179 220 522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6" calcext:value-type="float">
            <text:p>23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899" calcext:value-type="float">
            <text:p>3 899</text:p>
          </table:table-cell>
          <table:table-cell table:style-name="ce9" office:value-type="float" office:value="3792" calcext:value-type="float">
            <text:p>3 792</text:p>
          </table:table-cell>
          <table:table-cell table:style-name="ce9" office:value-type="float" office:value="151612903" calcext:value-type="float">
            <text:p>151 612 903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816" calcext:value-type="float">
            <text:p>3 816</text:p>
          </table:table-cell>
          <table:table-cell table:style-name="ce9" office:value-type="float" office:value="3480" calcext:value-type="float">
            <text:p>3 480</text:p>
          </table:table-cell>
          <table:table-cell table:style-name="ce9" office:value-type="float" office:value="137481474" calcext:value-type="float">
            <text:p>137 481 474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45" calcext:value-type="float">
            <text:p>6 045</text:p>
          </table:table-cell>
          <table:table-cell table:style-name="ce9" office:value-type="float" office:value="5926" calcext:value-type="float">
            <text:p>5 926</text:p>
          </table:table-cell>
          <table:table-cell table:style-name="ce9" office:value-type="float" office:value="277393694" calcext:value-type="float">
            <text:p>277 393 694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131" calcext:value-type="float">
            <text:p>3 131</text:p>
          </table:table-cell>
          <table:table-cell table:style-name="ce9" office:value-type="float" office:value="2874" calcext:value-type="float">
            <text:p>2 874</text:p>
          </table:table-cell>
          <table:table-cell table:style-name="ce9" office:value-type="float" office:value="116621702" calcext:value-type="float">
            <text:p>116 621 702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931" calcext:value-type="float">
            <text:p>8 931</text:p>
          </table:table-cell>
          <table:table-cell table:style-name="ce9" office:value-type="float" office:value="7773" calcext:value-type="float">
            <text:p>7 773</text:p>
          </table:table-cell>
          <table:table-cell table:style-name="ce9" office:value-type="float" office:value="14888" calcext:value-type="float">
            <text:p>14 888</text:p>
          </table:table-cell>
          <table:table-cell table:style-name="ce9" office:value-type="float" office:value="15805" calcext:value-type="float">
            <text:p>15 805</text:p>
          </table:table-cell>
          <table:table-cell table:style-name="ce9" office:value-type="float" office:value="448456583" calcext:value-type="float">
            <text:p>448 456 583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658" calcext:value-type="float">
            <text:p>2 658</text:p>
          </table:table-cell>
          <table:table-cell table:style-name="ce9" office:value-type="float" office:value="1525" calcext:value-type="float">
            <text:p>1 525</text:p>
          </table:table-cell>
          <table:table-cell table:style-name="ce9" office:value-type="float" office:value="54528" calcext:value-type="float">
            <text:p>54 528</text:p>
          </table:table-cell>
          <table:table-cell table:style-name="ce9" office:value-type="float" office:value="46073" calcext:value-type="float">
            <text:p>46 073</text:p>
          </table:table-cell>
          <table:table-cell table:style-name="ce9" office:value-type="float" office:value="1363449369" calcext:value-type="float">
            <text:p>1 363 449 36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77668" calcext:value-type="float">
            <text:p>77 668</text:p>
          </table:table-cell>
          <table:table-cell table:style-name="ce9" office:value-type="float" office:value="64092" calcext:value-type="float">
            <text:p>64 092</text:p>
          </table:table-cell>
          <table:table-cell table:style-name="ce9" office:value-type="float" office:value="1742256654" calcext:value-type="float">
            <text:p>1 742 256 654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0625" calcext:value-type="float">
            <text:p>20 625</text:p>
          </table:table-cell>
          <table:table-cell table:style-name="ce9" office:value-type="float" office:value="16879" calcext:value-type="float">
            <text:p>16 879</text:p>
          </table:table-cell>
          <table:table-cell table:style-name="ce9" office:value-type="float" office:value="426027909" calcext:value-type="float">
            <text:p>426 027 90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913" calcext:value-type="float">
            <text:p>2 913</text:p>
          </table:table-cell>
          <table:table-cell table:style-name="ce9" office:value-type="float" office:value="2553" calcext:value-type="float">
            <text:p>2 553</text:p>
          </table:table-cell>
          <table:table-cell table:style-name="ce9" office:value-type="float" office:value="73595271" calcext:value-type="float">
            <text:p>73 595 271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06749" calcext:value-type="float">
            <text:p>106 749</text:p>
          </table:table-cell>
          <table:table-cell table:style-name="ce9" office:value-type="float" office:value="89613" calcext:value-type="float">
            <text:p>89 613</text:p>
          </table:table-cell>
          <table:table-cell table:style-name="ce9" office:value-type="float" office:value="254365" calcext:value-type="float">
            <text:p>254 365</text:p>
          </table:table-cell>
          <table:table-cell table:style-name="ce9" office:value-type="float" office:value="245397" calcext:value-type="float">
            <text:p>245 397</text:p>
          </table:table-cell>
          <table:table-cell table:style-name="ce9" office:value-type="float" office:value="7045197938" calcext:value-type="float">
            <text:p>7 045 197 938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282" calcext:value-type="float">
            <text:p>17 282</text:p>
          </table:table-cell>
          <table:table-cell table:style-name="ce9" office:value-type="float" office:value="11953" calcext:value-type="float">
            <text:p>11 953</text:p>
          </table:table-cell>
          <table:table-cell table:style-name="ce9" office:value-type="float" office:value="329382" calcext:value-type="float">
            <text:p>329 382</text:p>
          </table:table-cell>
          <table:table-cell table:style-name="ce9" office:value-type="float" office:value="301232" calcext:value-type="float">
            <text:p>301 232</text:p>
          </table:table-cell>
          <table:table-cell table:style-name="ce9" office:value-type="float" office:value="9662462308" calcext:value-type="float">
            <text:p>9 662 462 308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331" calcext:value-type="float">
            <text:p>3 331</text:p>
          </table:table-cell>
          <table:table-cell table:style-name="ce9" office:value-type="float" office:value="1845" calcext:value-type="float">
            <text:p>1 845</text:p>
          </table:table-cell>
          <table:table-cell table:style-name="ce9" office:value-type="float" office:value="316001" calcext:value-type="float">
            <text:p>316 001</text:p>
          </table:table-cell>
          <table:table-cell table:style-name="ce9" office:value-type="float" office:value="289500" calcext:value-type="float">
            <text:p>289 500</text:p>
          </table:table-cell>
          <table:table-cell table:style-name="ce9" office:value-type="float" office:value="10129552540" calcext:value-type="float">
            <text:p>10 129 552 540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253345" calcext:value-type="float">
            <text:p>253 345</text:p>
          </table:table-cell>
          <table:table-cell table:style-name="ce9" office:value-type="float" office:value="233779" calcext:value-type="float">
            <text:p>233 779</text:p>
          </table:table-cell>
          <table:table-cell table:style-name="ce9" office:value-type="float" office:value="9000881884" calcext:value-type="float">
            <text:p>9 000 881 884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798" calcext:value-type="float">
            <text:p>8 798</text:p>
          </table:table-cell>
          <table:table-cell table:style-name="ce9" office:value-type="float" office:value="4056" calcext:value-type="float">
            <text:p>4 056</text:p>
          </table:table-cell>
          <table:table-cell table:style-name="ce9" office:value-type="float" office:value="29900" calcext:value-type="float">
            <text:p>29 900</text:p>
          </table:table-cell>
          <table:table-cell table:style-name="ce9" office:value-type="float" office:value="26787" calcext:value-type="float">
            <text:p>26 787</text:p>
          </table:table-cell>
          <table:table-cell table:style-name="ce9" office:value-type="float" office:value="845115432" calcext:value-type="float">
            <text:p>845 115 432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453" calcext:value-type="float">
            <text:p>3 453</text:p>
          </table:table-cell>
          <table:table-cell table:style-name="ce9" office:value-type="float" office:value="1399" calcext:value-type="float">
            <text:p>1 399</text:p>
          </table:table-cell>
          <table:table-cell table:style-name="ce9" office:value-type="float" office:value="66096" calcext:value-type="float">
            <text:p>66 096</text:p>
          </table:table-cell>
          <table:table-cell table:style-name="ce9" office:value-type="float" office:value="60375" calcext:value-type="float">
            <text:p>60 375</text:p>
          </table:table-cell>
          <table:table-cell table:style-name="ce9" office:value-type="float" office:value="1915821649" calcext:value-type="float">
            <text:p>1 915 821 64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98" calcext:value-type="float">
            <text:p>1 598</text:p>
          </table:table-cell>
          <table:table-cell table:style-name="ce9" office:value-type="float" office:value="1118" calcext:value-type="float">
            <text:p>1 118</text:p>
          </table:table-cell>
          <table:table-cell table:style-name="ce9" office:value-type="float" office:value="141888" calcext:value-type="float">
            <text:p>141 888</text:p>
          </table:table-cell>
          <table:table-cell table:style-name="ce9" office:value-type="float" office:value="130821" calcext:value-type="float">
            <text:p>130 821</text:p>
          </table:table-cell>
          <table:table-cell table:style-name="ce9" office:value-type="float" office:value="4305397449" calcext:value-type="float">
            <text:p>4 305 397 449</text:p>
          </table:table-cell>
          <table:table-cell/>
        </table:table-row>
        <table:table-row table:style-name="ro2">
          <table:table-cell table:style-name="ce5" office:value-type="string" calcext:value-type="string">
            <text:p>Hauts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254543" calcext:value-type="float">
            <text:p>254 543</text:p>
          </table:table-cell>
          <table:table-cell table:style-name="ce9" office:value-type="float" office:value="234762" calcext:value-type="float">
            <text:p>234 762</text:p>
          </table:table-cell>
          <table:table-cell table:style-name="ce9" office:value-type="float" office:value="7582910087" calcext:value-type="float">
            <text:p>7 582 910 08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57" calcext:value-type="float">
            <text:p>1 357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5921" calcext:value-type="float">
            <text:p>5 921</text:p>
          </table:table-cell>
          <table:table-cell table:style-name="ce9" office:value-type="float" office:value="6202" calcext:value-type="float">
            <text:p>6 202</text:p>
          </table:table-cell>
          <table:table-cell table:style-name="ce9" office:value-type="float" office:value="280613113" calcext:value-type="float">
            <text:p>280 613 11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485" calcext:value-type="float">
            <text:p>6 485</text:p>
          </table:table-cell>
          <table:table-cell table:style-name="ce9" office:value-type="float" office:value="6136" calcext:value-type="float">
            <text:p>6 136</text:p>
          </table:table-cell>
          <table:table-cell table:style-name="ce9" office:value-type="float" office:value="287919001" calcext:value-type="float">
            <text:p>287 919 001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559" calcext:value-type="float">
            <text:p>4 559</text:p>
          </table:table-cell>
          <table:table-cell table:style-name="ce9" office:value-type="float" office:value="4109" calcext:value-type="float">
            <text:p>4 109</text:p>
          </table:table-cell>
          <table:table-cell table:style-name="ce9" office:value-type="float" office:value="203820780" calcext:value-type="float">
            <text:p>203 820 780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7418" calcext:value-type="float">
            <text:p>17 418</text:p>
          </table:table-cell>
          <table:table-cell table:style-name="ce9" office:value-type="float" office:value="16822" calcext:value-type="float">
            <text:p>16 822</text:p>
          </table:table-cell>
          <table:table-cell table:style-name="ce9" office:value-type="float" office:value="921094434" calcext:value-type="float">
            <text:p>921 094 43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72" calcext:value-type="float">
            <text:p>472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588" calcext:value-type="float">
            <text:p>1 588</text:p>
          </table:table-cell>
          <table:table-cell table:style-name="ce9" office:value-type="float" office:value="2134" calcext:value-type="float">
            <text:p>2 134</text:p>
          </table:table-cell>
          <table:table-cell table:style-name="ce9" office:value-type="float" office:value="103833446" calcext:value-type="float">
            <text:p>103 833 446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451" calcext:value-type="float">
            <text:p>3 451</text:p>
          </table:table-cell>
          <table:table-cell table:style-name="ce9" office:value-type="float" office:value="3008" calcext:value-type="float">
            <text:p>3 008</text:p>
          </table:table-cell>
          <table:table-cell table:style-name="ce9" office:value-type="float" office:value="146493773" calcext:value-type="float">
            <text:p>146 493 77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0400" calcext:value-type="float">
            <text:p>10 400</text:p>
          </table:table-cell>
          <table:table-cell table:style-name="ce9" office:value-type="float" office:value="9067" calcext:value-type="float">
            <text:p>9 067</text:p>
          </table:table-cell>
          <table:table-cell table:style-name="ce9" office:value-type="float" office:value="400860957" calcext:value-type="float">
            <text:p>400 860 95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014" calcext:value-type="float">
            <text:p>9 014</text:p>
          </table:table-cell>
          <table:table-cell table:style-name="ce9" office:value-type="float" office:value="8110" calcext:value-type="float">
            <text:p>8 110</text:p>
          </table:table-cell>
          <table:table-cell table:style-name="ce9" office:value-type="float" office:value="426617008" calcext:value-type="float">
            <text:p>426 617 00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2788" calcext:value-type="float">
            <text:p>22 788</text:p>
          </table:table-cell>
          <table:table-cell table:style-name="ce9" office:value-type="float" office:value="20233" calcext:value-type="float">
            <text:p>20 233</text:p>
          </table:table-cell>
          <table:table-cell table:style-name="ce9" office:value-type="float" office:value="38623" calcext:value-type="float">
            <text:p>38 623</text:p>
          </table:table-cell>
          <table:table-cell table:style-name="ce9" office:value-type="float" office:value="37888" calcext:value-type="float">
            <text:p>37 888</text:p>
          </table:table-cell>
          <table:table-cell table:style-name="ce9" office:value-type="float" office:value="1297870237" calcext:value-type="float">
            <text:p>1 297 870 23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487" calcext:value-type="float">
            <text:p>5 487</text:p>
          </table:table-cell>
          <table:table-cell table:style-name="ce9" office:value-type="float" office:value="3459" calcext:value-type="float">
            <text:p>3 459</text:p>
          </table:table-cell>
          <table:table-cell table:style-name="ce9" office:value-type="float" office:value="101820" calcext:value-type="float">
            <text:p>101 820</text:p>
          </table:table-cell>
          <table:table-cell table:style-name="ce9" office:value-type="float" office:value="85158" calcext:value-type="float">
            <text:p>85 158</text:p>
          </table:table-cell>
          <table:table-cell table:style-name="ce9" office:value-type="float" office:value="2919543327" calcext:value-type="float">
            <text:p>2 919 543 327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01" calcext:value-type="float">
            <text:p>1 501</text:p>
          </table:table-cell>
          <table:table-cell table:style-name="ce9" office:value-type="float" office:value="806" calcext:value-type="float">
            <text:p>806</text:p>
          </table:table-cell>
          <table:table-cell table:style-name="ce9" office:value-type="float" office:value="124065" calcext:value-type="float">
            <text:p>124 065</text:p>
          </table:table-cell>
          <table:table-cell table:style-name="ce9" office:value-type="float" office:value="106730" calcext:value-type="float">
            <text:p>106 730</text:p>
          </table:table-cell>
          <table:table-cell table:style-name="ce9" office:value-type="float" office:value="3459298899" calcext:value-type="float">
            <text:p>3 459 298 899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39225" calcext:value-type="float">
            <text:p>39 225</text:p>
          </table:table-cell>
          <table:table-cell table:style-name="ce9" office:value-type="float" office:value="36149" calcext:value-type="float">
            <text:p>36 149</text:p>
          </table:table-cell>
          <table:table-cell table:style-name="ce9" office:value-type="float" office:value="1460138664" calcext:value-type="float">
            <text:p>1 460 138 66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33" calcext:value-type="float">
            <text:p>233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788" calcext:value-type="float">
            <text:p>788</text:p>
          </table:table-cell>
          <table:table-cell table:style-name="ce9" office:value-type="float" office:value="791" calcext:value-type="float">
            <text:p>791</text:p>
          </table:table-cell>
          <table:table-cell table:style-name="ce9" office:value-type="float" office:value="32820436" calcext:value-type="float">
            <text:p>32 820 436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4894" calcext:value-type="float">
            <text:p>4 894</text:p>
          </table:table-cell>
          <table:table-cell table:style-name="ce9" office:value-type="float" office:value="4359" calcext:value-type="float">
            <text:p>4 359</text:p>
          </table:table-cell>
          <table:table-cell table:style-name="ce9" office:value-type="float" office:value="154692372" calcext:value-type="float">
            <text:p>154 692 372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11577" calcext:value-type="float">
            <text:p>11 577</text:p>
          </table:table-cell>
          <table:table-cell table:style-name="ce9" office:value-type="float" office:value="10189" calcext:value-type="float">
            <text:p>10 189</text:p>
          </table:table-cell>
          <table:table-cell table:style-name="ce9" office:value-type="float" office:value="340828331" calcext:value-type="float">
            <text:p>340 828 331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897" calcext:value-type="float">
            <text:p>13 897</text:p>
          </table:table-cell>
          <table:table-cell table:style-name="ce9" office:value-type="float" office:value="12918" calcext:value-type="float">
            <text:p>12 918</text:p>
          </table:table-cell>
          <table:table-cell table:style-name="ce9" office:value-type="float" office:value="540056968" calcext:value-type="float">
            <text:p>540 056 96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41739" calcext:value-type="float">
            <text:p>341 739</text:p>
          </table:table-cell>
          <table:table-cell table:style-name="ce9" office:value-type="float" office:value="298868" calcext:value-type="float">
            <text:p>298 868</text:p>
          </table:table-cell>
          <table:table-cell table:style-name="ce9" office:value-type="float" office:value="773827" calcext:value-type="float">
            <text:p>773 827</text:p>
          </table:table-cell>
          <table:table-cell table:style-name="ce9" office:value-type="float" office:value="765976" calcext:value-type="float">
            <text:p>765 976</text:p>
          </table:table-cell>
          <table:table-cell table:style-name="ce9" office:value-type="float" office:value="27862419010" calcext:value-type="float">
            <text:p>27 862 419 010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50747" calcext:value-type="float">
            <text:p>50 747</text:p>
          </table:table-cell>
          <table:table-cell table:style-name="ce9" office:value-type="float" office:value="37046" calcext:value-type="float">
            <text:p>37 046</text:p>
          </table:table-cell>
          <table:table-cell table:style-name="ce9" office:value-type="float" office:value="931147" calcext:value-type="float">
            <text:p>931 147</text:p>
          </table:table-cell>
          <table:table-cell table:style-name="ce9" office:value-type="float" office:value="858036" calcext:value-type="float">
            <text:p>858 036</text:p>
          </table:table-cell>
          <table:table-cell table:style-name="ce9" office:value-type="float" office:value="36633632278" calcext:value-type="float">
            <text:p>36 633 632 27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0178" calcext:value-type="float">
            <text:p>10 178</text:p>
          </table:table-cell>
          <table:table-cell table:style-name="ce9" office:value-type="float" office:value="5860" calcext:value-type="float">
            <text:p>5 860</text:p>
          </table:table-cell>
          <table:table-cell table:style-name="ce9" office:value-type="float" office:value="950108" calcext:value-type="float">
            <text:p>950 108</text:p>
          </table:table-cell>
          <table:table-cell table:style-name="ce9" office:value-type="float" office:value="880240" calcext:value-type="float">
            <text:p>880 240</text:p>
          </table:table-cell>
          <table:table-cell table:style-name="ce9" office:value-type="float" office:value="43736688053" calcext:value-type="float">
            <text:p>43 736 688 05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069" calcext:value-type="float">
            <text:p>2 069</text:p>
          </table:table-cell>
          <table:table-cell table:style-name="ce9" office:value-type="float" office:value="968" calcext:value-type="float">
            <text:p>968</text:p>
          </table:table-cell>
          <table:table-cell table:style-name="ce9" office:value-type="float" office:value="1235931" calcext:value-type="float">
            <text:p>1 235 931</text:p>
          </table:table-cell>
          <table:table-cell table:style-name="ce9" office:value-type="float" office:value="1152224" calcext:value-type="float">
            <text:p>1 152 224</text:p>
          </table:table-cell>
          <table:table-cell table:style-name="ce9" office:value-type="float" office:value="66193312678" calcext:value-type="float">
            <text:p>66 193 312 678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456" calcext:value-type="float">
            <text:p>6 456</text:p>
          </table:table-cell>
          <table:table-cell table:style-name="ce9" office:value-type="float" office:value="1290" calcext:value-type="float">
            <text:p>1 290</text:p>
          </table:table-cell>
          <table:table-cell table:style-name="ce9" office:value-type="float" office:value="28837" calcext:value-type="float">
            <text:p>28 837</text:p>
          </table:table-cell>
          <table:table-cell table:style-name="ce9" office:value-type="float" office:value="29338" calcext:value-type="float">
            <text:p>29 338</text:p>
          </table:table-cell>
          <table:table-cell table:style-name="ce9" office:value-type="float" office:value="992341114" calcext:value-type="float">
            <text:p>992 341 11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701" calcext:value-type="float">
            <text:p>6 701</text:p>
          </table:table-cell>
          <table:table-cell table:style-name="ce9" office:value-type="float" office:value="1102" calcext:value-type="float">
            <text:p>1 102</text:p>
          </table:table-cell>
          <table:table-cell table:style-name="ce9" office:value-type="float" office:value="134485" calcext:value-type="float">
            <text:p>134 485</text:p>
          </table:table-cell>
          <table:table-cell table:style-name="ce9" office:value-type="float" office:value="126444" calcext:value-type="float">
            <text:p>126 444</text:p>
          </table:table-cell>
          <table:table-cell table:style-name="ce9" office:value-type="float" office:value="4205537573" calcext:value-type="float">
            <text:p>4 205 537 573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742" calcext:value-type="float">
            <text:p>2 742</text:p>
          </table:table-cell>
          <table:table-cell table:style-name="ce9" office:value-type="float" office:value="1728" calcext:value-type="float">
            <text:p>1 728</text:p>
          </table:table-cell>
          <table:table-cell table:style-name="ce9" office:value-type="float" office:value="251224" calcext:value-type="float">
            <text:p>251 224</text:p>
          </table:table-cell>
          <table:table-cell table:style-name="ce9" office:value-type="float" office:value="234981" calcext:value-type="float">
            <text:p>234 981</text:p>
          </table:table-cell>
          <table:table-cell table:style-name="ce9" office:value-type="float" office:value="8752446194" calcext:value-type="float">
            <text:p>8 752 446 194</text:p>
          </table:table-cell>
          <table:table-cell/>
        </table:table-row>
        <table:table-row table:style-name="ro2">
          <table:table-cell table:style-name="ce5" office:value-type="string" calcext:value-type="string">
            <text:p>Ile-de-Franc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940" calcext:value-type="float">
            <text:p>940</text:p>
          </table:table-cell>
          <table:table-cell table:style-name="ce9" office:value-type="float" office:value="544" calcext:value-type="float">
            <text:p>544</text:p>
          </table:table-cell>
          <table:table-cell table:style-name="ce9" office:value-type="float" office:value="816788" calcext:value-type="float">
            <text:p>816 788</text:p>
          </table:table-cell>
          <table:table-cell table:style-name="ce9" office:value-type="float" office:value="763832" calcext:value-type="float">
            <text:p>763 832</text:p>
          </table:table-cell>
          <table:table-cell table:style-name="ce9" office:value-type="float" office:value="28273077477" calcext:value-type="float">
            <text:p>28 273 077 477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370" calcext:value-type="float">
            <text:p>370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16499013" calcext:value-type="float">
            <text:p>16 499 013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78" calcext:value-type="float">
            <text:p>778</text:p>
          </table:table-cell>
          <table:table-cell table:style-name="ce9" office:value-type="float" office:value="709" calcext:value-type="float">
            <text:p>709</text:p>
          </table:table-cell>
          <table:table-cell table:style-name="ce9" office:value-type="float" office:value="30565483" calcext:value-type="float">
            <text:p>30 565 483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47" calcext:value-type="float">
            <text:p>1 447</text:p>
          </table:table-cell>
          <table:table-cell table:style-name="ce9" office:value-type="float" office:value="1292" calcext:value-type="float">
            <text:p>1 29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57" calcext:value-type="float">
            <text:p>357</text:p>
          </table:table-cell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6674" calcext:value-type="float">
            <text:p>6 674</text:p>
          </table:table-cell>
          <table:table-cell table:style-name="ce9" office:value-type="float" office:value="5800" calcext:value-type="float">
            <text:p>5 800</text:p>
          </table:table-cell>
          <table:table-cell table:style-name="ce9" office:value-type="float" office:value="168412370" calcext:value-type="float">
            <text:p>168 412 37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6518" calcext:value-type="float">
            <text:p>6 518</text:p>
          </table:table-cell>
          <table:table-cell table:style-name="ce9" office:value-type="float" office:value="5433" calcext:value-type="float">
            <text:p>5 433</text:p>
          </table:table-cell>
          <table:table-cell table:style-name="ce9" office:value-type="float" office:value="153272246" calcext:value-type="float">
            <text:p>153 272 246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17" calcext:value-type="float">
            <text:p>1 117</text:p>
          </table:table-cell>
          <table:table-cell table:style-name="ce9" office:value-type="float" office:value="1014" calcext:value-type="float">
            <text:p>1 014</text:p>
          </table:table-cell>
          <table:table-cell table:style-name="ce9" office:value-type="float" office:value="33437238" calcext:value-type="float">
            <text:p>33 437 23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726" calcext:value-type="float">
            <text:p>18 726</text:p>
          </table:table-cell>
          <table:table-cell table:style-name="ce9" office:value-type="float" office:value="16220" calcext:value-type="float">
            <text:p>16 220</text:p>
          </table:table-cell>
          <table:table-cell table:style-name="ce9" office:value-type="float" office:value="42077" calcext:value-type="float">
            <text:p>42 077</text:p>
          </table:table-cell>
          <table:table-cell table:style-name="ce9" office:value-type="float" office:value="41899" calcext:value-type="float">
            <text:p>41 899</text:p>
          </table:table-cell>
          <table:table-cell table:style-name="ce9" office:value-type="float" office:value="1104316488" calcext:value-type="float">
            <text:p>1 104 316 488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406" calcext:value-type="float">
            <text:p>2 406</text:p>
          </table:table-cell>
          <table:table-cell table:style-name="ce9" office:value-type="float" office:value="1906" calcext:value-type="float">
            <text:p>1 906</text:p>
          </table:table-cell>
          <table:table-cell table:style-name="ce9" office:value-type="float" office:value="42054" calcext:value-type="float">
            <text:p>42 054</text:p>
          </table:table-cell>
          <table:table-cell table:style-name="ce9" office:value-type="float" office:value="39207" calcext:value-type="float">
            <text:p>39 207</text:p>
          </table:table-cell>
          <table:table-cell table:style-name="ce9" office:value-type="float" office:value="1224704005" calcext:value-type="float">
            <text:p>1 224 704 005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29928" calcext:value-type="float">
            <text:p>29 928</text:p>
          </table:table-cell>
          <table:table-cell table:style-name="ce9" office:value-type="float" office:value="27366" calcext:value-type="float">
            <text:p>27 366</text:p>
          </table:table-cell>
          <table:table-cell table:style-name="ce9" office:value-type="float" office:value="990677225" calcext:value-type="float">
            <text:p>990 677 225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543" calcext:value-type="float">
            <text:p>8 543</text:p>
          </table:table-cell>
          <table:table-cell table:style-name="ce9" office:value-type="float" office:value="7869" calcext:value-type="float">
            <text:p>7 869</text:p>
          </table:table-cell>
          <table:table-cell table:style-name="ce9" office:value-type="float" office:value="329155460" calcext:value-type="float">
            <text:p>329 155 46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99" calcext:value-type="float">
            <text:p>1 399</text:p>
          </table:table-cell>
          <table:table-cell table:style-name="ce9" office:value-type="float" office:value="1392" calcext:value-type="float">
            <text:p>1 392</text:p>
          </table:table-cell>
          <table:table-cell table:style-name="ce9" office:value-type="float" office:value="69235050" calcext:value-type="float">
            <text:p>69 235 050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49" calcext:value-type="float">
            <text:p>44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8392" calcext:value-type="float">
            <text:p>8 392</text:p>
          </table:table-cell>
          <table:table-cell table:style-name="ce9" office:value-type="float" office:value="7896" calcext:value-type="float">
            <text:p>7 896</text:p>
          </table:table-cell>
          <table:table-cell table:style-name="ce9" office:value-type="float" office:value="391492515" calcext:value-type="float">
            <text:p>391 492 515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22141" calcext:value-type="float">
            <text:p>22 141</text:p>
          </table:table-cell>
          <table:table-cell table:style-name="ce9" office:value-type="float" office:value="20155" calcext:value-type="float">
            <text:p>20 155</text:p>
          </table:table-cell>
          <table:table-cell table:style-name="ce9" office:value-type="float" office:value="937880139" calcext:value-type="float">
            <text:p>937 880 139</text:p>
          </table:table-cell>
          <table:table-cell/>
        </table:table-row>
        <table:table-row table:style-name="ro2">
          <table:table-cell table:style-name="ce5" office:value-type="string" calcext:value-type="string">
            <text:p>La Réunion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2706" calcext:value-type="float">
            <text:p>52 706</text:p>
          </table:table-cell>
          <table:table-cell table:style-name="ce9" office:value-type="float" office:value="49133" calcext:value-type="float">
            <text:p>49 133</text:p>
          </table:table-cell>
          <table:table-cell table:style-name="ce9" office:value-type="float" office:value="1691288277" calcext:value-type="float">
            <text:p>1 691 288 27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float" office:value="349" calcext:value-type="float">
            <text:p>349</text:p>
          </table:table-cell>
          <table:table-cell table:style-name="ce9" office:value-type="float" office:value="16384414" calcext:value-type="float">
            <text:p>16 384 41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s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2602844" calcext:value-type="float">
            <text:p>2 602 84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61" calcext:value-type="float">
            <text:p>661</text:p>
          </table:table-cell>
          <table:table-cell table:style-name="ce9" office:value-type="float" office:value="589" calcext:value-type="float">
            <text:p>58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3705" calcext:value-type="float">
            <text:p>3 705</text:p>
          </table:table-cell>
          <table:table-cell table:style-name="ce9" office:value-type="float" office:value="3211" calcext:value-type="float">
            <text:p>3 211</text:p>
          </table:table-cell>
          <table:table-cell table:style-name="ce9" office:value-type="float" office:value="98435479" calcext:value-type="float">
            <text:p>98 435 479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989" calcext:value-type="float">
            <text:p>3 989</text:p>
          </table:table-cell>
          <table:table-cell table:style-name="ce9" office:value-type="float" office:value="3306" calcext:value-type="float">
            <text:p>3 306</text:p>
          </table:table-cell>
          <table:table-cell table:style-name="ce9" office:value-type="float" office:value="100503586" calcext:value-type="float">
            <text:p>100 503 586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546" calcext:value-type="float">
            <text:p>8 546</text:p>
          </table:table-cell>
          <table:table-cell table:style-name="ce9" office:value-type="float" office:value="7506" calcext:value-type="float">
            <text:p>7 506</text:p>
          </table:table-cell>
          <table:table-cell table:style-name="ce9" office:value-type="float" office:value="21742" calcext:value-type="float">
            <text:p>21 742</text:p>
          </table:table-cell>
          <table:table-cell table:style-name="ce9" office:value-type="float" office:value="21567" calcext:value-type="float">
            <text:p>21 567</text:p>
          </table:table-cell>
          <table:table-cell table:style-name="ce9" office:value-type="float" office:value="626900447" calcext:value-type="float">
            <text:p>626 900 447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88" calcext:value-type="float">
            <text:p>1 188</text:p>
          </table:table-cell>
          <table:table-cell table:style-name="ce9" office:value-type="float" office:value="966" calcext:value-type="float">
            <text:p>966</text:p>
          </table:table-cell>
          <table:table-cell table:style-name="ce9" office:value-type="float" office:value="21590" calcext:value-type="float">
            <text:p>21 590</text:p>
          </table:table-cell>
          <table:table-cell table:style-name="ce9" office:value-type="float" office:value="19927" calcext:value-type="float">
            <text:p>19 927</text:p>
          </table:table-cell>
          <table:table-cell table:style-name="ce9" office:value-type="float" office:value="655529654" calcext:value-type="float">
            <text:p>655 529 654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117" calcext:value-type="float">
            <text:p>11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858" calcext:value-type="float">
            <text:p>4 858</text:p>
          </table:table-cell>
          <table:table-cell table:style-name="ce9" office:value-type="float" office:value="4549" calcext:value-type="float">
            <text:p>4 549</text:p>
          </table:table-cell>
          <table:table-cell table:style-name="ce9" office:value-type="float" office:value="206081110" calcext:value-type="float">
            <text:p>206 081 110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13" calcext:value-type="float">
            <text:p>11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Martiniqu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1615" calcext:value-type="float">
            <text:p>21 615</text:p>
          </table:table-cell>
          <table:table-cell table:style-name="ce9" office:value-type="float" office:value="20993" calcext:value-type="float">
            <text:p>20 993</text:p>
          </table:table-cell>
          <table:table-cell table:style-name="ce9" office:value-type="float" office:value="808783062" calcext:value-type="float">
            <text:p>808 783 06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2573" calcext:value-type="float">
            <text:p>2 573</text:p>
          </table:table-cell>
          <table:table-cell table:style-name="ce9" office:value-type="float" office:value="2656" calcext:value-type="float">
            <text:p>2 656</text:p>
          </table:table-cell>
          <table:table-cell table:style-name="ce9" office:value-type="float" office:value="101245068" calcext:value-type="float">
            <text:p>101 245 06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435" calcext:value-type="float">
            <text:p>3 435</text:p>
          </table:table-cell>
          <table:table-cell table:style-name="ce9" office:value-type="float" office:value="3293" calcext:value-type="float">
            <text:p>3 293</text:p>
          </table:table-cell>
          <table:table-cell table:style-name="ce9" office:value-type="float" office:value="126150152" calcext:value-type="float">
            <text:p>126 150 15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862" calcext:value-type="float">
            <text:p>2 862</text:p>
          </table:table-cell>
          <table:table-cell table:style-name="ce9" office:value-type="float" office:value="2689" calcext:value-type="float">
            <text:p>2 689</text:p>
          </table:table-cell>
          <table:table-cell table:style-name="ce9" office:value-type="float" office:value="113400787" calcext:value-type="float">
            <text:p>113 400 787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43" calcext:value-type="float">
            <text:p>7 043</text:p>
          </table:table-cell>
          <table:table-cell table:style-name="ce9" office:value-type="float" office:value="6929" calcext:value-type="float">
            <text:p>6 929</text:p>
          </table:table-cell>
          <table:table-cell table:style-name="ce9" office:value-type="float" office:value="288110728" calcext:value-type="float">
            <text:p>288 110 728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556" calcext:value-type="float">
            <text:p>1 556</text:p>
          </table:table-cell>
          <table:table-cell table:style-name="ce9" office:value-type="float" office:value="1414" calcext:value-type="float">
            <text:p>1 414</text:p>
          </table:table-cell>
          <table:table-cell table:style-name="ce9" office:value-type="float" office:value="44969066" calcext:value-type="float">
            <text:p>44 969 066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6445" calcext:value-type="float">
            <text:p>6 445</text:p>
          </table:table-cell>
          <table:table-cell table:style-name="ce9" office:value-type="float" office:value="5707" calcext:value-type="float">
            <text:p>5 707</text:p>
          </table:table-cell>
          <table:table-cell table:style-name="ce9" office:value-type="float" office:value="10515" calcext:value-type="float">
            <text:p>10 515</text:p>
          </table:table-cell>
          <table:table-cell table:style-name="ce9" office:value-type="float" office:value="10353" calcext:value-type="float">
            <text:p>10 353</text:p>
          </table:table-cell>
          <table:table-cell table:style-name="ce9" office:value-type="float" office:value="282390314" calcext:value-type="float">
            <text:p>282 390 314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77" calcext:value-type="float">
            <text:p>1 577</text:p>
          </table:table-cell>
          <table:table-cell table:style-name="ce9" office:value-type="float" office:value="991" calcext:value-type="float">
            <text:p>991</text:p>
          </table:table-cell>
          <table:table-cell table:style-name="ce9" office:value-type="float" office:value="31032" calcext:value-type="float">
            <text:p>31 032</text:p>
          </table:table-cell>
          <table:table-cell table:style-name="ce9" office:value-type="float" office:value="25615" calcext:value-type="float">
            <text:p>25 615</text:p>
          </table:table-cell>
          <table:table-cell table:style-name="ce9" office:value-type="float" office:value="738539827" calcext:value-type="float">
            <text:p>738 539 827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78" calcext:value-type="float">
            <text:p>478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38800" calcext:value-type="float">
            <text:p>38 800</text:p>
          </table:table-cell>
          <table:table-cell table:style-name="ce9" office:value-type="float" office:value="32947" calcext:value-type="float">
            <text:p>32 947</text:p>
          </table:table-cell>
          <table:table-cell table:style-name="ce9" office:value-type="float" office:value="865996859" calcext:value-type="float">
            <text:p>865 996 859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8538" calcext:value-type="float">
            <text:p>8 538</text:p>
          </table:table-cell>
          <table:table-cell table:style-name="ce9" office:value-type="float" office:value="6159" calcext:value-type="float">
            <text:p>6 159</text:p>
          </table:table-cell>
          <table:table-cell table:style-name="ce9" office:value-type="float" office:value="146147320" calcext:value-type="float">
            <text:p>146 147 32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82" calcext:value-type="float">
            <text:p>1 582</text:p>
          </table:table-cell>
          <table:table-cell table:style-name="ce9" office:value-type="float" office:value="1395" calcext:value-type="float">
            <text:p>1 395</text:p>
          </table:table-cell>
          <table:table-cell table:style-name="ce9" office:value-type="float" office:value="39126604" calcext:value-type="float">
            <text:p>39 126 604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71549" calcext:value-type="float">
            <text:p>71 549</text:p>
          </table:table-cell>
          <table:table-cell table:style-name="ce9" office:value-type="float" office:value="60405" calcext:value-type="float">
            <text:p>60 405</text:p>
          </table:table-cell>
          <table:table-cell table:style-name="ce9" office:value-type="float" office:value="166186" calcext:value-type="float">
            <text:p>166 186</text:p>
          </table:table-cell>
          <table:table-cell table:style-name="ce9" office:value-type="float" office:value="159786" calcext:value-type="float">
            <text:p>159 786</text:p>
          </table:table-cell>
          <table:table-cell table:style-name="ce9" office:value-type="float" office:value="4422305287" calcext:value-type="float">
            <text:p>4 422 305 287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0399" calcext:value-type="float">
            <text:p>10 399</text:p>
          </table:table-cell>
          <table:table-cell table:style-name="ce9" office:value-type="float" office:value="7301" calcext:value-type="float">
            <text:p>7 301</text:p>
          </table:table-cell>
          <table:table-cell table:style-name="ce9" office:value-type="float" office:value="196836" calcext:value-type="float">
            <text:p>196 836</text:p>
          </table:table-cell>
          <table:table-cell table:style-name="ce9" office:value-type="float" office:value="183059" calcext:value-type="float">
            <text:p>183 059</text:p>
          </table:table-cell>
          <table:table-cell table:style-name="ce9" office:value-type="float" office:value="5793524969" calcext:value-type="float">
            <text:p>5 793 524 969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891" calcext:value-type="float">
            <text:p>1 891</text:p>
          </table:table-cell>
          <table:table-cell table:style-name="ce9" office:value-type="float" office:value="1100" calcext:value-type="float">
            <text:p>1 100</text:p>
          </table:table-cell>
          <table:table-cell table:style-name="ce9" office:value-type="float" office:value="176490" calcext:value-type="float">
            <text:p>176 490</text:p>
          </table:table-cell>
          <table:table-cell table:style-name="ce9" office:value-type="float" office:value="161960" calcext:value-type="float">
            <text:p>161 960</text:p>
          </table:table-cell>
          <table:table-cell table:style-name="ce9" office:value-type="float" office:value="5516540092" calcext:value-type="float">
            <text:p>5 516 540 09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27284" calcext:value-type="float">
            <text:p>127 284</text:p>
          </table:table-cell>
          <table:table-cell table:style-name="ce9" office:value-type="float" office:value="119437" calcext:value-type="float">
            <text:p>119 437</text:p>
          </table:table-cell>
          <table:table-cell table:style-name="ce9" office:value-type="float" office:value="4939457760" calcext:value-type="float">
            <text:p>4 939 457 760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594" calcext:value-type="float">
            <text:p>5 594</text:p>
          </table:table-cell>
          <table:table-cell table:style-name="ce9" office:value-type="float" office:value="2742" calcext:value-type="float">
            <text:p>2 742</text:p>
          </table:table-cell>
          <table:table-cell table:style-name="ce9" office:value-type="float" office:value="18313" calcext:value-type="float">
            <text:p>18 313</text:p>
          </table:table-cell>
          <table:table-cell table:style-name="ce9" office:value-type="float" office:value="16541" calcext:value-type="float">
            <text:p>16 541</text:p>
          </table:table-cell>
          <table:table-cell table:style-name="ce9" office:value-type="float" office:value="518596545" calcext:value-type="float">
            <text:p>518 596 545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178" calcext:value-type="float">
            <text:p>2 178</text:p>
          </table:table-cell>
          <table:table-cell table:style-name="ce9" office:value-type="float" office:value="1035" calcext:value-type="float">
            <text:p>1 035</text:p>
          </table:table-cell>
          <table:table-cell table:style-name="ce9" office:value-type="float" office:value="41734" calcext:value-type="float">
            <text:p>41 734</text:p>
          </table:table-cell>
          <table:table-cell table:style-name="ce9" office:value-type="float" office:value="38266" calcext:value-type="float">
            <text:p>38 266</text:p>
          </table:table-cell>
          <table:table-cell table:style-name="ce9" office:value-type="float" office:value="1200939131" calcext:value-type="float">
            <text:p>1 200 939 131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14" calcext:value-type="float">
            <text:p>814</text:p>
          </table:table-cell>
          <table:table-cell table:style-name="ce9" office:value-type="float" office:value="623" calcext:value-type="float">
            <text:p>623</text:p>
          </table:table-cell>
          <table:table-cell table:style-name="ce9" office:value-type="float" office:value="74090" calcext:value-type="float">
            <text:p>74 090</text:p>
          </table:table-cell>
          <table:table-cell table:style-name="ce9" office:value-type="float" office:value="68170" calcext:value-type="float">
            <text:p>68 170</text:p>
          </table:table-cell>
          <table:table-cell table:style-name="ce9" office:value-type="float" office:value="2266226702" calcext:value-type="float">
            <text:p>2 266 226 702</text:p>
          </table:table-cell>
          <table:table-cell/>
        </table:table-row>
        <table:table-row table:style-name="ro2">
          <table:table-cell table:style-name="ce5" office:value-type="string" calcext:value-type="string">
            <text:p>Normand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38055" calcext:value-type="float">
            <text:p>138 055</text:p>
          </table:table-cell>
          <table:table-cell table:style-name="ce9" office:value-type="float" office:value="127990" calcext:value-type="float">
            <text:p>127 990</text:p>
          </table:table-cell>
          <table:table-cell table:style-name="ce9" office:value-type="float" office:value="4038630579" calcext:value-type="float">
            <text:p>4 038 630 579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730" calcext:value-type="float">
            <text:p>1 730</text:p>
          </table:table-cell>
          <table:table-cell table:style-name="ce9" office:value-type="float" office:value="708" calcext:value-type="float">
            <text:p>708</text:p>
          </table:table-cell>
          <table:table-cell table:style-name="ce9" office:value-type="float" office:value="5590" calcext:value-type="float">
            <text:p>5 590</text:p>
          </table:table-cell>
          <table:table-cell table:style-name="ce9" office:value-type="float" office:value="5896" calcext:value-type="float">
            <text:p>5 896</text:p>
          </table:table-cell>
          <table:table-cell table:style-name="ce9" office:value-type="float" office:value="220857854" calcext:value-type="float">
            <text:p>220 857 854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66" calcext:value-type="float">
            <text:p>466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8852" calcext:value-type="float">
            <text:p>8 852</text:p>
          </table:table-cell>
          <table:table-cell table:style-name="ce9" office:value-type="float" office:value="8420" calcext:value-type="float">
            <text:p>8 420</text:p>
          </table:table-cell>
          <table:table-cell table:style-name="ce9" office:value-type="float" office:value="295628072" calcext:value-type="float">
            <text:p>295 628 072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8353" calcext:value-type="float">
            <text:p>8 353</text:p>
          </table:table-cell>
          <table:table-cell table:style-name="ce9" office:value-type="float" office:value="7825" calcext:value-type="float">
            <text:p>7 825</text:p>
          </table:table-cell>
          <table:table-cell table:style-name="ce9" office:value-type="float" office:value="261721786" calcext:value-type="float">
            <text:p>261 721 78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952" calcext:value-type="float">
            <text:p>12 952</text:p>
          </table:table-cell>
          <table:table-cell table:style-name="ce9" office:value-type="float" office:value="12800" calcext:value-type="float">
            <text:p>12 800</text:p>
          </table:table-cell>
          <table:table-cell table:style-name="ce9" office:value-type="float" office:value="558750281" calcext:value-type="float">
            <text:p>558 750 281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93" calcext:value-type="float">
            <text:p>59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4499" calcext:value-type="float">
            <text:p>4 499</text:p>
          </table:table-cell>
          <table:table-cell table:style-name="ce9" office:value-type="float" office:value="3979" calcext:value-type="float">
            <text:p>3 979</text:p>
          </table:table-cell>
          <table:table-cell table:style-name="ce9" office:value-type="float" office:value="147798026" calcext:value-type="float">
            <text:p>147 798 02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884" calcext:value-type="float">
            <text:p>8 884</text:p>
          </table:table-cell>
          <table:table-cell table:style-name="ce9" office:value-type="float" office:value="8426" calcext:value-type="float">
            <text:p>8 426</text:p>
          </table:table-cell>
          <table:table-cell table:style-name="ce9" office:value-type="float" office:value="435875077" calcext:value-type="float">
            <text:p>435 875 077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811" calcext:value-type="float">
            <text:p>13 811</text:p>
          </table:table-cell>
          <table:table-cell table:style-name="ce9" office:value-type="float" office:value="12221" calcext:value-type="float">
            <text:p>12 22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169" calcext:value-type="float">
            <text:p>3 169</text:p>
          </table:table-cell>
          <table:table-cell table:style-name="ce9" office:value-type="float" office:value="2108" calcext:value-type="float">
            <text:p>2 108</text:p>
          </table:table-cell>
          <table:table-cell table:style-name="ce9" office:value-type="float" office:value="60873" calcext:value-type="float">
            <text:p>60 873</text:p>
          </table:table-cell>
          <table:table-cell table:style-name="ce9" office:value-type="float" office:value="51374" calcext:value-type="float">
            <text:p>51 374</text:p>
          </table:table-cell>
          <table:table-cell table:style-name="ce9" office:value-type="float" office:value="1439175877" calcext:value-type="float">
            <text:p>1 439 175 877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489" calcext:value-type="float">
            <text:p>489</text:p>
          </table:table-cell>
          <table:table-cell table:style-name="ce9" office:value-type="float" office:value="68056" calcext:value-type="float">
            <text:p>68 056</text:p>
          </table:table-cell>
          <table:table-cell table:style-name="ce9" office:value-type="float" office:value="57267" calcext:value-type="float">
            <text:p>57 267</text:p>
          </table:table-cell>
          <table:table-cell table:style-name="ce9" office:value-type="float" office:value="1517279115" calcext:value-type="float">
            <text:p>1 517 279 11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257" calcext:value-type="float">
            <text:p>3 257</text:p>
          </table:table-cell>
          <table:table-cell table:style-name="ce9" office:value-type="float" office:value="2911" calcext:value-type="float">
            <text:p>2 911</text:p>
          </table:table-cell>
          <table:table-cell table:style-name="ce9" office:value-type="float" office:value="77415888" calcext:value-type="float">
            <text:p>77 415 888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3199" calcext:value-type="float">
            <text:p>153 199</text:p>
          </table:table-cell>
          <table:table-cell table:style-name="ce9" office:value-type="float" office:value="129401" calcext:value-type="float">
            <text:p>129 401</text:p>
          </table:table-cell>
          <table:table-cell table:style-name="ce9" office:value-type="float" office:value="341964" calcext:value-type="float">
            <text:p>341 964</text:p>
          </table:table-cell>
          <table:table-cell table:style-name="ce9" office:value-type="float" office:value="339059" calcext:value-type="float">
            <text:p>339 059</text:p>
          </table:table-cell>
          <table:table-cell table:style-name="ce9" office:value-type="float" office:value="9384691234" calcext:value-type="float">
            <text:p>9 384 691 234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0196" calcext:value-type="float">
            <text:p>20 196</text:p>
          </table:table-cell>
          <table:table-cell table:style-name="ce9" office:value-type="float" office:value="14172" calcext:value-type="float">
            <text:p>14 172</text:p>
          </table:table-cell>
          <table:table-cell table:style-name="ce9" office:value-type="float" office:value="372248" calcext:value-type="float">
            <text:p>372 248</text:p>
          </table:table-cell>
          <table:table-cell table:style-name="ce9" office:value-type="float" office:value="345871" calcext:value-type="float">
            <text:p>345 871</text:p>
          </table:table-cell>
          <table:table-cell table:style-name="ce9" office:value-type="float" office:value="10892211068" calcext:value-type="float">
            <text:p>10 892 211 068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135" calcext:value-type="float">
            <text:p>3 135</text:p>
          </table:table-cell>
          <table:table-cell table:style-name="ce9" office:value-type="float" office:value="1844" calcext:value-type="float">
            <text:p>1 844</text:p>
          </table:table-cell>
          <table:table-cell table:style-name="ce9" office:value-type="float" office:value="279351" calcext:value-type="float">
            <text:p>279 351</text:p>
          </table:table-cell>
          <table:table-cell table:style-name="ce9" office:value-type="float" office:value="257883" calcext:value-type="float">
            <text:p>257 883</text:p>
          </table:table-cell>
          <table:table-cell table:style-name="ce9" office:value-type="float" office:value="8832348865" calcext:value-type="float">
            <text:p>8 832 348 86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44" calcext:value-type="float">
            <text:p>344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158801" calcext:value-type="float">
            <text:p>158 801</text:p>
          </table:table-cell>
          <table:table-cell table:style-name="ce9" office:value-type="float" office:value="147579" calcext:value-type="float">
            <text:p>147 579</text:p>
          </table:table-cell>
          <table:table-cell table:style-name="ce9" office:value-type="float" office:value="6040752318" calcext:value-type="float">
            <text:p>6 040 752 318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495" calcext:value-type="float">
            <text:p>9 495</text:p>
          </table:table-cell>
          <table:table-cell table:style-name="ce9" office:value-type="float" office:value="4279" calcext:value-type="float">
            <text:p>4 279</text:p>
          </table:table-cell>
          <table:table-cell table:style-name="ce9" office:value-type="float" office:value="33295" calcext:value-type="float">
            <text:p>33 295</text:p>
          </table:table-cell>
          <table:table-cell table:style-name="ce9" office:value-type="float" office:value="30168" calcext:value-type="float">
            <text:p>30 168</text:p>
          </table:table-cell>
          <table:table-cell table:style-name="ce9" office:value-type="float" office:value="921593556" calcext:value-type="float">
            <text:p>921 593 556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969" calcext:value-type="float">
            <text:p>3 969</text:p>
          </table:table-cell>
          <table:table-cell table:style-name="ce9" office:value-type="float" office:value="1981" calcext:value-type="float">
            <text:p>1 981</text:p>
          </table:table-cell>
          <table:table-cell table:style-name="ce9" office:value-type="float" office:value="77945" calcext:value-type="float">
            <text:p>77 945</text:p>
          </table:table-cell>
          <table:table-cell table:style-name="ce9" office:value-type="float" office:value="71910" calcext:value-type="float">
            <text:p>71 910</text:p>
          </table:table-cell>
          <table:table-cell table:style-name="ce9" office:value-type="float" office:value="2238169045" calcext:value-type="float">
            <text:p>2 238 169 045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618" calcext:value-type="float">
            <text:p>1 618</text:p>
          </table:table-cell>
          <table:table-cell table:style-name="ce9" office:value-type="float" office:value="1198" calcext:value-type="float">
            <text:p>1 198</text:p>
          </table:table-cell>
          <table:table-cell table:style-name="ce9" office:value-type="float" office:value="144167" calcext:value-type="float">
            <text:p>144 167</text:p>
          </table:table-cell>
          <table:table-cell table:style-name="ce9" office:value-type="float" office:value="132593" calcext:value-type="float">
            <text:p>132 593</text:p>
          </table:table-cell>
          <table:table-cell table:style-name="ce9" office:value-type="float" office:value="4320840583" calcext:value-type="float">
            <text:p>4 320 840 583</text:p>
          </table:table-cell>
          <table:table-cell/>
        </table:table-row>
        <table:table-row table:style-name="ro2">
          <table:table-cell table:style-name="ce5" office:value-type="string" calcext:value-type="string">
            <text:p>Nouvelle-Aquitain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08" calcext:value-type="float">
            <text:p>308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266447" calcext:value-type="float">
            <text:p>266 447</text:p>
          </table:table-cell>
          <table:table-cell table:style-name="ce9" office:value-type="float" office:value="239891" calcext:value-type="float">
            <text:p>239 891</text:p>
          </table:table-cell>
          <table:table-cell table:style-name="ce9" office:value-type="float" office:value="7653085982" calcext:value-type="float">
            <text:p>7 653 085 98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868" calcext:value-type="float">
            <text:p>1 868</text:p>
          </table:table-cell>
          <table:table-cell table:style-name="ce9" office:value-type="float" office:value="849" calcext:value-type="float">
            <text:p>849</text:p>
          </table:table-cell>
          <table:table-cell table:style-name="ce9" office:value-type="float" office:value="6564" calcext:value-type="float">
            <text:p>6 564</text:p>
          </table:table-cell>
          <table:table-cell table:style-name="ce9" office:value-type="float" office:value="6798" calcext:value-type="float">
            <text:p>6 798</text:p>
          </table:table-cell>
          <table:table-cell table:style-name="ce9" office:value-type="float" office:value="255615732" calcext:value-type="float">
            <text:p>255 615 73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96" calcext:value-type="float">
            <text:p>396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6685" calcext:value-type="float">
            <text:p>6 685</text:p>
          </table:table-cell>
          <table:table-cell table:style-name="ce9" office:value-type="float" office:value="6547" calcext:value-type="float">
            <text:p>6 547</text:p>
          </table:table-cell>
          <table:table-cell table:style-name="ce9" office:value-type="float" office:value="231048581" calcext:value-type="float">
            <text:p>231 048 581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958" calcext:value-type="float">
            <text:p>5 958</text:p>
          </table:table-cell>
          <table:table-cell table:style-name="ce9" office:value-type="float" office:value="5574" calcext:value-type="float">
            <text:p>5 574</text:p>
          </table:table-cell>
          <table:table-cell table:style-name="ce9" office:value-type="float" office:value="205873459" calcext:value-type="float">
            <text:p>205 873 45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489" calcext:value-type="float">
            <text:p>9 489</text:p>
          </table:table-cell>
          <table:table-cell table:style-name="ce9" office:value-type="float" office:value="9325" calcext:value-type="float">
            <text:p>9 325</text:p>
          </table:table-cell>
          <table:table-cell table:style-name="ce9" office:value-type="float" office:value="431936735" calcext:value-type="float">
            <text:p>431 936 735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599" calcext:value-type="float">
            <text:p>599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76" calcext:value-type="float">
            <text:p>17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394" calcext:value-type="float">
            <text:p>3 394</text:p>
          </table:table-cell>
          <table:table-cell table:style-name="ce9" office:value-type="float" office:value="3018" calcext:value-type="float">
            <text:p>3 018</text:p>
          </table:table-cell>
          <table:table-cell table:style-name="ce9" office:value-type="float" office:value="106795584" calcext:value-type="float">
            <text:p>106 795 584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793" calcext:value-type="float">
            <text:p>4 793</text:p>
          </table:table-cell>
          <table:table-cell table:style-name="ce9" office:value-type="float" office:value="4260" calcext:value-type="float">
            <text:p>4 260</text:p>
          </table:table-cell>
          <table:table-cell table:style-name="ce9" office:value-type="float" office:value="146482515" calcext:value-type="float">
            <text:p>146 482 515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4687" calcext:value-type="float">
            <text:p>14 687</text:p>
          </table:table-cell>
          <table:table-cell table:style-name="ce9" office:value-type="float" office:value="13184" calcext:value-type="float">
            <text:p>13 184</text:p>
          </table:table-cell>
          <table:table-cell table:style-name="ce9" office:value-type="float" office:value="22962" calcext:value-type="float">
            <text:p>22 962</text:p>
          </table:table-cell>
          <table:table-cell table:style-name="ce9" office:value-type="float" office:value="22626" calcext:value-type="float">
            <text:p>22 626</text:p>
          </table:table-cell>
          <table:table-cell table:style-name="ce9" office:value-type="float" office:value="609129850" calcext:value-type="float">
            <text:p>609 129 85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993" calcext:value-type="float">
            <text:p>2 993</text:p>
          </table:table-cell>
          <table:table-cell table:style-name="ce9" office:value-type="float" office:value="2012" calcext:value-type="float">
            <text:p>2 012</text:p>
          </table:table-cell>
          <table:table-cell table:style-name="ce9" office:value-type="float" office:value="58648" calcext:value-type="float">
            <text:p>58 648</text:p>
          </table:table-cell>
          <table:table-cell table:style-name="ce9" office:value-type="float" office:value="49048" calcext:value-type="float">
            <text:p>49 048</text:p>
          </table:table-cell>
          <table:table-cell table:style-name="ce9" office:value-type="float" office:value="1394030569" calcext:value-type="float">
            <text:p>1 394 030 56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69257" calcext:value-type="float">
            <text:p>69 257</text:p>
          </table:table-cell>
          <table:table-cell table:style-name="ce9" office:value-type="float" office:value="58525" calcext:value-type="float">
            <text:p>58 525</text:p>
          </table:table-cell>
          <table:table-cell table:style-name="ce9" office:value-type="float" office:value="1571898722" calcext:value-type="float">
            <text:p>1 571 898 72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3427" calcext:value-type="float">
            <text:p>13 427</text:p>
          </table:table-cell>
          <table:table-cell table:style-name="ce9" office:value-type="float" office:value="10731" calcext:value-type="float">
            <text:p>10 731</text:p>
          </table:table-cell>
          <table:table-cell table:style-name="ce9" office:value-type="float" office:value="282871549" calcext:value-type="float">
            <text:p>282 871 54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68" calcext:value-type="float">
            <text:p>668</text:p>
          </table:table-cell>
          <table:table-cell table:style-name="ce9" office:value-type="float" office:value="570" calcext:value-type="float">
            <text:p>570</text:p>
          </table:table-cell>
          <table:table-cell table:style-name="ce9" office:value-type="float" office:value="17418132" calcext:value-type="float">
            <text:p>17 418 132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12" calcext:value-type="float">
            <text:p>1 512</text:p>
          </table:table-cell>
          <table:table-cell table:style-name="ce9" office:value-type="float" office:value="1346" calcext:value-type="float">
            <text:p>1 346</text:p>
          </table:table-cell>
          <table:table-cell table:style-name="ce9" office:value-type="float" office:value="40468776" calcext:value-type="float">
            <text:p>40 468 77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1291" calcext:value-type="float">
            <text:p>151 291</text:p>
          </table:table-cell>
          <table:table-cell table:style-name="ce9" office:value-type="float" office:value="129364" calcext:value-type="float">
            <text:p>129 364</text:p>
          </table:table-cell>
          <table:table-cell table:style-name="ce9" office:value-type="float" office:value="326669" calcext:value-type="float">
            <text:p>326 669</text:p>
          </table:table-cell>
          <table:table-cell table:style-name="ce9" office:value-type="float" office:value="321978" calcext:value-type="float">
            <text:p>321 978</text:p>
          </table:table-cell>
          <table:table-cell table:style-name="ce9" office:value-type="float" office:value="8971366869" calcext:value-type="float">
            <text:p>8 971 366 869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661" calcext:value-type="float">
            <text:p>18 661</text:p>
          </table:table-cell>
          <table:table-cell table:style-name="ce9" office:value-type="float" office:value="12961" calcext:value-type="float">
            <text:p>12 961</text:p>
          </table:table-cell>
          <table:table-cell table:style-name="ce9" office:value-type="float" office:value="336494" calcext:value-type="float">
            <text:p>336 494</text:p>
          </table:table-cell>
          <table:table-cell table:style-name="ce9" office:value-type="float" office:value="308526" calcext:value-type="float">
            <text:p>308 526</text:p>
          </table:table-cell>
          <table:table-cell table:style-name="ce9" office:value-type="float" office:value="9909288916" calcext:value-type="float">
            <text:p>9 909 288 916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868" calcext:value-type="float">
            <text:p>2 868</text:p>
          </table:table-cell>
          <table:table-cell table:style-name="ce9" office:value-type="float" office:value="1624" calcext:value-type="float">
            <text:p>1 624</text:p>
          </table:table-cell>
          <table:table-cell table:style-name="ce9" office:value-type="float" office:value="251345" calcext:value-type="float">
            <text:p>251 345</text:p>
          </table:table-cell>
          <table:table-cell table:style-name="ce9" office:value-type="float" office:value="228146" calcext:value-type="float">
            <text:p>228 146</text:p>
          </table:table-cell>
          <table:table-cell table:style-name="ce9" office:value-type="float" office:value="8121738650" calcext:value-type="float">
            <text:p>8 121 738 65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79893" calcext:value-type="float">
            <text:p>179 893</text:p>
          </table:table-cell>
          <table:table-cell table:style-name="ce9" office:value-type="float" office:value="167783" calcext:value-type="float">
            <text:p>167 783</text:p>
          </table:table-cell>
          <table:table-cell table:style-name="ce9" office:value-type="float" office:value="7532953534" calcext:value-type="float">
            <text:p>7 532 953 534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858" calcext:value-type="float">
            <text:p>8 858</text:p>
          </table:table-cell>
          <table:table-cell table:style-name="ce9" office:value-type="float" office:value="4125" calcext:value-type="float">
            <text:p>4 125</text:p>
          </table:table-cell>
          <table:table-cell table:style-name="ce9" office:value-type="float" office:value="30071" calcext:value-type="float">
            <text:p>30 071</text:p>
          </table:table-cell>
          <table:table-cell table:style-name="ce9" office:value-type="float" office:value="27051" calcext:value-type="float">
            <text:p>27 051</text:p>
          </table:table-cell>
          <table:table-cell table:style-name="ce9" office:value-type="float" office:value="857462944" calcext:value-type="float">
            <text:p>857 462 944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786" calcext:value-type="float">
            <text:p>3 786</text:p>
          </table:table-cell>
          <table:table-cell table:style-name="ce9" office:value-type="float" office:value="1696" calcext:value-type="float">
            <text:p>1 696</text:p>
          </table:table-cell>
          <table:table-cell table:style-name="ce9" office:value-type="float" office:value="74953" calcext:value-type="float">
            <text:p>74 953</text:p>
          </table:table-cell>
          <table:table-cell table:style-name="ce9" office:value-type="float" office:value="68726" calcext:value-type="float">
            <text:p>68 726</text:p>
          </table:table-cell>
          <table:table-cell table:style-name="ce9" office:value-type="float" office:value="2151375160" calcext:value-type="float">
            <text:p>2 151 375 160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598" calcext:value-type="float">
            <text:p>1 598</text:p>
          </table:table-cell>
          <table:table-cell table:style-name="ce9" office:value-type="float" office:value="1137" calcext:value-type="float">
            <text:p>1 137</text:p>
          </table:table-cell>
          <table:table-cell table:style-name="ce9" office:value-type="float" office:value="151953" calcext:value-type="float">
            <text:p>151 953</text:p>
          </table:table-cell>
          <table:table-cell table:style-name="ce9" office:value-type="float" office:value="138806" calcext:value-type="float">
            <text:p>138 806</text:p>
          </table:table-cell>
          <table:table-cell table:style-name="ce9" office:value-type="float" office:value="4571679403" calcext:value-type="float">
            <text:p>4 571 679 403</text:p>
          </table:table-cell>
          <table:table-cell/>
        </table:table-row>
        <table:table-row table:style-name="ro2">
          <table:table-cell table:style-name="ce5" office:value-type="string" calcext:value-type="string">
            <text:p>Occitani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37010" calcext:value-type="float">
            <text:p>237 010</text:p>
          </table:table-cell>
          <table:table-cell table:style-name="ce9" office:value-type="float" office:value="219852" calcext:value-type="float">
            <text:p>219 852</text:p>
          </table:table-cell>
          <table:table-cell table:style-name="ce9" office:value-type="float" office:value="7221454688" calcext:value-type="float">
            <text:p>7 221 454 688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320" calcext:value-type="float">
            <text:p>1 320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4121" calcext:value-type="float">
            <text:p>4 121</text:p>
          </table:table-cell>
          <table:table-cell table:style-name="ce9" office:value-type="float" office:value="4380" calcext:value-type="float">
            <text:p>4 380</text:p>
          </table:table-cell>
          <table:table-cell table:style-name="ce9" office:value-type="float" office:value="159847913" calcext:value-type="float">
            <text:p>159 847 913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339" calcext:value-type="float">
            <text:p>33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077" calcext:value-type="float">
            <text:p>6 077</text:p>
          </table:table-cell>
          <table:table-cell table:style-name="ce9" office:value-type="float" office:value="5686" calcext:value-type="float">
            <text:p>5 686</text:p>
          </table:table-cell>
          <table:table-cell table:style-name="ce9" office:value-type="float" office:value="222038356" calcext:value-type="float">
            <text:p>222 038 356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950" calcext:value-type="float">
            <text:p>5 950</text:p>
          </table:table-cell>
          <table:table-cell table:style-name="ce9" office:value-type="float" office:value="5847" calcext:value-type="float">
            <text:p>5 847</text:p>
          </table:table-cell>
          <table:table-cell table:style-name="ce9" office:value-type="float" office:value="208801579" calcext:value-type="float">
            <text:p>208 801 57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121" calcext:value-type="float">
            <text:p>10 121</text:p>
          </table:table-cell>
          <table:table-cell table:style-name="ce9" office:value-type="float" office:value="9447" calcext:value-type="float">
            <text:p>9 447</text:p>
          </table:table-cell>
          <table:table-cell table:style-name="ce9" office:value-type="float" office:value="413183756" calcext:value-type="float">
            <text:p>413 183 756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28" calcext:value-type="float">
            <text:p>328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402" calcext:value-type="float">
            <text:p>3 402</text:p>
          </table:table-cell>
          <table:table-cell table:style-name="ce9" office:value-type="float" office:value="3008" calcext:value-type="float">
            <text:p>3 008</text:p>
          </table:table-cell>
          <table:table-cell table:style-name="ce9" office:value-type="float" office:value="99573767" calcext:value-type="float">
            <text:p>99 573 767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468" calcext:value-type="float">
            <text:p>9 468</text:p>
          </table:table-cell>
          <table:table-cell table:style-name="ce9" office:value-type="float" office:value="8265" calcext:value-type="float">
            <text:p>8 265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469" calcext:value-type="float">
            <text:p>2 469</text:p>
          </table:table-cell>
          <table:table-cell table:style-name="ce9" office:value-type="float" office:value="1580" calcext:value-type="float">
            <text:p>1 580</text:p>
          </table:table-cell>
          <table:table-cell table:style-name="ce9" office:value-type="float" office:value="48026" calcext:value-type="float">
            <text:p>48 026</text:p>
          </table:table-cell>
          <table:table-cell table:style-name="ce9" office:value-type="float" office:value="39967" calcext:value-type="float">
            <text:p>39 967</text:p>
          </table:table-cell>
          <table:table-cell table:style-name="ce9" office:value-type="float" office:value="1157404199" calcext:value-type="float">
            <text:p>1 157 404 19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54" calcext:value-type="float">
            <text:p>654</text:p>
          </table:table-cell>
          <table:table-cell table:style-name="ce9" office:value-type="float" office:value="396" calcext:value-type="float">
            <text:p>396</text:p>
          </table:table-cell>
          <table:table-cell table:style-name="ce9" office:value-type="float" office:value="51243" calcext:value-type="float">
            <text:p>51 243</text:p>
          </table:table-cell>
          <table:table-cell table:style-name="ce9" office:value-type="float" office:value="43420" calcext:value-type="float">
            <text:p>43 420</text:p>
          </table:table-cell>
          <table:table-cell table:style-name="ce9" office:value-type="float" office:value="1203219588" calcext:value-type="float">
            <text:p>1 203 219 588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90" calcext:value-type="float">
            <text:p>1 890</text:p>
          </table:table-cell>
          <table:table-cell table:style-name="ce9" office:value-type="float" office:value="1578" calcext:value-type="float">
            <text:p>1 578</text:p>
          </table:table-cell>
          <table:table-cell table:style-name="ce9" office:value-type="float" office:value="46796369" calcext:value-type="float">
            <text:p>46 796 36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81588" calcext:value-type="float">
            <text:p>81 588</text:p>
          </table:table-cell>
          <table:table-cell table:style-name="ce9" office:value-type="float" office:value="67928" calcext:value-type="float">
            <text:p>67 928</text:p>
          </table:table-cell>
          <table:table-cell table:style-name="ce9" office:value-type="float" office:value="193098" calcext:value-type="float">
            <text:p>193 098</text:p>
          </table:table-cell>
          <table:table-cell table:style-name="ce9" office:value-type="float" office:value="191411" calcext:value-type="float">
            <text:p>191 411</text:p>
          </table:table-cell>
          <table:table-cell table:style-name="ce9" office:value-type="float" office:value="5396450473" calcext:value-type="float">
            <text:p>5 396 450 473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3129" calcext:value-type="float">
            <text:p>13 129</text:p>
          </table:table-cell>
          <table:table-cell table:style-name="ce9" office:value-type="float" office:value="9215" calcext:value-type="float">
            <text:p>9 215</text:p>
          </table:table-cell>
          <table:table-cell table:style-name="ce9" office:value-type="float" office:value="246145" calcext:value-type="float">
            <text:p>246 145</text:p>
          </table:table-cell>
          <table:table-cell table:style-name="ce9" office:value-type="float" office:value="228608" calcext:value-type="float">
            <text:p>228 608</text:p>
          </table:table-cell>
          <table:table-cell table:style-name="ce9" office:value-type="float" office:value="7335002647" calcext:value-type="float">
            <text:p>7 335 002 647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667" calcext:value-type="float">
            <text:p>2 667</text:p>
          </table:table-cell>
          <table:table-cell table:style-name="ce9" office:value-type="float" office:value="1666" calcext:value-type="float">
            <text:p>1 666</text:p>
          </table:table-cell>
          <table:table-cell table:style-name="ce9" office:value-type="float" office:value="250461" calcext:value-type="float">
            <text:p>250 461</text:p>
          </table:table-cell>
          <table:table-cell table:style-name="ce9" office:value-type="float" office:value="230457" calcext:value-type="float">
            <text:p>230 457</text:p>
          </table:table-cell>
          <table:table-cell table:style-name="ce9" office:value-type="float" office:value="7886538971" calcext:value-type="float">
            <text:p>7 886 538 971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67" calcext:value-type="float">
            <text:p>367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66858" calcext:value-type="float">
            <text:p>166 858</text:p>
          </table:table-cell>
          <table:table-cell table:style-name="ce9" office:value-type="float" office:value="154794" calcext:value-type="float">
            <text:p>154 794</text:p>
          </table:table-cell>
          <table:table-cell table:style-name="ce9" office:value-type="float" office:value="5815559760" calcext:value-type="float">
            <text:p>5 815 559 760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849" calcext:value-type="float">
            <text:p>2 849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12266" calcext:value-type="float">
            <text:p>12 266</text:p>
          </table:table-cell>
          <table:table-cell table:style-name="ce9" office:value-type="float" office:value="11514" calcext:value-type="float">
            <text:p>11 514</text:p>
          </table:table-cell>
          <table:table-cell table:style-name="ce9" office:value-type="float" office:value="370929444" calcext:value-type="float">
            <text:p>370 929 444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986" calcext:value-type="float">
            <text:p>1 986</text:p>
          </table:table-cell>
          <table:table-cell table:style-name="ce9" office:value-type="float" office:value="890" calcext:value-type="float">
            <text:p>890</text:p>
          </table:table-cell>
          <table:table-cell table:style-name="ce9" office:value-type="float" office:value="39439" calcext:value-type="float">
            <text:p>39 439</text:p>
          </table:table-cell>
          <table:table-cell table:style-name="ce9" office:value-type="float" office:value="35564" calcext:value-type="float">
            <text:p>35 564</text:p>
          </table:table-cell>
          <table:table-cell table:style-name="ce9" office:value-type="float" office:value="1113555069" calcext:value-type="float">
            <text:p>1 113 555 069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902" calcext:value-type="float">
            <text:p>902</text:p>
          </table:table-cell>
          <table:table-cell table:style-name="ce9" office:value-type="float" office:value="652" calcext:value-type="float">
            <text:p>652</text:p>
          </table:table-cell>
          <table:table-cell table:style-name="ce9" office:value-type="float" office:value="81276" calcext:value-type="float">
            <text:p>81 276</text:p>
          </table:table-cell>
          <table:table-cell table:style-name="ce9" office:value-type="float" office:value="74013" calcext:value-type="float">
            <text:p>74 013</text:p>
          </table:table-cell>
          <table:table-cell table:style-name="ce9" office:value-type="float" office:value="2418688905" calcext:value-type="float">
            <text:p>2 418 688 905</text:p>
          </table:table-cell>
          <table:table-cell/>
        </table:table-row>
        <table:table-row table:style-name="ro2">
          <table:table-cell table:style-name="ce5" office:value-type="string" calcext:value-type="string">
            <text:p>Pays de la Loire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33361" calcext:value-type="float">
            <text:p>133 361</text:p>
          </table:table-cell>
          <table:table-cell table:style-name="ce9" office:value-type="float" office:value="123969" calcext:value-type="float">
            <text:p>123 969</text:p>
          </table:table-cell>
          <table:table-cell table:style-name="ce9" office:value-type="float" office:value="4011939796" calcext:value-type="float">
            <text:p>4 011 939 796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915" calcext:value-type="float">
            <text:p>915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3502" calcext:value-type="float">
            <text:p>3 502</text:p>
          </table:table-cell>
          <table:table-cell table:style-name="ce9" office:value-type="float" office:value="3642" calcext:value-type="float">
            <text:p>3 642</text:p>
          </table:table-cell>
          <table:table-cell table:style-name="ce9" office:value-type="float" office:value="142078460" calcext:value-type="float">
            <text:p>142 078 460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3496" calcext:value-type="float">
            <text:p>3 496</text:p>
          </table:table-cell>
          <table:table-cell table:style-name="ce9" office:value-type="float" office:value="3383" calcext:value-type="float">
            <text:p>3 383</text:p>
          </table:table-cell>
          <table:table-cell table:style-name="ce9" office:value-type="float" office:value="129705023" calcext:value-type="float">
            <text:p>129 705 023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351" calcext:value-type="float">
            <text:p>1 351</text:p>
          </table:table-cell>
          <table:table-cell table:style-name="ce9" office:value-type="float" office:value="1233" calcext:value-type="float">
            <text:p>1 233</text:p>
          </table:table-cell>
          <table:table-cell table:style-name="ce9" office:value-type="float" office:value="53671715" calcext:value-type="float">
            <text:p>53 671 71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1. Coopérativ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793" calcext:value-type="float">
            <text:p>6 793</text:p>
          </table:table-cell>
          <table:table-cell table:style-name="ce9" office:value-type="float" office:value="6623" calcext:value-type="float">
            <text:p>6 623</text:p>
          </table:table-cell>
          <table:table-cell table:style-name="ce9" office:value-type="float" office:value="321165260" calcext:value-type="float">
            <text:p>321 165 260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441" calcext:value-type="float">
            <text:p>441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565" calcext:value-type="float">
            <text:p>2 565</text:p>
          </table:table-cell>
          <table:table-cell table:style-name="ce9" office:value-type="float" office:value="2107" calcext:value-type="float">
            <text:p>2 107</text:p>
          </table:table-cell>
          <table:table-cell table:style-name="ce9" office:value-type="float" office:value="87987038" calcext:value-type="float">
            <text:p>87 987 03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328" calcext:value-type="float">
            <text:p>3 328</text:p>
          </table:table-cell>
          <table:table-cell table:style-name="ce9" office:value-type="float" office:value="2890" calcext:value-type="float">
            <text:p>2 890</text:p>
          </table:table-cell>
          <table:table-cell table:style-name="ce9" office:value-type="float" office:value="112574884" calcext:value-type="float">
            <text:p>112 574 884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2. Mutuelle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0855" calcext:value-type="float">
            <text:p>10 855</text:p>
          </table:table-cell>
          <table:table-cell table:style-name="ce9" office:value-type="float" office:value="9590" calcext:value-type="float">
            <text:p>9 590</text:p>
          </table:table-cell>
          <table:table-cell table:style-name="ce9" office:value-type="float" office:value="17948" calcext:value-type="float">
            <text:p>17 948</text:p>
          </table:table-cell>
          <table:table-cell table:style-name="ce9" office:value-type="float" office:value="18496" calcext:value-type="float">
            <text:p>18 496</text:p>
          </table:table-cell>
          <table:table-cell table:style-name="ce9" office:value-type="float" office:value="522717582" calcext:value-type="float">
            <text:p>522 717 58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422" calcext:value-type="float">
            <text:p>2 422</text:p>
          </table:table-cell>
          <table:table-cell table:style-name="ce9" office:value-type="float" office:value="1527" calcext:value-type="float">
            <text:p>1 527</text:p>
          </table:table-cell>
          <table:table-cell table:style-name="ce9" office:value-type="float" office:value="46804" calcext:value-type="float">
            <text:p>46 804</text:p>
          </table:table-cell>
          <table:table-cell table:style-name="ce9" office:value-type="float" office:value="39954" calcext:value-type="float">
            <text:p>39 954</text:p>
          </table:table-cell>
          <table:table-cell table:style-name="ce9" office:value-type="float" office:value="1179157806" calcext:value-type="float">
            <text:p>1 179 157 806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624" calcext:value-type="float">
            <text:p>624</text:p>
          </table:table-cell>
          <table:table-cell table:style-name="ce9" office:value-type="float" office:value="352" calcext:value-type="float">
            <text:p>352</text:p>
          </table:table-cell>
          <table:table-cell table:style-name="ce9" office:value-type="float" office:value="49709" calcext:value-type="float">
            <text:p>49 709</text:p>
          </table:table-cell>
          <table:table-cell table:style-name="ce9" office:value-type="float" office:value="42513" calcext:value-type="float">
            <text:p>42 513</text:p>
          </table:table-cell>
          <table:table-cell table:style-name="ce9" office:value-type="float" office:value="1186796179" calcext:value-type="float">
            <text:p>1 186 796 179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3. Association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4530" calcext:value-type="float">
            <text:p>14 530</text:p>
          </table:table-cell>
          <table:table-cell table:style-name="ce9" office:value-type="float" office:value="12027" calcext:value-type="float">
            <text:p>12 027</text:p>
          </table:table-cell>
          <table:table-cell table:style-name="ce9" office:value-type="float" office:value="383309398" calcext:value-type="float">
            <text:p>383 309 39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461" calcext:value-type="float">
            <text:p>461</text:p>
          </table:table-cell>
          <table:table-cell table:style-name="ce9" office:value-type="float" office:value="14663265" calcext:value-type="float">
            <text:p>14 663 26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00" calcext:value-type="float">
            <text:p>1 500</text:p>
          </table:table-cell>
          <table:table-cell table:style-name="ce9" office:value-type="float" office:value="1376" calcext:value-type="float">
            <text:p>1 376</text:p>
          </table:table-cell>
          <table:table-cell table:style-name="ce9" office:value-type="float" office:value="43258225" calcext:value-type="float">
            <text:p>43 258 22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4. Fondation</text:p>
          </table:table-cell>
          <table:table-cell table:style-name="ce5" office:value-type="string" calcext:value-type="string">
            <text:p>4 - Grandes entreprises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string" calcext:value-type="string">
            <text:p>s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153726" calcext:value-type="float">
            <text:p>153 726</text:p>
          </table:table-cell>
          <table:table-cell table:style-name="ce9" office:value-type="float" office:value="131609" calcext:value-type="float">
            <text:p>131 609</text:p>
          </table:table-cell>
          <table:table-cell table:style-name="ce9" office:value-type="float" office:value="332364" calcext:value-type="float">
            <text:p>332 364</text:p>
          </table:table-cell>
          <table:table-cell table:style-name="ce9" office:value-type="float" office:value="331289" calcext:value-type="float">
            <text:p>331 289</text:p>
          </table:table-cell>
          <table:table-cell table:style-name="ce9" office:value-type="float" office:value="9745948865" calcext:value-type="float">
            <text:p>9 745 948 865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18109" calcext:value-type="float">
            <text:p>18 109</text:p>
          </table:table-cell>
          <table:table-cell table:style-name="ce9" office:value-type="float" office:value="12454" calcext:value-type="float">
            <text:p>12 454</text:p>
          </table:table-cell>
          <table:table-cell table:style-name="ce9" office:value-type="float" office:value="323309" calcext:value-type="float">
            <text:p>323 309</text:p>
          </table:table-cell>
          <table:table-cell table:style-name="ce9" office:value-type="float" office:value="299627" calcext:value-type="float">
            <text:p>299 627</text:p>
          </table:table-cell>
          <table:table-cell table:style-name="ce9" office:value-type="float" office:value="10167451558" calcext:value-type="float">
            <text:p>10 167 451 55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2916" calcext:value-type="float">
            <text:p>2 916</text:p>
          </table:table-cell>
          <table:table-cell table:style-name="ce9" office:value-type="float" office:value="1590" calcext:value-type="float">
            <text:p>1 590</text:p>
          </table:table-cell>
          <table:table-cell table:style-name="ce9" office:value-type="float" office:value="254500" calcext:value-type="float">
            <text:p>254 500</text:p>
          </table:table-cell>
          <table:table-cell table:style-name="ce9" office:value-type="float" office:value="231838" calcext:value-type="float">
            <text:p>231 838</text:p>
          </table:table-cell>
          <table:table-cell table:style-name="ce9" office:value-type="float" office:value="8575809399" calcext:value-type="float">
            <text:p>8 575 809 399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rivé Hors ESS</text:p>
          </table:table-cell>
          <table:table-cell table:style-name="ce5" office:value-type="string" calcext:value-type="string">
            <text:p>4 - Grandes entreprises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50163" calcext:value-type="float">
            <text:p>150 163</text:p>
          </table:table-cell>
          <table:table-cell table:style-name="ce9" office:value-type="float" office:value="138103" calcext:value-type="float">
            <text:p>138 103</text:p>
          </table:table-cell>
          <table:table-cell table:style-name="ce9" office:value-type="float" office:value="6188050078" calcext:value-type="float">
            <text:p>6 188 050 078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1 - Micro entreprise</text:p>
          </table:table-cell>
          <table:table-cell table:style-name="ce9" office:value-type="float" office:value="3267" calcext:value-type="float">
            <text:p>3 267</text:p>
          </table:table-cell>
          <table:table-cell table:style-name="ce9" office:value-type="float" office:value="754" calcext:value-type="float">
            <text:p>754</text:p>
          </table:table-cell>
          <table:table-cell table:style-name="ce9" office:value-type="float" office:value="15068" calcext:value-type="float">
            <text:p>15 068</text:p>
          </table:table-cell>
          <table:table-cell table:style-name="ce9" office:value-type="float" office:value="14162" calcext:value-type="float">
            <text:p>14 162</text:p>
          </table:table-cell>
          <table:table-cell table:style-name="ce9" office:value-type="float" office:value="480906491" calcext:value-type="float">
            <text:p>480 906 491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2 - Petites entreprises</text:p>
          </table:table-cell>
          <table:table-cell table:style-name="ce9" office:value-type="float" office:value="2553" calcext:value-type="float">
            <text:p>2 553</text:p>
          </table:table-cell>
          <table:table-cell table:style-name="ce9" office:value-type="float" office:value="655" calcext:value-type="float">
            <text:p>655</text:p>
          </table:table-cell>
          <table:table-cell table:style-name="ce9" office:value-type="float" office:value="48480" calcext:value-type="float">
            <text:p>48 480</text:p>
          </table:table-cell>
          <table:table-cell table:style-name="ce9" office:value-type="float" office:value="44501" calcext:value-type="float">
            <text:p>44 501</text:p>
          </table:table-cell>
          <table:table-cell table:style-name="ce9" office:value-type="float" office:value="1498772152" calcext:value-type="float">
            <text:p>1 498 772 152</text:p>
          </table:table-cell>
          <table:table-cell/>
        </table:table-row>
        <table:table-row table:style-name="ro2">
          <table:table-cell table:style-name="ce5" office:value-type="string" calcext:value-type="string">
            <text:p>Provence-Alpes-Côte d'Azur</text:p>
          </table:table-cell>
          <table:table-cell table:style-name="ce5" office:value-type="string" calcext:value-type="string">
            <text:p>Hors ESS</text:p>
          </table:table-cell>
          <table:table-cell table:style-name="ce5" office:value-type="string" calcext:value-type="string">
            <text:p>Public</text:p>
          </table:table-cell>
          <table:table-cell table:style-name="ce5" office:value-type="string" calcext:value-type="string">
            <text:p>3 - Moyennes entreprises</text:p>
          </table:table-cell>
          <table:table-cell table:style-name="ce9" office:value-type="float" office:value="1181" calcext:value-type="float">
            <text:p>1 181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108194" calcext:value-type="float">
            <text:p>108 194</text:p>
          </table:table-cell>
          <table:table-cell table:style-name="ce9" office:value-type="float" office:value="100775" calcext:value-type="float">
            <text:p>100 775</text:p>
          </table:table-cell>
          <table:table-cell table:style-name="ce9" office:value-type="float" office:value="3443997273" calcext:value-type="float">
            <text:p>3 443 997 273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50103" calcext:value-type="float">
            <text:p>250 103</text:p>
          </table:table-cell>
          <table:table-cell table:style-name="ce10" office:value-type="float" office:value="236102" calcext:value-type="float">
            <text:p>236 102</text:p>
          </table:table-cell>
          <table:table-cell table:style-name="ce10" office:value-type="float" office:value="7885677504" calcext:value-type="float">
            <text:p>7 885 677 504</text:p>
          </table:table-cell>
          <table:table-cell/>
        </table:table-row>
        <table:table-row table:style-name="ro2" table:number-rows-repeated="104726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2:26:32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18T12:35:25.878000000</dc:date>
    <dc:creator>Régis Arthaut</dc:creator>
    <meta:editing-duration>PT8M3S</meta:editing-duration>
    <meta:editing-cycles>4</meta:editing-cycles>
    <meta:generator>LibreOffice/6.4.6.2$Windows_X86_64 LibreOffice_project/0ce51a4fd21bff07a5c061082cc82c5ed232f115</meta:generator>
    <meta:document-statistic meta:table-count="1" meta:cell-count="11750" meta:object-count="0"/>
  </office:meta>
</office:document-meta>
</file>